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Mono" svg:font-family="FreeMono" style:font-family-generic="modern" style:font-pitch="fixed"/>
    <style:font-face style:name="Liberation Sans" svg:font-family="'Liberation Sans'" style:font-family-generic="swiss" style:font-pitch="variable"/>
    <style:font-face style:name="AR PL UMing CN" svg:font-family="'AR PL UMing CN'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Nimbus Sans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61.63mm"/>
    </style:style>
    <style:style style:name="co3" style:family="table-column">
      <style:table-column-properties fo:break-before="auto" style:column-width="56.94mm"/>
    </style:style>
    <style:style style:name="co4" style:family="table-column">
      <style:table-column-properties fo:break-before="auto" style:column-width="34.64mm"/>
    </style:style>
    <style:style style:name="co5" style:family="table-column">
      <style:table-column-properties fo:break-before="auto" style:column-width="31.66mm"/>
    </style:style>
    <style:style style:name="co6" style:family="table-column">
      <style:table-column-properties fo:break-before="auto" style:column-width="4.96mm"/>
    </style:style>
    <style:style style:name="co7" style:family="table-column">
      <style:table-column-properties fo:break-before="auto" style:column-width="15.73mm"/>
    </style:style>
    <style:style style:name="co8" style:family="table-column">
      <style:table-column-properties fo:break-before="auto" style:column-width="24.45mm"/>
    </style:style>
    <style:style style:name="co9" style:family="table-column">
      <style:table-column-properties fo:break-before="auto" style:column-width="15.15mm"/>
    </style:style>
    <style:style style:name="co10" style:family="table-column">
      <style:table-column-properties fo:break-before="auto" style:column-width="21.04mm"/>
    </style:style>
    <style:style style:name="co11" style:family="table-column">
      <style:table-column-properties fo:break-before="auto" style:column-width="6.79mm"/>
    </style:style>
    <style:style style:name="co12" style:family="table-column">
      <style:table-column-properties fo:break-before="auto" style:column-width="14.23mm"/>
    </style:style>
    <style:style style:name="co13" style:family="table-column">
      <style:table-column-properties fo:break-before="auto" style:column-width="17.64mm"/>
    </style:style>
    <style:style style:name="co14" style:family="table-column">
      <style:table-column-properties fo:break-before="auto" style:column-width="6.35mm"/>
    </style:style>
    <style:style style:name="co15" style:family="table-column">
      <style:table-column-properties fo:break-before="auto" style:column-width="83.2mm"/>
    </style:style>
    <style:style style:name="co16" style:family="table-column">
      <style:table-column-properties fo:break-before="auto" style:column-width="8.47mm"/>
    </style:style>
    <style:style style:name="co17" style:family="table-column">
      <style:table-column-properties fo:break-before="auto" style:column-width="58.67mm"/>
    </style:style>
    <style:style style:name="co18" style:family="table-column">
      <style:table-column-properties fo:break-before="auto" style:column-width="3.19mm"/>
    </style:style>
    <style:style style:name="co19" style:family="table-column">
      <style:table-column-properties fo:break-before="auto" style:column-width="33.9mm"/>
    </style:style>
    <style:style style:name="co20" style:family="table-column">
      <style:table-column-properties fo:break-before="auto" style:column-width="18.7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5mm" fo:break-before="auto" style:use-optimal-row-height="true"/>
    </style:style>
    <style:style style:name="ro3" style:family="table-row">
      <style:table-row-properties style:row-height="12.42mm" fo:break-before="auto" style:use-optimal-row-height="true"/>
    </style:style>
    <style:style style:name="ro4" style:family="table-row">
      <style:table-row-properties style:row-height="4.52mm" fo:break-before="auto" style:use-optimal-row-height="false"/>
    </style:style>
    <style:style style:name="ro5" style:family="table-row">
      <style:table-row-properties style:row-height="4.99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3" style:family="table-cell" style:parent-style-name="Default">
      <style:text-properties style:font-name="FreeMono"/>
    </style:style>
    <style:style style:name="ce4" style:family="table-cell" style:parent-style-name="Default">
      <style:table-cell-properties fo:background-color="#dddddd"/>
      <style:text-properties style:font-name="FreeMono"/>
    </style:style>
    <style:style style:name="ce32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FreeMono" fo:font-size="5pt" fo:font-weight="bold" style:font-size-asian="5pt" style:font-weight-asian="bold" style:font-size-complex="5pt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FreeMono" fo:font-size="6pt" fo:font-weight="bold" style:font-size-asian="6pt" style:font-weight-asian="bold" style:font-size-complex="6pt" style:font-weight-complex="bold"/>
    </style:style>
    <style:style style:name="ce35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FreeMono" fo:font-size="5pt" fo:font-weight="bold" style:font-size-asian="5pt" style:font-weight-asian="bold" style:font-size-complex="5pt" style:font-weight-complex="bold"/>
    </style:style>
    <style:style style:name="ce36" style:family="table-cell" style:parent-style-name="Default">
      <style:table-cell-properties style:vertical-align="middle"/>
      <style:text-properties style:font-name="FreeMono" fo:font-size="5pt" fo:font-weight="bold" style:font-size-asian="5pt" style:font-weight-asian="bold" style:font-size-complex="5pt" style:font-weight-complex="bold"/>
    </style:style>
    <style:style style:name="ce10" style:family="table-cell" style:parent-style-name="Default">
      <style:table-cell-properties style:vertical-align="middle"/>
      <style:text-properties style:font-name="FreeMono" fo:font-size="6pt" fo:font-weight="bold" style:font-size-asian="6pt" style:font-weight-asian="bold" style:font-size-complex="6pt" style:font-weight-complex="bold"/>
    </style:style>
    <style:style style:name="ce38" style:family="table-cell" style:parent-style-name="Default">
      <style:table-cell-properties fo:border-bottom="0.06pt solid #000000" fo:border-left="none" fo:border-right="none" fo:border-top="0.06pt solid #000000" style:vertical-align="middle"/>
      <style:text-properties style:font-name="FreeMono" fo:font-size="5pt" fo:font-weight="bold" style:font-size-asian="5pt" style:font-weight-asian="bold" style:font-size-complex="5pt" style:font-weight-complex="bold"/>
    </style:style>
    <style:style style:name="ce40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start" fo:margin-left="0mm"/>
      <style:text-properties style:font-name="FreeMono" fo:font-size="5pt" fo:font-weight="bold" style:font-size-asian="5pt" style:font-weight-asian="bold" style:font-size-complex="5pt" style:font-weight-complex="bold"/>
    </style:style>
    <style:style style:name="ce4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FreeMono" fo:font-size="5pt" fo:font-weight="bold" style:font-size-asian="5pt" style:font-weight-asian="bold" style:font-size-complex="5pt" style:font-weight-complex="bold"/>
    </style:style>
    <style:style style:name="ce42" style:family="table-cell" style:parent-style-name="Default" style:data-style-name="N3">
      <style:table-cell-properties style:text-align-source="fix" style:repeat-content="false" style:vertical-align="middle"/>
      <style:paragraph-properties fo:text-align="center" fo:margin-left="0mm"/>
      <style:text-properties style:font-name="FreeMono" fo:font-size="5pt" fo:font-weight="bold" style:font-size-asian="5pt" style:font-weight-asian="bold" style:font-size-complex="5pt" style:font-weight-complex="bold"/>
    </style:style>
    <style:style style:name="ce43" style:family="table-cell" style:parent-style-name="Default" style:data-style-name="N3">
      <style:table-cell-properties style:text-align-source="fix" style:repeat-content="false" style:vertical-align="middle"/>
      <style:paragraph-properties fo:text-align="center" fo:margin-left="0mm"/>
      <style:text-properties style:font-name="FreeMono" fo:font-size="6pt" fo:font-weight="bold" style:font-size-asian="6pt" style:font-weight-asian="bold" style:font-size-complex="6pt" style:font-weight-complex="bold"/>
    </style:style>
    <style:style style:name="ce44" style:family="table-cell" style:parent-style-name="Default" style:data-style-name="N3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end" fo:margin-left="0mm"/>
      <style:text-properties style:font-name="FreeMono" fo:font-size="5pt" fo:font-weight="bold" style:font-size-asian="5pt" style:font-weight-asian="bold" style:font-size-complex="5pt" style:font-weight-complex="bold"/>
    </style:style>
    <style:style style:name="ce45" style:family="table-cell" style:parent-style-name="Default" style:data-style-name="N3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end" fo:margin-left="0mm"/>
      <style:text-properties style:font-name="FreeMono" fo:font-size="5pt" fo:font-weight="bold" style:font-size-asian="5pt" style:font-weight-asian="bold" style:font-size-complex="5pt" style:font-weight-complex="bold"/>
    </style:style>
    <style:style style:name="ce46" style:family="table-cell" style:parent-style-name="Default" style:data-style-name="N3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FreeMono" fo:font-size="5pt" fo:font-weight="bold" style:font-size-asian="5pt" style:font-weight-asian="bold" style:font-size-complex="5pt" style:font-weight-complex="bold"/>
    </style:style>
    <style:style style:name="ce47" style:family="table-cell" style:parent-style-name="Default" style:data-style-name="N100"/>
    <style:style style:name="ce29" style:family="table-cell" style:parent-style-name="Default" style:data-style-name="N100">
      <style:table-cell-properties fo:background-color="transparent"/>
      <style:text-properties style:use-window-font-color="true"/>
    </style:style>
    <style:style style:name="ce30" style:family="table-cell" style:parent-style-name="Default" style:data-style-name="N100">
      <style:table-cell-properties fo:background-color="#dddddd"/>
      <style:text-properties style:use-window-font-color="true" fo:font-weight="normal" style:font-weight-asian="normal" style:font-weight-complex="normal"/>
    </style:style>
    <style:style style:name="ce31" style:family="table-cell" style:parent-style-name="Default" style:data-style-name="N100">
      <style:table-cell-properties fo:background-color="transparent"/>
      <style:text-properties style:use-window-font-color="true" fo:font-weight="normal" style:font-weight-asian="normal" style:font-weight-complex="normal"/>
    </style:style>
    <style:style style:name="ce70" style:family="table-cell" style:parent-style-name="Default" style:data-style-name="N100">
      <style:table-cell-properties fo:background-color="transparent"/>
      <style:text-properties fo:color="#006600"/>
    </style:style>
    <style:style style:name="ce69" style:family="table-cell" style:parent-style-name="Default" style:data-style-name="N100">
      <style:table-cell-properties fo:border-bottom="none" fo:background-color="#ffff00" fo:border-left="0.06pt solid #000000" fo:border-right="none" fo:border-top="none"/>
      <style:text-properties style:use-window-font-color="true"/>
    </style:style>
    <style:style style:name="ce77" style:family="table-cell" style:parent-style-name="Default" style:data-style-name="N100">
      <style:table-cell-properties fo:background-color="#dddddd"/>
      <style:text-properties fo:color="#006600"/>
    </style:style>
    <style:style style:name="ce63" style:family="table-cell" style:parent-style-name="Default" style:data-style-name="N100">
      <style:table-cell-properties fo:background-color="#dddddd"/>
    </style:style>
    <style:style style:name="ce79" style:family="table-cell" style:parent-style-name="Default" style:data-style-name="N100">
      <style:text-properties fo:color="#006600"/>
    </style:style>
    <style:style style:name="ce52" style:family="table-cell" style:parent-style-name="Default" style:data-style-name="N100">
      <style:table-cell-properties fo:border-bottom="none" fo:background-color="transparent" fo:border-left="0.06pt solid #000000" fo:border-right="none" fo:border-top="none"/>
      <style:text-properties style:use-window-font-color="true"/>
    </style:style>
    <style:style style:name="ce81" style:family="table-cell" style:parent-style-name="Default" style:data-style-name="N100">
      <style:table-cell-properties fo:border-bottom="none" fo:background-color="#dddddd" fo:border-left="0.06pt solid #000000" fo:border-right="none" fo:border-top="none"/>
      <style:text-properties style:use-window-font-color="true" fo:font-weight="normal" style:font-weight-asian="normal" style:font-weight-complex="normal"/>
    </style:style>
    <style:style style:name="ce82" style:family="table-cell" style:parent-style-name="Default" style:data-style-name="N100">
      <style:table-cell-properties fo:border-bottom="none" fo:background-color="transparent" fo:border-left="0.06pt solid #000000" fo:border-right="none" fo:border-top="none"/>
      <style:text-properties style:use-window-font-color="true" fo:font-weight="normal" style:font-weight-asian="normal" style:font-weight-complex="normal"/>
    </style:style>
    <style:style style:name="ce83" style:family="table-cell" style:parent-style-name="Default" style:data-style-name="N100">
      <style:table-cell-properties fo:border-bottom="none" fo:background-color="transparent" fo:border-left="0.06pt solid #000000" fo:border-right="none" fo:border-top="none"/>
      <style:text-properties fo:color="#ce181e" fo:font-weight="normal" style:font-weight-asian="normal" style:font-weight-complex="normal"/>
    </style:style>
    <style:style style:name="ce84" style:family="table-cell" style:parent-style-name="Default" style:data-style-name="N100">
      <style:table-cell-properties fo:border-bottom="none" fo:background-color="transparent" fo:border-left="0.06pt solid #000000" fo:border-right="none" fo:border-top="none"/>
      <style:text-properties fo:color="#ff3333" fo:font-weight="normal" style:font-weight-asian="normal" style:font-weight-complex="normal"/>
    </style:style>
    <style:style style:name="ce54" style:family="table-cell" style:parent-style-name="Default" style:data-style-name="N100">
      <style:table-cell-properties fo:border-bottom="none" fo:border-left="0.06pt solid #000000" fo:border-right="none" fo:border-top="none"/>
    </style:style>
    <style:style style:name="ce58" style:family="table-cell" style:parent-style-name="Default" style:data-style-name="N100">
      <style:table-cell-properties fo:border-bottom="none" fo:background-color="#dddddd" fo:border-left="0.06pt solid #000000" fo:border-right="none" fo:border-top="none"/>
    </style:style>
    <style:style style:name="ce87" style:family="table-cell" style:parent-style-name="Default" style:data-style-name="N100">
      <style:table-cell-properties fo:background-color="transparent"/>
      <style:text-properties fo:color="#ce181e" fo:font-weight="normal" style:font-weight-asian="normal" style:font-weight-complex="normal"/>
    </style:style>
    <style:style style:name="ce88" style:family="table-cell" style:parent-style-name="Default" style:data-style-name="N100">
      <style:table-cell-properties fo:background-color="transparent"/>
      <style:text-properties fo:color="#ff3333" fo:font-weight="normal" style:font-weight-asian="normal" style:font-weight-complex="normal"/>
    </style:style>
    <style:style style:name="ce48" style:family="table-cell" style:parent-style-name="Default" style:data-style-name="N100">
      <style:table-cell-properties fo:background-color="transparent" fo:border="none"/>
      <style:text-properties style:use-window-font-color="true"/>
    </style:style>
    <style:style style:name="ce49" style:family="table-cell" style:parent-style-name="Default" style:data-style-name="N100">
      <style:table-cell-properties fo:background-color="#dddddd" fo:border="none"/>
      <style:text-properties style:use-window-font-color="true" fo:font-weight="normal" style:font-weight-asian="normal" style:font-weight-complex="normal"/>
    </style:style>
    <style:style style:name="ce91" style:family="table-cell" style:parent-style-name="Default" style:data-style-name="N100">
      <style:table-cell-properties fo:border-bottom="none" fo:background-color="transparent" fo:border-left="0.06pt solid #000000" fo:border-right="none" fo:border-top="none"/>
      <style:text-properties style:use-window-font-color="true" fo:font-weight="bold" style:font-weight-asian="bold" style:font-weight-complex="bold"/>
    </style:style>
    <style:style style:name="ce62" style:family="table-cell" style:parent-style-name="Default" style:data-style-name="N100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93" style:family="table-cell" style:parent-style-name="Default" style:data-style-name="N100">
      <style:table-cell-properties fo:border-bottom="none" fo:background-color="#dddddd" fo:border-left="0.06pt solid #000000" fo:border-right="none" fo:border-top="none"/>
      <style:text-properties fo:font-weight="bold" style:font-weight-asian="bold" style:font-weight-complex="bold"/>
    </style:style>
    <style:style style:name="ce94" style:family="table-cell" style:parent-style-name="Default" style:data-style-name="N100">
      <style:table-cell-properties fo:background-color="transparent"/>
      <style:text-properties style:use-window-font-color="true" fo:font-weight="bold" style:font-weight-asian="bold" style:font-weight-complex="bold"/>
    </style:style>
    <style:style style:name="ce95" style:family="table-cell" style:parent-style-name="Default" style:data-style-name="N100">
      <style:table-cell-properties fo:background-color="transparent"/>
      <style:text-properties fo:color="#0000ff" fo:font-weight="normal" style:font-weight-asian="normal" style:font-weight-complex="normal"/>
    </style:style>
    <style:style style:name="ce96" style:family="table-cell" style:parent-style-name="Default" style:data-style-name="N100">
      <style:text-properties fo:font-weight="bold" style:font-weight-asian="bold" style:font-weight-complex="bold"/>
    </style:style>
    <style:style style:name="ce39" style:family="table-cell" style:parent-style-name="Default" style:data-style-name="N100">
      <style:text-properties fo:color="#ff3333"/>
    </style:style>
    <style:style style:name="ce98" style:family="table-cell" style:parent-style-name="Default" style:data-style-name="N100">
      <style:table-cell-properties fo:background-color="transparent"/>
      <style:text-properties fo:color="#ce181e" fo:font-weight="bold" style:font-weight-asian="bold" style:font-weight-complex="bold"/>
    </style:style>
    <style:style style:name="ce99" style:family="table-cell" style:parent-style-name="Default" style:data-style-name="N100">
      <style:table-cell-properties fo:background-color="transparent"/>
      <style:text-properties fo:color="#ff3333" fo:font-weight="bold" style:font-weight-asian="bold" style:font-weight-complex="bold"/>
    </style:style>
    <style:style style:name="ce50" style:family="table-cell" style:parent-style-name="Default" style:data-style-name="N100">
      <style:table-cell-properties fo:background-color="transparent" fo:border="none"/>
      <style:text-properties style:use-window-font-color="true" fo:font-weight="normal" style:font-weight-asian="normal" style:font-weight-complex="normal"/>
    </style:style>
    <style:style style:name="ce71" style:family="table-cell" style:parent-style-name="Default" style:data-style-name="N100">
      <style:table-cell-properties fo:background-color="#ffff00"/>
      <style:text-properties style:use-window-font-color="true"/>
    </style:style>
  </office:automatic-styles>
  <office:body>
    <office:spreadsheet>
      <table:calculation-settings table:use-regular-expressions="false" table:use-wildcards="true"/>
      <table:table table:name="." table:style-name="ta1">
        <table:table-column table:style-name="co1" table:number-columns-repeated="1024" table:default-cell-style-name="ce3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DCard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To be on safe side erase the first part of your SD Card (also clears the partition table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udo dd if=/dev/zero of=/dev/sde bs=512 count=204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If you wish to keep the partition tabl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udo dd if=/dev/zero of=/dev/sde bs=512 count=2046 seek=2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4"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d /dvl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it clone --depth=1 git://git.denx.de/u-boot-sunxi.gi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it checkout v2017.1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p /dvl/u-boot/configs/q8_a33_tablet_1024x600_defconfig /tks/dox/mb734_u/mb734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n -s /tks/dox/mb734_u/mb734_defconfig /dvl/u-boot/configs/mb734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p /dvl/u-boot/arch/arm/dts/sun8i-a33-q8-tablet.dts /tks/dox/mb734_u/sun8i-a33-mb734.dt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rm /dvl/u-boot/arch/arm/dts/sun8i-a33-q8-tablet.dt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n -s /tks/dox/mb734_u/sun8i-a33-mb734.dts /dvl/u-boot/arch/arm/dts/sun8i-a33-q8-tablet.dts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-- edit /tks/dox/mb734_u/mb734_defconfig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 edit /tks/dox/mb734_u/sun8i-a33-mb734.dt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d /dvl/u-boo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ake -j 8 CROSS_COMPILE=arm-unknown-linux-gnueabihf- <text:s text:c="18"/>distclea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ake -j 8 CROSS_COMPILE=arm-unknown-linux-gnueabihf- O=/dvl/u-boot_out distclea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ake -j 8 CROSS_COMPILE=arm-unknown-linux-gnueabihf- O=/dvl/u-boot_out mb734_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ake -j 8 CROSS_COMPILE=arm-unknown-linux-gnueabihf- O=/dvl/u-boot_out menu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ake -j 8 CROSS_COMPILE=arm-unknown-linux-gnueabihf- O=/dvl/u-boot_out all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udo dd of=/dev/sde if=/dvl/u-boot_out/spl/sunxi-spl.bin bs=512 seek=16 conv=sync status=progress ; sync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udo dd of=/dev/sde if=/dvl/u-boot_out/u-boot.img <text:s text:c="7"/>bs=512 seek=80 conv=sync status=progress ; sync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4"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d /dvl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it clone --depth=1 git://git.kernel.org/pub/scm/linux/kernel/git/sunxi/linux.gi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d /dvl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it clone --depth=1 git://git.kernel.org/pub/scm/linux/kernel/git/stable/linux-stable.gi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p /dvl/linux-stable/arch/arm/configs/sunxi_defconfig /tks/dox/mb734/mb734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n -s /tks/dox/mb734/mb734_defconfig /dvl/linux-stable/arch/arm/configs/mb734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n -s /tks/dox/mb734_u/sun8i-a33-mb734.dts /dvl/linux-stable/arch/arm/boot/dts/sun8i-a33-mb734.dts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-- edit /tks/dox/mb734/mb734_defconfig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d /dvl/linux-stabl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ake -j 8 ARCH=arm CROSS_COMPILE=arm-unknown-linux-gnueabihf- <text:s text:c="24"/>mrprope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ake -j 8 ARCH=arm CROSS_COMPILE=arm-unknown-linux-gnueabihf- <text:s text:c="24"/>distclea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ake -j 8 ARCH=arm CROSS_COMPILE=arm-unknown-linux-gnueabihf- O=/dvl/linux-stable_out mrprope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ake -j 8 ARCH=arm CROSS_COMPILE=arm-unknown-linux-gnueabihf- O=/dvl/linux-stable_out distclea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ake -j 8 ARCH=arm CROSS_COMPILE=arm-unknown-linux-gnueabihf- O=/dvl/linux-stable_out mb734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ake -j 8 ARCH=arm CROSS_COMPILE=arm-unknown-linux-gnueabihf- O=/dvl/linux-stable_out htmldoc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ake -j 8 ARCH=arm CROSS_COMPILE=arm-unknown-linux-gnueabihf- O=/dvl/linux-stable_out menu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ake -j 8 ARCH=arm CROSS_COMPILE=arm-unknown-linux-gnueabihf- O=/dvl/linux-stable_out zImag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ake -j 8 ARCH=arm CROSS_COMPILE=arm-unknown-linux-gnueabihf- O=/dvl/linux-stable_out module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ake -j 8 ARCH=arm CROSS_COMPILE=arm-unknown-linux-gnueabihf- O=/dvl/linux-stable_out sun8i-a33-mb734.dtb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udo dd of=/dev/sde if=/tks/linux-stable_out/arch/arm/boot/zImage <text:s text:c="17"/>bs=512 seek=2048 <text:s/>conv=sync status=progress ; sync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udo dd of=/dev/sde if=/tks/linux-stable_out/arch/arm/boot/dts/sun8i-a33-mb734.dtb bs=512 seek=18432 conv=sync status=progress ; sync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4"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mmc read ${kernel_addr_r} 800 <text:s/>3A0D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mc read ${fdt_addr_r} <text:s text:c="3"/>4800 2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ootz ${kernel_addr_r} - ${fdt_addr_r}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4"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Default" table:number-columns-repeated="5"/>
          <table:table-cell table:number-columns-repeated="1018"/>
        </table:table-row>
        <table:table-row table:style-name="ro1" table:number-rows-repeated="104850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oolchain" table:style-name="ta1">
        <table:table-column table:style-name="co2" table:default-cell-style-name="ce3"/>
        <table:table-column table:style-name="co1" table:default-cell-style-name="ce3"/>
        <table:table-column table:style-name="co3" table:default-cell-style-name="ce3"/>
        <table:table-column table:style-name="co1" table:default-cell-style-name="ce3"/>
        <table:table-column table:style-name="co4" table:default-cell-style-name="ce3"/>
        <table:table-column table:style-name="co1" table:number-columns-repeated="1019" table:default-cell-style-name="ce3"/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T_ARCH_ARM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T_ARCH_ARM_MODE_ARM</text:p>
          </table:table-cell>
          <table:table-cell table:number-columns-repeated="2"/>
          <table:table-cell table:style-name="Default"/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CT_ARCH_ARM_MODE_THUMB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rchitecture level</text:p>
          </table:table-cell>
          <table:table-cell/>
          <table:table-cell office:value-type="string" calcext:value-type="string">
            <text:p>CT_ARCH_ARCH</text:p>
          </table:table-cell>
          <table:table-cell/>
          <table:table-cell office:value-type="string" calcext:value-type="string">
            <text:p>--with-arch</text:p>
          </table:table-cell>
          <table:table-cell/>
          <table:table-cell office:value-type="string" calcext:value-type="string">
            <text:p>-marc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mit assembly for CPU</text:p>
          </table:table-cell>
          <table:table-cell/>
          <table:table-cell office:value-type="string" calcext:value-type="string">
            <text:p>CT_ARCH_CPU</text:p>
          </table:table-cell>
          <table:table-cell/>
          <table:table-cell office:value-type="string" calcext:value-type="string">
            <text:p>--with-cpu</text:p>
          </table:table-cell>
          <table:table-cell/>
          <table:table-cell office:value-type="string" calcext:value-type="string">
            <text:p>-mcpu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une for CPU</text:p>
          </table:table-cell>
          <table:table-cell/>
          <table:table-cell office:value-type="string" calcext:value-type="string">
            <text:p>CT_ARCH_TUNE</text:p>
          </table:table-cell>
          <table:table-cell/>
          <table:table-cell office:value-type="string" calcext:value-type="string">
            <text:p>--with-tune</text:p>
          </table:table-cell>
          <table:table-cell/>
          <table:table-cell office:value-type="string" calcext:value-type="string">
            <text:p>-mtun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se specific FPU</text:p>
          </table:table-cell>
          <table:table-cell/>
          <table:table-cell office:value-type="string" calcext:value-type="string">
            <text:p>CT_ARCH_FPU</text:p>
          </table:table-cell>
          <table:table-cell/>
          <table:table-cell office:value-type="string" calcext:value-type="string">
            <text:p>--with-fpu</text:p>
          </table:table-cell>
          <table:table-cell/>
          <table:table-cell office:value-type="string" calcext:value-type="string">
            <text:p>-mfpu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T_ARCH_FLOAT_HW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~/x-tools/arm-unknown-linux-gnueabihf/bin $ ./arm-unknown-linux-gnueabihf-gcc -v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Using built-in specs.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LLECT_GCC=./arm-unknown-linux-gnueabihf-gcc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LLECT_LTO_WRAPPER=/home/erdal/x-tools/arm-unknown-linux-gnueabihf/libexec/gcc/arm-unknown-linux-gnueabihf/8.1.0/lto-wrappe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arget: arm-unknown-linux-gnueabihf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ured with: /dvl/crosstool-ng/.build/arm-unknown-linux-gnueabihf/src/gcc/configure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--build=x86_64-build_pc-linux-gnu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host=x86_64-build_pc-linux-gnu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target=arm-unknown-linux-gnueabihf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prefix=/home/erdal/x-tools/arm-unknown-linux-gnueabihf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with-sysroot=/home/erdal/x-tools/arm-unknown-linux-gnueabihf/arm-unknown-linux-gnueabihf/sysroot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enable-languages=c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with-arch=armv7-a+neon-vfpv4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with-tune=cortex-a7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with-fpu=neon-vfpv4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with-float=hard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with-pkgversion='crosstool-NG 1.23.0.418-d590'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enable-__cxa_atexit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disable-libmudflap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disable-libgomp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disable-libssp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disable-libquadmath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disable-libquadmath-support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disable-libsanitizer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disable-libmpx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with-gmp=/dvl/crosstool-ng/.build/arm-unknown-linux-gnueabihf/buildtools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with-mpfr=/dvl/crosstool-ng/.build/arm-unknown-linux-gnueabihf/buildtools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with-mpc=/dvl/crosstool-ng/.build/arm-unknown-linux-gnueabihf/buildtools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with-isl=/dvl/crosstool-ng/.build/arm-unknown-linux-gnueabihf/buildtools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enable-lto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with-host-libstdcxx='-static-libgcc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Wl,-Bstatic,-lstdc++,-Bdynamic -lm'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enable-threads=posix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enable-target-optspace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disable-plugin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disable-nls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disable-multilib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with-local-prefix=/home/erdal/x-tools/arm-unknown-linux-gnueabihf/arm-unknown-linux-gnueabihf/sysroot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enable-long-long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hread model: posix</text:p>
          </table:table-cell>
          <table:table-cell table:style-name="Default"/>
          <table:table-cell table:number-columns-repeated="1021"/>
        </table:table-row>
        <table:table-row table:style-name="ro1">
          <table:table-cell/>
          <table:table-cell office:value-type="string" calcext:value-type="string">
            <text:p>gcc version 8.1.0 (crosstool-NG 1.23.0.418-d590) </text:p>
          </table:table-cell>
          <table:table-cell table:number-columns-repeated="1022"/>
        </table:table-row>
        <table:table-row table:style-name="ro1" table:number-rows-repeated="104851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llwinner_SoCs" table:style-name="ta1">
        <table:table-column table:style-name="co1" table:number-columns-repeated="5" table:default-cell-style-name="Default"/>
        <table:table-column table:style-name="co5" table:default-cell-style-name="Default"/>
        <table:table-column table:style-name="co1" table:number-columns-repeated="5" table:default-cell-style-name="Default"/>
        <table:table-row table:style-name="ro1">
          <table:table-cell/>
          <table:table-cell office:value-type="string" calcext:value-type="string">
            <text:p>A10</text:p>
          </table:table-cell>
          <table:table-cell office:value-type="string" calcext:value-type="string">
            <text:p>A10s</text:p>
          </table:table-cell>
          <table:table-cell office:value-type="string" calcext:value-type="string">
            <text:p>A13</text:p>
          </table:table-cell>
          <table:table-cell office:value-type="string" calcext:value-type="string">
            <text:p>A20</text:p>
          </table:table-cell>
          <table:table-cell office:value-type="string" calcext:value-type="string">
            <text:p>A23</text:p>
          </table:table-cell>
          <table:table-cell office:value-type="string" calcext:value-type="string">
            <text:p>A31</text:p>
          </table:table-cell>
          <table:table-cell office:value-type="string" calcext:value-type="string">
            <text:p>A31s</text:p>
          </table:table-cell>
          <table:table-cell office:value-type="string" calcext:value-type="string">
            <text:p>A33</text:p>
          </table:table-cell>
          <table:table-cell office:value-type="string" calcext:value-type="string">
            <text:p>A64</text:p>
          </table:table-cell>
          <table:table-cell office:value-type="string" calcext:value-type="string">
            <text:p>A83T</text:p>
          </table:table-cell>
        </table:table-row>
        <table:table-row table:style-name="ro1">
          <table:table-cell office:value-type="string" calcext:value-type="string">
            <text:p>Generation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CPU</text:p>
          </table:table-cell>
          <table:table-cell table:number-columns-repeated="3"/>
          <table:table-cell office:value-type="string" calcext:value-type="string">
            <text:p>Dual-Core</text:p>
            <text:p>Cortex-A7</text:p>
          </table:table-cell>
          <table:table-cell office:value-type="string" calcext:value-type="string">
            <text:p>Dual-Core</text:p>
            <text:p>Cortex-A7</text:p>
          </table:table-cell>
          <table:table-cell table:number-columns-repeated="2"/>
          <table:table-cell office:value-type="string" calcext:value-type="string">
            <text:p>Quad-Core</text:p>
            <text:p>Cortex-A7</text:p>
          </table:table-cell>
          <table:table-cell office:value-type="string" calcext:value-type="string">
            <text:p>Quad-Core</text:p>
            <text:p>Cortex-A53</text:p>
          </table:table-cell>
          <table:table-cell office:value-type="string" calcext:value-type="string">
            <text:p>Octa-Core</text:p>
            <text:p>Cortex-A7</text:p>
          </table:table-cell>
        </table:table-row>
        <table:table-row table:style-name="ro1">
          <table:table-cell office:value-type="string" calcext:value-type="string">
            <text:p>max. freq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xtension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emory</text:p>
          </table:table-cell>
          <table:table-cell table:number-columns-repeated="3"/>
          <table:table-cell table:style-name="ce32" office:value-type="string" calcext:value-type="string">
            <text:p>1 GB</text:p>
          </table:table-cell>
          <table:table-cell table:number-columns-repeated="3"/>
          <table:table-cell table:style-name="ce32" office:value-type="string" calcext:value-type="string">
            <text:p>1 GB</text:p>
          </table:table-cell>
          <table:table-cell office:value-type="string" calcext:value-type="string">
            <text:p>1 GB</text:p>
          </table:table-cell>
          <table:table-cell office:value-type="string" calcext:value-type="string">
            <text:p>2 GB</text:p>
          </table:table-cell>
        </table:table-row>
        <table:table-row table:style-name="ro3">
          <table:table-cell table:number-columns-repeated="4"/>
          <table:table-cell table:style-name="ce32" office:value-type="string" calcext:value-type="string">
            <text:p>DDR2</text:p>
            <text:p>DDR3</text:p>
            <text:p>DDR3L</text:p>
          </table:table-cell>
          <table:table-cell table:number-columns-repeated="3"/>
          <table:table-cell table:style-name="ce32" office:value-type="string" calcext:value-type="string">
            <text:p>DDR3</text:p>
            <text:p>DDR3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PU</text:p>
          </table:table-cell>
          <table:table-cell table:number-columns-repeated="4"/>
          <table:table-cell office:value-type="string" calcext:value-type="string">
            <text:p>Mali400MP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x. freq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APIs</text:p>
          </table:table-cell>
          <table:table-cell table:number-columns-repeated="4"/>
          <table:table-cell office:value-type="string" calcext:value-type="string">
            <text:p>OpenGL ES 2.0</text:p>
            <text:p>OpenVG 1.1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Video interfaces</text:p>
          </table:table-cell>
          <table:table-cell table:number-columns-repeated="4"/>
          <table:table-cell office:value-type="string" calcext:value-type="string">
            <text:p>CPU/RGB/LVDS</text:p>
            <text:p>MIPI DSI V1.01</text:p>
            <text:p>MIPI D-PHI V1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solution</text:p>
          </table:table-cell>
          <table:table-cell table:number-columns-repeated="4"/>
          <table:table-cell office:value-type="string" calcext:value-type="string">
            <text:p>1280x8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dio interface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torag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ackag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ithography</text:p>
          </table:table-cell>
          <table:table-cell table:number-columns-repeated="10"/>
        </table:table-row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office:value-type="string" calcext:value-type="string">
            <text:p>H2</text:p>
          </table:table-cell>
          <table:table-cell office:value-type="string" calcext:value-type="string">
            <text:p>H3</text:p>
          </table:table-cell>
          <table:table-cell office:value-type="string" calcext:value-type="string">
            <text:p>H5</text:p>
          </table:table-cell>
          <table:table-cell office:value-type="string" calcext:value-type="string">
            <text:p>H8</text:p>
          </table:table-cell>
          <table:table-cell office:value-type="string" calcext:value-type="string">
            <text:p>H8vr</text:p>
          </table:table-cell>
          <table:table-cell table:number-columns-repeated="5"/>
        </table:table-row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office:value-type="string" calcext:value-type="string">
            <text:p>B188</text:p>
          </table:table-cell>
          <table:table-cell office:value-type="string" calcext:value-type="string">
            <text:p>B288</text:p>
          </table:table-cell>
          <table:table-cell table:number-columns-repeated="8"/>
        </table:table-row>
        <table:table-row table:style-name="ro1" table:number-rows-repeated="3">
          <table:table-cell table:number-columns-repeated="11"/>
        </table:table-row>
        <table:table-row table:style-name="ro1">
          <table:table-cell/>
          <table:table-cell office:value-type="string" calcext:value-type="string">
            <text:p>F1C100A</text:p>
          </table:table-cell>
          <table:table-cell office:value-type="string" calcext:value-type="string">
            <text:p>F1C500</text:p>
          </table:table-cell>
          <table:table-cell office:value-type="string" calcext:value-type="string">
            <text:p>F1C600</text:p>
          </table:table-cell>
          <table:table-cell office:value-type="string" calcext:value-type="string">
            <text:p>F23</text:p>
          </table:table-cell>
          <table:table-cell office:value-type="string" calcext:value-type="string">
            <text:p>F25</text:p>
          </table:table-cell>
          <table:table-cell table:number-columns-repeated="5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G102</text:p>
          </table:table-cell>
          <table:table-cell office:value-type="string" calcext:value-type="string">
            <text:p>G202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R16</text:p>
          </table:table-cell>
          <table:table-cell office:value-type="string" calcext:value-type="string">
            <text:p>R40</text:p>
          </table:table-cell>
          <table:table-cell office:value-type="string" calcext:value-type="string">
            <text:p>R58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T2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T8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V40</text:p>
          </table:table-cell>
          <table:table-cell office:value-type="string" calcext:value-type="string">
            <text:p>V66</text:p>
          </table:table-cell>
          <table:table-cell office:value-type="string" calcext:value-type="string">
            <text:p>V3</text:p>
          </table:table-cell>
          <table:table-cell office:value-type="string" calcext:value-type="string">
            <text:p>V3s</text:p>
          </table:table-cell>
          <table:table-cell table:number-columns-repeated="6"/>
        </table:table-row>
      </table:table>
      <table:table table:name="mb-734_img" table:style-name="ta1">
        <table:table-column table:style-name="co6" table:default-cell-style-name="ce33"/>
        <table:table-column table:style-name="co7" table:default-cell-style-name="ce33"/>
        <table:table-column table:style-name="co8" table:default-cell-style-name="ce36"/>
        <table:table-column table:style-name="co7" table:default-cell-style-name="ce36"/>
        <table:table-column table:style-name="co9" table:default-cell-style-name="ce33"/>
        <table:table-column table:style-name="co10" table:default-cell-style-name="ce33"/>
        <table:table-column table:style-name="co11" table:default-cell-style-name="ce33"/>
        <table:table-column table:style-name="co12" table:default-cell-style-name="ce33"/>
        <table:table-column table:style-name="co13" table:default-cell-style-name="ce42"/>
        <table:table-column table:style-name="co12" table:default-cell-style-name="ce33"/>
        <table:table-column table:style-name="co13" table:default-cell-style-name="ce42"/>
        <table:table-column table:style-name="co12" table:default-cell-style-name="ce33"/>
        <table:table-column table:style-name="co13" table:default-cell-style-name="ce42"/>
        <table:table-column table:style-name="co12" table:default-cell-style-name="ce33"/>
        <table:table-column table:style-name="co13" table:default-cell-style-name="ce36"/>
        <table:table-column table:style-name="co1" table:number-columns-repeated="1008" table:default-cell-style-name="ce36"/>
        <table:table-row table:style-name="ro1">
          <table:table-cell table:number-columns-repeated="1023"/>
        </table:table-row>
        <table:table-row table:style-name="ro1">
          <table:table-cell table:style-name="ce7" table:number-columns-repeated="2"/>
          <table:table-cell table:style-name="ce10" office:value-type="string" calcext:value-type="string">
            <text:p>Filename</text:p>
          </table:table-cell>
          <table:table-cell table:style-name="ce10"/>
          <table:table-cell table:style-name="ce7" office:value-type="string" calcext:value-type="string">
            <text:p>main type</text:p>
          </table:table-cell>
          <table:table-cell table:style-name="ce7" office:value-type="string" calcext:value-type="string">
            <text:p>subtype</text:p>
          </table:table-cell>
          <table:table-cell table:style-name="ce7"/>
          <table:table-cell table:style-name="ce7" office:value-type="string" calcext:value-type="string" table:number-columns-spanned="2" table:number-rows-spanned="1">
            <text:p>stored</text:p>
          </table:table-cell>
          <table:covered-table-cell table:style-name="ce43"/>
          <table:table-cell table:style-name="ce7" office:value-type="string" calcext:value-type="string" table:number-columns-spanned="2" table:number-rows-spanned="1">
            <text:p>original</text:p>
          </table:table-cell>
          <table:covered-table-cell table:style-name="ce43"/>
          <table:table-cell table:style-name="ce7" office:value-type="string" calcext:value-type="string" table:number-columns-spanned="2" table:number-rows-spanned="1">
            <text:p>offset</text:p>
          </table:table-cell>
          <table:covered-table-cell table:style-name="ce43"/>
          <table:table-cell table:style-name="ce7" office:value-type="string" calcext:value-type="string" table:number-columns-spanned="2" table:number-rows-spanned="1">
            <text:p>end</text:p>
          </table:table-cell>
          <table:covered-table-cell table:style-name="ce10"/>
          <table:table-cell table:style-name="ce10" table:number-columns-repeated="1008"/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35"/>
          <table:table-cell table:style-name="ce38" office:value-type="string" calcext:value-type="string">
            <text:p>sys_config.fex</text:p>
          </table:table-cell>
          <table:table-cell table:style-name="ce38"/>
          <table:table-cell table:style-name="ce40" office:value-type="string" calcext:value-type="string">
            <text:p>COMMON</text:p>
          </table:table-cell>
          <table:table-cell table:style-name="ce35" office:value-type="string" calcext:value-type="string">
            <text:p>SYS_CONFIG100000</text:p>
          </table:table-cell>
          <table:table-cell table:style-name="ce35"/>
          <table:table-cell table:style-name="ce41" office:value-type="string" calcext:value-type="string">
            <text:p>0x0000fd70</text:p>
          </table:table-cell>
          <table:table-cell table:style-name="ce44" office:value-type="float" office:value="64880" calcext:value-type="float">
            <text:p>64,880</text:p>
          </table:table-cell>
          <table:table-cell table:style-name="ce41" office:value-type="string" calcext:value-type="string">
            <text:p>0x0000fd64</text:p>
          </table:table-cell>
          <table:table-cell table:style-name="ce44" office:value-type="float" office:value="64868" calcext:value-type="float">
            <text:p>64,868</text:p>
          </table:table-cell>
          <table:table-cell table:style-name="ce41" office:value-type="string" calcext:value-type="string">
            <text:p>0x00007400</text:p>
          </table:table-cell>
          <table:table-cell table:style-name="ce45" office:value-type="float" office:value="29696" calcext:value-type="float">
            <text:p>29,696</text:p>
          </table:table-cell>
          <table:table-cell table:style-name="ce35" office:value-type="string" calcext:value-type="string">
            <text:p>0x00017170</text:p>
          </table:table-cell>
          <table:table-cell table:style-name="ce45" office:value-type="float" office:value="94576" calcext:value-type="float">
            <text:p>94,576</text:p>
          </table:table-cell>
          <table:table-cell table:number-columns-repeated="1008"/>
        </table:table-row>
        <table:table-row table:style-name="ro1">
          <table:table-cell table:style-name="ce35" office:value-type="float" office:value="2" calcext:value-type="float">
            <text:p>2</text:p>
          </table:table-cell>
          <table:table-cell table:style-name="ce35"/>
          <table:table-cell table:style-name="ce38" office:value-type="string" calcext:value-type="string">
            <text:p>config.fex</text:p>
          </table:table-cell>
          <table:table-cell table:style-name="ce38"/>
          <table:table-cell table:style-name="ce40" office:value-type="string" calcext:value-type="string">
            <text:p>COMMON</text:p>
          </table:table-cell>
          <table:table-cell table:style-name="ce35" office:value-type="string" calcext:value-type="string">
            <text:p>SYS_CONFIG_BIN00</text:p>
          </table:table-cell>
          <table:table-cell table:style-name="ce35"/>
          <table:table-cell table:style-name="ce41" office:value-type="string" calcext:value-type="string">
            <text:p>0x0000a310</text:p>
          </table:table-cell>
          <table:table-cell table:style-name="ce44" office:value-type="float" office:value="41744" calcext:value-type="float">
            <text:p>41,744</text:p>
          </table:table-cell>
          <table:table-cell table:style-name="ce41" office:value-type="string" calcext:value-type="string">
            <text:p>0x0000a30c</text:p>
          </table:table-cell>
          <table:table-cell table:style-name="ce44" office:value-type="float" office:value="41740" calcext:value-type="float">
            <text:p>41,740</text:p>
          </table:table-cell>
          <table:table-cell table:style-name="ce41" office:value-type="string" calcext:value-type="string">
            <text:p>0x00017400</text:p>
          </table:table-cell>
          <table:table-cell table:style-name="ce45" office:value-type="float" office:value="95232" calcext:value-type="float">
            <text:p>95,232</text:p>
          </table:table-cell>
          <table:table-cell table:style-name="ce35" office:value-type="string" calcext:value-type="string">
            <text:p>0x00021710</text:p>
          </table:table-cell>
          <table:table-cell table:style-name="ce45" office:value-type="float" office:value="136976" calcext:value-type="float">
            <text:p>136,976</text:p>
          </table:table-cell>
          <table:table-cell table:number-columns-repeated="1008"/>
        </table:table-row>
        <table:table-row table:style-name="ro1">
          <table:table-cell table:style-name="ce35" office:value-type="float" office:value="3" calcext:value-type="float">
            <text:p>3</text:p>
          </table:table-cell>
          <table:table-cell table:style-name="ce35"/>
          <table:table-cell table:style-name="ce38" office:value-type="string" calcext:value-type="string">
            <text:p>split_xxxx.fex</text:p>
          </table:table-cell>
          <table:table-cell table:style-name="ce38"/>
          <table:table-cell table:style-name="ce40" office:value-type="string" calcext:value-type="string">
            <text:p>COMMON</text:p>
          </table:table-cell>
          <table:table-cell table:style-name="ce35" office:value-type="string" calcext:value-type="string">
            <text:p>SPLIT_0000000000</text:p>
          </table:table-cell>
          <table:table-cell table:style-name="ce35"/>
          <table:table-cell table:style-name="ce41" office:value-type="string" calcext:value-type="string">
            <text:p>0x00000200</text:p>
          </table:table-cell>
          <table:table-cell table:style-name="ce44" office:value-type="float" office:value="512" calcext:value-type="float">
            <text:p>512</text:p>
          </table:table-cell>
          <table:table-cell table:style-name="ce41" office:value-type="string" calcext:value-type="string">
            <text:p>0x00000200</text:p>
          </table:table-cell>
          <table:table-cell table:style-name="ce44" office:value-type="float" office:value="512" calcext:value-type="float">
            <text:p>512</text:p>
          </table:table-cell>
          <table:table-cell table:style-name="ce41" office:value-type="string" calcext:value-type="string">
            <text:p>0x00021800</text:p>
          </table:table-cell>
          <table:table-cell table:style-name="ce45" office:value-type="float" office:value="137216" calcext:value-type="float">
            <text:p>137,216</text:p>
          </table:table-cell>
          <table:table-cell table:style-name="ce35" office:value-type="string" calcext:value-type="string">
            <text:p>0x00021a00</text:p>
          </table:table-cell>
          <table:table-cell table:style-name="ce45" office:value-type="float" office:value="137728" calcext:value-type="float">
            <text:p>137,728</text:p>
          </table:table-cell>
          <table:table-cell table:number-columns-repeated="1008"/>
        </table:table-row>
        <table:table-row table:style-name="ro1">
          <table:table-cell table:style-name="ce35" office:value-type="float" office:value="4" calcext:value-type="float">
            <text:p>4</text:p>
          </table:table-cell>
          <table:table-cell table:style-name="ce35"/>
          <table:table-cell table:style-name="ce38" office:value-type="string" calcext:value-type="string">
            <text:p>sys_partition.fex</text:p>
          </table:table-cell>
          <table:table-cell table:style-name="ce38"/>
          <table:table-cell table:style-name="ce40" office:value-type="string" calcext:value-type="string">
            <text:p>COMMON</text:p>
          </table:table-cell>
          <table:table-cell table:style-name="ce35" office:value-type="string" calcext:value-type="string">
            <text:p>SYS_CONFIG000000</text:p>
          </table:table-cell>
          <table:table-cell table:style-name="ce35"/>
          <table:table-cell table:style-name="ce41" office:value-type="string" calcext:value-type="string">
            <text:p>0x00000ff0</text:p>
          </table:table-cell>
          <table:table-cell table:style-name="ce44" office:value-type="float" office:value="4080" calcext:value-type="float">
            <text:p>4,080</text:p>
          </table:table-cell>
          <table:table-cell table:style-name="ce41" office:value-type="string" calcext:value-type="string">
            <text:p>0x00000fe2</text:p>
          </table:table-cell>
          <table:table-cell table:style-name="ce44" office:value-type="float" office:value="4066" calcext:value-type="float">
            <text:p>4,066</text:p>
          </table:table-cell>
          <table:table-cell table:style-name="ce41" office:value-type="string" calcext:value-type="string">
            <text:p>0x00021c00</text:p>
          </table:table-cell>
          <table:table-cell table:style-name="ce45" office:value-type="float" office:value="138240" calcext:value-type="float">
            <text:p>138,240</text:p>
          </table:table-cell>
          <table:table-cell table:style-name="ce35" office:value-type="string" calcext:value-type="string">
            <text:p>0x00022bf0</text:p>
          </table:table-cell>
          <table:table-cell table:style-name="ce45" office:value-type="float" office:value="142320" calcext:value-type="float">
            <text:p>142,320</text:p>
          </table:table-cell>
          <table:table-cell table:number-columns-repeated="1008"/>
        </table:table-row>
        <table:table-row table:style-name="ro1">
          <table:table-cell table:style-name="ce35" office:value-type="float" office:value="5" calcext:value-type="float">
            <text:p>5</text:p>
          </table:table-cell>
          <table:table-cell table:style-name="ce35"/>
          <table:table-cell table:style-name="ce38" office:value-type="string" calcext:value-type="string">
            <text:p>boot0_nand.fex</text:p>
          </table:table-cell>
          <table:table-cell table:style-name="ce38"/>
          <table:table-cell table:style-name="ce40" office:value-type="string" calcext:value-type="string">
            <text:p>BOOT</text:p>
          </table:table-cell>
          <table:table-cell table:style-name="ce35" office:value-type="string" calcext:value-type="string">
            <text:p>BOOT0_0000000000</text:p>
          </table:table-cell>
          <table:table-cell table:style-name="ce35"/>
          <table:table-cell table:style-name="ce41" office:value-type="string" calcext:value-type="string">
            <text:p>0x00008000</text:p>
          </table:table-cell>
          <table:table-cell table:style-name="ce44" office:value-type="float" office:value="32768" calcext:value-type="float">
            <text:p>32,768</text:p>
          </table:table-cell>
          <table:table-cell table:style-name="ce41" office:value-type="string" calcext:value-type="string">
            <text:p>0x00008000</text:p>
          </table:table-cell>
          <table:table-cell table:style-name="ce44" office:value-type="float" office:value="32768" calcext:value-type="float">
            <text:p>32,768</text:p>
          </table:table-cell>
          <table:table-cell table:style-name="ce41" office:value-type="string" calcext:value-type="string">
            <text:p>0x00022c00</text:p>
          </table:table-cell>
          <table:table-cell table:style-name="ce45" office:value-type="float" office:value="142336" calcext:value-type="float">
            <text:p>142,336</text:p>
          </table:table-cell>
          <table:table-cell table:style-name="ce35" office:value-type="string" calcext:value-type="string">
            <text:p>0x0002ac00</text:p>
          </table:table-cell>
          <table:table-cell table:style-name="ce45" office:value-type="float" office:value="175104" calcext:value-type="float">
            <text:p>175,104</text:p>
          </table:table-cell>
          <table:table-cell table:number-columns-repeated="1008"/>
        </table:table-row>
        <table:table-row table:style-name="ro1">
          <table:table-cell table:style-name="ce35" office:value-type="float" office:value="6" calcext:value-type="float">
            <text:p>6</text:p>
          </table:table-cell>
          <table:table-cell table:style-name="ce35"/>
          <table:table-cell table:style-name="ce38" office:value-type="string" calcext:value-type="string">
            <text:p>boot0_sdcard.fex</text:p>
          </table:table-cell>
          <table:table-cell table:style-name="ce38"/>
          <table:table-cell table:style-name="ce40" office:value-type="float" office:value="12345678" calcext:value-type="float">
            <text:p>12345678</text:p>
          </table:table-cell>
          <table:table-cell table:style-name="ce35" office:value-type="string" calcext:value-type="string">
            <text:p>1234567890BOOT_0</text:p>
          </table:table-cell>
          <table:table-cell table:style-name="ce35"/>
          <table:table-cell table:style-name="ce41" office:value-type="string" calcext:value-type="string">
            <text:p>0x00008000</text:p>
          </table:table-cell>
          <table:table-cell table:style-name="ce44" office:value-type="float" office:value="32768" calcext:value-type="float">
            <text:p>32,768</text:p>
          </table:table-cell>
          <table:table-cell table:style-name="ce41" office:value-type="string" calcext:value-type="string">
            <text:p>0x00008000</text:p>
          </table:table-cell>
          <table:table-cell table:style-name="ce44" office:value-type="float" office:value="32768" calcext:value-type="float">
            <text:p>32,768</text:p>
          </table:table-cell>
          <table:table-cell table:style-name="ce41" office:value-type="string" calcext:value-type="string">
            <text:p>0x0002ac00</text:p>
          </table:table-cell>
          <table:table-cell table:style-name="ce45" office:value-type="float" office:value="175104" calcext:value-type="float">
            <text:p>175,104</text:p>
          </table:table-cell>
          <table:table-cell table:style-name="ce35" office:value-type="string" calcext:value-type="string">
            <text:p>0x00032c00</text:p>
          </table:table-cell>
          <table:table-cell table:style-name="ce45" office:value-type="float" office:value="207872" calcext:value-type="float">
            <text:p>207,872</text:p>
          </table:table-cell>
          <table:table-cell table:number-columns-repeated="1008"/>
        </table:table-row>
        <table:table-row table:style-name="ro1">
          <table:table-cell table:style-name="ce35" office:value-type="float" office:value="7" calcext:value-type="float">
            <text:p>7</text:p>
          </table:table-cell>
          <table:table-cell table:style-name="ce35"/>
          <table:table-cell table:style-name="ce38" office:value-type="string" calcext:value-type="string">
            <text:p>u-boot.fex</text:p>
          </table:table-cell>
          <table:table-cell table:style-name="ce38"/>
          <table:table-cell table:style-name="ce40" office:value-type="float" office:value="12345678" calcext:value-type="float">
            <text:p>12345678</text:p>
          </table:table-cell>
          <table:table-cell table:style-name="ce35" office:value-type="string" calcext:value-type="string">
            <text:p>UBOOT_0000000000</text:p>
          </table:table-cell>
          <table:table-cell table:style-name="ce35"/>
          <table:table-cell table:style-name="ce41" office:value-type="string" calcext:value-type="string">
            <text:p>0x000c4000</text:p>
          </table:table-cell>
          <table:table-cell table:style-name="ce44" office:value-type="float" office:value="802816" calcext:value-type="float">
            <text:p>802,816</text:p>
          </table:table-cell>
          <table:table-cell table:style-name="ce41" office:value-type="string" calcext:value-type="string">
            <text:p>0x000c4000</text:p>
          </table:table-cell>
          <table:table-cell table:style-name="ce44" office:value-type="float" office:value="802816" calcext:value-type="float">
            <text:p>802,816</text:p>
          </table:table-cell>
          <table:table-cell table:style-name="ce41" office:value-type="string" calcext:value-type="string">
            <text:p>0x00032c00</text:p>
          </table:table-cell>
          <table:table-cell table:style-name="ce45" office:value-type="float" office:value="207872" calcext:value-type="float">
            <text:p>207,872</text:p>
          </table:table-cell>
          <table:table-cell table:style-name="ce35" office:value-type="string" calcext:value-type="string">
            <text:p>0x000f6c00</text:p>
          </table:table-cell>
          <table:table-cell table:style-name="ce45" office:value-type="float" office:value="1010688" calcext:value-type="float">
            <text:p>1,010,688</text:p>
          </table:table-cell>
          <table:table-cell table:number-columns-repeated="1008"/>
        </table:table-row>
        <table:table-row table:style-name="ro1">
          <table:table-cell table:style-name="ce35" office:value-type="float" office:value="8" calcext:value-type="float">
            <text:p>8</text:p>
          </table:table-cell>
          <table:table-cell table:style-name="ce35"/>
          <table:table-cell table:style-name="ce38" office:value-type="string" calcext:value-type="string">
            <text:p>fes1.fex</text:p>
          </table:table-cell>
          <table:table-cell table:style-name="ce38"/>
          <table:table-cell table:style-name="ce40" office:value-type="string" calcext:value-type="string">
            <text:p>FES</text:p>
          </table:table-cell>
          <table:table-cell table:style-name="ce35" office:value-type="string" calcext:value-type="string">
            <text:p>FES_1-0000000000</text:p>
          </table:table-cell>
          <table:table-cell table:style-name="ce35"/>
          <table:table-cell table:style-name="ce41" office:value-type="string" calcext:value-type="string">
            <text:p>0x000023a0</text:p>
          </table:table-cell>
          <table:table-cell table:style-name="ce44" office:value-type="float" office:value="9120" calcext:value-type="float">
            <text:p>9,120</text:p>
          </table:table-cell>
          <table:table-cell table:style-name="ce41" office:value-type="string" calcext:value-type="string">
            <text:p>0x000023a0</text:p>
          </table:table-cell>
          <table:table-cell table:style-name="ce44" office:value-type="float" office:value="9120" calcext:value-type="float">
            <text:p>9,120</text:p>
          </table:table-cell>
          <table:table-cell table:style-name="ce41" office:value-type="string" calcext:value-type="string">
            <text:p>0x000f6c00</text:p>
          </table:table-cell>
          <table:table-cell table:style-name="ce45" office:value-type="float" office:value="1010688" calcext:value-type="float">
            <text:p>1,010,688</text:p>
          </table:table-cell>
          <table:table-cell table:style-name="ce35" office:value-type="string" calcext:value-type="string">
            <text:p>0x000f8fa0</text:p>
          </table:table-cell>
          <table:table-cell table:style-name="ce45" office:value-type="float" office:value="1019808" calcext:value-type="float">
            <text:p>1,019,808</text:p>
          </table:table-cell>
          <table:table-cell table:number-columns-repeated="1008"/>
        </table:table-row>
        <table:table-row table:style-name="ro1">
          <table:table-cell table:style-name="ce35" office:value-type="float" office:value="9" calcext:value-type="float">
            <text:p>9</text:p>
          </table:table-cell>
          <table:table-cell table:style-name="ce35"/>
          <table:table-cell table:style-name="ce38" office:value-type="string" calcext:value-type="string">
            <text:p>usbtool.fex</text:p>
          </table:table-cell>
          <table:table-cell table:style-name="ce38"/>
          <table:table-cell table:style-name="ce40" office:value-type="string" calcext:value-type="string">
            <text:p>PXTOOLSB</text:p>
          </table:table-cell>
          <table:table-cell table:style-name="ce35" office:value-type="string" calcext:value-type="string">
            <text:p>XXXXXXXXXXXXXXXX</text:p>
          </table:table-cell>
          <table:table-cell table:style-name="ce35"/>
          <table:table-cell table:style-name="ce41" office:value-type="string" calcext:value-type="string">
            <text:p>0x00023000</text:p>
          </table:table-cell>
          <table:table-cell table:style-name="ce44" office:value-type="float" office:value="143360" calcext:value-type="float">
            <text:p>143,360</text:p>
          </table:table-cell>
          <table:table-cell table:style-name="ce41" office:value-type="string" calcext:value-type="string">
            <text:p>0x00023000</text:p>
          </table:table-cell>
          <table:table-cell table:style-name="ce44" office:value-type="float" office:value="143360" calcext:value-type="float">
            <text:p>143,360</text:p>
          </table:table-cell>
          <table:table-cell table:style-name="ce41" office:value-type="string" calcext:value-type="string">
            <text:p>0x000f9000</text:p>
          </table:table-cell>
          <table:table-cell table:style-name="ce45" office:value-type="float" office:value="1019904" calcext:value-type="float">
            <text:p>1,019,904</text:p>
          </table:table-cell>
          <table:table-cell table:style-name="ce35" office:value-type="string" calcext:value-type="string">
            <text:p>0x0011c000</text:p>
          </table:table-cell>
          <table:table-cell table:style-name="ce45" office:value-type="float" office:value="1163264" calcext:value-type="float">
            <text:p>1,163,264</text:p>
          </table:table-cell>
          <table:table-cell table:number-columns-repeated="1008"/>
        </table:table-row>
        <table:table-row table:style-name="ro1">
          <table:table-cell table:style-name="ce35" office:value-type="float" office:value="10" calcext:value-type="float">
            <text:p>10</text:p>
          </table:table-cell>
          <table:table-cell table:style-name="ce35"/>
          <table:table-cell table:style-name="ce38" office:value-type="string" calcext:value-type="string">
            <text:p>aultools.fex</text:p>
          </table:table-cell>
          <table:table-cell table:style-name="ce38"/>
          <table:table-cell table:style-name="ce40" office:value-type="string" calcext:value-type="string">
            <text:p>UPFLYTLS</text:p>
          </table:table-cell>
          <table:table-cell table:style-name="ce35" office:value-type="string" calcext:value-type="string">
            <text:p>XXXXXXXXXXXXXXXX</text:p>
          </table:table-cell>
          <table:table-cell table:style-name="ce35"/>
          <table:table-cell table:style-name="ce41" office:value-type="string" calcext:value-type="string">
            <text:p>0x00026eb0</text:p>
          </table:table-cell>
          <table:table-cell table:style-name="ce44" office:value-type="float" office:value="159408" calcext:value-type="float">
            <text:p>159,408</text:p>
          </table:table-cell>
          <table:table-cell table:style-name="ce41" office:value-type="string" calcext:value-type="string">
            <text:p>0x00026ead</text:p>
          </table:table-cell>
          <table:table-cell table:style-name="ce44" office:value-type="float" office:value="159405" calcext:value-type="float">
            <text:p>159,405</text:p>
          </table:table-cell>
          <table:table-cell table:style-name="ce41" office:value-type="string" calcext:value-type="string">
            <text:p>0x0011c000</text:p>
          </table:table-cell>
          <table:table-cell table:style-name="ce45" office:value-type="float" office:value="1163264" calcext:value-type="float">
            <text:p>1,163,264</text:p>
          </table:table-cell>
          <table:table-cell table:style-name="ce35" office:value-type="string" calcext:value-type="string">
            <text:p>0x00142eb0</text:p>
          </table:table-cell>
          <table:table-cell table:style-name="ce45" office:value-type="float" office:value="1322672" calcext:value-type="float">
            <text:p>1,322,672</text:p>
          </table:table-cell>
          <table:table-cell table:number-columns-repeated="1008"/>
        </table:table-row>
        <table:table-row table:style-name="ro1">
          <table:table-cell table:style-name="ce35" office:value-type="float" office:value="11" calcext:value-type="float">
            <text:p>11</text:p>
          </table:table-cell>
          <table:table-cell table:style-name="ce35"/>
          <table:table-cell table:style-name="ce38" office:value-type="string" calcext:value-type="string">
            <text:p>aultls32.fex</text:p>
          </table:table-cell>
          <table:table-cell table:style-name="ce38"/>
          <table:table-cell table:style-name="ce40" office:value-type="string" calcext:value-type="string">
            <text:p>UPFLTL32</text:p>
          </table:table-cell>
          <table:table-cell table:style-name="ce35" office:value-type="string" calcext:value-type="string">
            <text:p>XXXXXXXXXXXXXXXX</text:p>
          </table:table-cell>
          <table:table-cell table:style-name="ce35"/>
          <table:table-cell table:style-name="ce41" office:value-type="string" calcext:value-type="string">
            <text:p>0x000238e0</text:p>
          </table:table-cell>
          <table:table-cell table:style-name="ce44" office:value-type="float" office:value="145632" calcext:value-type="float">
            <text:p>145,632</text:p>
          </table:table-cell>
          <table:table-cell table:style-name="ce41" office:value-type="string" calcext:value-type="string">
            <text:p>0x000238dd</text:p>
          </table:table-cell>
          <table:table-cell table:style-name="ce44" office:value-type="float" office:value="145629" calcext:value-type="float">
            <text:p>145,629</text:p>
          </table:table-cell>
          <table:table-cell table:style-name="ce41" office:value-type="string" calcext:value-type="string">
            <text:p>0x00143000</text:p>
          </table:table-cell>
          <table:table-cell table:style-name="ce45" office:value-type="float" office:value="1323008" calcext:value-type="float">
            <text:p>1,323,008</text:p>
          </table:table-cell>
          <table:table-cell table:style-name="ce35" office:value-type="string" calcext:value-type="string">
            <text:p>0x001668e0</text:p>
          </table:table-cell>
          <table:table-cell table:style-name="ce45" office:value-type="float" office:value="1468640" calcext:value-type="float">
            <text:p>1,468,640</text:p>
          </table:table-cell>
          <table:table-cell table:number-columns-repeated="1008"/>
        </table:table-row>
        <table:table-row table:style-name="ro1">
          <table:table-cell table:style-name="ce35" office:value-type="float" office:value="12" calcext:value-type="float">
            <text:p>12</text:p>
          </table:table-cell>
          <table:table-cell table:style-name="ce35"/>
          <table:table-cell table:style-name="ce38" office:value-type="string" calcext:value-type="string">
            <text:p>cardtool.fex</text:p>
          </table:table-cell>
          <table:table-cell table:style-name="ce38"/>
          <table:table-cell table:style-name="ce40" office:value-type="float" office:value="12345678" calcext:value-type="float">
            <text:p>12345678</text:p>
          </table:table-cell>
          <table:table-cell table:style-name="ce35" office:value-type="string" calcext:value-type="string">
            <text:p>1234567890CARDTL</text:p>
          </table:table-cell>
          <table:table-cell table:style-name="ce35"/>
          <table:table-cell table:style-name="ce41" office:value-type="string" calcext:value-type="string">
            <text:p>0x00014000</text:p>
          </table:table-cell>
          <table:table-cell table:style-name="ce44" office:value-type="float" office:value="81920" calcext:value-type="float">
            <text:p>81,920</text:p>
          </table:table-cell>
          <table:table-cell table:style-name="ce41" office:value-type="string" calcext:value-type="string">
            <text:p>0x00014000</text:p>
          </table:table-cell>
          <table:table-cell table:style-name="ce44" office:value-type="float" office:value="81920" calcext:value-type="float">
            <text:p>81,920</text:p>
          </table:table-cell>
          <table:table-cell table:style-name="ce41" office:value-type="string" calcext:value-type="string">
            <text:p>0x00166c00</text:p>
          </table:table-cell>
          <table:table-cell table:style-name="ce45" office:value-type="float" office:value="1469440" calcext:value-type="float">
            <text:p>1,469,440</text:p>
          </table:table-cell>
          <table:table-cell table:style-name="ce35" office:value-type="string" calcext:value-type="string">
            <text:p>0x0017ac00</text:p>
          </table:table-cell>
          <table:table-cell table:style-name="ce45" office:value-type="float" office:value="1551360" calcext:value-type="float">
            <text:p>1,551,360</text:p>
          </table:table-cell>
          <table:table-cell table:number-columns-repeated="1008"/>
        </table:table-row>
        <table:table-row table:style-name="ro1">
          <table:table-cell table:style-name="ce35" office:value-type="float" office:value="13" calcext:value-type="float">
            <text:p>13</text:p>
          </table:table-cell>
          <table:table-cell table:style-name="ce35"/>
          <table:table-cell table:style-name="ce38" office:value-type="string" calcext:value-type="string">
            <text:p>cardscript.fex</text:p>
          </table:table-cell>
          <table:table-cell table:style-name="ce38"/>
          <table:table-cell table:style-name="ce40" office:value-type="float" office:value="12345678" calcext:value-type="float">
            <text:p>12345678</text:p>
          </table:table-cell>
          <table:table-cell table:style-name="ce35" office:value-type="string" calcext:value-type="string">
            <text:p>1234567890SCRIPT</text:p>
          </table:table-cell>
          <table:table-cell table:style-name="ce35"/>
          <table:table-cell table:style-name="ce41" office:value-type="string" calcext:value-type="string">
            <text:p>0x000006f0</text:p>
          </table:table-cell>
          <table:table-cell table:style-name="ce44" office:value-type="float" office:value="1776" calcext:value-type="float">
            <text:p>1,776</text:p>
          </table:table-cell>
          <table:table-cell table:style-name="ce41" office:value-type="string" calcext:value-type="string">
            <text:p>0x000006ea</text:p>
          </table:table-cell>
          <table:table-cell table:style-name="ce44" office:value-type="float" office:value="1770" calcext:value-type="float">
            <text:p>1,770</text:p>
          </table:table-cell>
          <table:table-cell table:style-name="ce41" office:value-type="string" calcext:value-type="string">
            <text:p>0x0017ac00</text:p>
          </table:table-cell>
          <table:table-cell table:style-name="ce45" office:value-type="float" office:value="1551360" calcext:value-type="float">
            <text:p>1,551,360</text:p>
          </table:table-cell>
          <table:table-cell table:style-name="ce35" office:value-type="string" calcext:value-type="string">
            <text:p>0x0017b2f0</text:p>
          </table:table-cell>
          <table:table-cell table:style-name="ce45" office:value-type="float" office:value="1553136" calcext:value-type="float">
            <text:p>1,553,136</text:p>
          </table:table-cell>
          <table:table-cell table:number-columns-repeated="1008"/>
        </table:table-row>
        <table:table-row table:style-name="ro1">
          <table:table-cell table:style-name="ce35" office:value-type="float" office:value="14" calcext:value-type="float">
            <text:p>14</text:p>
          </table:table-cell>
          <table:table-cell table:style-name="ce35"/>
          <table:table-cell table:style-name="ce38" office:value-type="string" calcext:value-type="string">
            <text:p>sunxi_mbr.fex</text:p>
          </table:table-cell>
          <table:table-cell table:style-name="ce38"/>
          <table:table-cell table:style-name="ce40" office:value-type="float" office:value="12345678" calcext:value-type="float">
            <text:p>12345678</text:p>
          </table:table-cell>
          <table:table-cell table:style-name="ce35" office:value-type="string" calcext:value-type="string">
            <text:p>1234567890___MBR</text:p>
          </table:table-cell>
          <table:table-cell table:style-name="ce35"/>
          <table:table-cell table:style-name="ce41" office:value-type="string" calcext:value-type="string">
            <text:p>0x00010000</text:p>
          </table:table-cell>
          <table:table-cell table:style-name="ce44" office:value-type="float" office:value="65536" calcext:value-type="float">
            <text:p>65,536</text:p>
          </table:table-cell>
          <table:table-cell table:style-name="ce41" office:value-type="string" calcext:value-type="string">
            <text:p>0x00010000</text:p>
          </table:table-cell>
          <table:table-cell table:style-name="ce44" office:value-type="float" office:value="65536" calcext:value-type="float">
            <text:p>65,536</text:p>
          </table:table-cell>
          <table:table-cell table:style-name="ce41" office:value-type="string" calcext:value-type="string">
            <text:p>0x0017b400</text:p>
          </table:table-cell>
          <table:table-cell table:style-name="ce45" office:value-type="float" office:value="1553408" calcext:value-type="float">
            <text:p>1,553,408</text:p>
          </table:table-cell>
          <table:table-cell table:style-name="ce35" office:value-type="string" calcext:value-type="string">
            <text:p>0x0018b400</text:p>
          </table:table-cell>
          <table:table-cell table:style-name="ce45" office:value-type="float" office:value="1618944" calcext:value-type="float">
            <text:p>1,618,944</text:p>
          </table:table-cell>
          <table:table-cell table:number-columns-repeated="1008"/>
        </table:table-row>
        <table:table-row table:style-name="ro1">
          <table:table-cell table:style-name="ce35" office:value-type="float" office:value="15" calcext:value-type="float">
            <text:p>15</text:p>
          </table:table-cell>
          <table:table-cell table:style-name="ce35"/>
          <table:table-cell table:style-name="ce38" office:value-type="string" calcext:value-type="string">
            <text:p>dlinfo.fex</text:p>
          </table:table-cell>
          <table:table-cell table:style-name="ce38"/>
          <table:table-cell table:style-name="ce40" office:value-type="float" office:value="12345678" calcext:value-type="float">
            <text:p>12345678</text:p>
          </table:table-cell>
          <table:table-cell table:style-name="ce35" office:value-type="string" calcext:value-type="string">
            <text:p>1234567890DLINFO</text:p>
          </table:table-cell>
          <table:table-cell table:style-name="ce35"/>
          <table:table-cell table:style-name="ce41" office:value-type="string" calcext:value-type="string">
            <text:p>0x00004000</text:p>
          </table:table-cell>
          <table:table-cell table:style-name="ce44" office:value-type="float" office:value="16384" calcext:value-type="float">
            <text:p>16,384</text:p>
          </table:table-cell>
          <table:table-cell table:style-name="ce41" office:value-type="string" calcext:value-type="string">
            <text:p>0x00004000</text:p>
          </table:table-cell>
          <table:table-cell table:style-name="ce44" office:value-type="float" office:value="16384" calcext:value-type="float">
            <text:p>16,384</text:p>
          </table:table-cell>
          <table:table-cell table:style-name="ce41" office:value-type="string" calcext:value-type="string">
            <text:p>0x0018b400</text:p>
          </table:table-cell>
          <table:table-cell table:style-name="ce45" office:value-type="float" office:value="1618944" calcext:value-type="float">
            <text:p>1,618,944</text:p>
          </table:table-cell>
          <table:table-cell table:style-name="ce35" office:value-type="string" calcext:value-type="string">
            <text:p>0x0018f400</text:p>
          </table:table-cell>
          <table:table-cell table:style-name="ce45" office:value-type="float" office:value="1635328" calcext:value-type="float">
            <text:p>1,635,328</text:p>
          </table:table-cell>
          <table:table-cell table:number-columns-repeated="1008"/>
        </table:table-row>
        <table:table-row table:style-name="ro1">
          <table:table-cell table:style-name="ce35" office:value-type="float" office:value="16" calcext:value-type="float">
            <text:p>16</text:p>
          </table:table-cell>
          <table:table-cell table:style-name="ce35"/>
          <table:table-cell table:style-name="ce38" office:value-type="string" calcext:value-type="string">
            <text:p>arisc.fex</text:p>
          </table:table-cell>
          <table:table-cell table:style-name="ce38"/>
          <table:table-cell table:style-name="ce40" office:value-type="float" office:value="12345678" calcext:value-type="float">
            <text:p>12345678</text:p>
          </table:table-cell>
          <table:table-cell table:style-name="ce35" office:value-type="string" calcext:value-type="string">
            <text:p>1234567890ARISC</text:p>
          </table:table-cell>
          <table:table-cell table:style-name="ce35"/>
          <table:table-cell table:style-name="ce41" office:value-type="string" calcext:value-type="string">
            <text:p>0x00035520</text:p>
          </table:table-cell>
          <table:table-cell table:style-name="ce44" office:value-type="float" office:value="218400" calcext:value-type="float">
            <text:p>218,400</text:p>
          </table:table-cell>
          <table:table-cell table:style-name="ce41" office:value-type="string" calcext:value-type="string">
            <text:p>0x00035520</text:p>
          </table:table-cell>
          <table:table-cell table:style-name="ce44" office:value-type="float" office:value="218400" calcext:value-type="float">
            <text:p>218,400</text:p>
          </table:table-cell>
          <table:table-cell table:style-name="ce41" office:value-type="string" calcext:value-type="string">
            <text:p>0x0018f400</text:p>
          </table:table-cell>
          <table:table-cell table:style-name="ce45" office:value-type="float" office:value="1635328" calcext:value-type="float">
            <text:p>1,635,328</text:p>
          </table:table-cell>
          <table:table-cell table:style-name="ce35" office:value-type="string" calcext:value-type="string">
            <text:p>0x001c4920</text:p>
          </table:table-cell>
          <table:table-cell table:style-name="ce45" office:value-type="float" office:value="1853728" calcext:value-type="float">
            <text:p>1,853,728</text:p>
          </table:table-cell>
          <table:table-cell table:number-columns-repeated="1008"/>
        </table:table-row>
        <table:table-row table:style-name="ro1">
          <table:table-cell table:style-name="ce35" office:value-type="float" office:value="17" calcext:value-type="float">
            <text:p>17</text:p>
          </table:table-cell>
          <table:table-cell table:style-name="ce35"/>
          <table:table-cell table:style-name="ce38" office:value-type="string" calcext:value-type="string">
            <text:p>boot-resource.fex</text:p>
          </table:table-cell>
          <table:table-cell table:style-name="ce38"/>
          <table:table-cell table:style-name="ce40" office:value-type="string" calcext:value-type="string">
            <text:p>RFSFAT16</text:p>
          </table:table-cell>
          <table:table-cell table:style-name="ce35" office:value-type="string" calcext:value-type="string">
            <text:p>BOOT-RESOURCE_FE</text:p>
          </table:table-cell>
          <table:table-cell table:style-name="ce35"/>
          <table:table-cell table:style-name="ce41" office:value-type="string" calcext:value-type="string">
            <text:p>0x0060fc00</text:p>
          </table:table-cell>
          <table:table-cell table:style-name="ce44" office:value-type="float" office:value="6355968" calcext:value-type="float">
            <text:p>6,355,968</text:p>
          </table:table-cell>
          <table:table-cell table:style-name="ce41" office:value-type="string" calcext:value-type="string">
            <text:p>0x0060fc00</text:p>
          </table:table-cell>
          <table:table-cell table:style-name="ce44" office:value-type="float" office:value="6355968" calcext:value-type="float">
            <text:p>6,355,968</text:p>
          </table:table-cell>
          <table:table-cell table:style-name="ce41" office:value-type="string" calcext:value-type="string">
            <text:p>0x001c4c00</text:p>
          </table:table-cell>
          <table:table-cell table:style-name="ce45" office:value-type="float" office:value="1854464" calcext:value-type="float">
            <text:p>1,854,464</text:p>
          </table:table-cell>
          <table:table-cell table:style-name="ce35" office:value-type="string" calcext:value-type="string">
            <text:p>0x007d4800</text:p>
          </table:table-cell>
          <table:table-cell table:style-name="ce45" office:value-type="float" office:value="8210432" calcext:value-type="float">
            <text:p>8,210,432</text:p>
          </table:table-cell>
          <table:table-cell table:number-columns-repeated="1008"/>
        </table:table-row>
        <table:table-row table:style-name="ro1">
          <table:table-cell table:style-name="ce35" office:value-type="float" office:value="18" calcext:value-type="float">
            <text:p>18</text:p>
          </table:table-cell>
          <table:table-cell table:style-name="ce35"/>
          <table:table-cell table:style-name="ce38" office:value-type="string" calcext:value-type="string">
            <text:p>Vboot-resource.fex</text:p>
          </table:table-cell>
          <table:table-cell table:style-name="ce38"/>
          <table:table-cell table:style-name="ce40" office:value-type="string" calcext:value-type="string">
            <text:p>RFSFAT16</text:p>
          </table:table-cell>
          <table:table-cell table:style-name="ce35" office:value-type="string" calcext:value-type="string">
            <text:p>VBOOT-RESOURCE_F</text:p>
          </table:table-cell>
          <table:table-cell table:style-name="ce35"/>
          <table:table-cell table:style-name="ce41" office:value-type="string" calcext:value-type="string">
            <text:p>0x00000010</text:p>
          </table:table-cell>
          <table:table-cell table:style-name="ce44" office:value-type="float" office:value="16" calcext:value-type="float">
            <text:p>16</text:p>
          </table:table-cell>
          <table:table-cell table:style-name="ce41" office:value-type="string" calcext:value-type="string">
            <text:p>0x00000004</text:p>
          </table:table-cell>
          <table:table-cell table:style-name="ce44" office:value-type="float" office:value="4" calcext:value-type="float">
            <text:p>4</text:p>
          </table:table-cell>
          <table:table-cell table:style-name="ce41" office:value-type="string" calcext:value-type="string">
            <text:p>0x007d4800</text:p>
          </table:table-cell>
          <table:table-cell table:style-name="ce45" office:value-type="float" office:value="8210432" calcext:value-type="float">
            <text:p>8,210,432</text:p>
          </table:table-cell>
          <table:table-cell table:style-name="ce35" office:value-type="string" calcext:value-type="string">
            <text:p>0x007d4810</text:p>
          </table:table-cell>
          <table:table-cell table:style-name="ce45" office:value-type="float" office:value="8210448" calcext:value-type="float">
            <text:p>8,210,448</text:p>
          </table:table-cell>
          <table:table-cell table:number-columns-repeated="1008"/>
        </table:table-row>
        <table:table-row table:style-name="ro1">
          <table:table-cell table:style-name="ce35" office:value-type="float" office:value="19" calcext:value-type="float">
            <text:p>19</text:p>
          </table:table-cell>
          <table:table-cell table:style-name="ce35"/>
          <table:table-cell table:style-name="ce38" office:value-type="string" calcext:value-type="string">
            <text:p>env.fex</text:p>
          </table:table-cell>
          <table:table-cell table:style-name="ce38"/>
          <table:table-cell table:style-name="ce40" office:value-type="string" calcext:value-type="string">
            <text:p>RFSFAT16</text:p>
          </table:table-cell>
          <table:table-cell table:style-name="ce35" office:value-type="string" calcext:value-type="string">
            <text:p>ENV_FEX000000000</text:p>
          </table:table-cell>
          <table:table-cell table:style-name="ce35"/>
          <table:table-cell table:style-name="ce41" office:value-type="string" calcext:value-type="string">
            <text:p>0x00020000</text:p>
          </table:table-cell>
          <table:table-cell table:style-name="ce44" office:value-type="float" office:value="131072" calcext:value-type="float">
            <text:p>131,072</text:p>
          </table:table-cell>
          <table:table-cell table:style-name="ce41" office:value-type="string" calcext:value-type="string">
            <text:p>0x00020000</text:p>
          </table:table-cell>
          <table:table-cell table:style-name="ce44" office:value-type="float" office:value="131072" calcext:value-type="float">
            <text:p>131,072</text:p>
          </table:table-cell>
          <table:table-cell table:style-name="ce41" office:value-type="string" calcext:value-type="string">
            <text:p>0x007d4c00</text:p>
          </table:table-cell>
          <table:table-cell table:style-name="ce45" office:value-type="float" office:value="8211456" calcext:value-type="float">
            <text:p>8,211,456</text:p>
          </table:table-cell>
          <table:table-cell table:style-name="ce35" office:value-type="string" calcext:value-type="string">
            <text:p>0x007f4c00</text:p>
          </table:table-cell>
          <table:table-cell table:style-name="ce45" office:value-type="float" office:value="8342528" calcext:value-type="float">
            <text:p>8,342,528</text:p>
          </table:table-cell>
          <table:table-cell table:number-columns-repeated="1008"/>
        </table:table-row>
        <table:table-row table:style-name="ro1">
          <table:table-cell table:style-name="ce35" office:value-type="float" office:value="20" calcext:value-type="float">
            <text:p>20</text:p>
          </table:table-cell>
          <table:table-cell table:style-name="ce35"/>
          <table:table-cell table:style-name="ce38" office:value-type="string" calcext:value-type="string">
            <text:p>Venv.fex</text:p>
          </table:table-cell>
          <table:table-cell table:style-name="ce38"/>
          <table:table-cell table:style-name="ce40" office:value-type="string" calcext:value-type="string">
            <text:p>RFSFAT16</text:p>
          </table:table-cell>
          <table:table-cell table:style-name="ce35" office:value-type="string" calcext:value-type="string">
            <text:p>VENV_FEX00000000</text:p>
          </table:table-cell>
          <table:table-cell table:style-name="ce35"/>
          <table:table-cell table:style-name="ce41" office:value-type="string" calcext:value-type="string">
            <text:p>0x00000010</text:p>
          </table:table-cell>
          <table:table-cell table:style-name="ce44" office:value-type="float" office:value="16" calcext:value-type="float">
            <text:p>16</text:p>
          </table:table-cell>
          <table:table-cell table:style-name="ce41" office:value-type="string" calcext:value-type="string">
            <text:p>0x00000004</text:p>
          </table:table-cell>
          <table:table-cell table:style-name="ce44" office:value-type="float" office:value="4" calcext:value-type="float">
            <text:p>4</text:p>
          </table:table-cell>
          <table:table-cell table:style-name="ce41" office:value-type="string" calcext:value-type="string">
            <text:p>0x007f4c00</text:p>
          </table:table-cell>
          <table:table-cell table:style-name="ce45" office:value-type="float" office:value="8342528" calcext:value-type="float">
            <text:p>8,342,528</text:p>
          </table:table-cell>
          <table:table-cell table:style-name="ce35" office:value-type="string" calcext:value-type="string">
            <text:p>0x007f4c10</text:p>
          </table:table-cell>
          <table:table-cell table:style-name="ce45" office:value-type="float" office:value="8342544" calcext:value-type="float">
            <text:p>8,342,544</text:p>
          </table:table-cell>
          <table:table-cell table:number-columns-repeated="1008"/>
        </table:table-row>
        <table:table-row table:style-name="ro1">
          <table:table-cell table:style-name="ce35" office:value-type="float" office:value="21" calcext:value-type="float">
            <text:p>21</text:p>
          </table:table-cell>
          <table:table-cell table:style-name="ce35"/>
          <table:table-cell table:style-name="ce38" office:value-type="string" calcext:value-type="string">
            <text:p>boot.fex</text:p>
          </table:table-cell>
          <table:table-cell table:style-name="ce38"/>
          <table:table-cell table:style-name="ce40" office:value-type="string" calcext:value-type="string">
            <text:p>RFSFAT16</text:p>
          </table:table-cell>
          <table:table-cell table:style-name="ce35" office:value-type="string" calcext:value-type="string">
            <text:p>BOOT_FEX00000000</text:p>
          </table:table-cell>
          <table:table-cell table:style-name="ce35"/>
          <table:table-cell table:style-name="ce41" office:value-type="string" calcext:value-type="string">
            <text:p>0x00b90000</text:p>
          </table:table-cell>
          <table:table-cell table:style-name="ce44" office:value-type="float" office:value="12124160" calcext:value-type="float">
            <text:p>12,124,160</text:p>
          </table:table-cell>
          <table:table-cell table:style-name="ce41" office:value-type="string" calcext:value-type="string">
            <text:p>0x00b90000</text:p>
          </table:table-cell>
          <table:table-cell table:style-name="ce44" office:value-type="float" office:value="12124160" calcext:value-type="float">
            <text:p>12,124,160</text:p>
          </table:table-cell>
          <table:table-cell table:style-name="ce41" office:value-type="string" calcext:value-type="string">
            <text:p>0x007f5000</text:p>
          </table:table-cell>
          <table:table-cell table:style-name="ce45" office:value-type="float" office:value="8343552" calcext:value-type="float">
            <text:p>8,343,552</text:p>
          </table:table-cell>
          <table:table-cell table:style-name="ce35" office:value-type="string" calcext:value-type="string">
            <text:p>0x01385000</text:p>
          </table:table-cell>
          <table:table-cell table:style-name="ce45" office:value-type="float" office:value="20467712" calcext:value-type="float">
            <text:p>20,467,712</text:p>
          </table:table-cell>
          <table:table-cell table:number-columns-repeated="1008"/>
        </table:table-row>
        <table:table-row table:style-name="ro1">
          <table:table-cell table:style-name="ce35" office:value-type="float" office:value="22" calcext:value-type="float">
            <text:p>22</text:p>
          </table:table-cell>
          <table:table-cell table:style-name="ce35"/>
          <table:table-cell table:style-name="ce38" office:value-type="string" calcext:value-type="string">
            <text:p>Vboot.fex</text:p>
          </table:table-cell>
          <table:table-cell table:style-name="ce38"/>
          <table:table-cell table:style-name="ce40" office:value-type="string" calcext:value-type="string">
            <text:p>RFSFAT16</text:p>
          </table:table-cell>
          <table:table-cell table:style-name="ce35" office:value-type="string" calcext:value-type="string">
            <text:p>VBOOT_FEX0000000</text:p>
          </table:table-cell>
          <table:table-cell table:style-name="ce35"/>
          <table:table-cell table:style-name="ce41" office:value-type="string" calcext:value-type="string">
            <text:p>0x00000010</text:p>
          </table:table-cell>
          <table:table-cell table:style-name="ce44" office:value-type="float" office:value="16" calcext:value-type="float">
            <text:p>16</text:p>
          </table:table-cell>
          <table:table-cell table:style-name="ce41" office:value-type="string" calcext:value-type="string">
            <text:p>0x00000004</text:p>
          </table:table-cell>
          <table:table-cell table:style-name="ce44" office:value-type="float" office:value="4" calcext:value-type="float">
            <text:p>4</text:p>
          </table:table-cell>
          <table:table-cell table:style-name="ce41" office:value-type="string" calcext:value-type="string">
            <text:p>0x01385000</text:p>
          </table:table-cell>
          <table:table-cell table:style-name="ce45" office:value-type="float" office:value="20467712" calcext:value-type="float">
            <text:p>20,467,712</text:p>
          </table:table-cell>
          <table:table-cell table:style-name="ce35" office:value-type="string" calcext:value-type="string">
            <text:p>0x01385010</text:p>
          </table:table-cell>
          <table:table-cell table:style-name="ce45" office:value-type="float" office:value="20467728" calcext:value-type="float">
            <text:p>20,467,728</text:p>
          </table:table-cell>
          <table:table-cell table:number-columns-repeated="1008"/>
        </table:table-row>
        <table:table-row table:style-name="ro1">
          <table:table-cell table:style-name="ce35" office:value-type="float" office:value="23" calcext:value-type="float">
            <text:p>23</text:p>
          </table:table-cell>
          <table:table-cell table:style-name="ce35"/>
          <table:table-cell table:style-name="ce38" office:value-type="string" calcext:value-type="string">
            <text:p>system.fex</text:p>
          </table:table-cell>
          <table:table-cell table:style-name="ce38"/>
          <table:table-cell table:style-name="ce40" office:value-type="string" calcext:value-type="string">
            <text:p>RFSFAT16</text:p>
          </table:table-cell>
          <table:table-cell table:style-name="ce35" office:value-type="string" calcext:value-type="string">
            <text:p>SYSTEM_FEX000000</text:p>
          </table:table-cell>
          <table:table-cell table:style-name="ce35"/>
          <table:table-cell table:style-name="ce41" office:value-type="string" calcext:value-type="string">
            <text:p>0x44903ce0</text:p>
          </table:table-cell>
          <table:table-cell table:style-name="ce44" office:value-type="float" office:value="1150303456" calcext:value-type="float">
            <text:p>1,150,303,456</text:p>
          </table:table-cell>
          <table:table-cell table:style-name="ce41" office:value-type="string" calcext:value-type="string">
            <text:p>0x44903cd4</text:p>
          </table:table-cell>
          <table:table-cell table:style-name="ce44" office:value-type="float" office:value="1150303444" calcext:value-type="float">
            <text:p>1,150,303,444</text:p>
          </table:table-cell>
          <table:table-cell table:style-name="ce41" office:value-type="string" calcext:value-type="string">
            <text:p>0x01385400</text:p>
          </table:table-cell>
          <table:table-cell table:style-name="ce45" office:value-type="float" office:value="20468736" calcext:value-type="float">
            <text:p>20,468,736</text:p>
          </table:table-cell>
          <table:table-cell table:style-name="ce35" office:value-type="string" calcext:value-type="string">
            <text:p>0x45c890e0</text:p>
          </table:table-cell>
          <table:table-cell table:style-name="ce45" office:value-type="float" office:value="1170772192" calcext:value-type="float">
            <text:p>1,170,772,192</text:p>
          </table:table-cell>
          <table:table-cell table:number-columns-repeated="1008"/>
        </table:table-row>
        <table:table-row table:style-name="ro1">
          <table:table-cell table:style-name="ce35" office:value-type="float" office:value="24" calcext:value-type="float">
            <text:p>24</text:p>
          </table:table-cell>
          <table:table-cell table:style-name="ce35"/>
          <table:table-cell table:style-name="ce38" office:value-type="string" calcext:value-type="string">
            <text:p>Vsystem.fex</text:p>
          </table:table-cell>
          <table:table-cell table:style-name="ce38"/>
          <table:table-cell table:style-name="ce40" office:value-type="string" calcext:value-type="string">
            <text:p>RFSFAT16</text:p>
          </table:table-cell>
          <table:table-cell table:style-name="ce35" office:value-type="string" calcext:value-type="string">
            <text:p>VSYSTEM_FEX00000</text:p>
          </table:table-cell>
          <table:table-cell table:style-name="ce35"/>
          <table:table-cell table:style-name="ce41" office:value-type="string" calcext:value-type="string">
            <text:p>0x00000010</text:p>
          </table:table-cell>
          <table:table-cell table:style-name="ce44" office:value-type="float" office:value="16" calcext:value-type="float">
            <text:p>16</text:p>
          </table:table-cell>
          <table:table-cell table:style-name="ce41" office:value-type="string" calcext:value-type="string">
            <text:p>0x00000004</text:p>
          </table:table-cell>
          <table:table-cell table:style-name="ce44" office:value-type="float" office:value="4" calcext:value-type="float">
            <text:p>4</text:p>
          </table:table-cell>
          <table:table-cell table:style-name="ce41" office:value-type="string" calcext:value-type="string">
            <text:p>0x45c89400</text:p>
          </table:table-cell>
          <table:table-cell table:style-name="ce45" office:value-type="float" office:value="1170772992" calcext:value-type="float">
            <text:p>1,170,772,992</text:p>
          </table:table-cell>
          <table:table-cell table:style-name="ce35" office:value-type="string" calcext:value-type="string">
            <text:p>0x45c89410</text:p>
          </table:table-cell>
          <table:table-cell table:style-name="ce45" office:value-type="float" office:value="1170773008" calcext:value-type="float">
            <text:p>1,170,773,008</text:p>
          </table:table-cell>
          <table:table-cell table:number-columns-repeated="1008"/>
        </table:table-row>
        <table:table-row table:style-name="ro1">
          <table:table-cell table:style-name="ce35" office:value-type="float" office:value="25" calcext:value-type="float">
            <text:p>25</text:p>
          </table:table-cell>
          <table:table-cell table:style-name="ce35"/>
          <table:table-cell table:style-name="ce38" office:value-type="string" calcext:value-type="string">
            <text:p>recovery.fex</text:p>
          </table:table-cell>
          <table:table-cell table:style-name="ce38"/>
          <table:table-cell table:style-name="ce40" office:value-type="string" calcext:value-type="string">
            <text:p>RFSFAT16</text:p>
          </table:table-cell>
          <table:table-cell table:style-name="ce35" office:value-type="string" calcext:value-type="string">
            <text:p>RECOVERY_FEX0000</text:p>
          </table:table-cell>
          <table:table-cell table:style-name="ce35"/>
          <table:table-cell table:style-name="ce41" office:value-type="string" calcext:value-type="string">
            <text:p>0x00e22000</text:p>
          </table:table-cell>
          <table:table-cell table:style-name="ce44" office:value-type="float" office:value="14819328" calcext:value-type="float">
            <text:p>14,819,328</text:p>
          </table:table-cell>
          <table:table-cell table:style-name="ce41" office:value-type="string" calcext:value-type="string">
            <text:p>0x00e22000</text:p>
          </table:table-cell>
          <table:table-cell table:style-name="ce44" office:value-type="float" office:value="14819328" calcext:value-type="float">
            <text:p>14,819,328</text:p>
          </table:table-cell>
          <table:table-cell table:style-name="ce41" office:value-type="string" calcext:value-type="string">
            <text:p>0x45c89800</text:p>
          </table:table-cell>
          <table:table-cell table:style-name="ce45" office:value-type="float" office:value="1170774016" calcext:value-type="float">
            <text:p>1,170,774,016</text:p>
          </table:table-cell>
          <table:table-cell table:style-name="ce35" office:value-type="string" calcext:value-type="string">
            <text:p>0x46aab800</text:p>
          </table:table-cell>
          <table:table-cell table:style-name="ce45" office:value-type="float" office:value="1185539344" calcext:value-type="float">
            <text:p>1,185,539,344</text:p>
          </table:table-cell>
          <table:table-cell table:number-columns-repeated="1008"/>
        </table:table-row>
        <table:table-row table:style-name="ro1">
          <table:table-cell table:style-name="ce35" office:value-type="float" office:value="26" calcext:value-type="float">
            <text:p>26</text:p>
          </table:table-cell>
          <table:table-cell table:style-name="ce35"/>
          <table:table-cell table:style-name="ce38" office:value-type="string" calcext:value-type="string">
            <text:p>Vrecovery.fex</text:p>
          </table:table-cell>
          <table:table-cell table:style-name="ce38"/>
          <table:table-cell table:style-name="ce40" office:value-type="string" calcext:value-type="string">
            <text:p>RFSFAT16</text:p>
          </table:table-cell>
          <table:table-cell table:style-name="ce35" office:value-type="string" calcext:value-type="string">
            <text:p>VRECOVERY_FEX000</text:p>
          </table:table-cell>
          <table:table-cell table:style-name="ce35"/>
          <table:table-cell table:style-name="ce41" office:value-type="string" calcext:value-type="string">
            <text:p>0x00000010</text:p>
          </table:table-cell>
          <table:table-cell table:style-name="ce44" office:value-type="float" office:value="16" calcext:value-type="float">
            <text:p>16</text:p>
          </table:table-cell>
          <table:table-cell table:style-name="ce41" office:value-type="string" calcext:value-type="string">
            <text:p>0x00000004</text:p>
          </table:table-cell>
          <table:table-cell table:style-name="ce44" office:value-type="float" office:value="4" calcext:value-type="float">
            <text:p>4</text:p>
          </table:table-cell>
          <table:table-cell table:style-name="ce41" office:value-type="string" calcext:value-type="string">
            <text:p>0x46aab800</text:p>
          </table:table-cell>
          <table:table-cell table:style-name="ce45" office:value-type="float" office:value="1185593344" calcext:value-type="float">
            <text:p>1,185,593,344</text:p>
          </table:table-cell>
          <table:table-cell table:style-name="ce35" office:value-type="string" calcext:value-type="string">
            <text:p>0x46aab800</text:p>
          </table:table-cell>
          <table:table-cell table:style-name="ce45" office:value-type="float" office:value="1185593360" calcext:value-type="float">
            <text:p>1,185,593,360</text:p>
          </table:table-cell>
          <table:table-cell table:number-columns-repeated="1008"/>
        </table:table-row>
        <table:table-row table:style-name="ro1">
          <table:table-cell table:style-name="ce35" office:value-type="float" office:value="27" calcext:value-type="float">
            <text:p>27</text:p>
          </table:table-cell>
          <table:table-cell table:style-name="ce35"/>
          <table:table-cell table:style-name="ce38" office:value-type="string" calcext:value-type="string">
            <text:p>diskfs.fex</text:p>
          </table:table-cell>
          <table:table-cell table:style-name="ce38"/>
          <table:table-cell table:style-name="ce40" office:value-type="string" calcext:value-type="string">
            <text:p>RFSFAT16</text:p>
          </table:table-cell>
          <table:table-cell table:style-name="ce35" office:value-type="string" calcext:value-type="string">
            <text:p>DISKFS_FEX000000</text:p>
          </table:table-cell>
          <table:table-cell table:style-name="ce35"/>
          <table:table-cell table:style-name="ce41" office:value-type="string" calcext:value-type="string">
            <text:p>0x00000200</text:p>
          </table:table-cell>
          <table:table-cell table:style-name="ce44" office:value-type="float" office:value="512" calcext:value-type="float">
            <text:p>512</text:p>
          </table:table-cell>
          <table:table-cell table:style-name="ce41" office:value-type="string" calcext:value-type="string">
            <text:p>0x00000200</text:p>
          </table:table-cell>
          <table:table-cell table:style-name="ce44" office:value-type="float" office:value="512" calcext:value-type="float">
            <text:p>512</text:p>
          </table:table-cell>
          <table:table-cell table:style-name="ce41" office:value-type="string" calcext:value-type="string">
            <text:p>0x46aabc00</text:p>
          </table:table-cell>
          <table:table-cell table:style-name="ce45" office:value-type="float" office:value="1185594368" calcext:value-type="float">
            <text:p>1,185,594,368</text:p>
          </table:table-cell>
          <table:table-cell table:style-name="ce35" office:value-type="string" calcext:value-type="string">
            <text:p>0x46aabe00</text:p>
          </table:table-cell>
          <table:table-cell table:style-name="ce45" office:value-type="float" office:value="1185594880" calcext:value-type="float">
            <text:p>1,185,594,880</text:p>
          </table:table-cell>
          <table:table-cell table:number-columns-repeated="1008"/>
        </table:table-row>
        <table:table-row table:style-name="ro1">
          <table:table-cell table:style-name="ce35" office:value-type="float" office:value="28" calcext:value-type="float">
            <text:p>28</text:p>
          </table:table-cell>
          <table:table-cell table:style-name="ce35"/>
          <table:table-cell table:style-name="ce38" office:value-type="string" calcext:value-type="string">
            <text:p>Vdiskfs.fex</text:p>
          </table:table-cell>
          <table:table-cell table:style-name="ce38"/>
          <table:table-cell table:style-name="ce40" office:value-type="string" calcext:value-type="string">
            <text:p>RFSFAT16</text:p>
          </table:table-cell>
          <table:table-cell table:style-name="ce35" office:value-type="string" calcext:value-type="string">
            <text:p>VDISKFS_FEX00000</text:p>
          </table:table-cell>
          <table:table-cell table:style-name="ce35"/>
          <table:table-cell table:style-name="ce41" office:value-type="string" calcext:value-type="string">
            <text:p>0x00000010</text:p>
          </table:table-cell>
          <table:table-cell table:style-name="ce44" office:value-type="float" office:value="16" calcext:value-type="float">
            <text:p>16</text:p>
          </table:table-cell>
          <table:table-cell table:style-name="ce41" office:value-type="string" calcext:value-type="string">
            <text:p>0x00000004</text:p>
          </table:table-cell>
          <table:table-cell table:style-name="ce44" office:value-type="float" office:value="4" calcext:value-type="float">
            <text:p>4</text:p>
          </table:table-cell>
          <table:table-cell table:style-name="ce41" office:value-type="string" calcext:value-type="string">
            <text:p>0x46aac000</text:p>
          </table:table-cell>
          <table:table-cell table:style-name="ce45" office:value-type="float" office:value="1185595392" calcext:value-type="float">
            <text:p>1,185,595,392</text:p>
          </table:table-cell>
          <table:table-cell table:style-name="ce35" office:value-type="string" calcext:value-type="string">
            <text:p>0x46aac010</text:p>
          </table:table-cell>
          <table:table-cell table:style-name="ce45" office:value-type="float" office:value="1185595408" calcext:value-type="float">
            <text:p>1,185,595,408</text:p>
          </table:table-cell>
          <table:table-cell table:number-columns-repeated="1008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2"/>
          <table:table-cell table:style-name="ce46" office:value-type="string" calcext:value-type="string">
            <text:p>image size:</text:p>
          </table:table-cell>
          <table:table-cell table:style-name="ce35" office:value-type="string" calcext:value-type="string">
            <text:p>0x46aac400</text:p>
          </table:table-cell>
          <table:table-cell table:style-name="ce45" office:value-type="float" office:value="1185596416" calcext:value-type="float">
            <text:p>1,185,596,416</text:p>
          </table:table-cell>
          <table:table-cell table:number-columns-repeated="1008"/>
        </table:table-row>
        <table:table-row table:style-name="ro1" table:number-rows-repeated="1048543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sdcard" table:style-name="ta1">
        <table:table-column table:style-name="co1" table:default-cell-style-name="ce47"/>
        <table:table-column table:style-name="co14" table:default-cell-style-name="ce47"/>
        <table:table-column table:style-name="co1" table:number-columns-repeated="1022" table:default-cell-style-name="ce47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 To be on safe side erase the first part of your SD Card (also clears the partition table)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sudo dd if=/dev/zero of=/dev/sde bs=512 count=204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# If you wish to keep the partition table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sudo dd if=/dev/zero of=/dev/sde bs=512 count=2046 seek=2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at &lt;&lt;EOT | sfdisk /dev/sde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art=17MiB,size=16MiB,type=c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art=33MiB,size=36MiB,type=83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art=69MiB,size=500MiB,type=83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art=596MiB,type=5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ize=300MiB,type=83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ize=16MiB,type=83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ize=36MiB,type=83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ize=125MiB,type=83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ize=16MiB,type=83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type=83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EOT</text:p>
          </table:table-cell>
          <table:table-cell table:number-columns-repeated="1021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unxi_defconfig" table:style-name="ta1">
        <table:table-column table:style-name="co1" table:default-cell-style-name="ce47"/>
        <table:table-column table:style-name="co15" table:default-cell-style-name="ce47"/>
        <table:table-column table:style-name="co16" table:default-cell-style-name="ce47"/>
        <table:table-column table:style-name="co1" table:number-columns-repeated="1021" table:default-cell-style-name="ce47"/>
        <table:table-row table:style-name="ro1">
          <table:table-cell table:number-columns-repeated="1024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Automatically generated file; DO NOT EDIT.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Linux/arm 4.14.40 Kernel Configuration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ARM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ARM_HAS_SG_CHAIN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MIGHT_HAVE_PCI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YS_SUPPORTS_APM_EMULATION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HAVE_PROC_CPU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TACKTRACE_SUPPORT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LOCKDEP_SUPPORT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TRACE_IRQFLAGS_SUPPORT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RWSEM_XCHGADD_ALGORITHM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FIX_EARLYCON_MEM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GENERIC_HWEIGHT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GENERIC_CALIBRATE_DELAY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NEED_DMA_MAP_STATE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ARCH_SUPPORTS_UPROBE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VECTORS_BASE=0xffff0000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ARM_PATCH_PHYS_VIRT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GENERIC_BUG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PGTABLE_LEVELS=2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DEFCONFIG_LIST="/lib/modules/$UNAME_RELEASE/.config"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IRQ_WORK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BUILDTIME_EXTABLE_SORT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General setup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INIT_ENV_ARG_LIMIT=32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CROSS_COMPILE=""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OMPILE_TES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LOCALVERSION=""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LOCALVERSION_AUTO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HAVE_KERNEL_GZIP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HAVE_KERNEL_LZMA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HAVE_KERNEL_XZ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HAVE_KERNEL_LZO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HAVE_KERNEL_LZ4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KERNEL_GZIP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KERNEL_LZMA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KERNEL_XZ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KERNEL_LZO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KERNEL_LZ4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DEFAULT_HOSTNAME="(none)"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WAP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YSVIP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POSIX_MQUEU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CROSS_MEMORY_ATTACH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FHANDLE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ELIB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UDI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HAVE_ARCH_AUDITSYSCALL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IRQ subsystem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GENERIC_IRQ_PROBE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GENERIC_IRQ_SHOW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GENERIC_IRQ_SHOW_LEVEL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GENERIC_IRQ_EFFECTIVE_AFF_MASK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HARDIRQS_SW_RESEND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GENERIC_IRQ_CHIP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IRQ_DOMAIN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IRQ_DOMAIN_HIERARCHY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HANDLE_DOMAIN_IRQ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RQ_DOMAIN_DEBUG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IRQ_FORCED_THREADING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PARSE_IRQ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GENERIC_IRQ_DEBUGF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ARCH_CLOCKSOURCE_DATA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GENERIC_TIME_VSYSCALL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GENERIC_CLOCKEVENT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ARCH_HAS_TICK_BROADCAST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GENERIC_CLOCKEVENTS_BROADCAST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Timers subsystem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TICK_ONESHOT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NO_HZ_COMMON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HZ_PERIODI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NO_HZ_IDLE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NO_HZ_FULL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NO_HZ=y</text:p>
          </table:table-cell>
          <table:table-cell/>
          <table:table-cell office:value-type="string" calcext:value-type="string">
            <text:p>CONFIG_NO_HZ=y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HIGH_RES_TIMERS=y</text:p>
          </table:table-cell>
          <table:table-cell/>
          <table:table-cell office:value-type="string" calcext:value-type="string">
            <text:p>CONFIG_HIGH_RES_TIMER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PU/Task time and stats accounting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TICK_CPU_ACCOUNTING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VIRT_CPU_ACCOUNTING_GEN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RQ_TIME_ACCOUNTING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BSD_PROCESS_ACC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ASKSTAT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RCU Subsystem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TREE_RCU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CU_EXPER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RCU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TREE_SRCU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ASKS_RCU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RCU_STALL_COMMON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RCU_NEED_SEGCBLIST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BUILD_BIN2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KCONFIG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LOG_BUF_SHIFT=17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LOG_CPU_MAX_BUF_SHIFT=12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PRINTK_SAFE_LOG_BUF_SHIFT=13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GENERIC_SCHED_CLOCK=y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CGROUPS=y</text:p>
          </table:table-cell>
          <table:table-cell/>
          <table:table-cell office:value-type="string" calcext:value-type="string">
            <text:p>CONFIG_CGROUP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EMCG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BLK_CGROUP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GROUP_SCHED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GROUP_PID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GROUP_RDMA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GROUP_FREEZER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PUSET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GROUP_DEVIC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GROUP_CPUACC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GROUP_PERF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OCK_CGROUP_DATA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HECKPOINT_RESTOR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NAMESPACE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UTS_N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ER_N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PID_N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NET_N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CHED_AUTOGROUP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YSFS_DEPRECATED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ELAY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BLK_DEV_INITRD=y</text:p>
          </table:table-cell>
          <table:table-cell/>
          <table:table-cell office:value-type="string" calcext:value-type="string">
            <text:p>CONFIG_BLK_DEV_INITRD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INITRAMFS_SOURCE=""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RD_GZIP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RD_BZIP2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RD_LZMA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RD_XZ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RD_LZO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RD_LZ4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CC_OPTIMIZE_FOR_PERFORMANCE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C_OPTIMIZE_FOR_SIZ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YSCTL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ANON_INODE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HAVE_UID16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BPF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EXPER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UID16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MULTIUSER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GETMASK_SYSCALL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YSFS_SYSCALL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YSCTL_SYSCALL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POSIX_TIMER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KALLSYM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KALLSYMS_ABSOLUTE_PERCPU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KALLSYMS_BASE_RELATIVE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PRINTK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PRINTK_NMI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BUG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ELF_CORE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BASE_FULL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FUTEX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FUTEX_PI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EPOLL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IGNALFD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TIMERFD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EVENTFD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BPF_SYSCALL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HMEM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AIO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ADVISE_SYSCALL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ERFAULTFD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MEMBARRIER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EMBEDDED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HAVE_PERF_EVENT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PERF_USE_VMALLOC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PC104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Kernel Performance Events And Counter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PERF_EVENTS=y</text:p>
          </table:table-cell>
          <table:table-cell/>
          <table:table-cell office:value-type="string" calcext:value-type="string">
            <text:p>CONFIG_PERF_EVENT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VM_EVENT_COUNTER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LUB_DEBUG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COMPAT_BRK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LAB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LUB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LAB_MERGE_DEFAULT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LAB_FREELIST_RANDOM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LAB_FREELIST_HARDENED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LUB_CPU_PARTIAL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YSTEM_DATA_VERIFICATION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PROFILING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HAVE_OPROFILE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KPROBE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JUMP_LABEL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PROBE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HAVE_64BIT_ALIGNED_ACCES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HAVE_EFFICIENT_UNALIGNED_ACCES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ARCH_USE_BUILTIN_BSWAP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HAVE_KPROBE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HAVE_KRETPROBE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HAVE_OPTPROBE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HAVE_NMI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HAVE_ARCH_TRACEHOOK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HAVE_DMA_CONTIGUOU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GENERIC_SMP_IDLE_THREAD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GENERIC_IDLE_POLL_SETUP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ARCH_HAS_SET_MEMORY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HAVE_REGS_AND_STACK_ACCESS_API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HAVE_CLK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HAVE_DMA_API_DEBUG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HAVE_HW_BREAKPOINT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HAVE_PERF_REG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HAVE_PERF_USER_STACK_DUMP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HAVE_ARCH_JUMP_LABEL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ARCH_WANT_IPC_PARSE_VERSION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HAVE_ARCH_SECCOMP_FILTER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HAVE_GCC_PLUGIN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GCC_PLUGIN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HAVE_CC_STACKPROTECTOR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C_STACKPROTECTOR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CC_STACKPROTECTOR_NONE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C_STACKPROTECTOR_REGULAR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C_STACKPROTECTOR_STRONG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THIN_ARCHIVE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HAVE_CONTEXT_TRACKING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HAVE_VIRT_CPU_ACCOUNTING_GEN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HAVE_IRQ_TIME_ACCOUNTING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HAVE_MOD_ARCH_SPECIFIC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MODULES_USE_ELF_REL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ARCH_HAS_ELF_RANDOMIZE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HAVE_ARCH_MMAP_RND_BIT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HAVE_EXIT_THREAD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ARCH_MMAP_RND_BITS_MIN=8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ARCH_MMAP_RND_BITS_MAX=16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ARCH_MMAP_RND_BITS=8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HAVE_ARCH_HASH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SA_BUS_API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CLONE_BACKWARD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OLD_SIGSUSPEND3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OLD_SIGACTION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PU_NO_EFFICIENT_FF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HAVE_ARCH_VMAP_STACK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ARCH_OPTIONAL_KERNEL_RWX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ARCH_OPTIONAL_KERNEL_RWX_DEFAULT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ARCH_HAS_STRICT_KERNEL_RWX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TRICT_KERNEL_RWX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ARCH_HAS_STRICT_MODULE_RWX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TRICT_MODULE_RWX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EFCOUNT_FULL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GCOV-based kernel profiling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GCOV_KERNEL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ARCH_HAS_GCOV_PROFILE_ALL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HAVE_GENERIC_DMA_COHERENT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LABINFO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RT_MUTEXE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BASE_SMALL=0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MODULES=y</text:p>
          </table:table-cell>
          <table:table-cell/>
          <table:table-cell office:value-type="string" calcext:value-type="string">
            <text:p>CONFIG_MODULE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ODULE_FORCE_LOAD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MODULE_UNLOAD=y</text:p>
          </table:table-cell>
          <table:table-cell/>
          <table:table-cell office:value-type="string" calcext:value-type="string">
            <text:p>CONFIG_MODULE_UNLOAD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ODULE_FORCE_UNLOAD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ODVERSION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ODULE_SRCVERSION_ALL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ODULE_SIG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ODULE_COMPRES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RIM_UNUSED_KSYM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MODULES_TREE_LOOKUP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BLOCK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LBDAF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BLK_SCSI_REQUEST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BLK_DEV_BSG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BLK_DEV_BSGLIB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BLK_DEV_INTEGRITY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BLK_DEV_ZONED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BLK_CMDLINE_PARSER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BLK_WB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BLK_DEBUG_F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BLK_SED_OPAL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Partition Type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PARTITION_ADVANCED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MSDOS_PARTITION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EFI_PARTITION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IO Scheduler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IOSCHED_NOOP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IOSCHED_DEADLINE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IOSCHED_CFQ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EFAULT_DEADLIN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DEFAULT_CFQ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EFAULT_NOOP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DEFAULT_IOSCHED="cfq"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MQ_IOSCHED_DEADLINE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MQ_IOSCHED_KYBER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OSCHED_BFQ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INLINE_SPIN_UNLOCK_IRQ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INLINE_READ_UNLOCK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INLINE_READ_UNLOCK_IRQ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INLINE_WRITE_UNLOCK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INLINE_WRITE_UNLOCK_IRQ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ARCH_SUPPORTS_ATOMIC_RMW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MUTEX_SPIN_ON_OWNER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RWSEM_SPIN_ON_OWNER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LOCK_SPIN_ON_OWNER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FREEZER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System Type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MMU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ARCH_MULTIPLATFORM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EBSA11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EP93X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FOOTBRIDG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NET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IOP13X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IOP32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IOP33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IXP4X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DOV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KS8695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W90X90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LPC32X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PXA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RP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SA110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S3C24X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DAVINCI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OMAP1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Multiple platform selection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PU Core family selection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MULTI_V6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ARCH_MULTI_V7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ARCH_MULTI_V6_V7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MULTI_CPU_AUTO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VIR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MVEBU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ACTION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ALPIN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ARTPE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AT91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BCM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BERLIN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DIGICOLOR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HIGHBANK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HISI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KEYSTON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MESON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MX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MEDIATEK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TI OMAP/AM/DM/DRA Famil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OMAP3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OMAP4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OC_OMAP5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OC_AM33X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OC_AM43X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OC_DRA7X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MMP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QCOM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REALVIEW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ROCKCHIP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SOCFPGA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PLAT_SPEAR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STI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S5PV21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EXYNO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RENESA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ARCH_SUNXI=y</text:p>
          </table:table-cell>
          <table:table-cell/>
          <table:table-cell office:value-type="string" calcext:value-type="string">
            <text:p>CONFIG_ARCH_SUNXI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MACH_SUN4I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MACH_SUN5I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MACH_SUN6I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MACH_SUN7I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MACH_SUN8I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MACH_SUN9I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SIRF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TANGO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TEGRA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UNIPHIER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U850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VEXPRES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WM885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Z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ZYNQ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Processor Type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CPU_V7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CPU_THUMB_CAPABLE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CPU_32v6K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CPU_32v7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CPU_ABRT_EV7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CPU_PABRT_V7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CPU_CACHE_V7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CPU_CACHE_VIPT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CPU_COPY_V6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CPU_TLB_V7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CPU_HAS_ASID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CPU_CP15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CPU_CP15_MMU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Processor Feature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M_LPA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PHYS_ADDR_T_64BI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ARM_THUMB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M_THUMBE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ARM_VIRT_EXT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WP_EMULATE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PU_BIG_ENDIAN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PU_ICACHE_DISABL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PU_BPREDICT_DISABL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KUSER_HELPER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VDSO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OUTER_CACHE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OUTER_CACHE_SYNC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MIGHT_HAVE_CACHE_L2X0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CACHE_L2X0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ACHE_L2X0_PMU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PL310_ERRATA_588369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PL310_ERRATA_727915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PL310_ERRATA_75397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PL310_ERRATA_769419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ARM_L1_CACHE_SHIFT_6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ARM_L1_CACHE_SHIFT=6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ARM_DMA_MEM_BUFFERABLE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ARM_HEAVY_MB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ARCH_SUPPORTS_BIG_ENDIAN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DEBUG_ALIGN_RODATA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MULTI_IRQ_HANDLER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M_ERRATA_430973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ARM_ERRATA_643719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M_ERRATA_720789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M_ERRATA_75432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M_ERRATA_754327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M_ERRATA_764369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M_ERRATA_77542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M_ERRATA_798181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M_ERRATA_77302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M_ERRATA_818325_85242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M_ERRATA_82142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M_ERRATA_825619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M_ERRATA_852421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M_ERRATA_852423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Bus suppor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PCI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PCI_DOMAINS_GENERI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PCI_SYSCALL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DesignWare PCI Core Suppor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PCI Endpoin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PCI_ENDPOIN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PCCARD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Kernel Feature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HAVE_SMP=y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SMP=y</text:p>
          </table:table-cell>
          <table:table-cell/>
          <table:table-cell office:value-type="string" calcext:value-type="string">
            <text:p>CONFIG_SMP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MP_ON_UP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ARM_CPU_TOPOLOGY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CHED_M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CHED_SM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HAVE_ARM_ARCH_TIMER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CPM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BIG_LITTL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VMSPLIT_3G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VMSPLIT_3G_OP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VMSPLIT_2G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VMSPLIT_1G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PAGE_OFFSET=0xC0000000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NR_CPUS=8</text:p>
          </table:table-cell>
          <table:table-cell/>
          <table:table-cell office:value-type="string" calcext:value-type="string">
            <text:p>CONFIG_NR_CPUS=8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HOTPLUG_CPU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ARM_PSCI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ARCH_NR_GPIO=416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PREEMPT_NONE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PREEMPT_VOLUNTARY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PREEMP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HZ_FIXED=0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HZ_100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HZ_20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HZ_25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HZ_30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HZ_50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HZ_100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HZ=100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CHED_HRTICK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HUMB2_KERNEL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ARM_PATCH_IDIV=y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AEABI=y</text:p>
          </table:table-cell>
          <table:table-cell/>
          <table:table-cell office:value-type="string" calcext:value-type="string">
            <text:p>CONFIG_AEABI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OABI_COMPA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SPARSEMEM_DEFAUL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SELECT_MEMORY_MODEL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HAVE_ARCH_PFN_VALID=y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HIGHMEM=y</text:p>
          </table:table-cell>
          <table:table-cell/>
          <table:table-cell office:value-type="string" calcext:value-type="string">
            <text:p>CONFIG_HIGHMEM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HIGHPTE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CPU_SW_DOMAIN_PAN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HW_PERF_EVENT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ARCH_WANT_GENERAL_HUGETLB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M_MODULE_PLT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FLATMEM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FLAT_NODE_MEM_MAP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HAVE_MEMBLOCK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NO_BOOTMEM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MEMORY_ISOLATION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HAVE_BOOTMEM_INFO_NOD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PLIT_PTLOCK_CPUS=4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COMPACTION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MIGRATION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PHYS_ADDR_T_64BI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BOUNCE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KSM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DEFAULT_MMAP_MIN_ADDR=4096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WANTS_THP_SWAP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LEANCACH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FRONTSWAP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CMA=y</text:p>
          </table:table-cell>
          <table:table-cell/>
          <table:table-cell office:value-type="string" calcext:value-type="string">
            <text:p>CONFIG_CMA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MA_DEBUGF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CMA_AREAS=7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ZPOOL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ZBUD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ZSMALLO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GENERIC_EARLY_IOREMAP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DLE_PAGE_TRACKING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PERCPU_STAT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FORCE_MAX_ZONEORDER=11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ALIGNMENT_TRAP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ACCESS_WITH_MEMCPY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CCOMP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WIOTLB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IOMMU_HELPER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PARAVIR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PARAVIRT_TIME_ACCOUNTING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XEN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Boot option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USE_OF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ATAG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EPRECATED_PARAM_STRUC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ZBOOT_ROM_TEXT=0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ZBOOT_ROM_BSS=0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ARM_APPENDED_DTB=y</text:p>
          </table:table-cell>
          <table:table-cell/>
          <table:table-cell office:value-type="string" calcext:value-type="string">
            <text:p>CONFIG_ARM_APPENDED_DTB=y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ARM_ATAG_DTB_COMPAT=y</text:p>
          </table:table-cell>
          <table:table-cell/>
          <table:table-cell office:value-type="string" calcext:value-type="string">
            <text:p>CONFIG_ARM_ATAG_DTB_COMPAT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ARM_ATAG_DTB_COMPAT_CMDLINE_FROM_BOOTLOADER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M_ATAG_DTB_COMPAT_CMDLINE_EXTEND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CMDLINE=""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KEXE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RASH_DUMP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AUTO_ZRELADDR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EFI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PU Power Managemen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PU Frequency scaling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CPU_FREQ=y</text:p>
          </table:table-cell>
          <table:table-cell/>
          <table:table-cell office:value-type="string" calcext:value-type="string">
            <text:p>CONFIG_CPU_FREQ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PU_FREQ_STA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CPU_FREQ_DEFAULT_GOV_PERFORMANCE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PU_FREQ_DEFAULT_GOV_POWERSAV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PU_FREQ_DEFAULT_GOV_USERSPAC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PU_FREQ_DEFAULT_GOV_ONDEMAND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PU_FREQ_DEFAULT_GOV_CONSERVATIV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PU_FREQ_DEFAULT_GOV_SCHEDUTIL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CPU_FREQ_GOV_PERFORMANCE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PU_FREQ_GOV_POWERSAV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PU_FREQ_GOV_USERSPAC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PU_FREQ_GOV_ONDEMAND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PU_FREQ_GOV_CONSERVATIV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PU_FREQ_GOV_SCHEDUTIL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PU frequency scaling driver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CPUFREQ_DT=y</text:p>
          </table:table-cell>
          <table:table-cell/>
          <table:table-cell office:value-type="string" calcext:value-type="string">
            <text:p>CONFIG_CPUFREQ_DT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CPUFREQ_DT_PLATDEV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M_BIG_LITTLE_CPUFREQ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M_KIRKWOOD_CPUFREQ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QORIQ_CPUFREQ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PU Idle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PU_IDL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NEEDS_CPU_IDLE_COUPLED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Floating point emulation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At least one emulation must be selected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VFP=y</text:p>
          </table:table-cell>
          <table:table-cell/>
          <table:table-cell office:value-type="string" calcext:value-type="string">
            <text:p>CONFIG_VFP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VFPv3=y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NEON=y</text:p>
          </table:table-cell>
          <table:table-cell/>
          <table:table-cell office:value-type="string" calcext:value-type="string">
            <text:p>CONFIG_NEON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KERNEL_MODE_NEON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Userspace binary format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BINFMT_ELF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ELFCORE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CORE_DUMP_DEFAULT_ELF_HEADER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BINFMT_SCRIPT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BINFMT_FLA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HAVE_AOU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BINFMT_MIS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COREDUMP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Power management option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USPEND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USPEND_FREEZER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HIBERNATION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PM_SLEEP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PM_SLEEP_SMP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PM_AUTOSLEEP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PM_WAKELOCK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PM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PM_DEBUG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PM_EMULATION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PM_OPP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PM_CLK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WQ_POWER_EFFICIENT_DEFAUL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CPU_PM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ARCH_SUSPEND_POSSIBLE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ARM_CPU_SUSPEND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ARCH_HIBERNATION_POSSIBLE=y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NET=y</text:p>
          </table:table-cell>
          <table:table-cell/>
          <table:table-cell office:value-type="string" calcext:value-type="string">
            <text:p>CONFIG_NET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Networking option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PACKET=y</text:p>
          </table:table-cell>
          <table:table-cell/>
          <table:table-cell office:value-type="string" calcext:value-type="string">
            <text:p>CONFIG_PACKET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PACKET_DIAG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UNIX=y</text:p>
          </table:table-cell>
          <table:table-cell/>
          <table:table-cell office:value-type="string" calcext:value-type="string">
            <text:p>CONFIG_UNIX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NIX_DIAG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L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XFRM_USER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NET_KEY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INET=y</text:p>
          </table:table-cell>
          <table:table-cell/>
          <table:table-cell office:value-type="string" calcext:value-type="string">
            <text:p>CONFIG_INET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P_MULTICAS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P_ADVANCED_ROUTER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IP_PNP=y</text:p>
          </table:table-cell>
          <table:table-cell/>
          <table:table-cell office:value-type="string" calcext:value-type="string">
            <text:p>CONFIG_IP_PNP=y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IP_PNP_DHCP=y</text:p>
          </table:table-cell>
          <table:table-cell/>
          <table:table-cell office:value-type="string" calcext:value-type="string">
            <text:p>CONFIG_IP_PNP_DHCP=y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IP_PNP_BOOTP=y</text:p>
          </table:table-cell>
          <table:table-cell/>
          <table:table-cell office:value-type="string" calcext:value-type="string">
            <text:p>CONFIG_IP_PNP_BOOTP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P_PNP_RARP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NET_IPIP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NET_IPGRE_DEMU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NET_IP_TUNNEL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YN_COOKIE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NET_UDP_TUNNEL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NET_FOU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NET_AH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NET_ESP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NET_IPCOMP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NET_XFRM_TUNNEL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NET_TUNNEL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# CONFIG_INET_XFRM_MODE_TRANSPORT is not set</text:p>
          </table:table-cell>
          <table:table-cell/>
          <table:table-cell office:value-type="string" calcext:value-type="string">
            <text:p># CONFIG_INET_XFRM_MODE_TRANSPOR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# CONFIG_INET_XFRM_MODE_TUNNEL is not set</text:p>
          </table:table-cell>
          <table:table-cell/>
          <table:table-cell office:value-type="string" calcext:value-type="string">
            <text:p># CONFIG_INET_XFRM_MODE_TUNNEL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# CONFIG_INET_XFRM_MODE_BEET is not set</text:p>
          </table:table-cell>
          <table:table-cell/>
          <table:table-cell office:value-type="string" calcext:value-type="string">
            <text:p># CONFIG_INET_XFRM_MODE_BEE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# CONFIG_INET_DIAG is not set</text:p>
          </table:table-cell>
          <table:table-cell/>
          <table:table-cell office:value-type="string" calcext:value-type="string">
            <text:p># CONFIG_INET_DIAG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CP_CONG_ADVANCED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TCP_CONG_CUBIC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DEFAULT_TCP_CONG="cubic"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CP_MD5SIG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# CONFIG_IPV6 is not set</text:p>
          </table:table-cell>
          <table:table-cell/>
          <table:table-cell office:value-type="string" calcext:value-type="string">
            <text:p># CONFIG_IPV6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NETWORK_SECMARK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NET_PTP_CLASSIFY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NETWORK_PHY_TIMESTAMPING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NETFILTER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P_DCCP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P_SCTP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D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IP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TM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L2TP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BRIDG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HAVE_NET_DSA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NET_DSA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VLAN_8021Q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ECNE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LLC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P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TALK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X25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LAPB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PHONE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EEE802154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NET_SCHED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CB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DNS_RESOLVER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BATMAN_ADV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OPENVSWITCH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VSOCKET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NETLINK_DIAG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PL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NET_NSH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HSR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NET_SWITCHDEV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NET_L3_MASTER_DEV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NET_NCSI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RP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RFS_ACCEL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XP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GROUP_NET_PRIO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GROUP_NET_CLASSID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NET_RX_BUSY_POLL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BQL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BPF_JI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NET_FLOW_LIMIT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Network testing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NET_PKTGEN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HAMRADIO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CAN=y</text:p>
          </table:table-cell>
          <table:table-cell/>
          <table:table-cell office:value-type="string" calcext:value-type="string">
            <text:p>CONFIG_CAN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CAN_RAW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CAN_BCM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CAN_GW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AN Device Driver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AN_VCAN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AN_VXCAN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AN_SLCAN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CAN_DEV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CAN_CALC_BITTIMING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AN_LED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AN_FLEXCAN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AN_GRCAN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CAN_SUN4I=y</text:p>
          </table:table-cell>
          <table:table-cell/>
          <table:table-cell office:value-type="string" calcext:value-type="string">
            <text:p>CONFIG_CAN_SUN4I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AN_TI_HEC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AN_C_CAN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AN_CC77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AN_IFI_CANFD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AN_M_CAN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AN_RCAR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AN_RCAR_CANFD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AN_SJA100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AN_SOFTING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AN SPI interface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AN_HI311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AN_MCP251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AN USB interface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AN_EMS_USB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AN_ESD_USB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AN_GS_USB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AN_KVASER_USB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AN_PEAK_USB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AN_8DEV_USB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AN_MCBA_USB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AN_DEBUG_DEVICE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B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F_RXRP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F_KCM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TREAM_PARSER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# CONFIG_WIRELESS is not set</text:p>
          </table:table-cell>
          <table:table-cell/>
          <table:table-cell office:value-type="string" calcext:value-type="string">
            <text:p># CONFIG_WIRELES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WIMA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FKILL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NET_9P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AIF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EPH_LIB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NF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PSAMPL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NET_IF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LWTUNNEL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ST_CACH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GRO_CELL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NET_DEVLINK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MAY_USE_DEVLINK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HAVE_EBPF_JIT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Device Driver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Generic Driver Option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UEVENT_HELPER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UEVENT_HELPER_PATH=""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DEVTMPFS=y</text:p>
          </table:table-cell>
          <table:table-cell/>
          <table:table-cell office:value-type="string" calcext:value-type="string">
            <text:p>CONFIG_DEVTMPFS=y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DEVTMPFS_MOUNT=y</text:p>
          </table:table-cell>
          <table:table-cell/>
          <table:table-cell office:value-type="string" calcext:value-type="string">
            <text:p>CONFIG_DEVTMPFS_MOUNT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TANDALONE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PREVENT_FIRMWARE_BUILD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FW_LOADER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FIRMWARE_IN_KERNEL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EXTRA_FIRMWARE=""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FW_LOADER_USER_HELPER_FALLBACK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ALLOW_DEV_COREDUMP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EST_ASYNC_DRIVER_PROB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YS_HYPERVISOR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GENERIC_CPU_DEVICE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GENERIC_CPU_AUTOPROBE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REGMAP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REGMAP_I2C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REGMAP_SPI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REGMAP_MMIO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REGMAP_IRQ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DMA_SHARED_BUFFER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MA_FENCE_TRAC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DMA_CMA=y</text:p>
          </table:table-cell>
          <table:table-cell/>
          <table:table-cell office:value-type="string" calcext:value-type="string">
            <text:p>CONFIG_DMA_CMA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Default contiguous memory area size: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CMA_SIZE_MBYTES=16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CMA_SIZE_SEL_MBYTE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MA_SIZE_SEL_PERCENTAG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MA_SIZE_SEL_MIN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MA_SIZE_SEL_MA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CMA_ALIGNMENT=8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GENERIC_ARCH_TOPOLOGY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Bus device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M_CCI400_PMU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M_CCI5xx_PMU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M_CCN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BRCMSTB_GISB_ARB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IMPLE_PM_BU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UNXI_RSB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VEXPRESS_CONFIG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ONNECTOR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TD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DTC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OF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OF_UNITTES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OF_FLATTREE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OF_EARLY_FLATTREE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OF_ADDRES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OF_IRQ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OF_NET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OF_MDIO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OF_RESERVED_MEM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OF_OVERLAY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ARCH_MIGHT_HAVE_PC_PARPORT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PARPOR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BLK_DEV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BLK_DEV_NULL_BLK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BLK_DEV_COW_COMMON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BLK_DEV_LOOP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BLK_DEV_DRBD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BLK_DEV_NBD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BLK_DEV_RAM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DROM_PKTCDVD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TA_OVER_ETH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BLK_DEV_RBD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NVME_F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Misc device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LIS3LV02D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D525X_DPO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UMMY_IRQ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CS932S401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ENCLOSURE_SERVICE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PDS9802AL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SL29003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SL2902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TSL255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BH177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APDS990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HMC635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S168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I_DAC751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_SWITCH_FSA948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LATTICE_ECP3_CONFIG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RAM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2POR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EEPROM suppor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EEPROM_AT24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EEPROM_AT25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EEPROM_LEGACY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EEPROM_MAX6875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EEPROM_93CX6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EEPROM_93XX46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EEPROM_IDT_89HPES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Texas Instruments shared transport line discipline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I_S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LIS3_SPI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LIS3_I2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Altera FPGA firmware download module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LTERA_STAPL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Intel MIC Bus Driver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SCIF Bus Driver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VOP Bus Driver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Intel MIC Host Driver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Intel MIC Card Driver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SCIF Driver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Intel MIC Coprocessor State Management (COSM) Driver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VOP Driver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ECHO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XL_BAS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XL_AFU_DRIVER_OP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XL_LIB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SCSI device suppor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CSI_MOD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AID_ATTR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CSI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CSI_DMA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CSI_NETLINK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CSI_MQ_DEFAUL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CSI_PROC_F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SCSI support type (disk, tape, CD-ROM)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BLK_DEV_SD=y</text:p>
          </table:table-cell>
          <table:table-cell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BLK_DEV_SD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HR_DEV_S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HR_DEV_OSS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BLK_DEV_SR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HR_DEV_SG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HR_DEV_SCH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CSI_CONSTANT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CSI_LOGGING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CSI_SCAN_ASYNC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SCSI Transport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CSI_SPI_ATTR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CSI_FC_ATTR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CSI_ISCSI_ATTR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CSI_SAS_ATTR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CSI_SAS_LIBSA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CSI_SRP_ATTR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SCSI_LOWLEVEL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ISCSI_TCP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ISCSI_BOOT_SYSF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CSI_UFSHCD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CSI_DEBUG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CSI_DH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CSI_OSD_INITIATOR is not set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ONFIG_ATA=y</text:p>
          </table:table-cell>
          <table:table-cell/>
          <table:table-cell office:value-type="string" calcext:value-type="string">
            <text:p>CONFIG_ATA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TA_NONSTANDARD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ATA_VERBOSE_ERROR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SATA_PMP=y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trollers with non-SFF native interfa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ATA_AHCI_PLATFORM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HCI_CEVA is not set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ONFIG_AHCI_SUNXI=y</text:p>
          </table:table-cell>
          <table:table-cell/>
          <table:table-cell office:value-type="string" calcext:value-type="string">
            <text:p>CONFIG_AHCI_SUNXI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HCI_QORIQ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ATA_SFF=y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SFF controllers with custom DMA interfa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ATA_BMDMA=y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SATA SFF controllers with BMDM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ATA_DWC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PATA SFF controllers with BMDM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PIO-only SFF controller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Generic fallback / legacy driver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MD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ARGET_CORE is not set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ONFIG_NETDEVICES=y</text:p>
          </table:table-cell>
          <table:table-cell/>
          <table:table-cell office:value-type="string" calcext:value-type="string">
            <text:p>CONFIG_NETDEVICES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MII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NET_CORE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BONDING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DUMMY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EQUALIZER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ET_TEAM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MACVLAN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VXLAN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MACSEC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ETCONSOLE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ETPOLL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ET_POLL_CONTROLLER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UN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UN_VNET_CROSS_LE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VETH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LMON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AIF transport driver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Distributed Switch Architecture driver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ETHERNET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NET_VENDOR_ALACRITECH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NET_VENDOR_ALLWINNER=y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ONFIG_SUN4I_EMAC=y</text:p>
          </table:table-cell>
          <table:table-cell/>
          <table:table-cell office:value-type="string" calcext:value-type="string">
            <text:p>CONFIG_SUN4I_EMAC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LTERA_TSE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NET_VENDOR_AMAZON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NET_VENDOR_AQUANTIA=y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# CONFIG_NET_VENDOR_ARC is not set</text:p>
          </table:table-cell>
          <table:table-cell/>
          <table:table-cell office:value-type="string" calcext:value-type="string">
            <text:p># CONFIG_NET_VENDOR_ARC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ET_VENDOR_AURORA is not set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# CONFIG_NET_CADENCE is not set</text:p>
          </table:table-cell>
          <table:table-cell/>
          <table:table-cell office:value-type="string" calcext:value-type="string">
            <text:p># CONFIG_NET_CADENCE is not set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# CONFIG_NET_VENDOR_BROADCOM is not set</text:p>
          </table:table-cell>
          <table:table-cell/>
          <table:table-cell office:value-type="string" calcext:value-type="string">
            <text:p># CONFIG_NET_VENDOR_BROADCOM is not set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# CONFIG_NET_VENDOR_CIRRUS is not set</text:p>
          </table:table-cell>
          <table:table-cell/>
          <table:table-cell office:value-type="string" calcext:value-type="string">
            <text:p># CONFIG_NET_VENDOR_CIRRU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DM900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NE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NET_VENDOR_EZCHIP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EZCHIP_NPS_MANAGEMENT_ENE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# CONFIG_NET_VENDOR_FARADAY is not set</text:p>
          </table:table-cell>
          <table:table-cell/>
          <table:table-cell office:value-type="string" calcext:value-type="string">
            <text:p># CONFIG_NET_VENDOR_FARADAY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NET_VENDOR_HISILICON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HIX5HD2_GMA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HISI_FEMA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HIP04_ETH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HN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HNS_DSAF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HNS_ENE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NET_VENDOR_HUAWEI=y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# CONFIG_NET_VENDOR_INTEL is not set</text:p>
          </table:table-cell>
          <table:table-cell/>
          <table:table-cell office:value-type="string" calcext:value-type="string">
            <text:p># CONFIG_NET_VENDOR_INTEL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# CONFIG_NET_VENDOR_MARVELL is not set</text:p>
          </table:table-cell>
          <table:table-cell/>
          <table:table-cell office:value-type="string" calcext:value-type="string">
            <text:p># CONFIG_NET_VENDOR_MARVELL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NET_VENDOR_MELLANOX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LXSW_COR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LXFW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# CONFIG_NET_VENDOR_MICREL is not set</text:p>
          </table:table-cell>
          <table:table-cell/>
          <table:table-cell office:value-type="string" calcext:value-type="string">
            <text:p># CONFIG_NET_VENDOR_MICREL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# CONFIG_NET_VENDOR_MICROCHIP is not set</text:p>
          </table:table-cell>
          <table:table-cell/>
          <table:table-cell office:value-type="string" calcext:value-type="string">
            <text:p># CONFIG_NET_VENDOR_MICROCHIP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# CONFIG_NET_VENDOR_NATSEMI is not set</text:p>
          </table:table-cell>
          <table:table-cell/>
          <table:table-cell office:value-type="string" calcext:value-type="string">
            <text:p># CONFIG_NET_VENDOR_NATSEMI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NET_VENDOR_NETRONOME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ETHO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NET_VENDOR_QUALCOMM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QCA7000_SPI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QCOM_EMA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MNE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NET_VENDOR_RENESA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NET_VENDOR_ROCKER=y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# CONFIG_NET_VENDOR_SAMSUNG is not set</text:p>
          </table:table-cell>
          <table:table-cell/>
          <table:table-cell office:value-type="string" calcext:value-type="string">
            <text:p># CONFIG_NET_VENDOR_SAMSUNG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# CONFIG_NET_VENDOR_SEEQ is not set</text:p>
          </table:table-cell>
          <table:table-cell/>
          <table:table-cell office:value-type="string" calcext:value-type="string">
            <text:p># CONFIG_NET_VENDOR_SEEQ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NET_VENDOR_SOLARFLARE=y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# CONFIG_NET_VENDOR_SMSC is not set</text:p>
          </table:table-cell>
          <table:table-cell/>
          <table:table-cell office:value-type="string" calcext:value-type="string">
            <text:p># CONFIG_NET_VENDOR_SMS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NET_VENDOR_STMICRO=y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STMMAC_ETH=y</text:p>
          </table:table-cell>
          <table:table-cell/>
          <table:table-cell office:value-type="string" calcext:value-type="string">
            <text:p>CONFIG_STMMAC_ETH=y</text:p>
          </table:table-cell>
          <table:table-cell table:number-columns-repeated="1020"/>
        </table:table-row>
        <table:table-row table:style-name="ro1">
          <table:table-cell table:style-name="Default" table:number-columns-repeated="2"/>
          <table:table-cell/>
          <table:table-cell office:value-type="string" calcext:value-type="string">
            <text:p>CONFIG_STMMAC_PLATFORM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WMAC_DWC_QOS_ETH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DWMAC_GENERIC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DWMAC_SUNXI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DWMAC_SUN8I=y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# CONFIG_NET_VENDOR_VIA is not set</text:p>
          </table:table-cell>
          <table:table-cell/>
          <table:table-cell office:value-type="string" calcext:value-type="string">
            <text:p># CONFIG_NET_VENDOR_VIA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# CONFIG_NET_VENDOR_WIZNET is not set</text:p>
          </table:table-cell>
          <table:table-cell/>
          <table:table-cell office:value-type="string" calcext:value-type="string">
            <text:p># CONFIG_NET_VENDOR_WIZNE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NET_VENDOR_SYNOPSY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WC_XLGMA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MDIO_DEVICE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MDIO_BU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DIO_BCM_UNIMA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DIO_BITBANG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DIO_BUS_MUX_GPIO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DIO_BUS_MUX_MMIOREG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DIO_HISI_FEMA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MDIO_SUN4I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PHYLIB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WPHY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LED_TRIGGER_PHY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MII PHY device driver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MD_PHY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QUANTIA_PHY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T803X_PHY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BCM7XXX_PHY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BCM87XX_PHY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BROADCOM_PHY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ICADA_PHY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ORTINA_PHY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AVICOM_PHY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P83848_PHY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P83867_PHY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FIXED_PHY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CPLUS_PHY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NTEL_XWAY_PHY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LSI_ET1011C_PHY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LXT_PHY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ARVELL_PHY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ARVELL_10G_PHY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ICREL_PHY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ICROCHIP_PHY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ICROSEMI_PHY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NATIONAL_PHY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QSEMI_PHY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EALTEK_PHY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OCKCHIP_PHY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MSC_PHY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TE10XP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ERANETICS_PHY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VITESSE_PHY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XILINX_GMII2RGMII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ICREL_KS8995MA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PPP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LIP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USB_NET_DRIVER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_CAT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_KAWETH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_PEGASU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_RTL815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_RTL815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_LAN78X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_USBNE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_IPHETH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# CONFIG_WLAN is not set</text:p>
          </table:table-cell>
          <table:table-cell/>
          <table:table-cell office:value-type="string" calcext:value-type="string">
            <text:p># CONFIG_WLAN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Enable WiMAX (Networking options) to see the WiMAX driver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WAN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SDN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NVM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Input device suppor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INPUT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INPUT_LED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NPUT_FF_MEMLES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NPUT_POLLDEV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NPUT_SPARSEKMAP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NPUT_MATRIXKMAP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Userland interface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NPUT_MOUSEDEV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NPUT_JOYDEV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INPUT_EVDEV=y</text:p>
          </table:table-cell>
          <table:table-cell/>
          <table:table-cell office:value-type="string" calcext:value-type="string">
            <text:p>CONFIG_INPUT_EVDEV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NPUT_EVBUG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Input Device Driver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INPUT_KEYBOARD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KEYBOARD_AD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KEYBOARD_ADP5588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KEYBOARD_ADP5589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KEYBOARD_ATKBD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KEYBOARD_QT107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KEYBOARD_QT216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KEYBOARD_DLINK_DIR685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KEYBOARD_LKKBD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KEYBOARD_GPIO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KEYBOARD_GPIO_POLLED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KEYBOARD_TCA6416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KEYBOARD_TCA8418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KEYBOARD_MATRI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KEYBOARD_LM8323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KEYBOARD_LM8333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KEYBOARD_MAX7359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KEYBOARD_MC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KEYBOARD_MPR121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KEYBOARD_NEWTON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KEYBOARD_OPENCORE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KEYBOARD_SAMSUNG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KEYBOARD_STOWAWAY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KEYBOARD_SUNKBD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KEYBOARD_SUN4I_LRADC=y</text:p>
          </table:table-cell>
          <table:table-cell/>
          <table:table-cell office:value-type="string" calcext:value-type="string">
            <text:p>CONFIG_KEYBOARD_SUN4I_LRADC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KEYBOARD_OMAP4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KEYBOARD_TM2_TOUCHKEY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KEYBOARD_XTKBD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KEYBOARD_CAP11X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KEYBOARD_BCM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# CONFIG_INPUT_MOUSE is not set</text:p>
          </table:table-cell>
          <table:table-cell/>
          <table:table-cell office:value-type="string" calcext:value-type="string">
            <text:p># CONFIG_INPUT_MOUS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NPUT_JOYSTICK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NPUT_TABLE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INPUT_TOUCHSCREEN=y</text:p>
          </table:table-cell>
          <table:table-cell/>
          <table:table-cell office:value-type="string" calcext:value-type="string">
            <text:p>CONFIG_INPUT_TOUCHSCREEN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TOUCHSCREEN_PROPERTIE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ADS7846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AD7877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AD7879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AR1021_I2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ATMEL_MX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AUO_PIXCIR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BU21013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CHIPONE_ICN8318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CY8CTMG11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CYTTSP_COR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CYTTSP4_COR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DYNAPRO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HAMPSHIR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EETI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EGALA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EGALAX_SERIAL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FUJITSU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GOODI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ILI210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GUNZ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EKTF2127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ELAN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ELO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WACOM_W8001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WACOM_I2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MAX11801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MCS500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MMS114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MELFAS_MIP4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MTOUCH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IMX6UL_TS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INEXIO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MK71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PENMOUN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EDT_FT5X06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TOUCHRIGH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TOUCHWIN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PIXCIR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WDT87XX_I2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USB_COMPOSIT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TOUCHIT213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TSC_SERIO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TSC2004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TSC2005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TSC2007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RM_T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SILEAD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SIS_I2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ST123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STMFT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TOUCHSCREEN_SUN4I=y</text:p>
          </table:table-cell>
          <table:table-cell/>
          <table:table-cell office:value-type="string" calcext:value-type="string">
            <text:p>CONFIG_TOUCHSCREEN_SUN4I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SURFACE3_SPI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SX8654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TPS6507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ZET6223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ZFORC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ROHM_BU21023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INPUT_MISC=y</text:p>
          </table:table-cell>
          <table:table-cell/>
          <table:table-cell office:value-type="string" calcext:value-type="string">
            <text:p>CONFIG_INPUT_MISC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NPUT_AD714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NPUT_ATMEL_CAPTOUCH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NPUT_BMA15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NPUT_E3X0_BUTTON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NPUT_MMA845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NPUT_GP2A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NPUT_GPIO_BEEPER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NPUT_GPIO_TILT_POLLED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NPUT_GPIO_DECODER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NPUT_ATI_REMOTE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NPUT_KEYSPAN_REMOT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NPUT_KXTJ9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NPUT_POWERMAT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NPUT_YEALINK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NPUT_CM109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NPUT_REGULATOR_HAPTI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INPUT_AXP20X_PEK=y</text:p>
          </table:table-cell>
          <table:table-cell/>
          <table:table-cell office:value-type="string" calcext:value-type="string">
            <text:p>CONFIG_INPUT_AXP20X_PEK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NPUT_UINPU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NPUT_PCF8574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NPUT_PWM_BEEPER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NPUT_PWM_VIBRA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NPUT_GPIO_ROTARY_ENCODER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NPUT_ADXL34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NPUT_IMS_PCU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NPUT_CMA300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NPUT_DRV260X_HAPTIC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NPUT_DRV2665_HAPTIC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NPUT_DRV2667_HAPTIC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MI4_COR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Hardware I/O port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ERIO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ERIO_SERPORT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ERIO_LIBPS2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RIO_RAW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RIO_ALTERA_PS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RIO_PS2MUL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RIO_ARC_PS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RIO_APBPS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RIO_SUN4I_PS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RIO_GPIO_PS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ERIO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GAMEPOR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haracter device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TTY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VT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CONSOLE_TRANSLATION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VT_CONSOLE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VT_CONSOLE_SLEEP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HW_CONSOLE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VT_HW_CONSOLE_BINDING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UNIX98_PTY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LEGACY_PTY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LEGACY_PTY_COUNT=256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RIAL_NONSTANDARD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N_GSM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RACE_SINK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DEVMEM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DEVKMEM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Serial driver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SERIAL_EARLYCON=y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ONFIG_SERIAL_8250=y</text:p>
          </table:table-cell>
          <table:table-cell/>
          <table:table-cell office:value-type="string" calcext:value-type="string">
            <text:p>CONFIG_SERIAL_8250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SERIAL_8250_DEPRECATED_OPTIONS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RIAL_8250_FINTEK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SERIAL_8250_CONSOLE=y</text:p>
          </table:table-cell>
          <table:table-cell/>
          <table:table-cell office:value-type="string" calcext:value-type="string">
            <text:p>CONFIG_SERIAL_8250_CONSOLE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ERIAL_8250_DMA=y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SERIAL_8250_NR_UARTS=8</text:p>
          </table:table-cell>
          <table:table-cell/>
          <table:table-cell office:value-type="string" calcext:value-type="string">
            <text:p>CONFIG_SERIAL_8250_NR_UARTS=8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SERIAL_8250_RUNTIME_UARTS=8</text:p>
          </table:table-cell>
          <table:table-cell/>
          <table:table-cell office:value-type="string" calcext:value-type="string">
            <text:p>CONFIG_SERIAL_8250_RUNTIME_UARTS=8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RIAL_8250_EXTENDED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RIAL_8250_ASPEED_VUAR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ERIAL_8250_FSL=y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SERIAL_8250_DW=y</text:p>
          </table:table-cell>
          <table:table-cell/>
          <table:table-cell office:value-type="string" calcext:value-type="string">
            <text:p>CONFIG_SERIAL_8250_DW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RIAL_8250_EM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RIAL_8250_RT288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SERIAL_OF_PLATFORM=y</text:p>
          </table:table-cell>
          <table:table-cell/>
          <table:table-cell office:value-type="string" calcext:value-type="string">
            <text:p>CONFIG_SERIAL_OF_PLATFORM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Non-8250 serial port suppor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RIAL_EARLYCON_ARM_SEMIHOS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RIAL_MAX310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RIAL_MAX310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RIAL_UARTLIT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ERIAL_CORE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ERIAL_CORE_CONSOLE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RIAL_SCCNXP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RIAL_SC16IS7X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RIAL_BCM63X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RIAL_ALTERA_JTAGUAR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RIAL_ALTERA_UAR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RIAL_IFX6X6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RIAL_XILINX_PS_UAR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RIAL_AR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RIAL_FSL_LPUAR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RIAL_CONEXANT_DIGICOLOR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RIAL_ST_AS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RIAL_DEV_BU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HVC_DC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PMI_HANDLER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# CONFIG_HW_RANDOM is not set</text:p>
          </table:table-cell>
          <table:table-cell/>
          <table:table-cell office:value-type="string" calcext:value-type="string">
            <text:p># CONFIG_HW_RANDOM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3964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AW_DRIVER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CG_TPM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XILLYBU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I2C suppor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I2C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I2C_BOARDINFO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I2C_COMPAT=y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I2C_CHARDEV=y</text:p>
          </table:table-cell>
          <table:table-cell/>
          <table:table-cell office:value-type="string" calcext:value-type="string">
            <text:p>CONFIG_I2C_CHARDEV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2C_MU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I2C_HELPER_AUTO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I2C_ALGOBIT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I2C Hardware Bus suppor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I2C system bus drivers (mostly embedded / system-on-chip)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2C_CBUS_GPIO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2C_DESIGNWARE_PLATFORM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2C_EMEV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2C_GPIO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I2C_MV64XXX=y</text:p>
          </table:table-cell>
          <table:table-cell/>
          <table:table-cell office:value-type="string" calcext:value-type="string">
            <text:p>CONFIG_I2C_MV64XXX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2C_OCORE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2C_PCA_PLATFORM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2C_PXA_PCI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2C_RK3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2C_SIMTE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I2C_SUN6I_P2WI=y</text:p>
          </table:table-cell>
          <table:table-cell/>
          <table:table-cell office:value-type="string" calcext:value-type="string">
            <text:p>CONFIG_I2C_SUN6I_P2WI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2C_XILIN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External I2C/SMBus adapter driver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2C_DIOLAN_U2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2C_PARPORT_LIGH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2C_ROBOTFUZZ_OSIF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2C_TAOS_EVM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2C_TINY_USB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Other I2C/SMBus bus driver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2C_STUB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2C_SLAV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2C_DEBUG_COR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2C_DEBUG_ALGO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2C_DEBUG_BU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SPI=y</text:p>
          </table:table-cell>
          <table:table-cell/>
          <table:table-cell office:value-type="string" calcext:value-type="string">
            <text:p>CONFIG_SPI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PI_MASTER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SPI Master Controller Driver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PI_ALTERA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PI_AXI_SPI_ENGIN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PI_BITBANG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PI_CADENC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PI_DESIGNWAR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PI_GPIO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PI_FSL_SPI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PI_OC_TINY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PI_PXA2XX_PCI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PI_ROCKCHIP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PI_SC18IS60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SPI_SUN4I=y</text:p>
          </table:table-cell>
          <table:table-cell/>
          <table:table-cell office:value-type="string" calcext:value-type="string">
            <text:p>CONFIG_SPI_SUN4I=y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SPI_SUN6I=y</text:p>
          </table:table-cell>
          <table:table-cell/>
          <table:table-cell office:value-type="string" calcext:value-type="string">
            <text:p>CONFIG_SPI_SUN6I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PI_XCOMM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PI_XILIN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PI_ZYNQMP_GQSPI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SPI Protocol Master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PI_SPIDEV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PI_LOOPBACK_TES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PI_TLE62X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PI_SLAV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PMI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HSI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PP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PPS_DEBUG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PPS clients suppor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PPS_CLIENT_KTIMER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PPS_CLIENT_LDIS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PPS_CLIENT_GPIO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PPS generators suppor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PTP clock suppor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PTP_1588_CLOCK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Enable PHYLIB and NETWORK_PHY_TIMESTAMPING to see the additional clocks.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PINCTRL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Pin controller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PINMUX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PINCONF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GENERIC_PINCONF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PINCTRL_AMD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PINCTRL_MCP23S08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PINCTRL_SINGL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PINCTRL_SX150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PINCTRL_SUNXI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PINCTRL_SUN4I_A10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PINCTRL_SUN5I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PINCTRL_SUN6I_A31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PINCTRL_SUN6I_A31_R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PINCTRL_SUN8I_A23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PINCTRL_SUN8I_A33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PINCTRL_SUN8I_A83T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PINCTRL_SUN8I_A83T_R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PINCTRL_SUN8I_A23_R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PINCTRL_SUN8I_H3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PINCTRL_SUN8I_H3_R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PINCTRL_SUN8I_V3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PINCTRL_SUN9I_A80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PINCTRL_SUN9I_A80_R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PINCTRL_SUN50I_A64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PINCTRL_SUN50I_A64_R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PINCTRL_SUN50I_H5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ARCH_HAVE_CUSTOM_GPIO_H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GPIOLIB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OF_GPIO=y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GPIO_SYSFS=y</text:p>
          </table:table-cell>
          <table:table-cell/>
          <table:table-cell office:value-type="string" calcext:value-type="string">
            <text:p>CONFIG_GPIO_SYSF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Memory mapped GPIO driver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GPIO_74XX_MMIO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GPIO_ALTERA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GPIO_AXP209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GPIO_DWAPB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GPIO_FTGPIO01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GPIO_GENERIC_PLATFORM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GPIO_GRGPIO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GPIO_MOCKUP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GPIO_MPC8XX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GPIO_SYSCON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GPIO_XILIN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GPIO_ZEVIO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I2C GPIO expander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GPIO_ADP5588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GPIO_ADNP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GPIO_MAX730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GPIO_MAX732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GPIO_PCA953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GPIO_PCF857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GPIO_SX150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GPIO_TPIC281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MFD GPIO expander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HTC_EGPIO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SPI GPIO expander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GPIO_74X164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GPIO_MAX7301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GPIO_MC3388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GPIO_PISOSR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GPIO_XRA1403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USB GPIO expander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W1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POWER_AV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POWER_RESE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POWER_SUPPLY=y</text:p>
          </table:table-cell>
          <table:table-cell/>
          <table:table-cell office:value-type="string" calcext:value-type="string">
            <text:p>CONFIG_POWER_SUPPLY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POWER_SUPPLY_DEBUG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PDA_POWER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GENERIC_ADC_BATTERY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EST_POWER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BATTERY_DS278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BATTERY_DS278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BATTERY_DS2782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BATTERY_LEGO_EV3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BATTERY_SB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HARGER_SB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BATTERY_BQ27XXX is not set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ONFIG_CHARGER_AXP20X=y</text:p>
          </table:table-cell>
          <table:table-cell/>
          <table:table-cell office:value-type="string" calcext:value-type="string">
            <text:p>CONFIG_CHARGER_AXP20X=y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ONFIG_BATTERY_AXP20X=y</text:p>
          </table:table-cell>
          <table:table-cell/>
          <table:table-cell office:value-type="string" calcext:value-type="string">
            <text:p>CONFIG_BATTERY_AXP20X=y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ONFIG_AXP20X_POWER=y</text:p>
          </table:table-cell>
          <table:table-cell/>
          <table:table-cell office:value-type="string" calcext:value-type="string">
            <text:p>CONFIG_AXP20X_POWER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XP288_FUEL_GAUGE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BATTERY_MAX1704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BATTERY_MAX17042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HARGER_ISP1704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HARGER_MAX8903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HARGER_LP8727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HARGER_GPIO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HARGER_MANAGER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HARGER_LTC365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HARGER_DETECTOR_MAX14656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HARGER_BQ2415X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HARGER_BQ2419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HARGER_BQ24257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HARGER_BQ24735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HARGER_BQ2589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HARGER_SMB347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BATTERY_GAUGE_LTC294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HARGER_RT9455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HWMON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WMON_VID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WMON_DEBUG_CHIP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Native driver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AD7314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AD7414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AD7418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ADM1021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ADM1025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ADM1026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ADM1029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ADM1031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ADM924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ADT731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ADT741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ADT7411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ADT746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ADT747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ADT7475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ASC7621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ASPEED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ATXP1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DS62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DS1621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F71805F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F71882FG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F75375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FTSTEUTATE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GL518SM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GL520SM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G760A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G76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GPIO_FAN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HIH613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IIO_HWMON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IT87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JC4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POWR122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LINEAG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LTC2945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LTC299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LTC4151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LTC4215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LTC422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LTC4245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LTC426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LTC4261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MAX1111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MAX16065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MAX1619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MAX1668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MAX197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MAX3172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MAX6639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MAX664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MAX665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MAX6697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MAX3179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MCP3021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TC654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ADCX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LM63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LM7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LM73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LM75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LM77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LM78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LM8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LM83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LM85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LM87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LM9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LM9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LM93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LM95234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LM95241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LM95245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PC8736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PC87427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NTC_THERMISTOR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NCT6683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NCT6775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NCT7802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NCT7904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PCF859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PMBU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PWM_FAN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SHT15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SHT2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SHT3x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SHTC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DME1737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EMC1403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EMC2103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EMC6W20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SMSC47M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SMSC47M192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SMSC47B397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SCH56XX_COMMON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SCH5627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SCH5636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STTS75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SMM665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ADC128D818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ADS1015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ADS7828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ADS787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AMC682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INA209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INA2XX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INA322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TC74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THMC5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TMP102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TMP103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TMP108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TMP40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TMP42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VT121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W83781D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W83791D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W83792D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W83793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W83795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W83L785T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W83L786NG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W83627HF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W83627EHF is not set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ONFIG_THERMAL=y</text:p>
          </table:table-cell>
          <table:table-cell/>
          <table:table-cell office:value-type="string" calcext:value-type="string">
            <text:p>CONFIG_THERMAL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THERMAL_EMERGENCY_POWEROFF_DELAY_MS=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THERMAL_HWMON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THERMAL_OF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HERMAL_WRITABLE_TRIP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THERMAL_DEFAULT_GOV_STEP_WISE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HERMAL_DEFAULT_GOV_FAIR_SHARE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HERMAL_DEFAULT_GOV_USER_SPACE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HERMAL_DEFAULT_GOV_POWER_ALLOCATOR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HERMAL_GOV_FAIR_SHARE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THERMAL_GOV_STEP_WISE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HERMAL_GOV_BANG_BANG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HERMAL_GOV_USER_SPACE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HERMAL_GOV_POWER_ALLOCATOR is not set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ONFIG_CPU_THERMAL=y</text:p>
          </table:table-cell>
          <table:table-cell/>
          <table:table-cell office:value-type="string" calcext:value-type="string">
            <text:p>CONFIG_CPU_THERMAL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LOCK_THERMAL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HERMAL_EMULATION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QORIQ_THERMAL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ACPI INT340X thermal driver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GENERIC_ADC_THERMAL is not set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ONFIG_WATCHDOG=y</text:p>
          </table:table-cell>
          <table:table-cell/>
          <table:table-cell office:value-type="string" calcext:value-type="string">
            <text:p>CONFIG_WATCHDOG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WATCHDOG_CORE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WATCHDOG_NOWAYOUT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WATCHDOG_HANDLE_BOOT_ENABLED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WATCHDOG_SYSFS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Watchdog Device Driver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OFT_WATCHDOG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GPIO_WATCHDOG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XILINX_WATCHDOG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ZIIRAVE_WATCHDOG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ADENCE_WATCHDOG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W_WATCHDOG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SUNXI_WATCHDOG=y</text:p>
          </table:table-cell>
          <table:table-cell/>
          <table:table-cell office:value-type="string" calcext:value-type="string">
            <text:p>CONFIG_SUNXI_WATCHDOG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AX63XX_WATCHDOG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EN_A21_WD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USB-based Watchdog Card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PCWATCHDOG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Watchdog Pretimeout Governor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WATCHDOG_PRETIMEOUT_GOV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SB_POSSIBLE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Sonics Silicon Backplane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SB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BCMA_POSSIBLE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BCMA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Multifunction device driver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MFD_CORE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ACT8945A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AS3711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AS372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PMIC_ADP552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AAT2870_COR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ATMEL_FLEXCOM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ATMEL_HLCD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BCM590X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BD9571MWV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MFD_AC100=y</text:p>
          </table:table-cell>
          <table:table-cell/>
          <table:table-cell office:value-type="string" calcext:value-type="string">
            <text:p>CONFIG_MFD_AC100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MFD_AXP20X=y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MFD_AXP20X_I2C=y</text:p>
          </table:table-cell>
          <table:table-cell/>
          <table:table-cell office:value-type="string" calcext:value-type="string">
            <text:p>CONFIG_MFD_AXP20X_I2C=y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MFD_AXP20X_RSB=y</text:p>
          </table:table-cell>
          <table:table-cell/>
          <table:table-cell office:value-type="string" calcext:value-type="string">
            <text:p>CONFIG_MFD_AXP20X_RSB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CROS_E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ASIC3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PMIC_DA903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DA9052_SPI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DA9052_I2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DA9055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DA906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DA9063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DA915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DLN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MC13XXX_SPI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MC13XXX_I2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HI6421_PMI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HTC_PASIC3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HTC_I2CPLD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KEMPLD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88PM80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88PM805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88PM860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MAX14577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MAX7762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MAX77686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MAX77693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MAX77843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MAX8907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MAX8925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MAX8997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MFD_MAX8998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MFD_MT6397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MFD_MENF21BMC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EZX_PCAP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MFD_CPCAP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VIPERBOARD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RETU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PCF50633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PM8XX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RT5033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RTSX_USB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RC5T583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RK808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RN5T618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SEC_COR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SI476X_COR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SM501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SKY8145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SMS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BX500_COR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STMP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MFD_SUN6I_PRCM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MFD_SYSCON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TI_AM335X_TSCAD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LP3943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LP8788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TI_LMU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PALMA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PS6105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PS6501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PS6507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TPS65086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TPS6509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TPS65217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TI_LP873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TI_LP87565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TPS65218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TPS6586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TPS6591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TPS65912_I2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TPS65912_SPI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TPS80031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WL4030_COR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WL6040_COR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WL1273_COR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LM3533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TC3589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TMIO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T7L66XB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TC6387XB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TC6393XB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ARIZONA_I2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ARIZONA_SPI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WM840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WM831X_I2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WM831X_SPI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WM8350_I2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WM8994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REGULATOR=y</text:p>
          </table:table-cell>
          <table:table-cell/>
          <table:table-cell office:value-type="string" calcext:value-type="string">
            <text:p>CONFIG_REGULATOR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EGULATOR_DEBUG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REGULATOR_FIXED_VOLTAGE=y</text:p>
          </table:table-cell>
          <table:table-cell/>
          <table:table-cell office:value-type="string" calcext:value-type="string">
            <text:p>CONFIG_REGULATOR_FIXED_VOLTAGE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EGULATOR_VIRTUAL_CONSUMER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EGULATOR_USERSPACE_CONSUMER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EGULATOR_ACT8865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EGULATOR_AD5398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EGULATOR_ANATOP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REGULATOR_AXP20X=y</text:p>
          </table:table-cell>
          <table:table-cell/>
          <table:table-cell office:value-type="string" calcext:value-type="string">
            <text:p>CONFIG_REGULATOR_AXP20X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EGULATOR_DA921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EGULATOR_DA9211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EGULATOR_FAN53555 is not set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ONFIG_REGULATOR_GPIO=y</text:p>
          </table:table-cell>
          <table:table-cell/>
          <table:table-cell office:value-type="string" calcext:value-type="string">
            <text:p>CONFIG_REGULATOR_GPIO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REGULATOR_ISL9305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REGULATOR_ISL6271A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REGULATOR_LP397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REGULATOR_LP3972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REGULATOR_LP872X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REGULATOR_LP8755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REGULATOR_LTC3589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REGULATOR_LTC3676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REGULATOR_MAX1586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REGULATOR_MAX8649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EGULATOR_MAX866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EGULATOR_MAX895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EGULATOR_MAX8973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EGULATOR_MT6311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EGULATOR_PFUZE10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EGULATOR_PV8806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EGULATOR_PV8808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EGULATOR_PV8809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EGULATOR_PWM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EGULATOR_TPS5163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EGULATOR_TPS6236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EGULATOR_TPS65023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EGULATOR_TPS6507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EGULATOR_TPS6513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EGULATOR_TPS6524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EGULATOR_VCTRL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RC_CORE=y</text:p>
          </table:table-cell>
          <table:table-cell/>
          <table:table-cell office:value-type="string" calcext:value-type="string">
            <text:p>CONFIG_RC_CORE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RC_MAP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RC_DECODER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LIR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IR_NEC_DECODER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IR_RC5_DECODER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IR_RC6_DECODER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IR_JVC_DECODER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IR_SONY_DECODER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IR_SANYO_DECODER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IR_SHARP_DECODER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IR_MCE_KBD_DECODER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IR_XMP_DECODER=y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RC_DEVICES=y</text:p>
          </table:table-cell>
          <table:table-cell/>
          <table:table-cell office:value-type="string" calcext:value-type="string">
            <text:p>CONFIG_RC_DEVICE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C_ATI_REMOT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R_HIX5HD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R_IMON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R_MCEUSB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R_REDRAT3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R_STREAMZAP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R_IGORPLUGUSB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R_IGUANA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R_TTUSBIR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C_LOOPBACK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R_GPIO_CIR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IR_SUNXI=y</text:p>
          </table:table-cell>
          <table:table-cell/>
          <table:table-cell office:value-type="string" calcext:value-type="string">
            <text:p>CONFIG_IR_SUNXI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R_SERIAL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R_SIR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MEDIA_SUPPORT=y</text:p>
          </table:table-cell>
          <table:table-cell/>
          <table:table-cell office:value-type="string" calcext:value-type="string">
            <text:p>CONFIG_MEDIA_SUPPORT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Multimedia core suppor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EDIA_CAMERA_SUPPOR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EDIA_ANALOG_TV_SUPPOR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EDIA_DIGITAL_TV_SUPPOR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EDIA_RADIO_SUPPOR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EDIA_SDR_SUPPOR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EDIA_CEC_SUPPOR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VIDEO_ADV_DEBUG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VIDEO_FIXED_MINOR_RANGE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TPCI_EEPROM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Media driver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MEDIA_USB_SUPPORT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Supported MMC/SDIO adapter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YPRESS_FIRMWARE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Media ancillary drivers (tuners, sensors, i2c, spi, frontends)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ustomise DVB Frontend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Tools to develop new frontend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Graphics suppor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MX_IPUV3_COR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DRM=y</text:p>
          </table:table-cell>
          <table:table-cell/>
          <table:table-cell office:value-type="string" calcext:value-type="string">
            <text:p>CONFIG_DRM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RM_DP_AUX_CHARDEV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RM_DEBUG_MM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DRM_KMS_HELPER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DRM_KMS_FB_HELPER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DRM_FBDEV_EMULATION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DRM_FBDEV_OVERALLOC=100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RM_LOAD_EDID_FIRMWAR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DRM_GEM_CMA_HELPER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DRM_KMS_CMA_HELPER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I2C encoder or helper chip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RM_I2C_CH7006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RM_I2C_SIL164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RM_I2C_NXP_TDA998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RM_HDLCD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RM_MALI_DISPLAY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ACP (Audio CoProcessor) Configuration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RM_VGEM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RM_EXYNO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RM_UDL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RM_ARMADA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RM_RCAR_DW_HDMI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DRM_SUN4I=y</text:p>
          </table:table-cell>
          <table:table-cell/>
          <table:table-cell office:value-type="string" calcext:value-type="string">
            <text:p>CONFIG_DRM_SUN4I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DRM_SUN4I_HDMI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RM_SUN4I_HDMI_CE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DRM_SUN4I_BACKEND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DRM_SUN8I_MIXER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RM_OMAP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RM_TILCD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RM_FSL_DCU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RM_STM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DRM_PANEL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Display Panel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RM_PANEL_SAMSUNG_LD904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RM_PANEL_LG_LG4573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RM_PANEL_SAMSUNG_S6E8AA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DRM_BRIDGE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DRM_PANEL_BRIDGE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Display Interface Bridge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RM_ANALOGIX_ANX78X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DRM_DUMB_VGA_DAC=y</text:p>
          </table:table-cell>
          <table:table-cell/>
          <table:table-cell office:value-type="string" calcext:value-type="string">
            <text:p>CONFIG_DRM_DUMB_VGA_DAC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RM_LVDS_ENCODER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RM_MEGACHIPS_STDPXXXX_GE_B850V3_FW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RM_NXP_PTN346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RM_PARADE_PS862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RM_SIL_SII862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RM_SII902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RM_TOSHIBA_TC358767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RM_TI_TFP41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RM_I2C_ADV7511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RM_STI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RM_ARCPGU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RM_MXSFB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RM_TINYDRM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RM_PL111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RM_LEGACY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RM_LIB_RANDOM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Frame buffer Device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FB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FIRMWARE_EDID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FB_CMDLINE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FB_NOTIFY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FB_DD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FB_BOOT_VESA_SUPPOR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FB_CFB_FILLRECT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FB_CFB_COPYAREA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FB_CFB_IMAGEBLIT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FB_CFB_REV_PIXELS_IN_BYT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FB_SYS_FILLRECT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FB_SYS_COPYAREA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FB_SYS_IMAGEBLIT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FB_PROVIDE_GET_FB_UNMAPPED_AREA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FB_FOREIGN_ENDIAN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FB_SYS_FOP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FB_DEFERRED_IO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FB_SVGALIB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FB_MACMODE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FB_BACKLIGH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FB_MODE_HELPER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FB_TILEBLITTING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Frame buffer hardware driver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FB_OPENCORE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FB_S1D13XX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FB_SMSCUF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FB_UDL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FB_IBM_GXT450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FB_VIRTUAL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FB_METRONOM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FB_BROADSHEE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FB_AUO_K190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FB_SIMPLE=y</text:p>
          </table:table-cell>
          <table:table-cell/>
          <table:table-cell office:value-type="string" calcext:value-type="string">
            <text:p>CONFIG_FB_SIMPLE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FB_SSD1307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BACKLIGHT_LCD_SUPPOR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VGASTAT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VIDEOMODE_HELPER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HDMI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sole display driver suppor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DUMMY_CONSOLE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FRAMEBUFFER_CONSOLE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FRAMEBUFFER_CONSOLE_DETECT_PRIMARY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FRAMEBUFFER_CONSOLE_ROTATION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LOGO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SOUND=y</text:p>
          </table:table-cell>
          <table:table-cell/>
          <table:table-cell office:value-type="string" calcext:value-type="string">
            <text:p>CONFIG_SOUND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OUND_OSS_COR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SND=y</text:p>
          </table:table-cell>
          <table:table-cell/>
          <table:table-cell office:value-type="string" calcext:value-type="string">
            <text:p>CONFIG_SND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ND_TIMER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ND_PCM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ND_DMAENGINE_PCM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ND_JACK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ND_JACK_INPUT_DEV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OSSEMUL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ND_PCM_TIMER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HRTIMER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DYNAMIC_MINOR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ND_SUPPORT_OLD_API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ND_PROC_F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ND_VERBOSE_PROCF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VERBOSE_PRINTK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DEBUG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EQUENCER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OPL3_LIB_SEQ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OPL4_LIB_SEQ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ND_DRIVER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DUMMY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ALOOP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MTPAV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SERIAL_U1655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MPU401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HD-Audio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ND_HDA_PREALLOC_SIZE=64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ND_ARM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ND_SPI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ND_USB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USB_AUDIO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USB_UA101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USB_CAIAQ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USB_6FIR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USB_HIFAC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BCD200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USB_POD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USB_PODHD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USB_TONEPOR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USB_VARIA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SND_SOC=y</text:p>
          </table:table-cell>
          <table:table-cell/>
          <table:table-cell office:value-type="string" calcext:value-type="string">
            <text:p>CONFIG_SND_SOC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ND_SOC_GENERIC_DMAENGINE_PCM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SOC_AMD_ACP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ATMEL_SO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DESIGNWARE_I2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SoC Audio for Freescale CPU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mmon SoC Audio options for Freescale CPUs: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SOC_FSL_ASR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SOC_FSL_SAI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SOC_FSL_SSI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SOC_FSL_SPDIF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SOC_FSL_ESAI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SOC_IMX_AUDMU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I2S_HI6210_I2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SOC_IMG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STMicroelectronics STM32 SOC audio suppor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Allwinner SoC Audio suppor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SND_SUN4I_CODEC=y</text:p>
          </table:table-cell>
          <table:table-cell/>
          <table:table-cell office:value-type="string" calcext:value-type="string">
            <text:p>CONFIG_SND_SUN4I_CODEC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SUN8I_CODE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SUN8I_CODEC_ANALOG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SUN4I_I2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SUN4I_SPDIF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SOC_XTFPGA_I2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ZX_TDM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ND_SOC_I2C_AND_SPI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DEC driver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SOC_AC97_CODE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SOC_ADAU1701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SOC_ADAU1761_I2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SOC_ADAU1761_SPI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SOC_ADAU700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SOC_AK4104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SOC_AK4554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SOC_AK4613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SOC_AK464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SOC_AK5386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SOC_ALC5623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SOC_BT_SCO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SOC_CS35L3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SOC_CS35L33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SOC_CS35L34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SOC_CS35L35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SOC_CS42L4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SOC_CS42L51_I2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SOC_CS42L5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SOC_CS42L56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SOC_CS42L73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SOC_CS4265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SOC_CS427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SOC_CS4271_I2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SOC_CS4271_SPI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SOC_CS42XX8_I2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SOC_CS4313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SOC_CS4349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SOC_CS53L3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SOC_DIO2125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SOC_ES7134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ES8316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ES8328_I2C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ES8328_SPI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GTM60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INNO_RK3036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MAX98504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MAX98927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MAX986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MSM8916_WCD_DIGITAL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PCM168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PCM179X_I2C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PCM179X_SPI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PCM3168A_I2C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PCM3168A_SPI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PCM512x_I2C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PCM512x_SPI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RT5616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RT563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RT5677_SPI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SGTL500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SIRF_AUDIO_CODEC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SPDIF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SSM2602_SPI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SSM2602_I2C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SSM4567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STA32X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STA35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STI_SA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TAS2552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TAS5086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TAS571X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TAS572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TFA9879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TLV320AIC23_I2C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TLV320AIC23_SPI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TLV320AIC31XX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TLV320AIC3X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TS3A227E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WM851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WM8523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WM8524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WM858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WM871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WM8728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WM873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WM8737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WM874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WM875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WM8753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WM877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WM8776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WM8804_I2C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WM8804_SPI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WM8903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WM896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WM8962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WM8974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WM8978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WM8985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ZX_AUD96P22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NAU854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NAU881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NAU8824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TPA6130A2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IMPLE_CARD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IMPLE_SCU_CARD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AUDIO_GRAPH_CARD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AUDIO_GRAPH_SCU_CARD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HID suppor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HID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BATTERY_STRENGTH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RAW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UHID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HID_GENERIC=y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Special HID driver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HID_A4TECH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ACCUTOUCH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ACRUX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HID_APPLE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APPLEIR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ASU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AUREAL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HID_BELKIN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BETOP_FF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HID_CHERRY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HID_CHICONY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CORSAIR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PRODIKEY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CMEDIA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HID_CYPRESS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DRAGONRISE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EMS_FF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ELECOM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ELO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HID_EZKEY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GEMBIRD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GFRM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HOLTEK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GT683R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KEYTOUCH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KYE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UCLOGIC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WALTOP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GYRATION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ICADE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HID_ITE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TWINHAN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HID_KENSINGTON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LCPOWER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LED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LENOVO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HID_LOGITECH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LOGITECH_HIDPP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LOGITECH_FF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LOGIRUMBLEPAD2_FF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LOGIG940_FF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LOGIWHEELS_FF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MAGICMOUSE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MAYFLASH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HID_MICROSOFT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HID_MONTEREY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MULTITOUCH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NTI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NTRIG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ORTEK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PANTHERLORD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PENMOUNT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PETALYNX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PICOLCD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PLANTRONIC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PRIMAX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RETRODE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ROCCAT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SAITEK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SAMSUNG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SONY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SPEEDLINK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STEELSERIE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SUNPLU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RMI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GREENASIA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SMARTJOYPLU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TIVO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TOPSEED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THINGM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THRUSTMASTER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UDRAW_PS3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WACOM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WIIMOTE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XINMO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ZEROPLU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ZYDACRON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SENSOR_HUB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ALPS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USB HID suppor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USB_HID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PID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USB_HIDDEV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I2C HID suppor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I2C_HID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USB_OHCI_LITTLE_ENDIAN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USB_SUPPORT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USB_COMMON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USB_ARCH_HAS_HCD=y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ONFIG_USB=y</text:p>
          </table:table-cell>
          <table:table-cell/>
          <table:table-cell office:value-type="string" calcext:value-type="string">
            <text:p>CONFIG_USB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USB_ANNOUNCE_NEW_DEVICES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Miscellaneous USB option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USB_DEFAULT_PERSIST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USB_DYNAMIC_MINOR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USB_OTG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USB_OTG_WHITELIST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USB_LEDS_TRIGGER_USBPORT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USB_MON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USB_WUSB_CBAF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USB Host Controller Driver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USB_C67X00_HCD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USB_XHCI_HCD is not set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ONFIG_USB_EHCI_HCD=y</text:p>
          </table:table-cell>
          <table:table-cell/>
          <table:table-cell office:value-type="string" calcext:value-type="string">
            <text:p>CONFIG_USB_EHCI_HCD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USB_EHCI_ROOT_HUB_TT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USB_EHCI_TT_NEWSCHED=y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ONFIG_USB_EHCI_HCD_PLATFORM=y</text:p>
          </table:table-cell>
          <table:table-cell/>
          <table:table-cell office:value-type="string" calcext:value-type="string">
            <text:p>CONFIG_USB_EHCI_HCD_PLATFORM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USB_OXU210HP_HCD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USB_ISP116X_HCD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USB_ISP1362_HCD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USB_FOTG210_HCD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_MAX3421_HCD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USB_OHCI_HCD=y</text:p>
          </table:table-cell>
          <table:table-cell/>
          <table:table-cell office:value-type="string" calcext:value-type="string">
            <text:p>CONFIG_USB_OHCI_HCD=y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USB_OHCI_HCD_PLATFORM=y</text:p>
          </table:table-cell>
          <table:table-cell/>
          <table:table-cell office:value-type="string" calcext:value-type="string">
            <text:p>CONFIG_USB_OHCI_HCD_PLATFORM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_SL811_HCD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_R8A66597_HCD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_HCD_TEST_MOD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USB Device Class driver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_ACM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_PRINTER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_WDM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_TM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NOTE: USB_STORAGE depends on SCSI but BLK_DEV_SD ma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also be needed; see USB_STORAGE Help for more info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_STORAG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USB Imaging device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_MDC80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_MICROTEK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IP_COR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USB_MUSB_HDRC=y</text:p>
          </table:table-cell>
          <table:table-cell/>
          <table:table-cell office:value-type="string" calcext:value-type="string">
            <text:p>CONFIG_USB_MUSB_HDRC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_MUSB_HOS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_MUSB_GADGE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USB_MUSB_DUAL_ROLE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Platform Glue Layer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USB_MUSB_SUNXI=y</text:p>
          </table:table-cell>
          <table:table-cell/>
          <table:table-cell office:value-type="string" calcext:value-type="string">
            <text:p>CONFIG_USB_MUSB_SUNXI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MUSB DMA mode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USB_PIO_ONLY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_DWC3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_DWC2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USB_CHIPIDEA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USB_ISP1760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USB port driver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_SERIAL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USB Miscellaneous driver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_EMI6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_EMI26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_ADUTU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_SEVSEG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_RIO50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_LEGOTOWER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_LCD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_CYPRESS_CY7C63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_CYTHERM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_IDMOUS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_FTDI_ELAN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_APPLEDISPLAY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_SISUSBVGA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_LD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_TRANCEVIBRATOR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_IOWARRIOR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_TES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_EHSET_TEST_FIXTUR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_ISIGHTFW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_YURE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_EZUSB_FX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_HUB_USB251XB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_HSIC_USB3503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_HSIC_USB4604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_LINK_LAYER_TES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USB Physical Layer driver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USB_PHY=y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NOP_USB_XCEIV=y</text:p>
          </table:table-cell>
          <table:table-cell/>
          <table:table-cell office:value-type="string" calcext:value-type="string">
            <text:p>CONFIG_NOP_USB_XCEIV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M335X_PHY_USB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_GPIO_VBU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_ISP1301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_ULPI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USB_GADGET=y</text:p>
          </table:table-cell>
          <table:table-cell/>
          <table:table-cell office:value-type="string" calcext:value-type="string">
            <text:p>CONFIG_USB_GADGET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USB_GADGET_DEBUG_FILE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USB_GADGET_DEBUG_F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USB_GADGET_VBUS_DRAW=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USB_GADGET_STORAGE_NUM_BUFFERS=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USB Peripheral Controll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USB_FUSB30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USB_FOTG210_UDC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USB_GR_UDC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USB_R8A66597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USB_PXA27X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USB_MV_UDC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USB_MV_U3D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USB_SNP_UDC_PLAT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USB_M66592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USB_BDC_UDC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USB_NET2272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USB_GADGET_XILINX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USB_DUMMY_HCD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USB_CONFIGFS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USB Power Delivery and Type-C driver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YPEC_UCSI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USB_LED_TRIG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USB_ULPI_BU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UWB is not set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ONFIG_MMC=y</text:p>
          </table:table-cell>
          <table:table-cell/>
          <table:table-cell office:value-type="string" calcext:value-type="string">
            <text:p>CONFIG_MMC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PWRSEQ_EMMC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PWRSEQ_SIMPLE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MMC_BLOCK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MMC_BLOCK_MINORS=8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DIO_UAR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MC_TES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MMC/SD/SDIO Host Controller Driver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MC_DEBUG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MC_SDHCI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MC_SPI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MC_DW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MC_VUB30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MC_USH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MC_USDHI6ROL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MMC_SUNXI=y</text:p>
          </table:table-cell>
          <table:table-cell/>
          <table:table-cell office:value-type="string" calcext:value-type="string">
            <text:p>CONFIG_MMC_SUNXI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MC_MTK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EMSTICK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NEW_LEDS=y</text:p>
          </table:table-cell>
          <table:table-cell/>
          <table:table-cell office:value-type="string" calcext:value-type="string">
            <text:p>CONFIG_NEW_LEDS=y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LEDS_CLASS=y</text:p>
          </table:table-cell>
          <table:table-cell/>
          <table:table-cell office:value-type="string" calcext:value-type="string">
            <text:p>CONFIG_LEDS_CLAS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LEDS_CLASS_FLASH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LEDS_BRIGHTNESS_HW_CHANGED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LED driver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LEDS_BCM6328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LEDS_BCM6358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LEDS_LM353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LEDS_LM364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LEDS_PCA953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LEDS_GPIO=y</text:p>
          </table:table-cell>
          <table:table-cell/>
          <table:table-cell office:value-type="string" calcext:value-type="string">
            <text:p>CONFIG_LEDS_GPIO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LEDS_LP3944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LEDS_LP395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LEDS_LP5521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LEDS_LP5523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LEDS_LP556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LEDS_LP8501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LEDS_LP886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LEDS_PCA955X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LEDS_PCA963X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LEDS_DAC124S085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LEDS_PWM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LEDS_REGULATOR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LEDS_BD280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LEDS_LT3593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LEDS_TCA6507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LEDS_TLC591X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LEDS_LM355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LEDS_IS31FL319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LEDS_IS31FL32X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LED driver for blink(1) USB RGB LED is under Special HID drivers (HID_THINGM)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LEDS_BLINKM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LEDS_SYSCON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LEDS_USER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LED Trigger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LEDS_TRIGGERS=y</text:p>
          </table:table-cell>
          <table:table-cell/>
          <table:table-cell office:value-type="string" calcext:value-type="string">
            <text:p>CONFIG_LEDS_TRIGGER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LEDS_TRIGGER_TIMER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LEDS_TRIGGER_ONESHO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LEDS_TRIGGER_DISK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LEDS_TRIGGER_HEARTBEAT=y</text:p>
          </table:table-cell>
          <table:table-cell/>
          <table:table-cell office:value-type="string" calcext:value-type="string">
            <text:p>CONFIG_LEDS_TRIGGER_HEARTBEAT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LEDS_TRIGGER_BACKLIGH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LEDS_TRIGGER_CPU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LEDS_TRIGGER_GPIO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LEDS_TRIGGER_DEFAULT_ON=y</text:p>
          </table:table-cell>
          <table:table-cell/>
          <table:table-cell office:value-type="string" calcext:value-type="string">
            <text:p>CONFIG_LEDS_TRIGGER_DEFAULT_ON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iptables trigger is under Netfilter config (LED target)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LEDS_TRIGGER_TRANSIENT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LEDS_TRIGGER_CAMERA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LEDS_TRIGGER_PANIC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CCESSIBILITY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EDAC_ATOMIC_SCRUB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EDAC_SUPPORT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RTC_LIB=y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ONFIG_RTC_CLASS=y</text:p>
          </table:table-cell>
          <table:table-cell/>
          <table:table-cell office:value-type="string" calcext:value-type="string">
            <text:p>CONFIG_RTC_CLASS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RTC_HCTOSY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RTC_HCTOSYS_DEVICE="rtc0"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RTC_SYSTOHC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RTC_SYSTOHC_DEVICE="rtc0"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TC_DEBUG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RTC_NVMEM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RTC interface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# CONFIG_RTC_INTF_SYSFS is not set</text:p>
          </table:table-cell>
          <table:table-cell/>
          <table:table-cell office:value-type="string" calcext:value-type="string">
            <text:p># CONFIG_RTC_INTF_SYSF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# CONFIG_RTC_INTF_PROC is not set</text:p>
          </table:table-cell>
          <table:table-cell/>
          <table:table-cell office:value-type="string" calcext:value-type="string">
            <text:p># CONFIG_RTC_INTF_PRO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RTC_INTF_DEV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TC_INTF_DEV_UIE_EMUL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TC_DRV_TES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I2C RTC driver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TC_DRV_ABB5ZES3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TC_DRV_ABX80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RTC_DRV_AC100=y</text:p>
          </table:table-cell>
          <table:table-cell/>
          <table:table-cell office:value-type="string" calcext:value-type="string">
            <text:p>CONFIG_RTC_DRV_AC100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TC_DRV_DS1307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TC_DRV_DS1374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TC_DRV_DS167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TC_DRV_HYM8563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TC_DRV_MAX690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TC_DRV_RS5C37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TC_DRV_ISL1208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TC_DRV_ISL12022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RTC_DRV_X1205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RTC_DRV_PCF8523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TC_DRV_PCF85063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TC_DRV_PCF8563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TC_DRV_PCF8583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TC_DRV_M41T8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TC_DRV_BQ32K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TC_DRV_S35390A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TC_DRV_FM313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TC_DRV_RX801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TC_DRV_RX8581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TC_DRV_RX8025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TC_DRV_EM3027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TC_DRV_RV8803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SPI RTC driver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TC_DRV_M41T93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TC_DRV_M41T94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TC_DRV_DS130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TC_DRV_DS1305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TC_DRV_DS1343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TC_DRV_DS1347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TC_DRV_DS139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TC_DRV_MAX6916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TC_DRV_R9701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TC_DRV_RX4581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TC_DRV_RX611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RTC_DRV_RS5C348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RTC_DRV_MAX6902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RTC_DRV_PCF2123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RTC_DRV_MCP795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RTC_I2C_AND_SPI=y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SPI and I2C RTC driver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RTC_DRV_DS3232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RTC_DRV_PCF2127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RTC_DRV_RV3029C2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Platform RTC driver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RTC_DRV_CMOS is not set</text:p>
          </table:table-cell>
          <table:table-cell table:number-columns-repeated="1020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# CONFIG_RTC_DRV_DS1286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RTC_DRV_DS151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RTC_DRV_DS1553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RTC_DRV_DS1685_FAMILY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RTC_DRV_DS1742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RTC_DRV_DS2404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RTC_DRV_STK17TA8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RTC_DRV_M48T86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RTC_DRV_M48T35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RTC_DRV_M48T59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RTC_DRV_MSM6242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RTC_DRV_BQ4802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RTC_DRV_RP5C0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RTC_DRV_V302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RTC_DRV_ZYNQMP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on-CPU RTC driver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RTC_DRV_SUN6I=y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ONFIG_RTC_DRV_SUNXI=y</text:p>
          </table:table-cell>
          <table:table-cell/>
          <table:table-cell office:value-type="string" calcext:value-type="string">
            <text:p>CONFIG_RTC_DRV_SUNXI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RTC_DRV_FTRTC01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RTC_DRV_SNV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RTC_DRV_R7301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HID Sensor RTC driver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RTC_DRV_HID_SENSOR_TIME is not set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ONFIG_DMADEVICES=y</text:p>
          </table:table-cell>
          <table:table-cell/>
          <table:table-cell office:value-type="string" calcext:value-type="string">
            <text:p>CONFIG_DMADEVICES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DMADEVICES_DEBUG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DMA Device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DMA_ENGINE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DMA_VIRTUAL_CHANNELS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DMA_OF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LTERA_MSGDMA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DMA_SUN4I=y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ONFIG_DMA_SUN6I=y</text:p>
          </table:table-cell>
          <table:table-cell/>
          <table:table-cell office:value-type="string" calcext:value-type="string">
            <text:p>CONFIG_DMA_SUN6I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FSL_EDMA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INTEL_IDMA64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BPFAXI_DMA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QCOM_HIDMA_MGMT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QCOM_HIDMA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DW_DMAC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DMA Client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SYNC_TX_DMA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DMATEST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DMABUF option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SYNC_FILE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W_SYNC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UXDISPLAY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UIO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VIRT_DRIVERS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Virtio driver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VIRTIO_MMIO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Microsoft Hyper-V guest suppor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YPERV_TSCPAGE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TAGING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GOLDFISH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HROME_PLATFORM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CLKDEV_LOOKUP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HAVE_CLK_PREPARE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COMMON_CLK=y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mmon Clock Framework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LK_HSDK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OMMON_CLK_SI5351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OMMON_CLK_SI514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OMMON_CLK_SI57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OMMON_CLK_CDCE706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OMMON_CLK_CDCE925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OMMON_CLK_CS2000_CP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LK_QORIQ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OMMON_CLK_NXP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OMMON_CLK_PWM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OMMON_CLK_PXA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OMMON_CLK_PIC3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OMMON_CLK_VC5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UNXI_CCU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UN4I_A10_CCU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UN5I_CCU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UN6I_A31_CCU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UN8I_A23_CCU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UN8I_A33_CCU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UN8I_A83T_CCU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UN8I_H3_CCU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SUN8I_V3S_CCU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UN8I_DE2_CCU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SUN8I_R40_CCU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SUN9I_A80_CCU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SUN8I_R_CCU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WSPINLOCK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lock Source driver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TIMER_OF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TIMER_PROBE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CLKSRC_MMIO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SUN4I_TIMER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SUN5I_HSTIMER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ARM_ARCH_TIMER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ARM_ARCH_TIMER_EVTSTREAM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RM_TIMER_SP804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TMEL_PIT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H_TIMER_CMT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H_TIMER_MTU2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H_TIMER_TMU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EM_TIMER_STI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MAILBOX is not set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# CONFIG_IOMMU_SUPPORT is not set</text:p>
          </table:table-cell>
          <table:table-cell/>
          <table:table-cell office:value-type="string" calcext:value-type="string">
            <text:p># CONFIG_IOMMU_SUPPORT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Remoteproc driver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REMOTEPROC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Rpmsg driver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SOC (System On Chip) specific Driver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Amlogic SoC driver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Broadcom SoC driver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OC_BRCMSTB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i.MX SoC driver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Qualcomm SoC driver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SUNXI_SRAM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OC_TI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PM_DEVFREQ is not set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ONFIG_EXTCON=y</text:p>
          </table:table-cell>
          <table:table-cell/>
          <table:table-cell office:value-type="string" calcext:value-type="string">
            <text:p>CONFIG_EXTCON=y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Extcon Device Driver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EXTCON_ADC_JACK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EXTCON_AXP288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EXTCON_GPIO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EXTCON_MAX3355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EXTCON_RT8973A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EXTCON_SM5502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EXTCON_USB_GPIO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MEMORY is not set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ONFIG_IIO=y</text:p>
          </table:table-cell>
          <table:table-cell/>
          <table:table-cell office:value-type="string" calcext:value-type="string">
            <text:p>CONFIG_IIO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IIO_BUFFER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IIO_CONFIGF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IIO_TRIGGER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IIO_SW_DEVICE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IIO_SW_TRIGGER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Accelerometer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DXL345_I2C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DXL345_SPI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BMA18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BMA22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BMC150_ACCEL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DA28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DA31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DMARD06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DMARD09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DMARD1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IIO_ST_ACCEL_3AXI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KXSD9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KXCJK1013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MC323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MMA7455_I2C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MMA7455_SPI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MMA766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MMA8452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MMA955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MMA9553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XC4005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XC6255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CA300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TK831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TK8BA5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Analog to digital converter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D7266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D7291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D7298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D7476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D7766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D7791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D7793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D7887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D7923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D799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AXP20X_ADC=y</text:p>
          </table:table-cell>
          <table:table-cell/>
          <table:table-cell office:value-type="string" calcext:value-type="string">
            <text:p>CONFIG_AXP20X_ADC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XP288_ADC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C10001_ADC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ENVELOPE_DETECTOR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8435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X71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INA2XX_ADC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LTC247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LTC2485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LTC2497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MAX1027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MAX1110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MAX1118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MAX1363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MAX961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MCP320X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MCP3422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AU7802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UN4I_GPADC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I_ADC081C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I_ADC0832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I_ADC084S02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I_ADC12138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I_ADC108S102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I_ADC128S052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I_ADC161S626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I_ADS1015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I_ADS795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I_ADS8688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I_TLC454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VF610_ADC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Amplifier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D8366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hemical Sensor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TLAS_PH_SENSOR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CS81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IAQCORE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VZ89X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Hid Sensor IIO Comm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SSP Sensor Comm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IIO_SSP_SENSORHUB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unter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Digital to analog converter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D5064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D536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D538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D542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D5446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D5449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D5592R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D5593R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D5504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D5624R_SPI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LTC2632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D5686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D5755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D576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D5764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D579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D7303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D880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DPOT_DAC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M62332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MAX517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MAX582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MCP4725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MCP4922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VF610_DAC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IIO dummy driv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Frequency Synthesizers DDS/PL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lock Generator/Distribu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D9523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Phase-Locked Loop (PLL) frequency synthesizer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DF4350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Digital gyroscope sensor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DIS1608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DIS1613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DIS16136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DIS1626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DXRS45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BMG16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MPU3050_I2C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IIO_ST_GYRO_3AXI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ITG3200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Health Sensor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Heart Rate Monitor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FE4403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FE4404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MAX3010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MAX30102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Humidity sensor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M2315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DHT1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DC100X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TS22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TU2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I7005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I7020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Inertial measurement unit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DIS1640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DIS1648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BMI160_I2C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BMI160_SPI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KMX6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INV_MPU6050_SPI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IIO_ST_LSM6DSX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Light sensor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DJD_S31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L3320A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PDS930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PDS996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BH175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BH178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M3218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M3232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M3323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M3605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M3665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GP2AP020A00F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ISL29018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ISL29028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ISL29125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JSA1212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RPR052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LTR50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MAX4400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OPT300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PA1220300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I1145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TK331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CS3414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CS3472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TSL2563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SL2583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SL453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US5182D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VCNL400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VEML607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VL6180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Magnetometer sensor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K8974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K8975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K0991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BMC150_MAGN_I2C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BMC150_MAGN_SPI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MAG311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MMC3524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IIO_ST_MAGN_3AXI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HMC5843_I2C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HMC5843_SPI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Multiplexer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IIO_MUX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Inclinometer sensor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Digital potentiometer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DS1803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MAX548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MAX5487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MCP413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MCP453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PL0102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Digital potentiostat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LMP91000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Pressure sensor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BP060MG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BMP28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P03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MPL115_I2C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MPL115_SPI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MPL3115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MS561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MS5637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IIO_ST_PRES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5403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P206C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ZPA2326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Lightning sensor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S3935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Proximity and distance sensor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LIDAR_LITE_V2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RF04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X950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RF08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Temperature sensor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MAXIM_THERMOCOUPLE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MLX90614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MP006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MP007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SYS0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SYS02D is not set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ONFIG_PWM=y</text:p>
          </table:table-cell>
          <table:table-cell/>
          <table:table-cell office:value-type="string" calcext:value-type="string">
            <text:p>CONFIG_PWM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PWM_SYSFS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PWM_FSL_FTM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PWM_PCA9685 is not set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ONFIG_PWM_SUN4I=y</text:p>
          </table:table-cell>
          <table:table-cell/>
          <table:table-cell office:value-type="string" calcext:value-type="string">
            <text:p>CONFIG_PWM_SUN4I=y</text:p>
          </table:table-cell>
          <table:table-cell table:number-columns-repeated="1020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CONFIG_IRQCHIP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ARM_GIC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ARM_GIC_MAX_NR=1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IPACK_BU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ARCH_HAS_RESET_CONTROLLER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RESET_CONTROLLER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RESET_ATH79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RESET_BERLIN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RESET_IMX7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RESET_LANTIQ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RESET_LPC18XX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RESET_MESON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RESET_PISTACHIO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RESET_SOCFPGA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RESET_STM3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RESET_SUNXI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ESET_TI_SYSCON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ESET_ZYNQ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ESET_TEGRA_BPMP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FM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PHY Subsystem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GENERIC_PHY=y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PHY_SUN4I_USB=y</text:p>
          </table:table-cell>
          <table:table-cell/>
          <table:table-cell office:value-type="string" calcext:value-type="string">
            <text:p>CONFIG_PHY_SUN4I_USB=y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PHY_SUN9I_USB=y</text:p>
          </table:table-cell>
          <table:table-cell/>
          <table:table-cell office:value-type="string" calcext:value-type="string">
            <text:p>CONFIG_PHY_SUN9I_USB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BCM_KONA_USB2_PHY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PHY_PXA_28NM_HSI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PHY_PXA_28NM_USB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PHY_CPCAP_USB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POWERCAP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CB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Performance monitor suppor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ARM_PMU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RAS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Android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NDROID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A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NVMEM=y</text:p>
          </table:table-cell>
          <table:table-cell/>
          <table:table-cell office:value-type="string" calcext:value-type="string">
            <text:p>CONFIG_NVMEM=y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NVMEM_SUNXI_SID=y</text:p>
          </table:table-cell>
          <table:table-cell/>
          <table:table-cell office:value-type="string" calcext:value-type="string">
            <text:p>CONFIG_NVMEM_SUNXI_SID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TM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NTEL_TH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FPGA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FSI suppor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FSI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EE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Firmware Driver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ARM_PSCI_FW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RM_PSCI_CHECKER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FIRMWARE_MEMMAP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FW_CFG_SYSF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HAVE_ARM_SMCCC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GOOGLE_FIRMWARE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Tegra firmware driv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File system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DCACHE_WORD_ACCES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EXT2_F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EXT3_F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EXT4_FS=y</text:p>
          </table:table-cell>
          <table:table-cell/>
          <table:table-cell office:value-type="string" calcext:value-type="string">
            <text:p>CONFIG_EXT4_F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EXT4_USE_FOR_EXT2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EXT4_FS_POSIX_ACL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EXT4_FS_SECURITY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EXT4_ENCRYPTION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EXT4_DEBUG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JBD2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JBD2_DEBUG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FS_MBCACHE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EISERFS_F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JFS_F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XFS_F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GFS2_F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BTRFS_F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ILFS2_F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F2FS_F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FS_POSIX_ACL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EXPORTFS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EXPORTFS_BLOCK_OP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FILE_LOCKING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MANDATORY_FILE_LOCKING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FS_ENCRYPTION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FSNOTIFY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DNOTIFY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INOTIFY_USER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FANOTIFY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QUOTA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QUOTACTL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UTOFS4_F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FUSE_F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OVERLAY_FS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ache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FSCACHE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D-ROM/DVD Filesystem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SO9660_F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DF_F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DOS/FAT/NT Filesystem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FAT_F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SDOS_F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VFAT_FS=y</text:p>
          </table:table-cell>
          <table:table-cell/>
          <table:table-cell office:value-type="string" calcext:value-type="string">
            <text:p>CONFIG_VFAT_F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FAT_DEFAULT_CODEPAGE=437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FAT_DEFAULT_IOCHARSET="iso8859-1"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FAT_DEFAULT_UTF8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TFS_FS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Pseudo filesystem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PROC_FS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PROC_SYSCTL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PROC_PAGE_MONITOR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PROC_CHILDREN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KERNFS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SYSFS=y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ONFIG_TMPFS=y</text:p>
          </table:table-cell>
          <table:table-cell/>
          <table:table-cell office:value-type="string" calcext:value-type="string">
            <text:p>CONFIG_TMPFS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MPFS_POSIX_ACL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MPFS_XATTR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UGETLB_PAGE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ONFIGFS_F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MISC_FILESYSTEMS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ORANGEFS_F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DFS_F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FFS_F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ECRYPT_F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FS_F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FSPLUS_F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BEFS_F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BFS_F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EFS_F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AMF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QUASHF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VXFS_F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MINIX_F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OMFS_F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PFS_F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QNX4FS_F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QNX6FS_F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ROMFS_F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PSTORE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YSV_F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UFS_F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NETWORK_FILESYSTEMS=y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ONFIG_NFS_FS=y</text:p>
          </table:table-cell>
          <table:table-cell/>
          <table:table-cell office:value-type="string" calcext:value-type="string">
            <text:p>CONFIG_NFS_FS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NFS_V2=y</text:p>
          </table:table-cell>
          <table:table-cell table:number-columns-repeated="1020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CONFIG_NFS_V3=y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ONFIG_NFS_V3_ACL=y</text:p>
          </table:table-cell>
          <table:table-cell/>
          <table:table-cell office:value-type="string" calcext:value-type="string">
            <text:p>CONFIG_NFS_V3_ACL=y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ONFIG_NFS_V4=y</text:p>
          </table:table-cell>
          <table:table-cell/>
          <table:table-cell office:value-type="string" calcext:value-type="string">
            <text:p>CONFIG_NFS_V4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FS_SWAP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FS_V4_1 is not set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ONFIG_ROOT_NFS=y</text:p>
          </table:table-cell>
          <table:table-cell/>
          <table:table-cell office:value-type="string" calcext:value-type="string">
            <text:p>CONFIG_ROOT_NFS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FS_USE_LEGACY_DN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NFS_USE_KERNEL_DNS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FSD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GRACE_PERIOD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LOCKD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LOCKD_V4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NFS_ACL_SUPPORT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NFS_COMMON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UNRPC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UNRPC_GS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UNRPC_DEBUG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EPH_F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IF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NCP_F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ODA_F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FS_F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NLS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NLS_DEFAULT="iso8859-1"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ONFIG_NLS_CODEPAGE_437=y</text:p>
          </table:table-cell>
          <table:table-cell/>
          <table:table-cell office:value-type="string" calcext:value-type="string">
            <text:p>CONFIG_NLS_CODEPAGE_437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LS_CODEPAGE_737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LS_CODEPAGE_775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LS_CODEPAGE_85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LS_CODEPAGE_852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LS_CODEPAGE_855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LS_CODEPAGE_857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LS_CODEPAGE_86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LS_CODEPAGE_86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LS_CODEPAGE_862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LS_CODEPAGE_863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LS_CODEPAGE_864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LS_CODEPAGE_865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LS_CODEPAGE_866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LS_CODEPAGE_869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LS_CODEPAGE_936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LS_CODEPAGE_95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NLS_CODEPAGE_93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NLS_CODEPAGE_949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NLS_CODEPAGE_874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NLS_ISO8859_8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LS_CODEPAGE_125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LS_CODEPAGE_125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LS_ASCII is not set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ONFIG_NLS_ISO8859_1=y</text:p>
          </table:table-cell>
          <table:table-cell/>
          <table:table-cell office:value-type="string" calcext:value-type="string">
            <text:p>CONFIG_NLS_ISO8859_1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LS_ISO8859_2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LS_ISO8859_3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LS_ISO8859_4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LS_ISO8859_5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LS_ISO8859_6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LS_ISO8859_7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LS_ISO8859_9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LS_ISO8859_13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LS_ISO8859_14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LS_ISO8859_15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LS_KOI8_R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LS_KOI8_U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LS_MAC_ROMAN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LS_MAC_CELTIC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LS_MAC_CENTEURO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LS_MAC_CROATIAN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LS_MAC_CYRILLIC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LS_MAC_GAELIC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LS_MAC_GREEK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LS_MAC_ICELAND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LS_MAC_INUIT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LS_MAC_ROMANIAN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LS_MAC_TURKISH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LS_UTF8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Kernel hacking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printk and dmesg option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ONFIG_PRINTK_TIME=y</text:p>
          </table:table-cell>
          <table:table-cell/>
          <table:table-cell office:value-type="string" calcext:value-type="string">
            <text:p>CONFIG_PRINTK_TIME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CONSOLE_LOGLEVEL_DEFAULT=7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MESSAGE_LOGLEVEL_DEFAULT=4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DYNAMIC_DEBUG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mpile-time checks and compiler option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ENABLE_WARN_DEPRECATED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ENABLE_MUST_CHECK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FRAME_WARN=1024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TRIP_ASM_SYM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UNUSED_SYMBOLS is not set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ONFIG_DEBUG_FS=y</text:p>
          </table:table-cell>
          <table:table-cell/>
          <table:table-cell office:value-type="string" calcext:value-type="string">
            <text:p>CONFIG_DEBUG_FS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EADERS_CHECK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DEBUG_SECTION_MISMATCH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SECTION_MISMATCH_WARN_ONLY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MAGIC_SYSRQ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DEBUG_KERNEL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Memory Debugging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PAGE_EXTENSION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PAGE_POISONING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DEBUG_RODATA_TEST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LUB_DEBUG_ON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LUB_STAT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HAVE_DEBUG_KMEMLEAK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ARCH_HAS_DEBUG_VIRTUAL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DEBUG_MEMORY_INIT=y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Debug Lockups and Hang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PANIC_ON_OOP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PANIC_ON_OOPS_VALUE=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PANIC_TIMEOUT=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CHED_INFO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DEBUG_TIMEKEEPING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Lock Debugging (spinlocks, mutexes, etc...)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WW_MUTEX_SELFTEST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TACKTRACE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WARN_ALL_UNSEEDED_RANDOM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DEBUG_BUGVERBOSE=y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RCU Debugging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PROVE_RCU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ORTURE_TEST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RCU_CPU_STALL_TIMEOUT=21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HAVE_FUNCTION_TRACER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HAVE_FUNCTION_GRAPH_TRACER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HAVE_DYNAMIC_FTRACE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HAVE_DYNAMIC_FTRACE_WITH_REGS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HAVE_FTRACE_MCOUNT_RECORD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HAVE_SYSCALL_TRACEPOINTS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HAVE_C_RECORDMCOUNT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TRACING_SUPPORT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FTRACE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DMA_API_DEBUG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Runtime Testing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LKDTM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EST_LIST_SORT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EST_SORT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TOMIC64_SELFTEST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EST_HEXDUMP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EST_STRING_HELPER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EST_KSTRTOX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EST_PRINTF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EST_BITMAP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EST_UUID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EST_RHASHTABLE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EST_HASH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EST_LKM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EST_USER_COPY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EST_BPF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EST_FIRMWARE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EST_SYSCTL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EST_UDELAY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EST_STATIC_KEY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EST_KMOD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MEMTEST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BUG_ON_DATA_CORRUPTION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AMPLE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HAVE_ARCH_KGDB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RCH_WANTS_UBSAN_NO_NULL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UBSAN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ARCH_HAS_DEVMEM_IS_ALLOWED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TRICT_DEVMEM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ARM_UNWIND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DEBUG_USER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DEBUG_LL_INCLUDE="mach/debug-macro.S"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DEBUG_UART_825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UNCOMPRESS_INCLUDE="debug/uncompress.h"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PID_IN_CONTEXTIDR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ORESIGHT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Security option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KEYS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PERSISTENT_KEYRING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BIG_KEY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ENCRYPTED_KEY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KEY_DH_OPERATION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CURITY_DMESG_RESTRICT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CURITY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CURITYF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HAVE_HARDENED_USERCOPY_ALLOCATOR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ARDENED_USERCOPY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TATIC_USERMODEHELPER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DEFAULT_SECURITY_DAC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DEFAULT_SECURITY=""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CRYPTO=y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rypto core or help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CRYPTO_ALGAPI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CRYPTO_ALGAPI2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CRYPTO_AEAD=m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CRYPTO_AEAD2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CRYPTO_BLKCIPHER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CRYPTO_BLKCIPHER2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CRYPTO_HASH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CRYPTO_HASH2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CRYPTO_RNG=m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CRYPTO_RNG2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CRYPTO_RNG_DEFAULT=m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CRYPTO_AKCIPHER2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CRYPTO_KPP2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CRYPTO_ACOMP2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RSA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DH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ECDH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CRYPTO_MANAGER=m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CRYPTO_MANAGER2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USER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CRYPTO_MANAGER_DISABLE_TESTS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GF128MUL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CRYPTO_NULL=m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CRYPTO_NULL2=y</text:p>
          </table:table-cell>
          <table:table-cell table:number-columns-repeated="1020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# CONFIG_CRYPTO_PCRYPT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CRYPTO_WORKQUEUE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CRYPTD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MCRYPTD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AUTHENC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TEST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Authenticated Encryption with Associated Dat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CCM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GCM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CHACHA20POLY1305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SEQIV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CRYPTO_ECHAINIV=m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Block mode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CBC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CTR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CT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ECB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LRW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PCBC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XT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KEYWRAP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Hash mode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CMAC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CRYPTO_HMAC=m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XCBC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VMAC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Diges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CRYPTO_CRC32C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CRC32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CRCT10DIF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GHASH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POLY1305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MD4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CRYPTO_MD5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MICHAEL_MIC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RMD128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RMD16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RMD256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RMD32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CRYPTO_SHA1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CRYPTO_SHA256=m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SHA512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SHA3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TGR192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WP512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ipher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CRYPTO_AES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AES_TI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ANUBI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ARC4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BLOWFISH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CAMELLIA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CAST5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CAST6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CRYPTO_DES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FCRYPT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KHAZAD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SALSA2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CHACHA2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SEED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SERPENT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TEA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TWOFISH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mpress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DEFLATE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LZO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842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LZ4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LZ4HC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Random Number Genera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ANSI_CPRNG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CRYPTO_DRBG_MENU=m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CRYPTO_DRBG_HMAC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DRBG_HASH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CRYPTO_DRBG=m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CRYPTO_JITTERENTROPY=m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USER_API_HASH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USER_API_SKCIPHER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USER_API_RNG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USER_API_AEAD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CRYPTO_HW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DEV_FSL_CAAM_CRYPTO_API_DESC is not set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ONFIG_CRYPTO_DEV_SUN4I_SS=y</text:p>
          </table:table-cell>
          <table:table-cell/>
          <table:table-cell office:value-type="string" calcext:value-type="string">
            <text:p>CONFIG_CRYPTO_DEV_SUN4I_SS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DEV_SUN4I_SS_PRNG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SYMMETRIC_KEY_TYPE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ertificates for signature checking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YSTEM_BLACKLIST_KEYRING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RM_CRYPTO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BINARY_PRINTF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Library routine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BITREVERSE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HAVE_ARCH_BITREVERSE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RATIONAL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GENERIC_STRNCPY_FROM_USER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GENERIC_STRNLEN_USER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GENERIC_NET_UTILS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GENERIC_PCI_IOMAP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GENERIC_IO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ARCH_USE_CMPXCHG_LOCKREF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C_CCITT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CRC16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C_T10DIF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C_ITU_T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CRC32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C32_SELFTEST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CRC32_SLICEBY8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C32_SLICEBY4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C32_SARWATE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C32_BIT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C4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C7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LIBCRC32C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C8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UDIT_ARCH_COMPAT_GENERIC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RANDOM32_SELFTEST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ZLIB_INFLATE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LZO_DECOMPRESS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LZ4_DECOMPRESS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XZ_DEC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XZ_DEC_X86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XZ_DEC_POWERPC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XZ_DEC_IA64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XZ_DEC_ARM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XZ_DEC_ARMTHUMB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XZ_DEC_SPARC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XZ_DEC_BCJ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XZ_DEC_TEST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DECOMPRESS_GZIP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DECOMPRESS_BZIP2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DECOMPRESS_LZMA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DECOMPRESS_XZ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DECOMPRESS_LZO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DECOMPRESS_LZ4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GENERIC_ALLOCATOR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ASSOCIATIVE_ARRAY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HAS_IOMEM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HAS_IOPORT_MAP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HAS_DMA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DMA_NOOP_OP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DMA_VIRT_OP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CPU_RMAP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DQL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GLOB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GLOB_SELFTEST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NLATTR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ORDIC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DDR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IRQ_POLL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LIBFDT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OID_REGISTRY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FONT_SUPPORT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FONT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FONT_8x8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FONT_8x16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G_SPLIT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SG_POOL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ARCH_HAS_SG_CHAIN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SBITMAP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TRING_SELFTEST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VIRTUALIZATION is not set</text:p>
          </table:table-cell>
          <table:table-cell table:number-columns-repeated="1020"/>
        </table:table-row>
        <table:table-row table:style-name="ro1" table:number-rows-repeated="10447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b734_config_u" table:style-name="ta1">
        <table:table-column table:style-name="co1" table:number-columns-repeated="2" table:default-cell-style-name="Default"/>
        <table:table-row table:style-name="ro1" table:number-rows-repeated="3">
          <table:table-cell table:number-columns-repeated="2"/>
        </table:table-row>
        <table:table-row table:style-name="ro1">
          <table:table-cell/>
          <table:table-cell office:value-type="string" calcext:value-type="string">
            <text:p>#CONFIG_NET is not selected</text:p>
          </table:table-cell>
        </table:table-row>
      </table:table>
      <table:table table:name="sun8i_a33_mb734.dts" table:style-name="ta1">
        <table:table-column table:style-name="co17" table:default-cell-style-name="ce47"/>
        <table:table-column table:style-name="co18" table:default-cell-style-name="ce54"/>
        <table:table-column table:style-name="co18" table:number-columns-repeated="13" table:default-cell-style-name="ce47"/>
        <table:table-column table:style-name="co18" table:default-cell-style-name="ce54"/>
        <table:table-column table:style-name="co18" table:number-columns-repeated="110" table:default-cell-style-name="ce47"/>
        <table:table-column table:style-name="co19" table:default-cell-style-name="ce47"/>
        <table:table-column table:style-name="co1" table:number-columns-repeated="897" table:default-cell-style-name="ce47"/>
        <table:table-row table:style-name="ro4">
          <table:table-cell table:style-name="ce29"/>
          <table:table-cell table:style-name="ce52"/>
          <table:table-cell table:style-name="ce29" table:number-columns-repeated="13"/>
          <table:table-cell table:style-name="ce48"/>
          <table:table-cell table:style-name="ce29" table:number-columns-repeated="105"/>
          <table:table-cell/>
          <table:table-cell table:style-name="ce29" table:number-columns-repeated="839"/>
          <table:table-cell table:number-columns-repeated="63"/>
        </table:table-row>
        <table:table-row table:style-name="ro5" table:number-rows-repeated="5">
          <table:table-cell table:style-name="ce29"/>
          <table:table-cell table:style-name="ce52"/>
          <table:table-cell table:style-name="ce29" table:number-columns-repeated="13"/>
          <table:table-cell table:style-name="ce48"/>
          <table:table-cell table:style-name="ce29" table:number-columns-repeated="945"/>
          <table:table-cell table:number-columns-repeated="63"/>
        </table:table-row>
        <table:table-row table:style-name="ro5">
          <table:table-cell table:style-name="ce29"/>
          <table:table-cell table:style-name="ce52"/>
          <table:table-cell table:style-name="ce29" table:number-columns-repeated="13"/>
          <table:table-cell table:style-name="ce48"/>
          <table:table-cell table:style-name="ce29" table:number-columns-repeated="100"/>
          <table:table-cell table:style-name="ce52"/>
          <table:table-cell table:style-name="ce29"/>
          <table:table-cell table:style-name="ce29" office:value-type="string" calcext:value-type="string">
            <text:p>axp223.dtsi</text:p>
          </table:table-cell>
          <table:table-cell table:style-name="ce29" table:number-columns-repeated="842"/>
          <table:table-cell table:number-columns-repeated="63"/>
        </table:table-row>
        <table:table-row table:style-name="ro5">
          <table:table-cell table:style-name="ce29"/>
          <table:table-cell table:style-name="ce52"/>
          <table:table-cell table:style-name="ce29" table:number-columns-repeated="13"/>
          <table:table-cell table:style-name="ce48"/>
          <table:table-cell table:style-name="ce29" table:number-columns-repeated="100"/>
          <table:table-cell table:style-name="ce52"/>
          <table:table-cell table:style-name="ce29" table:number-columns-repeated="2"/>
          <table:table-cell table:style-name="ce29" office:value-type="string" calcext:value-type="string">
            <text:p>sunxi-common-regulators.dtsi</text:p>
          </table:table-cell>
          <table:table-cell table:style-name="ce29" table:number-columns-repeated="841"/>
          <table:table-cell table:number-columns-repeated="63"/>
        </table:table-row>
        <table:table-row table:style-name="ro5">
          <table:table-cell table:style-name="ce29"/>
          <table:table-cell table:style-name="ce52"/>
          <table:table-cell table:style-name="ce29" table:number-columns-repeated="13"/>
          <table:table-cell table:style-name="ce48"/>
          <table:table-cell table:style-name="ce29" table:number-columns-repeated="100"/>
          <table:table-cell table:style-name="ce52"/>
          <table:table-cell table:style-name="ce29"/>
          <table:table-cell table:style-name="ce29" office:value-type="string" calcext:value-type="string">
            <text:p>sunxi-reference-design-tablet.dtsi</text:p>
          </table:table-cell>
          <table:table-cell table:style-name="ce29" table:number-columns-repeated="842"/>
          <table:table-cell table:number-columns-repeated="63"/>
        </table:table-row>
        <table:table-row table:style-name="ro5">
          <table:table-cell table:style-name="ce29"/>
          <table:table-cell table:style-name="ce52"/>
          <table:table-cell table:style-name="ce29" table:number-columns-repeated="13"/>
          <table:table-cell table:style-name="ce48"/>
          <table:table-cell table:style-name="ce29" table:number-columns-repeated="100"/>
          <table:table-cell table:style-name="ce52"/>
          <table:table-cell table:style-name="ce29" office:value-type="string" calcext:value-type="string">
            <text:p>sun8i-reference-design-tablet.dtsi</text:p>
          </table:table-cell>
          <table:table-cell table:style-name="ce29" table:number-columns-repeated="843"/>
          <table:table-cell table:number-columns-repeated="63"/>
        </table:table-row>
        <table:table-row table:style-name="ro5">
          <table:table-cell table:style-name="ce29"/>
          <table:table-cell table:style-name="ce52"/>
          <table:table-cell table:style-name="ce29" table:number-columns-repeated="13"/>
          <table:table-cell table:style-name="ce48"/>
          <table:table-cell table:style-name="ce29" table:number-columns-repeated="100"/>
          <table:table-cell table:style-name="ce52"/>
          <table:table-cell table:style-name="ce29" table:number-columns-repeated="2"/>
          <table:table-cell table:style-name="ce29" office:value-type="string" calcext:value-type="string">
            <text:p>skeleton.dtsi</text:p>
          </table:table-cell>
          <table:table-cell table:style-name="ce29" table:number-columns-repeated="841"/>
          <table:table-cell table:number-columns-repeated="63"/>
        </table:table-row>
        <table:table-row table:style-name="ro5">
          <table:table-cell table:style-name="ce29"/>
          <table:table-cell table:style-name="ce52"/>
          <table:table-cell table:style-name="ce29" table:number-columns-repeated="13"/>
          <table:table-cell table:style-name="ce48"/>
          <table:table-cell table:style-name="ce29" table:number-columns-repeated="100"/>
          <table:table-cell table:style-name="ce52"/>
          <table:table-cell table:style-name="ce29"/>
          <table:table-cell table:style-name="ce70" office:value-type="string" calcext:value-type="string">
            <text:p>sun8i-a23-a33.dtsi</text:p>
          </table:table-cell>
          <table:table-cell table:style-name="ce29" table:number-columns-repeated="842"/>
          <table:table-cell table:number-columns-repeated="63"/>
        </table:table-row>
        <table:table-row table:style-name="ro5">
          <table:table-cell table:style-name="ce29"/>
          <table:table-cell table:style-name="ce52"/>
          <table:table-cell table:style-name="ce29" table:number-columns-repeated="13"/>
          <table:table-cell table:style-name="ce48"/>
          <table:table-cell table:style-name="ce29" table:number-columns-repeated="100"/>
          <table:table-cell table:style-name="ce52"/>
          <table:table-cell table:style-name="ce70" office:value-type="string" calcext:value-type="string">
            <text:p>sun8i-a33.dtsi</text:p>
          </table:table-cell>
          <table:table-cell table:style-name="ce70" table:number-columns-repeated="9"/>
          <table:table-cell table:style-name="ce29" table:number-columns-repeated="834"/>
          <table:table-cell table:number-columns-repeated="63"/>
        </table:table-row>
        <table:table-row table:style-name="ro5">
          <table:table-cell table:style-name="ce29"/>
          <table:table-cell table:style-name="ce52"/>
          <table:table-cell table:style-name="ce29" table:number-columns-repeated="13"/>
          <table:table-cell table:style-name="ce48"/>
          <table:table-cell table:style-name="ce29" table:number-columns-repeated="100"/>
          <table:table-cell table:style-name="ce69" office:value-type="string" calcext:value-type="string">
            <text:p>sun8i-a33-inet-d978-rev2.dts</text:p>
          </table:table-cell>
          <table:table-cell table:style-name="ce71" table:number-columns-repeated="10"/>
          <table:table-cell table:style-name="ce29" table:number-columns-repeated="834"/>
          <table:table-cell table:number-columns-repeated="63"/>
        </table:table-row>
        <table:table-row table:style-name="ro5">
          <table:table-cell table:style-name="ce30"/>
          <table:table-cell table:style-name="ce81"/>
          <table:table-cell table:style-name="ce30" table:number-columns-repeated="13"/>
          <table:table-cell table:style-name="ce49"/>
          <table:table-cell table:style-name="ce30" table:number-columns-repeated="100"/>
          <table:table-cell table:style-name="ce49"/>
          <table:table-cell table:style-name="ce30" table:number-columns-repeated="907"/>
        </table:table-row>
        <table:table-row table:style-name="ro5">
          <table:table-cell table:style-name="ce31" office:value-type="string" calcext:value-type="string">
            <text:p>skeleton.dtsi</text:p>
          </table:table-cell>
          <table:table-cell table:style-name="ce82"/>
          <table:table-cell table:style-name="ce31" table:number-columns-repeated="13"/>
          <table:table-cell table:style-name="ce82" office:value-type="string" calcext:value-type="string">
            <text:p>#address-cells = &lt;1&gt;;</text:p>
          </table:table-cell>
          <table:table-cell table:style-name="ce31" table:number-columns-repeated="100"/>
          <table:table-cell table:style-name="ce50"/>
          <table:table-cell table:style-name="ce31" table:number-columns-repeated="907"/>
        </table:table-row>
        <table:table-row table:style-name="ro5">
          <table:table-cell table:style-name="ce31" office:value-type="string" calcext:value-type="string">
            <text:p>skeleton.dtsi</text:p>
          </table:table-cell>
          <table:table-cell table:style-name="ce82"/>
          <table:table-cell table:style-name="ce31" table:number-columns-repeated="13"/>
          <table:table-cell table:style-name="ce82" office:value-type="string" calcext:value-type="string">
            <text:p>#size-cells = &lt;1&gt;;</text:p>
          </table:table-cell>
          <table:table-cell table:style-name="ce31" table:number-columns-repeated="100"/>
          <table:table-cell table:style-name="ce50"/>
          <table:table-cell table:style-name="ce31" table:number-columns-repeated="907"/>
        </table:table-row>
        <table:table-row table:style-name="ro5">
          <table:table-cell table:style-name="ce31" office:value-type="string" calcext:value-type="string">
            <text:p>skeleton.dtsi</text:p>
          </table:table-cell>
          <table:table-cell table:style-name="ce82"/>
          <table:table-cell table:style-name="ce31" table:number-columns-repeated="13"/>
          <table:table-cell table:style-name="ce82" office:value-type="string" calcext:value-type="string">
            <text:p>chosen { };</text:p>
          </table:table-cell>
          <table:table-cell table:style-name="ce31" table:number-columns-repeated="100"/>
          <table:table-cell table:style-name="ce50"/>
          <table:table-cell table:style-name="ce31" table:number-columns-repeated="907"/>
        </table:table-row>
        <table:table-row table:style-name="ro5">
          <table:table-cell table:style-name="ce31" office:value-type="string" calcext:value-type="string">
            <text:p>skeleton.dtsi</text:p>
          </table:table-cell>
          <table:table-cell table:style-name="ce82"/>
          <table:table-cell table:style-name="ce31" table:number-columns-repeated="13"/>
          <table:table-cell table:style-name="ce82" office:value-type="string" calcext:value-type="string">
            <text:p>aliases { };</text:p>
          </table:table-cell>
          <table:table-cell table:style-name="ce31" table:number-columns-repeated="100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 office:value-type="string" calcext:value-type="string">
            <text:p>interrupt-parent = &lt;&amp;gic&gt;;</text:p>
          </table:table-cell>
          <table:table-cell table:style-name="ce31" table:number-columns-repeated="100"/>
          <table:table-cell table:style-name="ce50"/>
          <table:table-cell table:style-name="ce31" table:number-columns-repeated="907"/>
        </table:table-row>
        <table:table-row table:style-name="ro5">
          <table:table-cell table:style-name="ce69" office:value-type="string" calcext:value-type="string">
            <text:p>sun8i-a33-inet-d978-rev2.dts</text:p>
          </table:table-cell>
          <table:table-cell table:style-name="ce82"/>
          <table:table-cell table:style-name="ce31" table:number-columns-repeated="13"/>
          <table:table-cell table:style-name="ce82" office:value-type="string" calcext:value-type="string">
            <text:p>model = "INet-D978 Rev 02";</text:p>
          </table:table-cell>
          <table:table-cell table:style-name="ce31" table:number-columns-repeated="100"/>
          <table:table-cell table:style-name="ce50"/>
          <table:table-cell table:style-name="ce31" table:number-columns-repeated="907"/>
        </table:table-row>
        <table:table-row table:style-name="ro5">
          <table:table-cell table:style-name="ce69" office:value-type="string" calcext:value-type="string">
            <text:p>sun8i-a33-inet-d978-rev2.dts</text:p>
          </table:table-cell>
          <table:table-cell table:style-name="ce82"/>
          <table:table-cell table:style-name="ce31" table:number-columns-repeated="13"/>
          <table:table-cell table:style-name="ce82" office:value-type="string" calcext:value-type="string">
            <text:p>compatible = "primux,inet-d978-rev2", "allwinner,sun8i-a33";</text:p>
          </table:table-cell>
          <table:table-cell table:style-name="ce31" table:number-columns-repeated="100"/>
          <table:table-cell table:style-name="ce50"/>
          <table:table-cell table:style-name="ce31" table:number-columns-repeated="907"/>
        </table:table-row>
        <table:table-row table:style-name="ro5">
          <table:table-cell table:style-name="ce30"/>
          <table:table-cell table:style-name="ce81"/>
          <table:table-cell table:style-name="ce30" table:number-columns-repeated="13"/>
          <table:table-cell table:style-name="ce81"/>
          <table:table-cell table:style-name="ce30" table:number-columns-repeated="100"/>
          <table:table-cell table:style-name="ce49"/>
          <table:table-cell table:style-name="ce30" table:number-columns-repeated="907"/>
        </table:table-row>
        <table:table-row table:style-name="ro5">
          <table:table-cell table:style-name="ce31" office:value-type="string" calcext:value-type="string">
            <text:p>skeleton.dtsi</text:p>
          </table:table-cell>
          <table:table-cell table:style-name="ce82"/>
          <table:table-cell table:style-name="ce31" table:number-columns-repeated="13"/>
          <table:table-cell table:style-name="ce91" office:value-type="string" calcext:value-type="string">
            <text:p>memory</text:p>
          </table:table-cell>
          <table:table-cell table:style-name="ce31" table:number-columns-repeated="100"/>
          <table:table-cell table:style-name="ce50"/>
          <table:table-cell table:style-name="ce31" table:number-columns-repeated="907"/>
        </table:table-row>
        <table:table-row table:style-name="ro5">
          <table:table-cell table:style-name="ce31" office:value-type="string" calcext:value-type="string">
            <text:p>skeleton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office:value-type="string" calcext:value-type="string">
            <text:p>device_type = "memory";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31" office:value-type="string" calcext:value-type="string">
            <text:p>skeleton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office:value-type="string" calcext:value-type="string">
            <text:p>reg = &lt;0 0&gt;;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office:value-type="string" calcext:value-type="string">
            <text:p>reg = &lt;0x40000000 0x80000000&gt;;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30"/>
          <table:table-cell table:style-name="ce81"/>
          <table:table-cell table:style-name="ce30" table:number-columns-repeated="13"/>
          <table:table-cell table:style-name="ce81"/>
          <table:table-cell table:style-name="ce30" table:number-columns-repeated="100"/>
          <table:table-cell table:style-name="ce49"/>
          <table:table-cell table:style-name="ce30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91" office:value-type="string" calcext:value-type="string">
            <text:p>chosen</text:p>
          </table:table-cell>
          <table:table-cell table:style-name="ce31" table:number-columns-repeated="100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office:value-type="string" calcext:value-type="string">
            <text:p>#address-cells = &lt;1&gt;;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office:value-type="string" calcext:value-type="string">
            <text:p>#size-cells = &lt;1&gt;;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office:value-type="string" calcext:value-type="string">
            <text:p>ranges;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simplefb_lcd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framebuffer@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allwinner,simple-framebuffer",</text:p>
          </table:table-cell>
          <table:table-cell table:style-name="ce31" table:number-columns-repeated="24"/>
          <table:table-cell table:style-name="ce31" office:value-type="string" calcext:value-type="string">
            <text:p>"simple-framebuffer";</text:p>
          </table:table-cell>
          <table:table-cell table:style-name="ce31" table:number-columns-repeated="73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allwinner,pipeline = "de_be0-lcd0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s = &lt;&amp;ccu CLK_BUS_LCD&gt;, &lt;&amp;ccu CLK_BUS_DE_BE&gt;,</text:p>
          </table:table-cell>
          <table:table-cell table:style-name="ce31" table:number-columns-repeated="34"/>
          <table:table-cell table:style-name="ce31" office:value-type="string" calcext:value-type="string">
            <text:p>&lt;&amp;ccu CLK_LCD_CH0&gt;, &lt;&amp;ccu CLK_DE_BE&gt;,</text:p>
          </table:table-cell>
          <table:table-cell table:style-name="ce31" table:number-columns-repeated="26"/>
          <table:table-cell table:style-name="ce31" office:value-type="string" calcext:value-type="string">
            <text:p>&lt;&amp;ccu CLK_DRAM_DE_BE&gt;, &lt;&amp;ccu CLK_DRC&gt;;</text:p>
          </table:table-cell>
          <table:table-cell table:style-name="ce31" table:number-columns-repeated="36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status = "disabled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vcc-lcd-supply = &lt;&amp;reg_dc1sw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office:value-type="string" calcext:value-type="string">
            <text:p>stdout-path = "serial0:115200n8";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/>
          <table:table-cell table:style-name="ce82"/>
          <table:table-cell table:style-name="ce31" table:number-columns-repeated="13"/>
          <table:table-cell table:style-name="ce82"/>
          <table:table-cell table:style-name="ce31" office:value-type="string" calcext:value-type="string">
            <text:p>/delete-property/stdout-path;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7"/>
          <table:table-cell table:style-name="ce81"/>
          <table:table-cell table:style-name="ce30" table:number-columns-repeated="13"/>
          <table:table-cell table:style-name="ce81"/>
          <table:table-cell table:style-name="ce30" table:number-columns-repeated="100"/>
          <table:table-cell table:style-name="ce49"/>
          <table:table-cell table:style-name="ce30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91" office:value-type="string" calcext:value-type="string">
            <text:p>aliases</text:p>
          </table:table-cell>
          <table:table-cell table:style-name="ce31" table:number-columns-repeated="100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office:value-type="string" calcext:value-type="string">
            <text:p>serial0 = &amp;r_uart;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69" office:value-type="string" calcext:value-type="string">
            <text:p>sun8i-a33-inet-d978-rev2.dts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95" office:value-type="string" calcext:value-type="string">
            <text:p>serial0 = &amp;uart1;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7"/>
          <table:table-cell table:style-name="ce81"/>
          <table:table-cell table:style-name="ce30" table:number-columns-repeated="13"/>
          <table:table-cell table:style-name="ce81"/>
          <table:table-cell table:style-name="ce30" table:number-columns-repeated="100"/>
          <table:table-cell table:style-name="ce49"/>
          <table:table-cell table:style-name="ce30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91" office:value-type="string" calcext:value-type="string">
            <text:p>timer</text:p>
          </table:table-cell>
          <table:table-cell table:style-name="ce31" table:number-columns-repeated="100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office:value-type="string" calcext:value-type="string">
            <text:p>compatible = "arm,armv7-timer";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office:value-type="string" calcext:value-type="string">
            <text:p>interrupts = &lt;GIC_PPI 13 (GIC_CPU_MASK_SIMPLE(4) | IRQ_TYPE_LEVEL_LOW)&gt;,</text:p>
          </table:table-cell>
          <table:table-cell table:style-name="ce31" table:number-columns-repeated="48"/>
          <table:table-cell table:style-name="ce31" office:value-type="string" calcext:value-type="string">
            <text:p>&lt;GIC_PPI 14 (GIC_CPU_MASK_SIMPLE(4) | IRQ_TYPE_LEVEL_LOW)&gt;,</text:p>
          </table:table-cell>
          <table:table-cell table:style-name="ce31" table:number-columns-repeated="50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7"/>
          <table:table-cell table:style-name="ce31" office:value-type="string" calcext:value-type="string">
            <text:p>&lt;GIC_PPI 11 (GIC_CPU_MASK_SIMPLE(4) | IRQ_TYPE_LEVEL_LOW)&gt;,</text:p>
          </table:table-cell>
          <table:table-cell table:style-name="ce31" table:number-columns-repeated="41"/>
          <table:table-cell table:style-name="ce31" office:value-type="string" calcext:value-type="string">
            <text:p>&lt;GIC_PPI 10 (GIC_CPU_MASK_SIMPLE(4) | IRQ_TYPE_LEVEL_LOW)&gt;;</text:p>
          </table:table-cell>
          <table:table-cell table:style-name="ce31" table:number-columns-repeated="50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office:value-type="string" calcext:value-type="string">
            <text:p>clock-frequency = &lt;24000000&gt;;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office:value-type="string" calcext:value-type="string">
            <text:p>arm,cpu-registers-not-fw-configured;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7"/>
          <table:table-cell table:style-name="ce81"/>
          <table:table-cell table:style-name="ce30" table:number-columns-repeated="13"/>
          <table:table-cell table:style-name="ce81"/>
          <table:table-cell table:style-name="ce30" table:number-columns-repeated="100"/>
          <table:table-cell table:style-name="ce49"/>
          <table:table-cell table:style-name="ce30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91" office:value-type="string" calcext:value-type="string">
            <text:p>cpus</text:p>
          </table:table-cell>
          <table:table-cell table:style-name="ce31" table:number-columns-repeated="100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office:value-type="string" calcext:value-type="string">
            <text:p>enable-method = "allwinner,sun8i-a23";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office:value-type="string" calcext:value-type="string">
            <text:p>#address-cells = &lt;1&gt;;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office:value-type="string" calcext:value-type="string">
            <text:p>#size-cells = &lt;0&gt;;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cpu0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cpu@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arm,cortex-a7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device_type = "cpu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s = &lt;&amp;ccu CLK_CPUX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-names = "cpu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operating-points-v2 = &lt;&amp;cpu0_opp_table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#cooling-cells = &lt;2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95" office:value-type="string" calcext:value-type="string">
            <text:p>cpu-supply = &lt;&amp;reg_dcdc2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94" office:value-type="string" calcext:value-type="string">
            <text:p>cpu@1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arm,cortex-a7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device_type = "cpu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1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operating-points-v2 = &lt;&amp;cpu0_opp_table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94" office:value-type="string" calcext:value-type="string">
            <text:p>cpu@2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arm,cortex-a7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device_type = "cpu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2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operating-points-v2 = &lt;&amp;cpu0_opp_table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94" office:value-type="string" calcext:value-type="string">
            <text:p>cpu@3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arm,cortex-a7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device_type = "cpu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3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operating-points-v2 = &lt;&amp;cpu0_opp_table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7"/>
          <table:table-cell table:style-name="ce81"/>
          <table:table-cell table:style-name="ce30" table:number-columns-repeated="13"/>
          <table:table-cell table:style-name="ce81"/>
          <table:table-cell table:style-name="ce30" table:number-columns-repeated="100"/>
          <table:table-cell table:style-name="ce49"/>
          <table:table-cell table:style-name="ce30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91" office:value-type="string" calcext:value-type="string">
            <text:p>clocks</text:p>
          </table:table-cell>
          <table:table-cell table:style-name="ce31" table:number-columns-repeated="100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office:value-type="string" calcext:value-type="string">
            <text:p>#address-cells = &lt;1&gt;;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office:value-type="string" calcext:value-type="string">
            <text:p>#size-cells = &lt;1&gt;;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office:value-type="string" calcext:value-type="string">
            <text:p>ranges;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osc24M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osc24M_clk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#clock-cells = &lt;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fixed-clock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-frequency = &lt;24000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-accuracy = &lt;50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-output-names = "osc24M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ext_osc32k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ext_osc32k_clk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#clock-cells = &lt;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fixed-clock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-frequency = &lt;32768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-accuracy = &lt;50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-output-names = "ext-osc32k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7"/>
          <table:table-cell table:style-name="ce81"/>
          <table:table-cell table:style-name="ce30" table:number-columns-repeated="13"/>
          <table:table-cell table:style-name="ce81"/>
          <table:table-cell table:style-name="ce30" table:number-columns-repeated="100"/>
          <table:table-cell table:style-name="ce49"/>
          <table:table-cell table:style-name="ce30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91" office:value-type="string" calcext:value-type="string">
            <text:p>soc@01c00000</text:p>
          </table:table-cell>
          <table:table-cell table:style-name="ce31" table:number-columns-repeated="100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office:value-type="string" calcext:value-type="string">
            <text:p>compatible = "simple-bus";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office:value-type="string" calcext:value-type="string">
            <text:p>#address-cells = &lt;1&gt;;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office:value-type="string" calcext:value-type="string">
            <text:p>#size-cells = &lt;1&gt;;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office:value-type="string" calcext:value-type="string">
            <text:p>ranges;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dma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dma-controller@01c020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allwinner,sun8i-a23-dma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x01c02000 0x1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interrupts = &lt;GIC_SPI 50 IRQ_TYPE_LEVEL_HIGH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s = &lt;&amp;ccu CLK_BUS_DMA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sets = &lt;&amp;ccu RST_BUS_DMA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#dma-cells = &lt;1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mmc0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mmc@01c0f0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allwinner,sun7i-a20-mmc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x01c0f000 0x1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s = &lt;&amp;ccu CLK_BUS_MMC0&gt;,</text:p>
          </table:table-cell>
          <table:table-cell table:style-name="ce31" table:number-columns-repeated="20"/>
          <table:table-cell table:style-name="ce31" office:value-type="string" calcext:value-type="string">
            <text:p>&lt;&amp;ccu CLK_MMC0&gt;,</text:p>
          </table:table-cell>
          <table:table-cell table:style-name="ce31" table:number-columns-repeated="12"/>
          <table:table-cell table:style-name="ce31" office:value-type="string" calcext:value-type="string">
            <text:p>&lt;&amp;ccu CLK_MMC0_OUTPUT&gt;,</text:p>
          </table:table-cell>
          <table:table-cell table:style-name="ce31" table:number-columns-repeated="18"/>
          <table:table-cell table:style-name="ce31" office:value-type="string" calcext:value-type="string">
            <text:p>&lt;&amp;ccu CLK_MMC0_SAMPLE&gt;;</text:p>
          </table:table-cell>
          <table:table-cell table:style-name="ce31" table:number-columns-repeated="4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-names = "ahb",</text:p>
          </table:table-cell>
          <table:table-cell table:style-name="ce31" table:number-columns-repeated="12"/>
          <table:table-cell table:style-name="ce31" office:value-type="string" calcext:value-type="string">
            <text:p>"mmc",</text:p>
          </table:table-cell>
          <table:table-cell table:style-name="ce31" table:number-columns-repeated="4"/>
          <table:table-cell table:style-name="ce31" office:value-type="string" calcext:value-type="string">
            <text:p>"output",</text:p>
          </table:table-cell>
          <table:table-cell table:style-name="ce31" table:number-columns-repeated="5"/>
          <table:table-cell table:style-name="ce31" office:value-type="string" calcext:value-type="string">
            <text:p>"sample";</text:p>
          </table:table-cell>
          <table:table-cell table:style-name="ce31" table:number-columns-repeated="74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sets = &lt;&amp;ccu RST_BUS_MMC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set-names = "ahb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interrupts = &lt;GIC_SPI 60 IRQ_TYPE_LEVEL_HIGH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status = "disabled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status = "okay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#address-cells = &lt;1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#size-cells = &lt;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pinctrl-names = "default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pinctrl-0 = &lt;&amp;mmc0_pins_a&gt;, &lt;&amp;mmc0_cd_pin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vmmc-supply = &lt;&amp;reg_dcdc1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bus-width = &lt;4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d-gpios = &lt;&amp;pio 1 4 GPIO_ACTIVE_HIGH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d-inverted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mmc1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mmc@01c100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allwinner,sun7i-a20-mmc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x01c10000 0x1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s = &lt;&amp;ccu CLK_BUS_MMC1&gt;,</text:p>
          </table:table-cell>
          <table:table-cell table:style-name="ce31" table:number-columns-repeated="20"/>
          <table:table-cell table:style-name="ce31" office:value-type="string" calcext:value-type="string">
            <text:p>&lt;&amp;ccu CLK_MMC1&gt;,</text:p>
          </table:table-cell>
          <table:table-cell table:style-name="ce31" table:number-columns-repeated="12"/>
          <table:table-cell table:style-name="ce31" office:value-type="string" calcext:value-type="string">
            <text:p>&lt;&amp;ccu CLK_MMC1_OUTPUT&gt;,</text:p>
          </table:table-cell>
          <table:table-cell table:style-name="ce31" table:number-columns-repeated="18"/>
          <table:table-cell table:style-name="ce31" office:value-type="string" calcext:value-type="string">
            <text:p>&lt;&amp;ccu CLK_MMC1_SAMPLE&gt;;</text:p>
          </table:table-cell>
          <table:table-cell table:style-name="ce31" table:number-columns-repeated="4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-names = "ahb",</text:p>
          </table:table-cell>
          <table:table-cell table:style-name="ce31" table:number-columns-repeated="12"/>
          <table:table-cell table:style-name="ce31" office:value-type="string" calcext:value-type="string">
            <text:p>"mmc",</text:p>
          </table:table-cell>
          <table:table-cell table:style-name="ce31" table:number-columns-repeated="4"/>
          <table:table-cell table:style-name="ce31" office:value-type="string" calcext:value-type="string">
            <text:p>"output",</text:p>
          </table:table-cell>
          <table:table-cell table:style-name="ce31" table:number-columns-repeated="5"/>
          <table:table-cell table:style-name="ce31" office:value-type="string" calcext:value-type="string">
            <text:p>"sample";</text:p>
          </table:table-cell>
          <table:table-cell table:style-name="ce31" table:number-columns-repeated="74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sets = &lt;&amp;ccu RST_BUS_MMC1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set-names = "ahb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interrupts = &lt;GIC_SPI 61 IRQ_TYPE_LEVEL_HIGH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status = "disabled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69" office:value-type="string" calcext:value-type="string">
            <text:p>sun8i-a33-inet-d978-rev2.dts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status = "okay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#address-cells = &lt;1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#size-cells = &lt;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69" office:value-type="string" calcext:value-type="string">
            <text:p>sun8i-a33-inet-d978-rev2.dts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pinctrl-names = "default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69" office:value-type="string" calcext:value-type="string">
            <text:p>sun8i-a33-inet-d978-rev2.dts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pinctrl-0 = &lt;&amp;mmc1_pins_a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69" office:value-type="string" calcext:value-type="string">
            <text:p>sun8i-a33-inet-d978-rev2.dts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vmmc-supply = &lt;&amp;reg_dldo1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69" office:value-type="string" calcext:value-type="string">
            <text:p>sun8i-a33-inet-d978-rev2.dts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bus-width = &lt;4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69" office:value-type="string" calcext:value-type="string">
            <text:p>sun8i-a33-inet-d978-rev2.dts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non-removable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69" office:value-type="string" calcext:value-type="string">
            <text:p>sun8i-a33-inet-d978-rev2.dts</text:p>
          </table:table-cell>
          <table:table-cell table:style-name="ce82" office:value-type="string" calcext:value-type="string">
            <text:p>rtl8723bs</text:p>
          </table:table-cell>
          <table:table-cell table:style-name="ce31" table:number-columns-repeated="13"/>
          <table:table-cell table:style-name="ce82"/>
          <table:table-cell table:style-name="ce31"/>
          <table:table-cell table:style-name="ce94" office:value-type="string" calcext:value-type="string">
            <text:p>sdio_wifi@1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69" office:value-type="string" calcext:value-type="string">
            <text:p>sun8i-a33-inet-d978-rev2.dts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reg = &lt;1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mmc2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mmc@01c110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allwinner,sun7i-a20-mmc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x01c11000 0x1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s = &lt;&amp;ccu CLK_BUS_MMC2&gt;,</text:p>
          </table:table-cell>
          <table:table-cell table:style-name="ce31" table:number-columns-repeated="20"/>
          <table:table-cell table:style-name="ce31" office:value-type="string" calcext:value-type="string">
            <text:p>&lt;&amp;ccu CLK_MMC2&gt;,</text:p>
          </table:table-cell>
          <table:table-cell table:style-name="ce31" table:number-columns-repeated="12"/>
          <table:table-cell table:style-name="ce31" office:value-type="string" calcext:value-type="string">
            <text:p>&lt;&amp;ccu CLK_MMC2_OUTPUT&gt;,</text:p>
          </table:table-cell>
          <table:table-cell table:style-name="ce31" table:number-columns-repeated="18"/>
          <table:table-cell table:style-name="ce31" office:value-type="string" calcext:value-type="string">
            <text:p>&lt;&amp;ccu CLK_MMC2_SAMPLE&gt;;</text:p>
          </table:table-cell>
          <table:table-cell table:style-name="ce31" table:number-columns-repeated="4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-names = "ahb",</text:p>
          </table:table-cell>
          <table:table-cell table:style-name="ce31" table:number-columns-repeated="12"/>
          <table:table-cell table:style-name="ce31" office:value-type="string" calcext:value-type="string">
            <text:p>"mmc",</text:p>
          </table:table-cell>
          <table:table-cell table:style-name="ce31" table:number-columns-repeated="4"/>
          <table:table-cell table:style-name="ce31" office:value-type="string" calcext:value-type="string">
            <text:p>"output",</text:p>
          </table:table-cell>
          <table:table-cell table:style-name="ce31" table:number-columns-repeated="5"/>
          <table:table-cell table:style-name="ce31" office:value-type="string" calcext:value-type="string">
            <text:p>"sample";</text:p>
          </table:table-cell>
          <table:table-cell table:style-name="ce31" table:number-columns-repeated="74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sets = &lt;&amp;ccu RST_BUS_MMC2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set-names = "ahb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interrupts = &lt;GIC_SPI 62 IRQ_TYPE_LEVEL_HIGH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status = "disabled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#address-cells = &lt;1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#size-cells = &lt;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nfc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nand@01c030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allwinner,sun4i-a10-nand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x01c03000 0x1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interrupts = &lt;GIC_SPI 70 IRQ_TYPE_LEVEL_HIGH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s = &lt;&amp;ccu CLK_BUS_NAND&gt;, &lt;&amp;ccu CLK_NAND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-names = "ahb", "mod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sets = &lt;&amp;ccu RST_BUS_NAND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set-names = "ahb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status = "disabled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#address-cells = &lt;1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#size-cells = &lt;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usb_otg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usb@01c190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x01c19000 0x04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s = &lt;&amp;ccu CLK_BUS_OTG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sets = &lt;&amp;ccu RST_BUS_OTG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interrupts = &lt;GIC_SPI 71 IRQ_TYPE_LEVEL_HIGH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interrupt-names = "mc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phys = &lt;&amp;usbphy 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phy-names = "usb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extcon = &lt;&amp;usbphy 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status = "disabled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status = "okay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dr_mode = "otg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allwinner,sun8i-a33-musb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usbphy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phy@01c194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s = &lt;&amp;ccu CLK_USB_PHY0&gt;,</text:p>
          </table:table-cell>
          <table:table-cell table:style-name="ce31" table:number-columns-repeated="20"/>
          <table:table-cell table:style-name="ce31" office:value-type="string" calcext:value-type="string">
            <text:p>&lt;&amp;ccu CLK_USB_PHY1&gt;;</text:p>
          </table:table-cell>
          <table:table-cell table:style-name="ce31" table:number-columns-repeated="7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-names = "usb0_phy",</text:p>
          </table:table-cell>
          <table:table-cell table:style-name="ce31" table:number-columns-repeated="15"/>
          <table:table-cell table:style-name="ce31" office:value-type="string" calcext:value-type="string">
            <text:p>"usb1_phy";</text:p>
          </table:table-cell>
          <table:table-cell table:style-name="ce31" table:number-columns-repeated="82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sets = &lt;&amp;ccu RST_USB_PHY0&gt;,</text:p>
          </table:table-cell>
          <table:table-cell table:style-name="ce31" table:number-columns-repeated="20"/>
          <table:table-cell table:style-name="ce31" office:value-type="string" calcext:value-type="string">
            <text:p>&lt;&amp;ccu RST_USB_PHY1&gt;;</text:p>
          </table:table-cell>
          <table:table-cell table:style-name="ce31" table:number-columns-repeated="7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set-names = "usb0_reset",</text:p>
          </table:table-cell>
          <table:table-cell table:style-name="ce31" table:number-columns-repeated="16"/>
          <table:table-cell table:style-name="ce31" office:value-type="string" calcext:value-type="string">
            <text:p><text:s/>"usb1_reset";</text:p>
          </table:table-cell>
          <table:table-cell table:style-name="ce31" table:number-columns-repeated="81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status = "disabled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status = "okay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#phy-cells = &lt;1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allwinner,sun8i-a33-usb-phy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x01c19400 0x14&gt;, &lt;0x01c1a800 0x4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-names = "phy_ctrl", "pmu1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pinctrl-names = "default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pinctrl-0 = &lt;&amp;usb0_id_detect_pin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usb0_id_det-gpio = &lt;&amp;pio 7 8 GPIO_ACTIVE_HIGH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usb0_vbus_power-supply = &lt;&amp;usb_power_supply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usb0_vbus-supply = &lt;&amp;reg_drivevbus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ehci0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usb@01c1a0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allwinner,sun8i-a23-ehci", "generic-ehci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x01c1a000 0x1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interrupts = &lt;GIC_SPI 72 IRQ_TYPE_LEVEL_HIGH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s = &lt;&amp;ccu CLK_BUS_EHCI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sets = &lt;&amp;ccu RST_BUS_EHCI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phys = &lt;&amp;usbphy 1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phy-names = "usb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status = "disabled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ohci0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usb@01c1a4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allwinner,sun8i-a23-ohci", "generic-ohci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x01c1a400 0x1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interrupts = &lt;GIC_SPI 73 IRQ_TYPE_LEVEL_HIGH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s = &lt;&amp;ccu CLK_BUS_OHCI&gt;, &lt;&amp;ccu CLK_USB_OHCI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sets = &lt;&amp;ccu RST_BUS_OHCI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phys = &lt;&amp;usbphy 1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phy-names = "usb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status = "disabled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ccu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clock@01c200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x01c20000 0x4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s = &lt;&amp;osc24M&gt;, &lt;&amp;rtc 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-names = "hosc", "losc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#clock-cells = &lt;1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#reset-cells = &lt;1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allwinner,sun8i-a33-ccu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pio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pinctrl@01c208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x01c20800 0x4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s = &lt;&amp;ccu CLK_BUS_PIO&gt;, &lt;&amp;osc24M&gt;, &lt;&amp;rtc 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-names = "apb", "hosc", "losc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gpio-controller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interrupt-controller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#interrupt-cells = &lt;3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#gpio-cells = &lt;3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allwinner,sun8i-a33-pinctrl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interrupts = &lt;GIC_SPI 15 IRQ_TYPE_LEVEL_HIGH&gt;,</text:p>
          </table:table-cell>
          <table:table-cell table:style-name="ce31" table:number-columns-repeated="30"/>
          <table:table-cell table:style-name="ce31" office:value-type="string" calcext:value-type="string">
            <text:p>&lt;GIC_SPI 17 IRQ_TYPE_LEVEL_HIGH&gt;;</text:p>
          </table:table-cell>
          <table:table-cell table:style-name="ce31" table:number-columns-repeated="6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uart0_pins_a</text:p>
          </table:table-cell>
          <table:table-cell table:style-name="ce31" table:number-columns-repeated="13"/>
          <table:table-cell table:style-name="ce82"/>
          <table:table-cell table:style-name="ce31"/>
          <table:table-cell table:style-name="ce94" office:value-type="string" calcext:value-type="string">
            <text:p>uart0@0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pins = "PF2", "PF4"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function = "uart0"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 office:value-type="string" calcext:value-type="string">
            <text:p>uart0_pins_b</text:p>
          </table:table-cell>
          <table:table-cell table:style-name="ce31" table:number-columns-repeated="13"/>
          <table:table-cell table:style-name="ce82"/>
          <table:table-cell table:style-name="ce31"/>
          <table:table-cell table:style-name="ce94" office:value-type="string" calcext:value-type="string">
            <text:p>uart0@1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pins = "PB0", "PB1"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function = "uart0"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uart1_pins_a</text:p>
          </table:table-cell>
          <table:table-cell table:style-name="ce31" table:number-columns-repeated="13"/>
          <table:table-cell table:style-name="ce82"/>
          <table:table-cell table:style-name="ce31"/>
          <table:table-cell table:style-name="ce94" office:value-type="string" calcext:value-type="string">
            <text:p>uart1@0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pins = "PG6", "PG7"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function = "uart1"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uart1_pins_cts_rts_a</text:p>
          </table:table-cell>
          <table:table-cell table:style-name="ce31" table:number-columns-repeated="13"/>
          <table:table-cell table:style-name="ce82"/>
          <table:table-cell table:style-name="ce31"/>
          <table:table-cell table:style-name="ce94" office:value-type="string" calcext:value-type="string">
            <text:p>uart1-cts-rts@0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pins = "PG8", "PG9"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function = "uart1"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3" office:value-type="string" calcext:value-type="string">
            <text:p>nand_pins_a</text:p>
          </table:table-cell>
          <table:table-cell table:style-name="ce31" table:number-columns-repeated="13"/>
          <table:table-cell table:style-name="ce82"/>
          <table:table-cell table:style-name="ce31"/>
          <table:table-cell table:style-name="ce98" office:value-type="string" calcext:value-type="string">
            <text:p>nand-base0@0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87" office:value-type="string" calcext:value-type="string">
            <text:p>pins = "PC0", "PC1", "PC2", "PC5",</text:p>
          </table:table-cell>
          <table:table-cell table:style-name="ce87" table:number-columns-repeated="19"/>
          <table:table-cell table:style-name="ce87" office:value-type="string" calcext:value-type="string">
            <text:p>"PC8", "PC9", "PC10", "PC11",</text:p>
          </table:table-cell>
          <table:table-cell table:style-name="ce87" table:number-columns-repeated="16"/>
          <table:table-cell table:style-name="ce87" office:value-type="string" calcext:value-type="string">
            <text:p>"PC12", "PC13", "PC14", "PC15";</text:p>
          </table:table-cell>
          <table:table-cell table:style-name="ce87" table:number-columns-repeated="17"/>
          <table:table-cell table:style-name="ce31" table:number-columns-repeated="43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87" office:value-type="string" calcext:value-type="string">
            <text:p>function = "nand0";</text:p>
          </table:table-cell>
          <table:table-cell table:style-name="ce87" table:number-columns-repeated="54"/>
          <table:table-cell table:style-name="ce31" table:number-columns-repeated="43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3" office:value-type="string" calcext:value-type="string">
            <text:p>nand_cs0_pins_a</text:p>
          </table:table-cell>
          <table:table-cell table:style-name="ce87" table:number-columns-repeated="13"/>
          <table:table-cell table:style-name="ce83"/>
          <table:table-cell table:style-name="ce87"/>
          <table:table-cell table:style-name="ce98" office:value-type="string" calcext:value-type="string">
            <text:p>nand-cs@0</text:p>
          </table:table-cell>
          <table:table-cell table:style-name="ce87" table:number-columns-repeated="9"/>
          <table:table-cell table:style-name="ce31" table:number-columns-repeated="8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3"/>
          <table:table-cell table:style-name="ce87" table:number-columns-repeated="13"/>
          <table:table-cell table:style-name="ce83"/>
          <table:table-cell table:style-name="ce87" table:number-columns-repeated="2"/>
          <table:table-cell table:style-name="ce87" office:value-type="string" calcext:value-type="string">
            <text:p>pins = "PC4";</text:p>
          </table:table-cell>
          <table:table-cell table:style-name="ce87" table:number-columns-repeated="8"/>
          <table:table-cell table:style-name="ce31" table:number-columns-repeated="8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3"/>
          <table:table-cell table:style-name="ce87" table:number-columns-repeated="13"/>
          <table:table-cell table:style-name="ce83"/>
          <table:table-cell table:style-name="ce87" table:number-columns-repeated="2"/>
          <table:table-cell table:style-name="ce87" office:value-type="string" calcext:value-type="string">
            <text:p>function = "nand0";</text:p>
          </table:table-cell>
          <table:table-cell table:style-name="ce87" table:number-columns-repeated="8"/>
          <table:table-cell table:style-name="ce31" table:number-columns-repeated="8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3" office:value-type="string" calcext:value-type="string">
            <text:p>nand_rb0_pins_a</text:p>
          </table:table-cell>
          <table:table-cell table:style-name="ce87" table:number-columns-repeated="13"/>
          <table:table-cell table:style-name="ce83"/>
          <table:table-cell table:style-name="ce87"/>
          <table:table-cell table:style-name="ce98" office:value-type="string" calcext:value-type="string">
            <text:p>nand-rb@0</text:p>
          </table:table-cell>
          <table:table-cell table:style-name="ce87" table:number-columns-repeated="6"/>
          <table:table-cell table:style-name="ce31" table:number-columns-repeated="92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3"/>
          <table:table-cell table:style-name="ce87" table:number-columns-repeated="13"/>
          <table:table-cell table:style-name="ce83"/>
          <table:table-cell table:style-name="ce87" table:number-columns-repeated="2"/>
          <table:table-cell table:style-name="ce87" office:value-type="string" calcext:value-type="string">
            <text:p>pins = "PC6";</text:p>
          </table:table-cell>
          <table:table-cell table:style-name="ce87" table:number-columns-repeated="5"/>
          <table:table-cell table:style-name="ce31" table:number-columns-repeated="92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3"/>
          <table:table-cell table:style-name="ce87" table:number-columns-repeated="13"/>
          <table:table-cell table:style-name="ce83"/>
          <table:table-cell table:style-name="ce87" table:number-columns-repeated="2"/>
          <table:table-cell table:style-name="ce87" office:value-type="string" calcext:value-type="string">
            <text:p>function = "nand0";</text:p>
          </table:table-cell>
          <table:table-cell table:style-name="ce87" table:number-columns-repeated="5"/>
          <table:table-cell table:style-name="ce31" table:number-columns-repeated="92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mmc0_pins_a</text:p>
          </table:table-cell>
          <table:table-cell table:style-name="ce31" table:number-columns-repeated="13"/>
          <table:table-cell table:style-name="ce82"/>
          <table:table-cell table:style-name="ce31"/>
          <table:table-cell table:style-name="ce94" office:value-type="string" calcext:value-type="string">
            <text:p>mmc0@0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pins = "PF0", "PF1", "PF2",</text:p>
          </table:table-cell>
          <table:table-cell table:style-name="ce31" table:number-columns-repeated="14"/>
          <table:table-cell table:style-name="ce31" office:value-type="string" calcext:value-type="string">
            <text:p>"PF3", "PF4", "PF5";</text:p>
          </table:table-cell>
          <table:table-cell table:style-name="ce31" table:number-columns-repeated="82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function = "mmc0"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drive-strength = &lt;30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bias-pull-up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 office:value-type="string" calcext:value-type="string">
            <text:p>mmc0_cd_pin</text:p>
          </table:table-cell>
          <table:table-cell table:style-name="ce31" table:number-columns-repeated="13"/>
          <table:table-cell table:style-name="ce82"/>
          <table:table-cell table:style-name="ce31"/>
          <table:table-cell table:style-name="ce94" office:value-type="string" calcext:value-type="string">
            <text:p>mmc0_cd_pin@0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95" office:value-type="string" calcext:value-type="string">
            <text:p><text:s/></text:p>
          </table:table-cell>
          <table:table-cell table:style-name="ce31" table:number-columns-repeated="19"/>
          <table:table-cell table:style-name="ce88" office:value-type="string" calcext:value-type="string">
            <text:p>allwinner,pins = "PB4";</text:p>
          </table:table-cell>
          <table:table-cell table:style-name="ce31" table:number-columns-repeated="7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95" office:value-type="string" calcext:value-type="string">
            <text:p>function = "gpio_in";</text:p>
          </table:table-cell>
          <table:table-cell table:style-name="ce31" table:number-columns-repeated="19"/>
          <table:table-cell table:style-name="ce88" office:value-type="string" calcext:value-type="string">
            <text:p>allwinner,function = "gpio_in";</text:p>
          </table:table-cell>
          <table:table-cell table:style-name="ce31" table:number-columns-repeated="7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95"/>
          <table:table-cell table:style-name="ce31" table:number-columns-repeated="19"/>
          <table:table-cell table:style-name="ce88" office:value-type="string" calcext:value-type="string">
            <text:p>allwinner,drive = &lt;SUN4I_PINCTRL_10_MA&gt;;</text:p>
          </table:table-cell>
          <table:table-cell table:style-name="ce31" table:number-columns-repeated="7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95" office:value-type="string" calcext:value-type="string">
            <text:p>bias-pull-up;</text:p>
          </table:table-cell>
          <table:table-cell table:style-name="ce31" table:number-columns-repeated="19"/>
          <table:table-cell table:style-name="ce88" office:value-type="string" calcext:value-type="string">
            <text:p>allwinner,pull = &lt;SUN4I_PINCTRL_PULL_UP&gt;;</text:p>
          </table:table-cell>
          <table:table-cell table:style-name="ce31" table:number-columns-repeated="7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mmc1_pins_a</text:p>
          </table:table-cell>
          <table:table-cell table:style-name="ce31" table:number-columns-repeated="13"/>
          <table:table-cell table:style-name="ce82"/>
          <table:table-cell table:style-name="ce31"/>
          <table:table-cell table:style-name="ce94" office:value-type="string" calcext:value-type="string">
            <text:p>mmc1@0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pins = "PG0", "PG1", "PG2",</text:p>
          </table:table-cell>
          <table:table-cell table:style-name="ce31" table:number-columns-repeated="15"/>
          <table:table-cell table:style-name="ce31" office:value-type="string" calcext:value-type="string">
            <text:p>"PG3", "PG4", "PG5";</text:p>
          </table:table-cell>
          <table:table-cell table:style-name="ce31" table:number-columns-repeated="81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function = "mmc1"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drive-strength = &lt;30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bias-pull-up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69" office:value-type="string" calcext:value-type="string">
            <text:p>sun8i-a33-inet-d978-rev2.dts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95" office:value-type="string" calcext:value-type="string">
            <text:p>bias-pull-up;</text:p>
          </table:table-cell>
          <table:table-cell table:style-name="ce31" table:number-columns-repeated="19"/>
          <table:table-cell table:style-name="ce88" office:value-type="string" calcext:value-type="string">
            <text:p>allwinner,pull = &lt;SUN4I_PINCTRL_PULL_UP&gt;;</text:p>
          </table:table-cell>
          <table:table-cell table:style-name="ce31" table:number-columns-repeated="7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mmc2_8bit_pins</text:p>
          </table:table-cell>
          <table:table-cell table:style-name="ce31" table:number-columns-repeated="13"/>
          <table:table-cell table:style-name="ce82"/>
          <table:table-cell table:style-name="ce31"/>
          <table:table-cell table:style-name="ce94" office:value-type="string" calcext:value-type="string">
            <text:p>mmc2_8bit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pins = "PC5", "PC6", "PC8",</text:p>
          </table:table-cell>
          <table:table-cell table:style-name="ce31" table:number-columns-repeated="15"/>
          <table:table-cell table:style-name="ce31" office:value-type="string" calcext:value-type="string">
            <text:p>"PC9", "PC10", "PC11",</text:p>
          </table:table-cell>
          <table:table-cell table:style-name="ce31" table:number-columns-repeated="13"/>
          <table:table-cell table:style-name="ce31" office:value-type="string" calcext:value-type="string">
            <text:p>"PC12", "PC13", "PC14",</text:p>
          </table:table-cell>
          <table:table-cell table:style-name="ce31" table:number-columns-repeated="13"/>
          <table:table-cell table:style-name="ce31" office:value-type="string" calcext:value-type="string">
            <text:p>"PC15", "PC16";</text:p>
          </table:table-cell>
          <table:table-cell table:style-name="ce31" table:number-columns-repeated="53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function = "mmc2"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drive-strength = &lt;30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bias-pull-up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pwm0_pins</text:p>
          </table:table-cell>
          <table:table-cell table:style-name="ce31" table:number-columns-repeated="13"/>
          <table:table-cell table:style-name="ce82"/>
          <table:table-cell table:style-name="ce31"/>
          <table:table-cell table:style-name="ce94" office:value-type="string" calcext:value-type="string">
            <text:p>pwm0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pins = "PH0"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function = "pwm0"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i2c0_pins_a</text:p>
          </table:table-cell>
          <table:table-cell table:style-name="ce31" table:number-columns-repeated="13"/>
          <table:table-cell table:style-name="ce82"/>
          <table:table-cell table:style-name="ce31"/>
          <table:table-cell table:style-name="ce94" office:value-type="string" calcext:value-type="string">
            <text:p>i2c0@0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pins = "PH2", "PH3"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function = "i2c0"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i2c1_pins_a</text:p>
          </table:table-cell>
          <table:table-cell table:style-name="ce31" table:number-columns-repeated="13"/>
          <table:table-cell table:style-name="ce82"/>
          <table:table-cell table:style-name="ce31"/>
          <table:table-cell table:style-name="ce94" office:value-type="string" calcext:value-type="string">
            <text:p>i2c1@0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pins = "PH4", "PH5"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function = "i2c1"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i2c2_pins_a</text:p>
          </table:table-cell>
          <table:table-cell table:style-name="ce31" table:number-columns-repeated="13"/>
          <table:table-cell table:style-name="ce82"/>
          <table:table-cell table:style-name="ce31"/>
          <table:table-cell table:style-name="ce94" office:value-type="string" calcext:value-type="string">
            <text:p>i2c2@0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pins = "PE12", "PE13"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function = "i2c2"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lcd_rgb666_pins</text:p>
          </table:table-cell>
          <table:table-cell table:style-name="ce31" table:number-columns-repeated="13"/>
          <table:table-cell table:style-name="ce82"/>
          <table:table-cell table:style-name="ce31"/>
          <table:table-cell table:style-name="ce94" office:value-type="string" calcext:value-type="string">
            <text:p>lcd-rgb666@0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pins = "PD2", "PD3", "PD4", "PD5", "PD6", "PD7",</text:p>
          </table:table-cell>
          <table:table-cell table:style-name="ce31" table:number-columns-repeated="27"/>
          <table:table-cell table:style-name="ce31" office:value-type="string" calcext:value-type="string">
            <text:p>"PD10", "PD11", "PD12", "PD13", "PD14", "PD15",</text:p>
          </table:table-cell>
          <table:table-cell table:style-name="ce31" table:number-columns-repeated="27"/>
          <table:table-cell table:style-name="ce31" office:value-type="string" calcext:value-type="string">
            <text:p>"PD18", "PD19", "PD20", "PD21", "PD22", "PD23",</text:p>
          </table:table-cell>
          <table:table-cell table:style-name="ce31" table:number-columns-repeated="27"/>
          <table:table-cell table:style-name="ce31" office:value-type="string" calcext:value-type="string">
            <text:p>"PD24", "PD25", "PD26", "PD27";</text:p>
          </table:table-cell>
          <table:table-cell table:style-name="ce31" table:number-columns-repeated="13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function = "lcd0"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style-name="ce84" office:value-type="string" calcext:value-type="string">
            <text:p>ahci_pwr_pin_a</text:p>
          </table:table-cell>
          <table:table-cell table:style-name="ce31" table:number-columns-repeated="13"/>
          <table:table-cell table:style-name="ce82"/>
          <table:table-cell table:style-name="ce31"/>
          <table:table-cell table:style-name="ce99" office:value-type="string" calcext:value-type="string">
            <text:p>ahci_pwr_pin@0</text:p>
          </table:table-cell>
          <table:table-cell table:style-name="ce88" table:number-columns-repeated="2"/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style-name="ce84"/>
          <table:table-cell table:style-name="ce31" table:number-columns-repeated="13"/>
          <table:table-cell table:style-name="ce82"/>
          <table:table-cell table:style-name="ce31"/>
          <table:table-cell table:style-name="ce88"/>
          <table:table-cell table:style-name="ce88" office:value-type="string" calcext:value-type="string">
            <text:p>allwinner,pins = "PB8";</text:p>
          </table:table-cell>
          <table:table-cell table:style-name="ce88"/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style-name="ce84"/>
          <table:table-cell table:style-name="ce31" table:number-columns-repeated="13"/>
          <table:table-cell table:style-name="ce82"/>
          <table:table-cell table:style-name="ce31"/>
          <table:table-cell table:style-name="ce88"/>
          <table:table-cell table:style-name="ce88" office:value-type="string" calcext:value-type="string">
            <text:p>allwinner,function = "gpio_out";</text:p>
          </table:table-cell>
          <table:table-cell table:style-name="ce88"/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style-name="ce84"/>
          <table:table-cell table:style-name="ce31" table:number-columns-repeated="13"/>
          <table:table-cell table:style-name="ce82"/>
          <table:table-cell table:style-name="ce31"/>
          <table:table-cell table:style-name="ce88"/>
          <table:table-cell table:style-name="ce88" office:value-type="string" calcext:value-type="string">
            <text:p>allwinner,drive = &lt;SUN4I_PINCTRL_10_MA&gt;;</text:p>
          </table:table-cell>
          <table:table-cell table:style-name="ce88"/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style-name="ce84"/>
          <table:table-cell table:style-name="ce31" table:number-columns-repeated="13"/>
          <table:table-cell table:style-name="ce82"/>
          <table:table-cell table:style-name="ce31"/>
          <table:table-cell table:style-name="ce88"/>
          <table:table-cell table:style-name="ce88" office:value-type="string" calcext:value-type="string">
            <text:p>allwinner,pull = &lt;SUN4I_PINCTRL_NO_PULL&gt;;</text:p>
          </table:table-cell>
          <table:table-cell table:style-name="ce88"/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style-name="ce84" office:value-type="string" calcext:value-type="string">
            <text:p>usb0_vbus_pin_a</text:p>
          </table:table-cell>
          <table:table-cell table:style-name="ce31" table:number-columns-repeated="13"/>
          <table:table-cell table:style-name="ce82"/>
          <table:table-cell table:style-name="ce31"/>
          <table:table-cell table:style-name="ce99" office:value-type="string" calcext:value-type="string">
            <text:p>usb0_vbus_pin@0</text:p>
          </table:table-cell>
          <table:table-cell table:style-name="ce88" table:number-columns-repeated="2"/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style-name="ce84"/>
          <table:table-cell table:style-name="ce31" table:number-columns-repeated="13"/>
          <table:table-cell table:style-name="ce82"/>
          <table:table-cell table:style-name="ce31"/>
          <table:table-cell table:style-name="ce88"/>
          <table:table-cell table:style-name="ce88" office:value-type="string" calcext:value-type="string">
            <text:p>allwinner,pins = "PB9";</text:p>
          </table:table-cell>
          <table:table-cell table:style-name="ce88"/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style-name="ce84"/>
          <table:table-cell table:style-name="ce31" table:number-columns-repeated="13"/>
          <table:table-cell table:style-name="ce82"/>
          <table:table-cell table:style-name="ce31"/>
          <table:table-cell table:style-name="ce88"/>
          <table:table-cell table:style-name="ce88" office:value-type="string" calcext:value-type="string">
            <text:p>allwinner,function = "gpio_out";</text:p>
          </table:table-cell>
          <table:table-cell table:style-name="ce88"/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style-name="ce84"/>
          <table:table-cell table:style-name="ce31" table:number-columns-repeated="13"/>
          <table:table-cell table:style-name="ce82"/>
          <table:table-cell table:style-name="ce31"/>
          <table:table-cell table:style-name="ce88"/>
          <table:table-cell table:style-name="ce88" office:value-type="string" calcext:value-type="string">
            <text:p>allwinner,drive = &lt;SUN4I_PINCTRL_10_MA&gt;;</text:p>
          </table:table-cell>
          <table:table-cell table:style-name="ce88"/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style-name="ce84"/>
          <table:table-cell table:style-name="ce31" table:number-columns-repeated="13"/>
          <table:table-cell table:style-name="ce82"/>
          <table:table-cell table:style-name="ce31"/>
          <table:table-cell table:style-name="ce88"/>
          <table:table-cell table:style-name="ce88" office:value-type="string" calcext:value-type="string">
            <text:p>allwinner,pull = &lt;SUN4I_PINCTRL_NO_PULL&gt;;</text:p>
          </table:table-cell>
          <table:table-cell table:style-name="ce88"/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style-name="ce84" office:value-type="string" calcext:value-type="string">
            <text:p>usb1_vbus_pin_a</text:p>
          </table:table-cell>
          <table:table-cell table:style-name="ce31" table:number-columns-repeated="13"/>
          <table:table-cell table:style-name="ce82"/>
          <table:table-cell table:style-name="ce31"/>
          <table:table-cell table:style-name="ce99" office:value-type="string" calcext:value-type="string">
            <text:p>usb1_vbus_pin@0</text:p>
          </table:table-cell>
          <table:table-cell table:style-name="ce88" table:number-columns-repeated="2"/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style-name="ce84"/>
          <table:table-cell table:style-name="ce31" table:number-columns-repeated="13"/>
          <table:table-cell table:style-name="ce82"/>
          <table:table-cell table:style-name="ce31"/>
          <table:table-cell table:style-name="ce88"/>
          <table:table-cell table:style-name="ce88" office:value-type="string" calcext:value-type="string">
            <text:p>allwinner,pins = "PH6";</text:p>
          </table:table-cell>
          <table:table-cell table:style-name="ce88"/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style-name="ce84"/>
          <table:table-cell table:style-name="ce31" table:number-columns-repeated="13"/>
          <table:table-cell table:style-name="ce82"/>
          <table:table-cell table:style-name="ce31"/>
          <table:table-cell table:style-name="ce88"/>
          <table:table-cell table:style-name="ce88" office:value-type="string" calcext:value-type="string">
            <text:p>allwinner,function = "gpio_out";</text:p>
          </table:table-cell>
          <table:table-cell table:style-name="ce88"/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style-name="ce84"/>
          <table:table-cell table:style-name="ce31" table:number-columns-repeated="13"/>
          <table:table-cell table:style-name="ce82"/>
          <table:table-cell table:style-name="ce31"/>
          <table:table-cell table:style-name="ce88"/>
          <table:table-cell table:style-name="ce88" office:value-type="string" calcext:value-type="string">
            <text:p>allwinner,drive = &lt;SUN4I_PINCTRL_10_MA&gt;;</text:p>
          </table:table-cell>
          <table:table-cell table:style-name="ce88"/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style-name="ce84"/>
          <table:table-cell table:style-name="ce31" table:number-columns-repeated="13"/>
          <table:table-cell table:style-name="ce82"/>
          <table:table-cell table:style-name="ce31"/>
          <table:table-cell table:style-name="ce88"/>
          <table:table-cell table:style-name="ce88" office:value-type="string" calcext:value-type="string">
            <text:p>allwinner,pull = &lt;SUN4I_PINCTRL_NO_PULL&gt;;</text:p>
          </table:table-cell>
          <table:table-cell table:style-name="ce88"/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style-name="ce84" office:value-type="string" calcext:value-type="string">
            <text:p>usb2_vbus_pin_a</text:p>
          </table:table-cell>
          <table:table-cell table:style-name="ce31" table:number-columns-repeated="13"/>
          <table:table-cell table:style-name="ce82"/>
          <table:table-cell table:style-name="ce31"/>
          <table:table-cell table:style-name="ce99" office:value-type="string" calcext:value-type="string">
            <text:p>usb2_vbus_pin@0</text:p>
          </table:table-cell>
          <table:table-cell table:style-name="ce88" table:number-columns-repeated="2"/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88"/>
          <table:table-cell table:style-name="ce88" office:value-type="string" calcext:value-type="string">
            <text:p>allwinner,pins = "PH3";</text:p>
          </table:table-cell>
          <table:table-cell table:style-name="ce88"/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88"/>
          <table:table-cell table:style-name="ce88" office:value-type="string" calcext:value-type="string">
            <text:p>allwinner,function = "gpio_out";</text:p>
          </table:table-cell>
          <table:table-cell table:style-name="ce88"/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88"/>
          <table:table-cell table:style-name="ce88" office:value-type="string" calcext:value-type="string">
            <text:p>allwinner,drive = &lt;SUN4I_PINCTRL_10_MA&gt;;</text:p>
          </table:table-cell>
          <table:table-cell table:style-name="ce88"/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88"/>
          <table:table-cell table:style-name="ce88" office:value-type="string" calcext:value-type="string">
            <text:p>allwinner,pull = &lt;SUN4I_PINCTRL_NO_PULL&gt;;</text:p>
          </table:table-cell>
          <table:table-cell table:style-name="ce88"/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4" office:value-type="string" calcext:value-type="string">
            <text:p>bl_en_pin</text:p>
          </table:table-cell>
          <table:table-cell table:style-name="ce31" table:number-columns-repeated="13"/>
          <table:table-cell table:style-name="ce82"/>
          <table:table-cell table:style-name="ce31"/>
          <table:table-cell table:style-name="ce99" office:value-type="string" calcext:value-type="string">
            <text:p>bl_en_pin@0</text:p>
          </table:table-cell>
          <table:table-cell table:style-name="ce88" table:number-columns-repeated="2"/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88"/>
          <table:table-cell table:style-name="ce88" office:value-type="string" calcext:value-type="string">
            <text:p>allwinner,pins = "PH6";</text:p>
          </table:table-cell>
          <table:table-cell table:style-name="ce88"/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88"/>
          <table:table-cell table:style-name="ce88" office:value-type="string" calcext:value-type="string">
            <text:p>allwinner,function = "gpio_in";</text:p>
          </table:table-cell>
          <table:table-cell table:style-name="ce88"/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88"/>
          <table:table-cell table:style-name="ce88" office:value-type="string" calcext:value-type="string">
            <text:p>allwinner,drive = &lt;SUN4I_PINCTRL_10_MA&gt;;</text:p>
          </table:table-cell>
          <table:table-cell table:style-name="ce88"/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88"/>
          <table:table-cell table:style-name="ce88" office:value-type="string" calcext:value-type="string">
            <text:p>allwinner,pull = &lt;SUN4I_PINCTRL_NO_PULL&gt;;</text:p>
          </table:table-cell>
          <table:table-cell table:style-name="ce88"/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 office:value-type="string" calcext:value-type="string">
            <text:p>ts_power_pin</text:p>
          </table:table-cell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ts_power_pin@0</text:p>
          </table:table-cell>
          <table:table-cell table:style-name="ce88" table:number-columns-repeated="2"/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88"/>
          <table:table-cell table:style-name="ce95" office:value-type="string" calcext:value-type="string">
            <text:p>pins = "PH1";</text:p>
          </table:table-cell>
          <table:table-cell table:style-name="ce88"/>
          <table:table-cell table:style-name="ce31" table:number-columns-repeated="18"/>
          <table:table-cell table:style-name="ce88" office:value-type="string" calcext:value-type="string">
            <text:p>allwinner,pins = "PH1";</text:p>
          </table:table-cell>
          <table:table-cell table:style-name="ce31" table:number-columns-repeated="7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88"/>
          <table:table-cell table:style-name="ce95" office:value-type="string" calcext:value-type="string">
            <text:p>function = "gpio_out";</text:p>
          </table:table-cell>
          <table:table-cell table:style-name="ce88"/>
          <table:table-cell table:style-name="ce31" table:number-columns-repeated="18"/>
          <table:table-cell table:style-name="ce88" office:value-type="string" calcext:value-type="string">
            <text:p>allwinner,function = "gpio_out";</text:p>
          </table:table-cell>
          <table:table-cell table:style-name="ce31" table:number-columns-repeated="7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88" table:number-columns-repeated="3"/>
          <table:table-cell table:style-name="ce31" table:number-columns-repeated="18"/>
          <table:table-cell table:style-name="ce88" office:value-type="string" calcext:value-type="string">
            <text:p>allwinner,drive = &lt;SUN4I_PINCTRL_10_MA&gt;;</text:p>
          </table:table-cell>
          <table:table-cell table:style-name="ce31" table:number-columns-repeated="7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88" table:number-columns-repeated="3"/>
          <table:table-cell table:style-name="ce31" table:number-columns-repeated="18"/>
          <table:table-cell table:style-name="ce88" office:value-type="string" calcext:value-type="string">
            <text:p>allwinner,pull = &lt;SUN4I_PINCTRL_NO_PULL&gt;;</text:p>
          </table:table-cell>
          <table:table-cell table:style-name="ce31" table:number-columns-repeated="7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 office:value-type="string" calcext:value-type="string">
            <text:p>usb0_id_detect_pin</text:p>
          </table:table-cell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usb0_id_detect_pin@0</text:p>
          </table:table-cell>
          <table:table-cell table:style-name="ce88" table:number-columns-repeated="2"/>
          <table:table-cell table:style-name="ce31" table:number-columns-repeated="18"/>
          <table:table-cell table:style-name="ce88"/>
          <table:table-cell table:style-name="ce31" table:number-columns-repeated="7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88"/>
          <table:table-cell table:style-name="ce95" office:value-type="string" calcext:value-type="string">
            <text:p>pins = "PH8";</text:p>
          </table:table-cell>
          <table:table-cell table:style-name="ce88"/>
          <table:table-cell table:style-name="ce31" table:number-columns-repeated="18"/>
          <table:table-cell table:style-name="ce88" office:value-type="string" calcext:value-type="string">
            <text:p>allwinner,pins = "PH8";</text:p>
          </table:table-cell>
          <table:table-cell table:style-name="ce31" table:number-columns-repeated="7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88"/>
          <table:table-cell table:style-name="ce95" office:value-type="string" calcext:value-type="string">
            <text:p>function = "gpio_in";</text:p>
          </table:table-cell>
          <table:table-cell table:style-name="ce88"/>
          <table:table-cell table:style-name="ce31" table:number-columns-repeated="18"/>
          <table:table-cell table:style-name="ce88" office:value-type="string" calcext:value-type="string">
            <text:p>allwinner,function = "gpio_in";</text:p>
          </table:table-cell>
          <table:table-cell table:style-name="ce31" table:number-columns-repeated="7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88"/>
          <table:table-cell table:style-name="ce95"/>
          <table:table-cell table:style-name="ce88"/>
          <table:table-cell table:style-name="ce31" table:number-columns-repeated="18"/>
          <table:table-cell table:style-name="ce88" office:value-type="string" calcext:value-type="string">
            <text:p>allwinner,drive = &lt;SUN4I_PINCTRL_10_MA&gt;;</text:p>
          </table:table-cell>
          <table:table-cell table:style-name="ce31" table:number-columns-repeated="7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88"/>
          <table:table-cell table:style-name="ce95" office:value-type="string" calcext:value-type="string">
            <text:p>bias-pull-up;</text:p>
          </table:table-cell>
          <table:table-cell table:style-name="ce88"/>
          <table:table-cell table:style-name="ce31" table:number-columns-repeated="18"/>
          <table:table-cell table:style-name="ce88" office:value-type="string" calcext:value-type="string">
            <text:p>allwinner,pull = &lt;SUN4I_PINCTRL_PULL_UP&gt;;</text:p>
          </table:table-cell>
          <table:table-cell table:style-name="ce31" table:number-columns-repeated="7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94" office:value-type="string" calcext:value-type="string">
            <text:p>timer@01c20c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allwinner,sun4i-a10-timer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x01c20c00 0xa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interrupts = &lt;GIC_SPI 18 IRQ_TYPE_LEVEL_HIGH&gt;,</text:p>
          </table:table-cell>
          <table:table-cell table:style-name="ce31" table:number-columns-repeated="30"/>
          <table:table-cell table:style-name="ce31" office:value-type="string" calcext:value-type="string">
            <text:p>&lt;GIC_SPI 19 IRQ_TYPE_LEVEL_HIGH&gt;;</text:p>
          </table:table-cell>
          <table:table-cell table:style-name="ce31" table:number-columns-repeated="6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s = &lt;&amp;osc24M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wdt0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watchdog@01c20ca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allwinner,sun6i-a31-wdt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x01c20ca0 0x2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interrupts = &lt;GIC_SPI 25 IRQ_TYPE_LEVEL_HIGH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pwm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pwm@01c214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allwinner,sun7i-a20-pwm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x01c21400 0xc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s = &lt;&amp;osc24M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#pwm-cells = &lt;3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status = "disabled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status = "okay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pinctrl-names = "default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pinctrl-0 = &lt;&amp;pwm0_pins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lradc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lradc@01c228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allwinner,sun4i-a10-lradc-keys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x01c22800 0x1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interrupts = &lt;GIC_SPI 30 IRQ_TYPE_LEVEL_HIGH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status = "disabled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status = "okay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vref-supply = &lt;&amp;reg_vcc3v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94" office:value-type="string" calcext:value-type="string">
            <text:p>button@200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label = "Volume Up"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linux,code = &lt;KEY_VOLUMEUP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channel = &lt;0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voltage = &lt;200000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94" office:value-type="string" calcext:value-type="string">
            <text:p>button@400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label = "Volume Down"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linux,code = &lt;KEY_VOLUMEDOWN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channel = &lt;0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voltage = &lt;400000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uart0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serial@01c280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snps,dw-apb-uart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x01c28000 0x4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interrupts = &lt;GIC_SPI 0 IRQ_TYPE_LEVEL_HIGH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-shift = &lt;2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-io-width = &lt;4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s = &lt;&amp;ccu CLK_BUS_UART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sets = &lt;&amp;ccu RST_BUS_UART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dmas = &lt;&amp;dma 6&gt;, &lt;&amp;dma 6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dma-names = "rx", "tx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status = "disabled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uart1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serial@01c284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snps,dw-apb-uart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x01c28400 0x4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interrupts = &lt;GIC_SPI 1 IRQ_TYPE_LEVEL_HIGH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-shift = &lt;2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-io-width = &lt;4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s = &lt;&amp;ccu CLK_BUS_UART1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sets = &lt;&amp;ccu RST_BUS_UART1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dmas = &lt;&amp;dma 7&gt;, &lt;&amp;dma 7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dma-names = "rx", "tx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status = "disabled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69" office:value-type="string" calcext:value-type="string">
            <text:p>sun8i-a33-inet-d978-rev2.dts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95" office:value-type="string" calcext:value-type="string">
            <text:p>status = "okay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69" office:value-type="string" calcext:value-type="string">
            <text:p>sun8i-a33-inet-d978-rev2.dts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95" office:value-type="string" calcext:value-type="string">
            <text:p>pinctrl-names = "default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69" office:value-type="string" calcext:value-type="string">
            <text:p>sun8i-a33-inet-d978-rev2.dts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95" office:value-type="string" calcext:value-type="string">
            <text:p>pinctrl-0 = &lt;&amp;uart1_pins_a&gt;,</text:p>
          </table:table-cell>
          <table:table-cell table:style-name="ce31" table:number-columns-repeated="15"/>
          <table:table-cell table:style-name="ce95" office:value-type="string" calcext:value-type="string">
            <text:p>&lt;&amp;uart1_pins_cts_rts_a&gt;;</text:p>
          </table:table-cell>
          <table:table-cell table:style-name="Default"/>
          <table:table-cell table:style-name="ce31" table:number-columns-repeated="81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uart2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serial@01c288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snps,dw-apb-uart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x01c28800 0x4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interrupts = &lt;GIC_SPI 2 IRQ_TYPE_LEVEL_HIGH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-shift = &lt;2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-io-width = &lt;4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s = &lt;&amp;ccu CLK_BUS_UART2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sets = &lt;&amp;ccu RST_BUS_UART2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dmas = &lt;&amp;dma 8&gt;, &lt;&amp;dma 8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dma-names = "rx", "tx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status = "disabled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uart3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serial@01c28c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snps,dw-apb-uart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x01c28c00 0x4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interrupts = &lt;GIC_SPI 3 IRQ_TYPE_LEVEL_HIGH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-shift = &lt;2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-io-width = &lt;4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s = &lt;&amp;ccu CLK_BUS_UART3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sets = &lt;&amp;ccu RST_BUS_UART3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dmas = &lt;&amp;dma 9&gt;, &lt;&amp;dma 9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dma-names = "rx", "tx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status = "disabled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uart4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serial@01c290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snps,dw-apb-uart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x01c29000 0x4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interrupts = &lt;GIC_SPI 4 IRQ_TYPE_LEVEL_HIGH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-shift = &lt;2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-io-width = &lt;4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s = &lt;&amp;ccu CLK_BUS_UART4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sets = &lt;&amp;ccu RST_BUS_UART4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dmas = &lt;&amp;dma 10&gt;, &lt;&amp;dma 1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dma-names = "rx", "tx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status = "disabled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i2c0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i2c@01c2ac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allwinner,sun6i-a31-i2c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x01c2ac00 0x4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interrupts = &lt;GIC_SPI 6 IRQ_TYPE_LEVEL_HIGH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s = &lt;&amp;ccu CLK_BUS_I2C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sets = &lt;&amp;ccu RST_BUS_I2C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status = "disabled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status = "okay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#address-cells = &lt;1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#size-cells = &lt;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pinctrl-names = "default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pinctrl-0 = &lt;&amp;i2c0_pins_a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-frequency = &lt;400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 office:value-type="string" calcext:value-type="string">
            <text:p>touchscreen</text:p>
          </table:table-cell>
          <table:table-cell table:style-name="ce31" table:number-columns-repeated="7"/>
          <table:table-cell table:style-name="ce88" office:value-type="string" calcext:value-type="string">
            <text:p>gsl1680</text:p>
          </table:table-cell>
          <table:table-cell table:style-name="ce31" table:number-columns-repeated="5"/>
          <table:table-cell table:style-name="ce82"/>
          <table:table-cell table:style-name="ce31"/>
          <table:table-cell table:style-name="ce94" office:value-type="string" calcext:value-type="string">
            <text:p>touchscreen@0</text:p>
          </table:table-cell>
          <table:table-cell table:style-name="ce31" table:number-columns-repeated="10"/>
          <table:table-cell table:style-name="ce99" office:value-type="string" calcext:value-type="string">
            <text:p>touchscreen@40</text:p>
          </table:table-cell>
          <table:table-cell table:style-name="ce31" table:number-columns-repeated="8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88" office:value-type="string" calcext:value-type="string">
            <text:p>compatible = "silead,gsl1680"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88" office:value-type="string" calcext:value-type="string">
            <text:p>reg = &lt;0x40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interrupt-parent = &lt;&amp;pio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interrupts = &lt;1 5 IRQ_TYPE_EDGE_FALLING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pinctrl-names = "default"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pinctrl-0 = &lt;&amp;ts_power_pin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power-gpios = &lt;&amp;pio 7 1 GPIO_ACTIVE_HIGH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status = "disabled"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i2c1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i2c@01c2b0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allwinner,sun6i-a31-i2c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x01c2b000 0x4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interrupts = &lt;GIC_SPI 7 IRQ_TYPE_LEVEL_HIGH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s = &lt;&amp;ccu CLK_BUS_I2C1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sets = &lt;&amp;ccu RST_BUS_I2C1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status = "disabled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status = "okay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#address-cells = &lt;1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#size-cells = &lt;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pinctrl-names = "default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pinctrl-0 = &lt;&amp;i2c1_pins_a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i2c2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i2c@01c2b4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allwinner,sun6i-a31-i2c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x01c2b400 0x4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interrupts = &lt;GIC_SPI 8 IRQ_TYPE_LEVEL_HIGH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s = &lt;&amp;ccu CLK_BUS_I2C2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sets = &lt;&amp;ccu RST_BUS_I2C2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status = "disabled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#address-cells = &lt;1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#size-cells = &lt;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mali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gpu@1c400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allwinner,sun8i-a23-mali",</text:p>
          </table:table-cell>
          <table:table-cell table:style-name="ce31" table:number-columns-repeated="21"/>
          <table:table-cell table:style-name="ce31" office:value-type="string" calcext:value-type="string">
            <text:p>"allwinner,sun7i-a20-mali", "arm,mali-400";</text:p>
          </table:table-cell>
          <table:table-cell table:style-name="ce31" table:number-columns-repeated="76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x01c40000 0x10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interrupts = &lt;GIC_SPI 97 IRQ_TYPE_LEVEL_HIGH&gt;,</text:p>
          </table:table-cell>
          <table:table-cell table:style-name="ce31" table:number-columns-repeated="30"/>
          <table:table-cell table:style-name="ce31" office:value-type="string" calcext:value-type="string">
            <text:p>&lt;GIC_SPI 98 IRQ_TYPE_LEVEL_HIGH&gt;,</text:p>
          </table:table-cell>
          <table:table-cell table:style-name="ce31" table:number-columns-repeated="23"/>
          <table:table-cell table:style-name="ce31" office:value-type="string" calcext:value-type="string">
            <text:p>&lt;GIC_SPI 99 IRQ_TYPE_LEVEL_HIGH&gt;,</text:p>
          </table:table-cell>
          <table:table-cell table:style-name="ce31" table:number-columns-repeated="43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8"/>
          <table:table-cell table:style-name="ce31" office:value-type="string" calcext:value-type="string">
            <text:p>&lt;GIC_SPI 100 IRQ_TYPE_LEVEL_HIGH&gt;,</text:p>
          </table:table-cell>
          <table:table-cell table:style-name="ce31" table:number-columns-repeated="24"/>
          <table:table-cell table:style-name="ce31" office:value-type="string" calcext:value-type="string">
            <text:p>&lt;GIC_SPI 102 IRQ_TYPE_LEVEL_HIGH&gt;,</text:p>
          </table:table-cell>
          <table:table-cell table:style-name="ce31" table:number-columns-repeated="24"/>
          <table:table-cell table:style-name="ce31" office:value-type="string" calcext:value-type="string">
            <text:p>&lt;GIC_SPI 103 IRQ_TYPE_LEVEL_HIGH&gt;,</text:p>
          </table:table-cell>
          <table:table-cell table:style-name="ce31" table:number-columns-repeated="24"/>
          <table:table-cell table:style-name="ce31" office:value-type="string" calcext:value-type="string">
            <text:p>&lt;GIC_SPI 101 IRQ_TYPE_LEVEL_HIGH&gt;;</text:p>
          </table:table-cell>
          <table:table-cell table:style-name="ce31" table:number-columns-repeated="16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interrupt-names = "gp",</text:p>
          </table:table-cell>
          <table:table-cell table:style-name="ce31" table:number-columns-repeated="12"/>
          <table:table-cell table:style-name="ce31" office:value-type="string" calcext:value-type="string">
            <text:p>"gpmmu",</text:p>
          </table:table-cell>
          <table:table-cell table:style-name="ce31" table:number-columns-repeated="5"/>
          <table:table-cell table:style-name="ce31" office:value-type="string" calcext:value-type="string">
            <text:p>"pp0",</text:p>
          </table:table-cell>
          <table:table-cell table:style-name="ce31" table:number-columns-repeated="3"/>
          <table:table-cell table:style-name="ce31" office:value-type="string" calcext:value-type="string">
            <text:p>"ppmmu0",</text:p>
          </table:table-cell>
          <table:table-cell table:style-name="ce31" table:number-columns-repeated="6"/>
          <table:table-cell table:style-name="ce31" office:value-type="string" calcext:value-type="string">
            <text:p>"pp1",</text:p>
          </table:table-cell>
          <table:table-cell table:style-name="ce31" table:number-columns-repeated="3"/>
          <table:table-cell table:style-name="ce31" office:value-type="string" calcext:value-type="string">
            <text:p>"ppmmu1",</text:p>
          </table:table-cell>
          <table:table-cell table:style-name="ce31" table:number-columns-repeated="6"/>
          <table:table-cell table:style-name="ce31" office:value-type="string" calcext:value-type="string">
            <text:p>"pmu";</text:p>
          </table:table-cell>
          <table:table-cell table:style-name="ce31" table:number-columns-repeated="5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s = &lt;&amp;ccu CLK_BUS_GPU&gt;, &lt;&amp;ccu CLK_GPU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-names = "bus", "core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sets = &lt;&amp;ccu RST_BUS_GPU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#cooling-cells = &lt;2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assigned-clocks = &lt;&amp;ccu CLK_GPU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assigned-clock-rates = &lt;384000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operating-points-v2 = &lt;&amp;mali_opp_table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gic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interrupt-controller@01c810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arm,cortex-a7-gic", "arm,cortex-a15-gic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x01c81000 0x1000&gt;,</text:p>
          </table:table-cell>
          <table:table-cell table:style-name="ce31" table:number-columns-repeated="16"/>
          <table:table-cell table:style-name="ce31" office:value-type="string" calcext:value-type="string">
            <text:p>&lt;0x01c82000 0x2000&gt;,</text:p>
          </table:table-cell>
          <table:table-cell table:style-name="ce31" table:number-columns-repeated="13"/>
          <table:table-cell table:style-name="ce31" office:value-type="string" calcext:value-type="string">
            <text:p>&lt;0x01c84000 0x2000&gt;,</text:p>
          </table:table-cell>
          <table:table-cell table:style-name="ce31" table:number-columns-repeated="13"/>
          <table:table-cell table:style-name="ce31" office:value-type="string" calcext:value-type="string">
            <text:p>&lt;0x01c86000 0x2000&gt;;</text:p>
          </table:table-cell>
          <table:table-cell table:style-name="ce31" table:number-columns-repeated="53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interrupt-controller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#interrupt-cells = &lt;3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interrupts = &lt;GIC_PPI 9 (GIC_CPU_MASK_SIMPLE(4) | IRQ_TYPE_LEVEL_HIGH)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rtc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rtc@01f000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allwinner,sun6i-a31-rtc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x01f00000 0x54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interrupts = &lt;GIC_SPI 40 IRQ_TYPE_LEVEL_HIGH&gt;,</text:p>
          </table:table-cell>
          <table:table-cell table:style-name="ce31" table:number-columns-repeated="30"/>
          <table:table-cell table:style-name="ce31" office:value-type="string" calcext:value-type="string">
            <text:p>&lt;GIC_SPI 41 IRQ_TYPE_LEVEL_HIGH&gt;;</text:p>
          </table:table-cell>
          <table:table-cell table:style-name="ce31" table:number-columns-repeated="6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-output-names = "osc32k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s = &lt;&amp;ext_osc32k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#clock-cells = &lt;1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nmi_intc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interrupt-controller@1f00c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allwinner,sun6i-a31-r-intc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interrupt-controller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#interrupt-cells = &lt;2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x01f00c00 0x4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interrupts = &lt;GIC_SPI 32 IRQ_TYPE_LEVEL_HIGH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94" office:value-type="string" calcext:value-type="string">
            <text:p>prcm@01f014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allwinner,sun8i-a23-prcm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x01f01400 0x2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ar100</text:p>
          </table:table-cell>
          <table:table-cell table:style-name="ce31" table:number-columns-repeated="13"/>
          <table:table-cell table:style-name="ce82"/>
          <table:table-cell table:style-name="ce31"/>
          <table:table-cell table:style-name="ce94" office:value-type="string" calcext:value-type="string">
            <text:p>ar100_clk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compatible = "fixed-factor-clock"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#clock-cells = &lt;0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clock-div = &lt;1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clock-mult = &lt;1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clocks = &lt;&amp;osc24M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clock-output-names = "ar100"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ahb0</text:p>
          </table:table-cell>
          <table:table-cell table:style-name="ce31" table:number-columns-repeated="13"/>
          <table:table-cell table:style-name="ce82"/>
          <table:table-cell table:style-name="ce31"/>
          <table:table-cell table:style-name="ce94" office:value-type="string" calcext:value-type="string">
            <text:p>ahb0_clk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compatible = "fixed-factor-clock"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#clock-cells = &lt;0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clock-div = &lt;1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clock-mult = &lt;1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clocks = &lt;&amp;ar100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clock-output-names = "ahb0"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apb0</text:p>
          </table:table-cell>
          <table:table-cell table:style-name="ce31" table:number-columns-repeated="13"/>
          <table:table-cell table:style-name="ce82"/>
          <table:table-cell table:style-name="ce31"/>
          <table:table-cell table:style-name="ce94" office:value-type="string" calcext:value-type="string">
            <text:p>apb0_clk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compatible = "allwinner,sun8i-a23-apb0-clk"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#clock-cells = &lt;0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clocks = &lt;&amp;ahb0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clock-output-names = "apb0"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apb0_gates</text:p>
          </table:table-cell>
          <table:table-cell table:style-name="ce31" table:number-columns-repeated="13"/>
          <table:table-cell table:style-name="ce82"/>
          <table:table-cell table:style-name="ce31"/>
          <table:table-cell table:style-name="ce94" office:value-type="string" calcext:value-type="string">
            <text:p>apb0_gates_clk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compatible = "allwinner,sun8i-a23-apb0-gates-clk"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#clock-cells = &lt;1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clocks = &lt;&amp;apb0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clock-output-names = "apb0_pio", "apb0_timer",</text:p>
          </table:table-cell>
          <table:table-cell table:style-name="ce31" table:number-columns-repeated="26"/>
          <table:table-cell table:style-name="ce31" office:value-type="string" calcext:value-type="string">
            <text:p>"apb0_rsb", "apb0_uart",</text:p>
          </table:table-cell>
          <table:table-cell table:style-name="ce31" table:number-columns-repeated="13"/>
          <table:table-cell table:style-name="ce31" office:value-type="string" calcext:value-type="string">
            <text:p>"apb0_i2c";</text:p>
          </table:table-cell>
          <table:table-cell table:style-name="ce31" table:number-columns-repeated="56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apb0_rst</text:p>
          </table:table-cell>
          <table:table-cell table:style-name="ce31" table:number-columns-repeated="13"/>
          <table:table-cell table:style-name="ce82"/>
          <table:table-cell table:style-name="ce31"/>
          <table:table-cell table:style-name="ce94" office:value-type="string" calcext:value-type="string">
            <text:p>apb0_rst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compatible = "allwinner,sun6i-a31-clock-reset"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#reset-cells = &lt;1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codec_analog</text:p>
          </table:table-cell>
          <table:table-cell table:style-name="ce31" table:number-columns-repeated="13"/>
          <table:table-cell table:style-name="ce82"/>
          <table:table-cell table:style-name="ce31"/>
          <table:table-cell table:style-name="ce94" office:value-type="string" calcext:value-type="string">
            <text:p>codec-analog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compatible = "allwinner,sun8i-a23-codec-analog"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94" office:value-type="string" calcext:value-type="string">
            <text:p>cpucfg@01f01c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allwinner,sun8i-a23-cpuconfig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x01f01c00 0x3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r_uart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serial@01f028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snps,dw-apb-uart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x01f02800 0x4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interrupts = &lt;GIC_SPI 38 IRQ_TYPE_LEVEL_HIGH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-shift = &lt;2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-io-width = &lt;4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s = &lt;&amp;apb0_gates 4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sets = &lt;&amp;apb0_rst 4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status = "disabled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status = "okay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69" office:value-type="string" calcext:value-type="string">
            <text:p>sun8i-a33-inet-d978-rev2.dts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95" office:value-type="string" calcext:value-type="string">
            <text:p>status = "disabled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pinctrl-names = "default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pinctrl-0 = &lt;&amp;r_uart_pins_a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r_pio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pinctrl@01f02c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allwinner,sun8i-a23-r-pinctrl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x01f02c00 0x4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interrupts = &lt;GIC_SPI 45 IRQ_TYPE_LEVEL_HIGH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s = &lt;&amp;apb0_gates 0&gt;, &lt;&amp;osc24M&gt;, &lt;&amp;rtc 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-names = "apb", "hosc", "losc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sets = &lt;&amp;apb0_rst 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gpio-controller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interrupt-controller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#interrupt-cells = &lt;3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#address-cells = &lt;1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#size-cells = &lt;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#gpio-cells = &lt;3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r_rsb_pins</text:p>
          </table:table-cell>
          <table:table-cell table:style-name="ce31" table:number-columns-repeated="13"/>
          <table:table-cell table:style-name="ce82"/>
          <table:table-cell table:style-name="ce31"/>
          <table:table-cell table:style-name="ce94" office:value-type="string" calcext:value-type="string">
            <text:p>r_rsb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pins = "PL0", "PL1"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function = "s_rsb"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drive-strength = &lt;20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bias-pull-up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r_uart_pins_a</text:p>
          </table:table-cell>
          <table:table-cell table:style-name="ce31" table:number-columns-repeated="13"/>
          <table:table-cell table:style-name="ce82"/>
          <table:table-cell table:style-name="ce31"/>
          <table:table-cell table:style-name="ce94" office:value-type="string" calcext:value-type="string">
            <text:p>r_uart@0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pins = "PL2", "PL3"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function = "s_uart"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69" office:value-type="string" calcext:value-type="string">
            <text:p>sun8i-a33-inet-d978-rev2.dts</text:p>
          </table:table-cell>
          <table:table-cell table:style-name="ce82" office:value-type="string" calcext:value-type="string">
            <text:p>led_pin_d978</text:p>
          </table:table-cell>
          <table:table-cell table:style-name="ce31" table:number-columns-repeated="13"/>
          <table:table-cell table:style-name="ce82"/>
          <table:table-cell table:style-name="ce31"/>
          <table:table-cell table:style-name="ce94" office:value-type="string" calcext:value-type="string">
            <text:p>led_pin_d978@0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69" office:value-type="string" calcext:value-type="string">
            <text:p>sun8i-a33-inet-d978-rev2.dts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95" office:value-type="string" calcext:value-type="string">
            <text:p>pins = "PL5";</text:p>
          </table:table-cell>
          <table:table-cell table:style-name="ce31" table:number-columns-repeated="19"/>
          <table:table-cell table:style-name="ce88" office:value-type="string" calcext:value-type="string">
            <text:p>allwinner,pins = "PL5";</text:p>
          </table:table-cell>
          <table:table-cell table:style-name="ce31" table:number-columns-repeated="77"/>
          <table:table-cell table:style-name="ce50"/>
          <table:table-cell table:style-name="ce31" table:number-columns-repeated="907"/>
        </table:table-row>
        <table:table-row table:style-name="ro5">
          <table:table-cell table:style-name="ce69" office:value-type="string" calcext:value-type="string">
            <text:p>sun8i-a33-inet-d978-rev2.dts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95" office:value-type="string" calcext:value-type="string">
            <text:p>function = "gpio_out";</text:p>
          </table:table-cell>
          <table:table-cell table:style-name="ce31" table:number-columns-repeated="19"/>
          <table:table-cell table:style-name="ce88" office:value-type="string" calcext:value-type="string">
            <text:p>allwinner,function = "gpio_out";</text:p>
          </table:table-cell>
          <table:table-cell table:style-name="ce31" table:number-columns-repeated="77"/>
          <table:table-cell table:style-name="ce50"/>
          <table:table-cell table:style-name="ce31" table:number-columns-repeated="907"/>
        </table:table-row>
        <table:table-row table:style-name="ro5">
          <table:table-cell table:style-name="ce69" office:value-type="string" calcext:value-type="string">
            <text:p>sun8i-a33-inet-d978-rev2.dts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95" office:value-type="string" calcext:value-type="string">
            <text:p>drive-strength = &lt;20&gt;;</text:p>
          </table:table-cell>
          <table:table-cell table:style-name="ce31" table:number-columns-repeated="19"/>
          <table:table-cell table:style-name="ce88" office:value-type="string" calcext:value-type="string">
            <text:p>allwinner,drive = &lt;SUN4I_PINCTRL_20_MA&gt;;</text:p>
          </table:table-cell>
          <table:table-cell table:style-name="ce31" table:number-columns-repeated="77"/>
          <table:table-cell table:style-name="ce50"/>
          <table:table-cell table:style-name="ce31" table:number-columns-repeated="907"/>
        </table:table-row>
        <table:table-row table:style-name="ro5">
          <table:table-cell table:style-name="ce69" office:value-type="string" calcext:value-type="string">
            <text:p>sun8i-a33-inet-d978-rev2.dts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2"/>
          <table:table-cell table:style-name="ce88" office:value-type="string" calcext:value-type="string">
            <text:p>allwinner,pull = &lt;SUN4I_PINCTRL_NO_PULL&gt;;</text:p>
          </table:table-cell>
          <table:table-cell table:style-name="ce31" table:number-columns-repeated="7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r_rsb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rsb@01f034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allwinner,sun8i-a23-rsb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x01f03400 0x4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interrupts = &lt;GIC_SPI 39 IRQ_TYPE_LEVEL_HIGH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s = &lt;&amp;apb0_gates 3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-frequency = &lt;3000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sets = &lt;&amp;apb0_rst 3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pinctrl-names = "default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pinctrl-0 = &lt;&amp;r_rsb_pins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status = "disabled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status = "okay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#address-cells = &lt;1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#size-cells = &lt;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 office:value-type="string" calcext:value-type="string">
            <text:p>axp22x</text:p>
          </table:table-cell>
          <table:table-cell table:style-name="ce31" table:number-columns-repeated="13"/>
          <table:table-cell table:style-name="ce82"/>
          <table:table-cell table:style-name="ce31"/>
          <table:table-cell table:style-name="ce94" office:value-type="string" calcext:value-type="string">
            <text:p>pmic@3a3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compatible = "x-powers,axp223"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reg = &lt;0x3a3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interrupt-parent = &lt;&amp;nmi_intc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interrupts = &lt;0 IRQ_TYPE_LEVEL_LOW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eldoin-supply = &lt;&amp;reg_dcdc1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drivevbus-supply = &lt;&amp;reg_vcc5v0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x-powers,drive-vbus-en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interrupt-controller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#interrupt-cells = &lt;1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 office:value-type="string" calcext:value-type="string">
            <text:p>ac_power_supply</text:p>
          </table:table-cell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94" office:value-type="string" calcext:value-type="string">
            <text:p>ac-power-supply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31" office:value-type="string" calcext:value-type="string">
            <text:p>compatible = "x-powers,axp221-ac-power-supply";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31" office:value-type="string" calcext:value-type="string">
            <text:p>status = "disabled";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 office:value-type="string" calcext:value-type="string">
            <text:p>battery_power_supply</text:p>
          </table:table-cell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94" office:value-type="string" calcext:value-type="string">
            <text:p>battery-power-supply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31" office:value-type="string" calcext:value-type="string">
            <text:p>compatible = "x-powers,axp221-battery-power-supply";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31" office:value-type="string" calcext:value-type="string">
            <text:p>status = "disabled";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94" office:value-type="string" calcext:value-type="string">
            <text:p>regulators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31" office:value-type="string" calcext:value-type="string">
            <text:p>x-powers,dcdc-freq = &lt;3000&gt;;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 office:value-type="string" calcext:value-type="string">
            <text:p>reg_dcdc1</text:p>
          </table:table-cell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94" office:value-type="string" calcext:value-type="string">
            <text:p>dcdc1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name = "dcdc1"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always-on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min-microvolt = &lt;3000000&gt;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max-microvolt = &lt;3000000&gt;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name = "vcc-3v0"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 office:value-type="string" calcext:value-type="string">
            <text:p>reg_dcdc2</text:p>
          </table:table-cell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94" office:value-type="string" calcext:value-type="string">
            <text:p>dcdc2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name = "dcdc2"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always-on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min-microvolt = &lt;900000&gt;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max-microvolt = &lt;1400000&gt;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name = "vdd-sys"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 office:value-type="string" calcext:value-type="string">
            <text:p>reg_dcdc3</text:p>
          </table:table-cell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94" office:value-type="string" calcext:value-type="string">
            <text:p>dcdc3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name = "dcdc3"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always-on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min-microvolt = &lt;900000&gt;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max-microvolt = &lt;1400000&gt;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name = "vdd-cpu"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 office:value-type="string" calcext:value-type="string">
            <text:p>reg_dcdc4</text:p>
          </table:table-cell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94" office:value-type="string" calcext:value-type="string">
            <text:p>dcdc4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name = "dcdc4"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 office:value-type="string" calcext:value-type="string">
            <text:p>reg_dcdc5</text:p>
          </table:table-cell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94" office:value-type="string" calcext:value-type="string">
            <text:p>dcdc5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name = "dcdc5"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always-on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min-microvolt = &lt;1500000&gt;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max-microvolt = &lt;1500000&gt;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name = "vcc-dram"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 office:value-type="string" calcext:value-type="string">
            <text:p>reg_dc1sw</text:p>
          </table:table-cell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94" office:value-type="string" calcext:value-type="string">
            <text:p>dc1sw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name = "dc1sw"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name = "vcc-lcd"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 office:value-type="string" calcext:value-type="string">
            <text:p>reg_dc5ldo</text:p>
          </table:table-cell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94" office:value-type="string" calcext:value-type="string">
            <text:p>dc5ldo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name = "dc5ldo"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always-on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min-microvolt = &lt;900000&gt;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max-microvolt = &lt;1400000&gt;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name = "vdd-cpus"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 office:value-type="string" calcext:value-type="string">
            <text:p>reg_aldo1</text:p>
          </table:table-cell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94" office:value-type="string" calcext:value-type="string">
            <text:p>aldo1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name = "aldo1"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always-on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min-microvolt = &lt;3000000&gt;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max-microvolt = &lt;3000000&gt;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name = "vcc-io"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 office:value-type="string" calcext:value-type="string">
            <text:p>reg_aldo2</text:p>
          </table:table-cell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94" office:value-type="string" calcext:value-type="string">
            <text:p>aldo2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name = "aldo2"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always-on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min-microvolt = &lt;2350000&gt;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max-microvolt = &lt;2650000&gt;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name = "vdd-dll"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 office:value-type="string" calcext:value-type="string">
            <text:p>reg_aldo3</text:p>
          </table:table-cell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94" office:value-type="string" calcext:value-type="string">
            <text:p>aldo3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name = "aldo3"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always-on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min-microvolt = &lt;2700000&gt;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max-microvolt = &lt;3300000&gt;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name = "vcc-pll-avcc"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 office:value-type="string" calcext:value-type="string">
            <text:p>reg_dldo1</text:p>
          </table:table-cell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94" office:value-type="string" calcext:value-type="string">
            <text:p>dldo1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name = "dldo1"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min-microvolt = &lt;3300000&gt;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max-microvolt = &lt;3300000&gt;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name = "vcc-wifi"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 office:value-type="string" calcext:value-type="string">
            <text:p>reg_dldo2</text:p>
          </table:table-cell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94" office:value-type="string" calcext:value-type="string">
            <text:p>dldo2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name = "dldo2"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 office:value-type="string" calcext:value-type="string">
            <text:p>reg_dldo3</text:p>
          </table:table-cell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94" office:value-type="string" calcext:value-type="string">
            <text:p>dldo3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name = "dldo3"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 office:value-type="string" calcext:value-type="string">
            <text:p>reg_dldo4</text:p>
          </table:table-cell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94" office:value-type="string" calcext:value-type="string">
            <text:p>dldo4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name = "dldo4"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 office:value-type="string" calcext:value-type="string">
            <text:p>reg_eldo1</text:p>
          </table:table-cell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94" office:value-type="string" calcext:value-type="string">
            <text:p>eldo1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name = "eldo1"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 office:value-type="string" calcext:value-type="string">
            <text:p>reg_eldo2</text:p>
          </table:table-cell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94" office:value-type="string" calcext:value-type="string">
            <text:p>eldo2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name = "eldo2"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 office:value-type="string" calcext:value-type="string">
            <text:p>reg_eldo3</text:p>
          </table:table-cell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94" office:value-type="string" calcext:value-type="string">
            <text:p>eldo3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name = "eldo3"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 office:value-type="string" calcext:value-type="string">
            <text:p>reg_ldo_io0</text:p>
          </table:table-cell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94" office:value-type="string" calcext:value-type="string">
            <text:p>ldo_io0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name = "ldo_io0"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status = "disabled"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 office:value-type="string" calcext:value-type="string">
            <text:p>reg_ldo_io1</text:p>
          </table:table-cell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94" office:value-type="string" calcext:value-type="string">
            <text:p>ldo_io1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name = "ldo_io1"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status = "disabled"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95" office:value-type="string" calcext:value-type="string">
            <text:p>status = "okay"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95" office:value-type="string" calcext:value-type="string">
            <text:p>regulator-min-microvolt = &lt;3300000&gt;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95" office:value-type="string" calcext:value-type="string">
            <text:p>regulator-max-microvolt = &lt;3300000&gt;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95" office:value-type="string" calcext:value-type="string">
            <text:p>regulator-name = "vcc-touchscreen"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 office:value-type="string" calcext:value-type="string">
            <text:p>reg_rtc_ldo</text:p>
          </table:table-cell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94" office:value-type="string" calcext:value-type="string">
            <text:p>rtc_ldo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always-on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min-microvolt = &lt;3000000&gt;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max-microvolt = &lt;3000000&gt;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name = "rtc_ldo"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name = "vcc-rtc"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 office:value-type="string" calcext:value-type="string">
            <text:p>reg_drivevbus</text:p>
          </table:table-cell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94" office:value-type="string" calcext:value-type="string">
            <text:p>drivevbus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name = "drivevbus"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status = "disabled"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status = "okay"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name = "usb0-vbus"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 office:value-type="string" calcext:value-type="string">
            <text:p>usb_power_supply</text:p>
          </table:table-cell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94" office:value-type="string" calcext:value-type="string">
            <text:p>usb_power_supply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31" office:value-type="string" calcext:value-type="string">
            <text:p>compatible = "x-powers,axp221-usb-power-supply";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31" office:value-type="string" calcext:value-type="string">
            <text:p>status = "disabled";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31" office:value-type="string" calcext:value-type="string">
            <text:p>status = "okay";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 office:value-type="string" calcext:value-type="string">
            <text:p>tcon0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lcd-controller@01c0c0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allwinner,sun8i-a33-tcon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x01c0c000 0x1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interrupts = &lt;GIC_SPI 86 IRQ_TYPE_LEVEL_HIGH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s = &lt;&amp;ccu CLK_BUS_LCD&gt;,</text:p>
          </table:table-cell>
          <table:table-cell table:style-name="ce31" table:number-columns-repeated="19"/>
          <table:table-cell table:style-name="ce31" office:value-type="string" calcext:value-type="string">
            <text:p>&lt;&amp;ccu CLK_LCD_CH0&gt;;</text:p>
          </table:table-cell>
          <table:table-cell table:style-name="ce31" table:number-columns-repeated="7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-names = "ahb",</text:p>
          </table:table-cell>
          <table:table-cell table:style-name="ce31" table:number-columns-repeated="11"/>
          <table:table-cell table:style-name="ce31" office:value-type="string" calcext:value-type="string">
            <text:p>"tcon-ch0";</text:p>
          </table:table-cell>
          <table:table-cell table:style-name="ce31" table:number-columns-repeated="86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-output-names = "tcon-pixel-clock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sets = &lt;&amp;ccu RST_BUS_LCD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set-names = "lcd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status = "disabled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94" office:value-type="string" calcext:value-type="string">
            <text:p>ports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#address-cells = &lt;1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#size-cells = &lt;0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 office:value-type="string" calcext:value-type="string">
            <text:p>tcon0_in</text:p>
          </table:table-cell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94" office:value-type="string" calcext:value-type="string">
            <text:p>port@0 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31" office:value-type="string" calcext:value-type="string">
            <text:p>#address-cells = &lt;1&gt;;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31" office:value-type="string" calcext:value-type="string">
            <text:p>#size-cells = &lt;0&gt;;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31" office:value-type="string" calcext:value-type="string">
            <text:p>reg = &lt;0&gt;;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 office:value-type="string" calcext:value-type="string">
            <text:p>tcon0_in_drc0</text:p>
          </table:table-cell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94" office:value-type="string" calcext:value-type="string">
            <text:p>endpoint@0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 = &lt;0&gt;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mote-endpoint = &lt;&amp;drc0_out_tcon0&gt;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 office:value-type="string" calcext:value-type="string">
            <text:p>tcon0_out</text:p>
          </table:table-cell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94" office:value-type="string" calcext:value-type="string">
            <text:p>port@1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31" office:value-type="string" calcext:value-type="string">
            <text:p>#address-cells = &lt;1&gt;;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31" office:value-type="string" calcext:value-type="string">
            <text:p>#size-cells = &lt;0&gt;;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31" office:value-type="string" calcext:value-type="string">
            <text:p>reg = &lt;1&gt;;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 office:value-type="string" calcext:value-type="string">
            <text:p>crypto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crypto-engine@01c150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allwinner,sun4i-a10-crypto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x01c15000 0x1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interrupts = &lt;GIC_SPI 80 IRQ_TYPE_LEVEL_HIGH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s = &lt;&amp;ccu CLK_BUS_SS&gt;, &lt;&amp;ccu CLK_SS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-names = "ahb", "mod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sets = &lt;&amp;ccu RST_BUS_SS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set-names = "ahb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 office:value-type="string" calcext:value-type="string">
            <text:p>dai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dai@01c22c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#sound-dai-cells = &lt;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allwinner,sun6i-a31-i2s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x01c22c00 0x2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interrupts = &lt;GIC_SPI 29 IRQ_TYPE_LEVEL_HIGH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s = &lt;&amp;ccu CLK_BUS_CODEC&gt;, &lt;&amp;ccu CLK_AC_DIG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-names = "apb", "mod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sets = &lt;&amp;ccu RST_BUS_CODEC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dmas = &lt;&amp;dma 15&gt;, &lt;&amp;dma 15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dma-names = "rx", "tx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status = "disabled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 office:value-type="string" calcext:value-type="string">
            <text:p>codec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codec@01c22e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#sound-dai-cells = &lt;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allwinner,sun8i-a33-codec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x01c22e00 0x4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interrupts = &lt;GIC_SPI 29 IRQ_TYPE_LEVEL_HIGH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s = &lt;&amp;ccu CLK_BUS_CODEC&gt;, &lt;&amp;ccu CLK_AC_DIG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-names = "bus", "mod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status = "disabled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 office:value-type="string" calcext:value-type="string">
            <text:p>ths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ths@01c250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allwinner,sun8i-a33-ths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x01c25000 0x1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#thermal-sensor-cells = &lt;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#io-channel-cells = &lt;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 office:value-type="string" calcext:value-type="string">
            <text:p>fe0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display-frontend@01e000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allwinner,sun8i-a33-display-frontend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x01e00000 0x20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interrupts = &lt;GIC_SPI 93 IRQ_TYPE_LEVEL_HIGH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s = &lt;&amp;ccu CLK_BUS_DE_FE&gt;, &lt;&amp;ccu CLK_DE_FE&gt;,</text:p>
          </table:table-cell>
          <table:table-cell table:style-name="ce31" table:number-columns-repeated="33"/>
          <table:table-cell table:style-name="ce31" office:value-type="string" calcext:value-type="string">
            <text:p>&lt;&amp;ccu CLK_DRAM_DE_FE&gt;;</text:p>
          </table:table-cell>
          <table:table-cell table:style-name="ce31" table:number-columns-repeated="64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-names = "ahb", "mod",</text:p>
          </table:table-cell>
          <table:table-cell table:style-name="ce31" table:number-columns-repeated="15"/>
          <table:table-cell table:style-name="ce31" office:value-type="string" calcext:value-type="string">
            <text:p>"ram";</text:p>
          </table:table-cell>
          <table:table-cell table:style-name="ce31" table:number-columns-repeated="82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sets = &lt;&amp;ccu RST_BUS_DE_FE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status = "disabled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94" office:value-type="string" calcext:value-type="string">
            <text:p>ports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#address-cells = &lt;1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#size-cells = &lt;0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 office:value-type="string" calcext:value-type="string">
            <text:p>fe0_out</text:p>
          </table:table-cell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port@1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31" office:value-type="string" calcext:value-type="string">
            <text:p>#address-cells = &lt;1&gt;;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31" office:value-type="string" calcext:value-type="string">
            <text:p>#size-cells = &lt;0&gt;;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31" office:value-type="string" calcext:value-type="string">
            <text:p>reg = &lt;1&gt;;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 office:value-type="string" calcext:value-type="string">
            <text:p>fe0_out_be0</text:p>
          </table:table-cell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94" office:value-type="string" calcext:value-type="string">
            <text:p>endpoint@0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 = &lt;0&gt;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mote-endpoint = &lt;&amp;be0_in_fe0&gt;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 office:value-type="string" calcext:value-type="string">
            <text:p>be0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display-backend@01e600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allwinner,sun8i-a33-display-backend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x01e60000 0x10000&gt;, &lt;0x01e80000 0x1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-names = "be", "sat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interrupts = &lt;GIC_SPI 95 IRQ_TYPE_LEVEL_HIGH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s = &lt;&amp;ccu CLK_BUS_DE_BE&gt;, &lt;&amp;ccu CLK_DE_BE&gt;,</text:p>
          </table:table-cell>
          <table:table-cell table:style-name="ce31" table:number-columns-repeated="33"/>
          <table:table-cell table:style-name="ce31" office:value-type="string" calcext:value-type="string">
            <text:p>&lt;&amp;ccu CLK_DRAM_DE_BE&gt;, &lt;&amp;ccu CLK_BUS_SAT&gt;;</text:p>
          </table:table-cell>
          <table:table-cell table:style-name="ce31" table:number-columns-repeated="64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-names = "ahb", "mod",</text:p>
          </table:table-cell>
          <table:table-cell table:style-name="ce31" table:number-columns-repeated="16"/>
          <table:table-cell table:style-name="ce31" office:value-type="string" calcext:value-type="string">
            <text:p>"ram", "sat";</text:p>
          </table:table-cell>
          <table:table-cell table:style-name="ce31" table:number-columns-repeated="81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sets = &lt;&amp;ccu RST_BUS_DE_BE&gt;, &lt;&amp;ccu RST_BUS_SAT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set-names = "be", "sat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assigned-clocks = &lt;&amp;ccu CLK_DE_BE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assigned-clock-rates = &lt;300000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94" office:value-type="string" calcext:value-type="string">
            <text:p>ports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#address-cells = &lt;1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#size-cells = &lt;0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 office:value-type="string" calcext:value-type="string">
            <text:p>be0_in</text:p>
          </table:table-cell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94" office:value-type="string" calcext:value-type="string">
            <text:p>port@0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31" office:value-type="string" calcext:value-type="string">
            <text:p>#address-cells = &lt;1&gt;;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31" office:value-type="string" calcext:value-type="string">
            <text:p>#size-cells = &lt;0&gt;;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31" office:value-type="string" calcext:value-type="string">
            <text:p>reg = &lt;0&gt;;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 office:value-type="string" calcext:value-type="string">
            <text:p>be0_in_fe0</text:p>
          </table:table-cell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94" office:value-type="string" calcext:value-type="string">
            <text:p>endpoint@0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 = &lt;0&gt;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mote-endpoint = &lt;&amp;fe0_out_be0&gt;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 office:value-type="string" calcext:value-type="string">
            <text:p>be0_out</text:p>
          </table:table-cell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94" office:value-type="string" calcext:value-type="string">
            <text:p>port@1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31" office:value-type="string" calcext:value-type="string">
            <text:p>#address-cells = &lt;1&gt;;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31" office:value-type="string" calcext:value-type="string">
            <text:p>#size-cells = &lt;0&gt;;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31" office:value-type="string" calcext:value-type="string">
            <text:p>reg = &lt;1&gt;;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 office:value-type="string" calcext:value-type="string">
            <text:p>be0_out_drc0</text:p>
          </table:table-cell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94" office:value-type="string" calcext:value-type="string">
            <text:p>endpoint@0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 = &lt;0&gt;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mote-endpoint = &lt;&amp;drc0_in_be0&gt;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 office:value-type="string" calcext:value-type="string">
            <text:p>drc0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drc@01e700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allwinner,sun8i-a33-drc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x01e70000 0x10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interrupts = &lt;GIC_SPI 91 IRQ_TYPE_LEVEL_HIGH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s = &lt;&amp;ccu CLK_BUS_DRC&gt;, &lt;&amp;ccu CLK_DRC&gt;,</text:p>
          </table:table-cell>
          <table:table-cell table:style-name="ce31" table:number-columns-repeated="30"/>
          <table:table-cell table:style-name="ce31" office:value-type="string" calcext:value-type="string">
            <text:p>&lt;&amp;ccu CLK_DRAM_DRC&gt;;</text:p>
          </table:table-cell>
          <table:table-cell table:style-name="ce31" table:number-columns-repeated="6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-names = "ahb", "mod", "ram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sets = &lt;&amp;ccu RST_BUS_DRC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assigned-clocks = &lt;&amp;ccu CLK_DRC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assigned-clock-rates = &lt;300000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94" office:value-type="string" calcext:value-type="string">
            <text:p>ports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#address-cells = &lt;1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#size-cells = &lt;0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 office:value-type="string" calcext:value-type="string">
            <text:p>drc0_in</text:p>
          </table:table-cell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94" office:value-type="string" calcext:value-type="string">
            <text:p>port@0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31" office:value-type="string" calcext:value-type="string">
            <text:p>#address-cells = &lt;1&gt;;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31" office:value-type="string" calcext:value-type="string">
            <text:p>#size-cells = &lt;0&gt;;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31" office:value-type="string" calcext:value-type="string">
            <text:p>reg = &lt;0&gt;;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 office:value-type="string" calcext:value-type="string">
            <text:p>drc0_in_be0</text:p>
          </table:table-cell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94" office:value-type="string" calcext:value-type="string">
            <text:p>endpoint@0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 = &lt;0&gt;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mote-endpoint = &lt;&amp;be0_out_drc0&gt;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 office:value-type="string" calcext:value-type="string">
            <text:p>drc0_out</text:p>
          </table:table-cell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94" office:value-type="string" calcext:value-type="string">
            <text:p>port@1</text:p>
          </table:table-cell>
          <table:table-cell table:style-name="ce31"/>
          <table:table-cell table:style-name="Default" table:number-columns-repeated="2"/>
          <table:table-cell table:style-name="ce31" table:number-columns-repeated="94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31" office:value-type="string" calcext:value-type="string">
            <text:p>#address-cells = &lt;1&gt;;</text:p>
          </table:table-cell>
          <table:table-cell table:style-name="Default" table:number-columns-repeated="2"/>
          <table:table-cell table:style-name="ce31" table:number-columns-repeated="94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31" office:value-type="string" calcext:value-type="string">
            <text:p>#size-cells = &lt;0&gt;;</text:p>
          </table:table-cell>
          <table:table-cell table:style-name="Default" table:number-columns-repeated="2"/>
          <table:table-cell table:style-name="ce31" table:number-columns-repeated="94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31" office:value-type="string" calcext:value-type="string">
            <text:p>reg = &lt;1&gt;;</text:p>
          </table:table-cell>
          <table:table-cell table:style-name="Default" table:number-columns-repeated="2"/>
          <table:table-cell table:style-name="ce31" table:number-columns-repeated="94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 office:value-type="string" calcext:value-type="string">
            <text:p>drc0_out_tcon0</text:p>
          </table:table-cell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94" office:value-type="string" calcext:value-type="string">
            <text:p>endpoint@0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 = &lt;0&gt;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mote-endpoint = &lt;&amp;tcon0_in_drc0&gt;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7"/>
          <table:table-cell table:style-name="ce81"/>
          <table:table-cell table:style-name="ce30" table:number-columns-repeated="13"/>
          <table:table-cell table:style-name="ce81"/>
          <table:table-cell table:style-name="ce30" table:number-columns-repeated="100"/>
          <table:table-cell table:style-name="ce49"/>
          <table:table-cell table:style-name="ce30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 office:value-type="string" calcext:value-type="string">
            <text:p>cpu0_opp_table</text:p>
          </table:table-cell>
          <table:table-cell table:style-name="ce31" table:number-columns-repeated="13"/>
          <table:table-cell table:style-name="ce91" office:value-type="string" calcext:value-type="string">
            <text:p>opp_table0</text:p>
          </table:table-cell>
          <table:table-cell table:style-name="ce31" table:number-columns-repeated="100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office:value-type="string" calcext:value-type="string">
            <text:p>compatible = "operating-points-v2";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office:value-type="string" calcext:value-type="string">
            <text:p>opp-shared;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94" office:value-type="string" calcext:value-type="string">
            <text:p>opp-1200000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opp-hz = /bits/ 64 &lt;120000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opp-microvolt = &lt;1040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-latency-ns = &lt;244144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94" office:value-type="string" calcext:value-type="string">
            <text:p>opp-2400000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opp-hz = /bits/ 64 &lt;240000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opp-microvolt = &lt;1040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-latency-ns = &lt;244144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94" office:value-type="string" calcext:value-type="string">
            <text:p>opp-3120000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opp-hz = /bits/ 64 &lt;312000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opp-microvolt = &lt;1040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-latency-ns = &lt;244144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94" office:value-type="string" calcext:value-type="string">
            <text:p>opp-4080000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opp-hz = /bits/ 64 &lt;408000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opp-microvolt = &lt;1040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-latency-ns = &lt;244144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94" office:value-type="string" calcext:value-type="string">
            <text:p>opp-4800000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opp-hz = /bits/ 64 &lt;480000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opp-microvolt = &lt;1040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-latency-ns = &lt;244144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94" office:value-type="string" calcext:value-type="string">
            <text:p>opp-5040000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opp-hz = /bits/ 64 &lt;504000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opp-microvolt = &lt;1040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-latency-ns = &lt;244144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94" office:value-type="string" calcext:value-type="string">
            <text:p>opp-6000000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opp-hz = /bits/ 64 &lt;600000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opp-microvolt = &lt;1040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-latency-ns = &lt;244144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94" office:value-type="string" calcext:value-type="string">
            <text:p>opp-6480000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opp-hz = /bits/ 64 &lt;648000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opp-microvolt = &lt;1040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-latency-ns = &lt;244144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94" office:value-type="string" calcext:value-type="string">
            <text:p>opp-7200000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opp-hz = /bits/ 64 &lt;720000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opp-microvolt = &lt;1100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-latency-ns = &lt;244144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94" office:value-type="string" calcext:value-type="string">
            <text:p>opp-8160000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opp-hz = /bits/ 64 &lt;816000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opp-microvolt = &lt;1100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-latency-ns = &lt;244144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94" office:value-type="string" calcext:value-type="string">
            <text:p>opp-9120000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opp-hz = /bits/ 64 &lt;912000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opp-microvolt = &lt;1200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-latency-ns = &lt;244144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94" office:value-type="string" calcext:value-type="string">
            <text:p>opp-10080000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opp-hz = /bits/ 64 &lt;1008000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opp-microvolt = &lt;1200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-latency-ns = &lt;244144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7"/>
          <table:table-cell table:style-name="ce81"/>
          <table:table-cell table:style-name="ce30" table:number-columns-repeated="13"/>
          <table:table-cell table:style-name="ce81"/>
          <table:table-cell table:style-name="ce30" table:number-columns-repeated="100"/>
          <table:table-cell table:style-name="ce49"/>
          <table:table-cell table:style-name="ce30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office:value-type="string" calcext:value-type="string">
            <text:p>de</text:p>
          </table:table-cell>
          <table:table-cell table:number-columns-repeated="13"/>
          <table:table-cell table:style-name="ce62" office:value-type="string" calcext:value-type="string">
            <text:p>display-engine</text:p>
          </table:table-cell>
          <table:table-cell table:number-columns-repeated="1008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5"/>
          <table:table-cell office:value-type="string" calcext:value-type="string">
            <text:p>compatible = "allwinner,sun8i-a33-display-engine";</text:p>
          </table:table-cell>
          <table:table-cell table:number-columns-repeated="10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5"/>
          <table:table-cell office:value-type="string" calcext:value-type="string">
            <text:p>allwinner,pipelines = &lt;&amp;fe0&gt;;</text:p>
          </table:table-cell>
          <table:table-cell table:number-columns-repeated="10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5"/>
          <table:table-cell office:value-type="string" calcext:value-type="string">
            <text:p>status = "disabled";</text:p>
          </table:table-cell>
          <table:table-cell table:number-columns-repeated="1007"/>
        </table:table-row>
        <table:table-row table:style-name="ro5">
          <table:table-cell table:style-name="ce77"/>
          <table:table-cell table:style-name="ce58"/>
          <table:table-cell table:style-name="ce63" table:number-columns-repeated="13"/>
          <table:table-cell table:style-name="ce93" office:value-type="string" calcext:value-type="string">
            <text:p>iio-hwmon</text:p>
          </table:table-cell>
          <table:table-cell table:style-name="ce63" table:number-columns-repeated="1008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5"/>
          <table:table-cell office:value-type="string" calcext:value-type="string">
            <text:p>compatible = "iio-hwmon";</text:p>
          </table:table-cell>
          <table:table-cell table:number-columns-repeated="10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5"/>
          <table:table-cell office:value-type="string" calcext:value-type="string">
            <text:p>io-channels = &lt;&amp;ths&gt;;</text:p>
          </table:table-cell>
          <table:table-cell table:number-columns-repeated="10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4"/>
          <table:table-cell table:style-name="ce62" office:value-type="string" calcext:value-type="string">
            <text:p>gpu-opp-table</text:p>
          </table:table-cell>
          <table:table-cell table:number-columns-repeated="1008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5"/>
          <table:table-cell office:value-type="string" calcext:value-type="string">
            <text:p>compatible = "operating-points-v2";</text:p>
          </table:table-cell>
          <table:table-cell table:number-columns-repeated="10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5"/>
          <table:table-cell table:style-name="ce96" office:value-type="string" calcext:value-type="string">
            <text:p>opp-144000000</text:p>
          </table:table-cell>
          <table:table-cell table:number-columns-repeated="10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6"/>
          <table:table-cell office:value-type="string" calcext:value-type="string">
            <text:p>opp-hz = /bits/ 64 &lt;144000000&gt;;</text:p>
          </table:table-cell>
          <table:table-cell table:number-columns-repeated="1006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5"/>
          <table:table-cell table:style-name="ce96" office:value-type="string" calcext:value-type="string">
            <text:p>opp-240000000</text:p>
          </table:table-cell>
          <table:table-cell table:number-columns-repeated="10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6"/>
          <table:table-cell office:value-type="string" calcext:value-type="string">
            <text:p>opp-hz = /bits/ 64 &lt;240000000&gt;;</text:p>
          </table:table-cell>
          <table:table-cell table:number-columns-repeated="1006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5"/>
          <table:table-cell table:style-name="ce96" office:value-type="string" calcext:value-type="string">
            <text:p>opp-384000000</text:p>
          </table:table-cell>
          <table:table-cell table:number-columns-repeated="10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6"/>
          <table:table-cell office:value-type="string" calcext:value-type="string">
            <text:p>opp-hz = /bits/ 64 &lt;384000000&gt;;</text:p>
          </table:table-cell>
          <table:table-cell table:number-columns-repeated="1006"/>
        </table:table-row>
        <table:table-row table:style-name="ro5">
          <table:table-cell table:style-name="ce77"/>
          <table:table-cell table:style-name="ce58"/>
          <table:table-cell table:style-name="ce63" table:number-columns-repeated="13"/>
          <table:table-cell table:style-name="ce58"/>
          <table:table-cell table:style-name="ce63" table:number-columns-repeated="1008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office:value-type="string" calcext:value-type="string">
            <text:p>sound</text:p>
          </table:table-cell>
          <table:table-cell table:number-columns-repeated="13"/>
          <table:table-cell table:style-name="ce62" office:value-type="string" calcext:value-type="string">
            <text:p>sound</text:p>
          </table:table-cell>
          <table:table-cell table:number-columns-repeated="1008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5"/>
          <table:table-cell office:value-type="string" calcext:value-type="string">
            <text:p>compatible = "simple-audio-card";</text:p>
          </table:table-cell>
          <table:table-cell table:number-columns-repeated="10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5"/>
          <table:table-cell office:value-type="string" calcext:value-type="string">
            <text:p>simple-audio-card,name = "sun8i-a33-audio";</text:p>
          </table:table-cell>
          <table:table-cell table:number-columns-repeated="10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5"/>
          <table:table-cell office:value-type="string" calcext:value-type="string">
            <text:p>simple-audio-card,format = "i2s";</text:p>
          </table:table-cell>
          <table:table-cell table:number-columns-repeated="10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5"/>
          <table:table-cell office:value-type="string" calcext:value-type="string">
            <text:p>simple-audio-card,frame-master = &lt;&amp;link_codec&gt;;</text:p>
          </table:table-cell>
          <table:table-cell table:number-columns-repeated="10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5"/>
          <table:table-cell office:value-type="string" calcext:value-type="string">
            <text:p>simple-audio-card,bitclock-master = &lt;&amp;link_codec&gt;;</text:p>
          </table:table-cell>
          <table:table-cell table:number-columns-repeated="10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5"/>
          <table:table-cell office:value-type="string" calcext:value-type="string">
            <text:p>simple-audio-card,mclk-fs = &lt;512&gt;;</text:p>
          </table:table-cell>
          <table:table-cell table:number-columns-repeated="10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5"/>
          <table:table-cell office:value-type="string" calcext:value-type="string">
            <text:p>simple-audio-card,aux-devs = &lt;&amp;codec_analog&gt;;</text:p>
          </table:table-cell>
          <table:table-cell table:number-columns-repeated="10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5"/>
          <table:table-cell office:value-type="string" calcext:value-type="string">
            <text:p>simple-audio-card,routing =</text:p>
          </table:table-cell>
          <table:table-cell table:number-columns-repeated="15"/>
          <table:table-cell office:value-type="string" calcext:value-type="string">
            <text:p>"Left DAC", "AIF1 Slot 0 Left",</text:p>
          </table:table-cell>
          <table:table-cell table:number-columns-repeated="16"/>
          <table:table-cell office:value-type="string" calcext:value-type="string">
            <text:p>"Right DAC", "AIF1 Slot 0 Right";</text:p>
          </table:table-cell>
          <table:table-cell table:number-columns-repeated="974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5"/>
          <table:table-cell office:value-type="string" calcext:value-type="string">
            <text:p>status = "disabled";</text:p>
          </table:table-cell>
          <table:table-cell table:number-columns-repeated="10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5"/>
          <table:table-cell table:style-name="ce96" office:value-type="string" calcext:value-type="string">
            <text:p>simple-audio-card,cpu</text:p>
          </table:table-cell>
          <table:table-cell table:number-columns-repeated="10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6"/>
          <table:table-cell office:value-type="string" calcext:value-type="string">
            <text:p>sound-dai = &lt;&amp;dai&gt;;</text:p>
          </table:table-cell>
          <table:table-cell table:number-columns-repeated="1006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office:value-type="string" calcext:value-type="string">
            <text:p>link_codec</text:p>
          </table:table-cell>
          <table:table-cell table:number-columns-repeated="14"/>
          <table:table-cell table:style-name="ce96" office:value-type="string" calcext:value-type="string">
            <text:p>simple-audio-card,codec</text:p>
          </table:table-cell>
          <table:table-cell table:number-columns-repeated="10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6"/>
          <table:table-cell office:value-type="string" calcext:value-type="string">
            <text:p>sound-dai = &lt;&amp;codec&gt;;</text:p>
          </table:table-cell>
          <table:table-cell table:number-columns-repeated="1006"/>
        </table:table-row>
        <table:table-row table:style-name="ro5">
          <table:table-cell table:style-name="ce77"/>
          <table:table-cell table:style-name="ce58"/>
          <table:table-cell table:style-name="ce63" table:number-columns-repeated="13"/>
          <table:table-cell table:style-name="ce58"/>
          <table:table-cell table:style-name="ce63" table:number-columns-repeated="1008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4"/>
          <table:table-cell table:style-name="ce62" office:value-type="string" calcext:value-type="string">
            <text:p>thermal-zones</text:p>
          </table:table-cell>
          <table:table-cell table:number-columns-repeated="1008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5"/>
          <table:table-cell table:style-name="ce96" office:value-type="string" calcext:value-type="string">
            <text:p>cpu_thermal</text:p>
          </table:table-cell>
          <table:table-cell table:number-columns-repeated="10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6"/>
          <table:table-cell office:value-type="string" calcext:value-type="string">
            <text:p>polling-delay-passive = &lt;250&gt;;</text:p>
          </table:table-cell>
          <table:table-cell table:number-columns-repeated="1006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6"/>
          <table:table-cell office:value-type="string" calcext:value-type="string">
            <text:p>polling-delay = &lt;1000&gt;;</text:p>
          </table:table-cell>
          <table:table-cell table:number-columns-repeated="1006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6"/>
          <table:table-cell office:value-type="string" calcext:value-type="string">
            <text:p>thermal-sensors = &lt;&amp;ths&gt;;</text:p>
          </table:table-cell>
          <table:table-cell table:number-columns-repeated="1006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6"/>
          <table:table-cell table:style-name="ce96" office:value-type="string" calcext:value-type="string">
            <text:p>cooling-maps</text:p>
          </table:table-cell>
          <table:table-cell table:number-columns-repeated="1006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7"/>
          <table:table-cell table:style-name="ce96" office:value-type="string" calcext:value-type="string">
            <text:p>map0</text:p>
          </table:table-cell>
          <table:table-cell table:number-columns-repeated="1005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8"/>
          <table:table-cell office:value-type="string" calcext:value-type="string">
            <text:p>trip = &lt;&amp;cpu_alert0&gt;;</text:p>
          </table:table-cell>
          <table:table-cell table:number-columns-repeated="1004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8"/>
          <table:table-cell office:value-type="string" calcext:value-type="string">
            <text:p>cooling-device = &lt;&amp;cpu0 THERMAL_NO_LIMIT THERMAL_NO_LIMIT&gt;;</text:p>
          </table:table-cell>
          <table:table-cell table:number-columns-repeated="1004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7"/>
          <table:table-cell table:style-name="ce96" office:value-type="string" calcext:value-type="string">
            <text:p>map1</text:p>
          </table:table-cell>
          <table:table-cell table:number-columns-repeated="1005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8"/>
          <table:table-cell office:value-type="string" calcext:value-type="string">
            <text:p>trip = &lt;&amp;cpu_alert1&gt;;</text:p>
          </table:table-cell>
          <table:table-cell table:number-columns-repeated="1004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8"/>
          <table:table-cell office:value-type="string" calcext:value-type="string">
            <text:p>cooling-device = &lt;&amp;cpu0 THERMAL_NO_LIMIT THERMAL_NO_LIMIT&gt;;</text:p>
          </table:table-cell>
          <table:table-cell table:number-columns-repeated="1004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7"/>
          <table:table-cell table:style-name="ce96" office:value-type="string" calcext:value-type="string">
            <text:p>map2</text:p>
          </table:table-cell>
          <table:table-cell table:number-columns-repeated="1005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8"/>
          <table:table-cell office:value-type="string" calcext:value-type="string">
            <text:p>trip = &lt;&amp;gpu_alert0&gt;;</text:p>
          </table:table-cell>
          <table:table-cell table:number-columns-repeated="1004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8"/>
          <table:table-cell office:value-type="string" calcext:value-type="string">
            <text:p>cooling-device = &lt;&amp;mali 1 THERMAL_NO_LIMIT&gt;;</text:p>
          </table:table-cell>
          <table:table-cell table:number-columns-repeated="1004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7"/>
          <table:table-cell table:style-name="ce96" office:value-type="string" calcext:value-type="string">
            <text:p>map3</text:p>
          </table:table-cell>
          <table:table-cell table:number-columns-repeated="1005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8"/>
          <table:table-cell office:value-type="string" calcext:value-type="string">
            <text:p>trip = &lt;&amp;gpu_alert1&gt;;</text:p>
          </table:table-cell>
          <table:table-cell table:number-columns-repeated="1004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8"/>
          <table:table-cell office:value-type="string" calcext:value-type="string">
            <text:p>cooling-device = &lt;&amp;mali 2 THERMAL_NO_LIMIT&gt;;</text:p>
          </table:table-cell>
          <table:table-cell table:number-columns-repeated="1004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6"/>
          <table:table-cell table:style-name="ce96" office:value-type="string" calcext:value-type="string">
            <text:p>trips</text:p>
          </table:table-cell>
          <table:table-cell table:number-columns-repeated="1006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office:value-type="string" calcext:value-type="string">
            <text:p>cpu_alert0</text:p>
          </table:table-cell>
          <table:table-cell table:number-columns-repeated="16"/>
          <table:table-cell table:style-name="ce96" office:value-type="string" calcext:value-type="string">
            <text:p>cpu_alert0</text:p>
          </table:table-cell>
          <table:table-cell table:number-columns-repeated="1005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8"/>
          <table:table-cell office:value-type="string" calcext:value-type="string">
            <text:p>temperature = &lt;75000&gt;;</text:p>
          </table:table-cell>
          <table:table-cell table:number-columns-repeated="1004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8"/>
          <table:table-cell office:value-type="string" calcext:value-type="string">
            <text:p>hysteresis = &lt;2000&gt;;</text:p>
          </table:table-cell>
          <table:table-cell table:number-columns-repeated="1004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8"/>
          <table:table-cell office:value-type="string" calcext:value-type="string">
            <text:p>type = "passive";</text:p>
          </table:table-cell>
          <table:table-cell table:number-columns-repeated="1004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office:value-type="string" calcext:value-type="string">
            <text:p>gpu_alert0</text:p>
          </table:table-cell>
          <table:table-cell table:number-columns-repeated="16"/>
          <table:table-cell table:style-name="ce96" office:value-type="string" calcext:value-type="string">
            <text:p>gpu_alert0</text:p>
          </table:table-cell>
          <table:table-cell table:number-columns-repeated="1005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8"/>
          <table:table-cell office:value-type="string" calcext:value-type="string">
            <text:p>temperature = &lt;85000&gt;;</text:p>
          </table:table-cell>
          <table:table-cell table:number-columns-repeated="1004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8"/>
          <table:table-cell office:value-type="string" calcext:value-type="string">
            <text:p>hysteresis = &lt;2000&gt;;</text:p>
          </table:table-cell>
          <table:table-cell table:number-columns-repeated="1004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8"/>
          <table:table-cell office:value-type="string" calcext:value-type="string">
            <text:p>type = "passive";</text:p>
          </table:table-cell>
          <table:table-cell table:number-columns-repeated="1004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office:value-type="string" calcext:value-type="string">
            <text:p>cpu_alert1</text:p>
          </table:table-cell>
          <table:table-cell table:number-columns-repeated="16"/>
          <table:table-cell table:style-name="ce96" office:value-type="string" calcext:value-type="string">
            <text:p>cpu_alert1</text:p>
          </table:table-cell>
          <table:table-cell table:number-columns-repeated="1005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8"/>
          <table:table-cell office:value-type="string" calcext:value-type="string">
            <text:p>temperature = &lt;90000&gt;;</text:p>
          </table:table-cell>
          <table:table-cell table:number-columns-repeated="1004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8"/>
          <table:table-cell office:value-type="string" calcext:value-type="string">
            <text:p>hysteresis = &lt;2000&gt;;</text:p>
          </table:table-cell>
          <table:table-cell table:number-columns-repeated="1004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8"/>
          <table:table-cell office:value-type="string" calcext:value-type="string">
            <text:p>type = "hot";</text:p>
          </table:table-cell>
          <table:table-cell table:number-columns-repeated="1004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office:value-type="string" calcext:value-type="string">
            <text:p>gpu_alert1</text:p>
          </table:table-cell>
          <table:table-cell table:number-columns-repeated="16"/>
          <table:table-cell table:style-name="ce96" office:value-type="string" calcext:value-type="string">
            <text:p>gpu_alert1</text:p>
          </table:table-cell>
          <table:table-cell table:number-columns-repeated="1005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8"/>
          <table:table-cell office:value-type="string" calcext:value-type="string">
            <text:p>temperature = &lt;95000&gt;;</text:p>
          </table:table-cell>
          <table:table-cell table:number-columns-repeated="1004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8"/>
          <table:table-cell office:value-type="string" calcext:value-type="string">
            <text:p>hysteresis = &lt;2000&gt;;</text:p>
          </table:table-cell>
          <table:table-cell table:number-columns-repeated="1004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8"/>
          <table:table-cell office:value-type="string" calcext:value-type="string">
            <text:p>type = "hot";</text:p>
          </table:table-cell>
          <table:table-cell table:number-columns-repeated="1004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office:value-type="string" calcext:value-type="string">
            <text:p>cpu_crit</text:p>
          </table:table-cell>
          <table:table-cell table:number-columns-repeated="16"/>
          <table:table-cell table:style-name="ce96" office:value-type="string" calcext:value-type="string">
            <text:p>cpu_crit</text:p>
          </table:table-cell>
          <table:table-cell table:number-columns-repeated="1005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8"/>
          <table:table-cell office:value-type="string" calcext:value-type="string">
            <text:p>temperature = &lt;110000&gt;;</text:p>
          </table:table-cell>
          <table:table-cell table:number-columns-repeated="1004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8"/>
          <table:table-cell office:value-type="string" calcext:value-type="string">
            <text:p>hysteresis = &lt;2000&gt;;</text:p>
          </table:table-cell>
          <table:table-cell table:number-columns-repeated="1004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8"/>
          <table:table-cell office:value-type="string" calcext:value-type="string">
            <text:p>type = "critical";</text:p>
          </table:table-cell>
          <table:table-cell table:number-columns-repeated="1004"/>
        </table:table-row>
        <table:table-row table:style-name="ro5">
          <table:table-cell table:style-name="ce63"/>
          <table:table-cell table:style-name="ce58"/>
          <table:table-cell table:style-name="ce63" table:number-columns-repeated="13"/>
          <table:table-cell table:style-name="ce58"/>
          <table:table-cell table:style-name="ce63" table:number-columns-repeated="1008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office:value-type="string" calcext:value-type="string">
            <text:p>reg_ahci_5v</text:p>
          </table:table-cell>
          <table:table-cell table:number-columns-repeated="13"/>
          <table:table-cell table:style-name="ce62" office:value-type="string" calcext:value-type="string">
            <text:p>ahci-5v</text:p>
          </table:table-cell>
          <table:table-cell table:number-columns-repeated="1008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compatible = "regulator-fixed"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table:style-name="ce39" office:value-type="string" calcext:value-type="string">
            <text:p>pinctrl-names = "default"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table:style-name="ce39" office:value-type="string" calcext:value-type="string">
            <text:p>pinctrl-0 = &lt;&amp;ahci_pwr_pin_a&gt;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regulator-name = "ahci-5v"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regulator-min-microvolt = &lt;5000000&gt;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regulator-max-microvolt = &lt;5000000&gt;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regulator-boot-on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enable-active-high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gpio = &lt;&amp;pio 1 8 GPIO_ACTIVE_HIGH&gt;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status = "disabled";</text:p>
          </table:table-cell>
          <table:table-cell table:number-columns-repeated="1007"/>
        </table:table-row>
        <table:table-row table:style-name="ro5">
          <table:table-cell table:style-name="ce63"/>
          <table:table-cell table:style-name="ce58"/>
          <table:table-cell table:style-name="ce63" table:number-columns-repeated="13"/>
          <table:table-cell table:style-name="ce58"/>
          <table:table-cell table:style-name="ce63" table:number-columns-repeated="1008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office:value-type="string" calcext:value-type="string">
            <text:p>reg_usb0_vbus</text:p>
          </table:table-cell>
          <table:table-cell table:number-columns-repeated="13"/>
          <table:table-cell table:style-name="ce62" office:value-type="string" calcext:value-type="string">
            <text:p>usb0-vbus</text:p>
          </table:table-cell>
          <table:table-cell table:number-columns-repeated="1008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compatible = "regulator-fixed"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table:style-name="ce39" office:value-type="string" calcext:value-type="string">
            <text:p>pinctrl-names = "default"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table:style-name="ce39" office:value-type="string" calcext:value-type="string">
            <text:p>pinctrl-0 = &lt;&amp;usb0_vbus_pin_a&gt;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regulator-name = "usb0-vbus"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regulator-min-microvolt = &lt;5000000&gt;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regulator-max-microvolt = &lt;5000000&gt;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enable-active-high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gpio = &lt;&amp;pio 1 9 GPIO_ACTIVE_HIGH&gt;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status = "disabled";</text:p>
          </table:table-cell>
          <table:table-cell table:number-columns-repeated="1007"/>
        </table:table-row>
        <table:table-row table:style-name="ro5">
          <table:table-cell table:style-name="ce63"/>
          <table:table-cell table:style-name="ce58"/>
          <table:table-cell table:style-name="ce63" table:number-columns-repeated="13"/>
          <table:table-cell table:style-name="ce58"/>
          <table:table-cell table:style-name="ce63" table:number-columns-repeated="1008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office:value-type="string" calcext:value-type="string">
            <text:p>reg_usb1_vbus</text:p>
          </table:table-cell>
          <table:table-cell table:number-columns-repeated="13"/>
          <table:table-cell table:style-name="ce62" office:value-type="string" calcext:value-type="string">
            <text:p>usb1-vbus</text:p>
          </table:table-cell>
          <table:table-cell table:number-columns-repeated="1008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compatible = "regulator-fixed"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table:style-name="ce39" office:value-type="string" calcext:value-type="string">
            <text:p>pinctrl-names = "default"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table:style-name="ce39" office:value-type="string" calcext:value-type="string">
            <text:p>pinctrl-0 = &lt;&amp;usb1_vbus_pin_a&gt;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regulator-name = "usb1-vbus"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regulator-min-microvolt = &lt;5000000&gt;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regulator-max-microvolt = &lt;5000000&gt;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regulator-boot-on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enable-active-high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gpio = &lt;&amp;pio 7 6 GPIO_ACTIVE_HIGH&gt;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status = "disabled";</text:p>
          </table:table-cell>
          <table:table-cell table:number-columns-repeated="1007"/>
        </table:table-row>
        <table:table-row table:style-name="ro5">
          <table:table-cell table:style-name="ce63"/>
          <table:table-cell table:style-name="ce58"/>
          <table:table-cell table:style-name="ce63" table:number-columns-repeated="13"/>
          <table:table-cell table:style-name="ce58"/>
          <table:table-cell table:style-name="ce63" table:number-columns-repeated="1008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office:value-type="string" calcext:value-type="string">
            <text:p>reg_usb2_vbus</text:p>
          </table:table-cell>
          <table:table-cell table:number-columns-repeated="13"/>
          <table:table-cell table:style-name="ce62" office:value-type="string" calcext:value-type="string">
            <text:p>usb2-vbus</text:p>
          </table:table-cell>
          <table:table-cell table:number-columns-repeated="1008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compatible = "regulator-fixed"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table:style-name="ce39" office:value-type="string" calcext:value-type="string">
            <text:p>pinctrl-names = "default"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table:style-name="ce39" office:value-type="string" calcext:value-type="string">
            <text:p>pinctrl-0 = &lt;&amp;usb2_vbus_pin_a&gt;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regulator-name = "usb2-vbus"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regulator-min-microvolt = &lt;5000000&gt;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regulator-max-microvolt = &lt;5000000&gt;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regulator-boot-on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enable-active-high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gpio = &lt;&amp;pio 7 3 GPIO_ACTIVE_HIGH&gt;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status = "disabled";</text:p>
          </table:table-cell>
          <table:table-cell table:number-columns-repeated="1007"/>
        </table:table-row>
        <table:table-row table:style-name="ro5">
          <table:table-cell table:style-name="ce63"/>
          <table:table-cell table:style-name="ce58"/>
          <table:table-cell table:style-name="ce63" table:number-columns-repeated="13"/>
          <table:table-cell table:style-name="ce58"/>
          <table:table-cell table:style-name="ce63" table:number-columns-repeated="1008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office:value-type="string" calcext:value-type="string">
            <text:p>reg_vcc3v0</text:p>
          </table:table-cell>
          <table:table-cell table:number-columns-repeated="13"/>
          <table:table-cell table:style-name="ce62" office:value-type="string" calcext:value-type="string">
            <text:p>vcc3v0</text:p>
          </table:table-cell>
          <table:table-cell table:number-columns-repeated="1008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compatible = "regulator-fixed"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regulator-name = "vcc3v0"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regulator-min-microvolt = &lt;3000000&gt;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regulator-max-microvolt = &lt;3000000&gt;;</text:p>
          </table:table-cell>
          <table:table-cell table:number-columns-repeated="1007"/>
        </table:table-row>
        <table:table-row table:style-name="ro5">
          <table:table-cell table:style-name="ce63"/>
          <table:table-cell table:style-name="ce58"/>
          <table:table-cell table:style-name="ce63" table:number-columns-repeated="13"/>
          <table:table-cell table:style-name="ce58"/>
          <table:table-cell table:style-name="ce63" table:number-columns-repeated="1008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office:value-type="string" calcext:value-type="string">
            <text:p>reg_vcc3v3</text:p>
          </table:table-cell>
          <table:table-cell table:number-columns-repeated="13"/>
          <table:table-cell table:style-name="ce62" office:value-type="string" calcext:value-type="string">
            <text:p>vcc3v3</text:p>
          </table:table-cell>
          <table:table-cell table:number-columns-repeated="1008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compatible = "regulator-fixed"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regulator-name = "vcc3v3"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regulator-min-microvolt = &lt;3300000&gt;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regulator-max-microvolt = &lt;3300000&gt;;</text:p>
          </table:table-cell>
          <table:table-cell table:number-columns-repeated="1007"/>
        </table:table-row>
        <table:table-row table:style-name="ro5">
          <table:table-cell table:style-name="ce63"/>
          <table:table-cell table:style-name="ce58"/>
          <table:table-cell table:style-name="ce63" table:number-columns-repeated="13"/>
          <table:table-cell table:style-name="ce58"/>
          <table:table-cell table:style-name="ce63" table:number-columns-repeated="1008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office:value-type="string" calcext:value-type="string">
            <text:p>reg_vcc5v0</text:p>
          </table:table-cell>
          <table:table-cell table:number-columns-repeated="13"/>
          <table:table-cell table:style-name="ce62" office:value-type="string" calcext:value-type="string">
            <text:p>vcc5v0</text:p>
          </table:table-cell>
          <table:table-cell table:number-columns-repeated="1008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compatible = "regulator-fixed"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regulator-name = "vcc5v0"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regulator-min-microvolt = &lt;5000000&gt;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regulator-max-microvolt = &lt;5000000&gt;;</text:p>
          </table:table-cell>
          <table:table-cell table:number-columns-repeated="1007"/>
        </table:table-row>
        <table:table-row table:style-name="ro5">
          <table:table-cell table:style-name="ce63"/>
          <table:table-cell table:style-name="ce58"/>
          <table:table-cell table:style-name="ce63" table:number-columns-repeated="13"/>
          <table:table-cell table:style-name="ce58"/>
          <table:table-cell table:style-name="ce63" table:number-columns-repeated="1008"/>
        </table:table-row>
        <table:table-row table:style-name="ro5">
          <table:table-cell table:style-name="ce79" office:value-type="string" calcext:value-type="string">
            <text:p>sun8i-reference-design-tablet.dtsi</text:p>
          </table:table-cell>
          <table:table-cell office:value-type="string" calcext:value-type="string">
            <text:p>backlight</text:p>
          </table:table-cell>
          <table:table-cell table:number-columns-repeated="13"/>
          <table:table-cell table:style-name="ce62" office:value-type="string" calcext:value-type="string">
            <text:p>backlight</text:p>
          </table:table-cell>
          <table:table-cell table:number-columns-repeated="1008"/>
        </table:table-row>
        <table:table-row table:style-name="ro5">
          <table:table-cell table:style-name="ce79" office:value-type="string" calcext:value-type="string">
            <text:p>sun8i-reference-design-tablet.dtsi</text:p>
          </table:table-cell>
          <table:table-cell table:number-columns-repeated="15"/>
          <table:table-cell office:value-type="string" calcext:value-type="string">
            <text:p>compatible = "pwm-backlight";</text:p>
          </table:table-cell>
          <table:table-cell table:number-columns-repeated="1007"/>
        </table:table-row>
        <table:table-row table:style-name="ro5">
          <table:table-cell table:style-name="ce79" office:value-type="string" calcext:value-type="string">
            <text:p>sun8i-reference-design-tablet.dtsi</text:p>
          </table:table-cell>
          <table:table-cell table:number-columns-repeated="15"/>
          <table:table-cell table:style-name="ce39" office:value-type="string" calcext:value-type="string">
            <text:p>pinctrl-names = "default";</text:p>
          </table:table-cell>
          <table:table-cell table:number-columns-repeated="1007"/>
        </table:table-row>
        <table:table-row table:style-name="ro5">
          <table:table-cell table:style-name="ce79" office:value-type="string" calcext:value-type="string">
            <text:p>sun8i-reference-design-tablet.dtsi</text:p>
          </table:table-cell>
          <table:table-cell table:number-columns-repeated="15"/>
          <table:table-cell table:style-name="ce39" office:value-type="string" calcext:value-type="string">
            <text:p>pinctrl-0 = &lt;&amp;bl_en_pin&gt;;</text:p>
          </table:table-cell>
          <table:table-cell table:number-columns-repeated="1007"/>
        </table:table-row>
        <table:table-row table:style-name="ro5">
          <table:table-cell table:style-name="ce79" office:value-type="string" calcext:value-type="string">
            <text:p>sun8i-reference-design-tablet.dtsi</text:p>
          </table:table-cell>
          <table:table-cell table:number-columns-repeated="15"/>
          <table:table-cell office:value-type="string" calcext:value-type="string">
            <text:p>pwms = &lt;&amp;pwm 0 50000 PWM_POLARITY_INVERTED&gt;;</text:p>
          </table:table-cell>
          <table:table-cell table:number-columns-repeated="1007"/>
        </table:table-row>
        <table:table-row table:style-name="ro5">
          <table:table-cell table:style-name="ce79" office:value-type="string" calcext:value-type="string">
            <text:p>sun8i-reference-design-tablet.dtsi</text:p>
          </table:table-cell>
          <table:table-cell table:number-columns-repeated="15"/>
          <table:table-cell office:value-type="string" calcext:value-type="string">
            <text:p>brightness-levels = &lt;0 10 20 30 40 50 60 70 80 90 100&gt;;</text:p>
          </table:table-cell>
          <table:table-cell table:number-columns-repeated="1007"/>
        </table:table-row>
        <table:table-row table:style-name="ro5">
          <table:table-cell table:style-name="ce79" office:value-type="string" calcext:value-type="string">
            <text:p>sun8i-reference-design-tablet.dtsi</text:p>
          </table:table-cell>
          <table:table-cell table:number-columns-repeated="15"/>
          <table:table-cell office:value-type="string" calcext:value-type="string">
            <text:p>default-brightness-level = &lt;8&gt;;</text:p>
          </table:table-cell>
          <table:table-cell table:number-columns-repeated="1007"/>
        </table:table-row>
        <table:table-row table:style-name="ro5">
          <table:table-cell table:style-name="ce79" office:value-type="string" calcext:value-type="string">
            <text:p>sun8i-reference-design-tablet.dtsi</text:p>
          </table:table-cell>
          <table:table-cell table:number-columns-repeated="15"/>
          <table:table-cell office:value-type="string" calcext:value-type="string">
            <text:p>enable-gpios = &lt;&amp;pio 7 6 GPIO_ACTIVE_HIGH&gt;;</text:p>
          </table:table-cell>
          <table:table-cell table:number-columns-repeated="1007"/>
        </table:table-row>
        <table:table-row table:style-name="ro5">
          <table:table-cell table:style-name="ce63"/>
          <table:table-cell table:style-name="ce58"/>
          <table:table-cell table:style-name="ce63" table:number-columns-repeated="13"/>
          <table:table-cell table:style-name="ce58"/>
          <table:table-cell table:style-name="ce63" table:number-columns-repeated="1008"/>
        </table:table-row>
        <table:table-row table:style-name="ro5">
          <table:table-cell table:number-columns-repeated="15"/>
          <table:table-cell table:style-name="ce62" office:value-type="string" calcext:value-type="string">
            <text:p>leds</text:p>
          </table:table-cell>
          <table:table-cell table:number-columns-repeated="1008"/>
        </table:table-row>
        <table:table-row table:style-name="ro5">
          <table:table-cell table:number-columns-repeated="16"/>
          <table:table-cell office:value-type="string" calcext:value-type="string">
            <text:p>compatible = "gpio-leds";</text:p>
          </table:table-cell>
          <table:table-cell table:number-columns-repeated="1007"/>
        </table:table-row>
        <table:table-row table:style-name="ro5">
          <table:table-cell table:number-columns-repeated="16"/>
          <table:table-cell office:value-type="string" calcext:value-type="string">
            <text:p>pinctrl-names = "default";</text:p>
          </table:table-cell>
          <table:table-cell table:number-columns-repeated="1007"/>
        </table:table-row>
        <table:table-row table:style-name="ro5">
          <table:table-cell table:number-columns-repeated="16"/>
          <table:table-cell office:value-type="string" calcext:value-type="string">
            <text:p>pinctrl-0 = &lt;&amp;led_pin_d978&gt;;</text:p>
          </table:table-cell>
          <table:table-cell table:number-columns-repeated="1007"/>
        </table:table-row>
        <table:table-row table:style-name="ro5">
          <table:table-cell table:number-columns-repeated="16"/>
          <table:table-cell table:style-name="ce96" office:value-type="string" calcext:value-type="string">
            <text:p>home</text:p>
          </table:table-cell>
          <table:table-cell table:number-columns-repeated="1007"/>
        </table:table-row>
        <table:table-row table:style-name="ro5">
          <table:table-cell table:number-columns-repeated="17"/>
          <table:table-cell office:value-type="string" calcext:value-type="string">
            <text:p>label = "d978:blue:home";</text:p>
          </table:table-cell>
          <table:table-cell table:number-columns-repeated="1006"/>
        </table:table-row>
        <table:table-row table:style-name="ro5">
          <table:table-cell table:number-columns-repeated="17"/>
          <table:table-cell office:value-type="string" calcext:value-type="string">
            <text:p>gpios = &lt;&amp;r_pio 0 5 GPIO_ACTIVE_HIGH&gt;;</text:p>
          </table:table-cell>
          <table:table-cell table:number-columns-repeated="1006"/>
        </table:table-row>
        <table:table-row table:style-name="ro5">
          <table:table-cell table:style-name="ce63"/>
          <table:table-cell table:style-name="ce58"/>
          <table:table-cell table:style-name="ce63" table:number-columns-repeated="13"/>
          <table:table-cell table:style-name="ce58"/>
          <table:table-cell table:style-name="ce63" table:number-columns-repeated="1008"/>
        </table:table-row>
        <table:table-row table:style-name="ro5" table:number-rows-repeated="1046714">
          <table:table-cell table:number-columns-repeated="1024"/>
        </table:table-row>
        <table:table-row table:style-name="ro4" table:number-rows-repeated="83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dts_linux-sunxi" table:style-name="ta1">
        <table:table-column table:style-name="co17" table:default-cell-style-name="ce47"/>
        <table:table-column table:style-name="co18" table:default-cell-style-name="ce54"/>
        <table:table-column table:style-name="co18" table:number-columns-repeated="13" table:default-cell-style-name="ce47"/>
        <table:table-column table:style-name="co18" table:default-cell-style-name="ce54"/>
        <table:table-column table:style-name="co18" table:number-columns-repeated="110" table:default-cell-style-name="ce47"/>
        <table:table-column table:style-name="co20" table:default-cell-style-name="ce47"/>
        <table:table-column table:style-name="co1" table:number-columns-repeated="897" table:default-cell-style-name="ce47"/>
        <table:table-row table:style-name="ro4" table:number-rows-repeated="2">
          <table:table-cell table:style-name="ce29"/>
          <table:table-cell table:style-name="ce52"/>
          <table:table-cell table:style-name="ce29" table:number-columns-repeated="13"/>
          <table:table-cell table:style-name="ce48"/>
          <table:table-cell table:style-name="ce29" table:number-columns-repeated="105"/>
          <table:table-cell/>
          <table:table-cell table:style-name="ce29" table:number-columns-repeated="839"/>
          <table:table-cell table:number-columns-repeated="63"/>
        </table:table-row>
        <table:table-row table:style-name="ro4">
          <table:table-cell table:style-name="ce29"/>
          <table:table-cell table:style-name="ce52"/>
          <table:table-cell table:style-name="ce29" table:number-columns-repeated="13"/>
          <table:table-cell table:style-name="ce48"/>
          <table:table-cell table:style-name="ce29" table:number-columns-repeated="100"/>
          <table:table-cell table:style-name="ce52"/>
          <table:table-cell table:style-name="ce29" table:number-columns-repeated="2"/>
          <table:table-cell table:style-name="ce29" office:value-type="string" calcext:value-type="string">
            <text:p>axp223.dtsi</text:p>
          </table:table-cell>
          <table:table-cell table:style-name="ce29"/>
          <table:table-cell/>
          <table:table-cell table:style-name="ce29" table:number-columns-repeated="839"/>
          <table:table-cell table:number-columns-repeated="63"/>
        </table:table-row>
        <table:table-row table:style-name="ro5">
          <table:table-cell table:style-name="ce29"/>
          <table:table-cell table:style-name="ce52"/>
          <table:table-cell table:style-name="ce29" table:number-columns-repeated="13"/>
          <table:table-cell table:style-name="ce48"/>
          <table:table-cell table:style-name="ce29" table:number-columns-repeated="100"/>
          <table:table-cell table:style-name="ce52"/>
          <table:table-cell table:style-name="ce29" table:number-columns-repeated="2"/>
          <table:table-cell table:style-name="ce29" office:value-type="string" calcext:value-type="string">
            <text:p>sunxi-reference-design-tablet.dtsi</text:p>
          </table:table-cell>
          <table:table-cell table:style-name="ce29" table:number-columns-repeated="841"/>
          <table:table-cell table:number-columns-repeated="63"/>
        </table:table-row>
        <table:table-row table:style-name="ro5">
          <table:table-cell table:style-name="ce29"/>
          <table:table-cell table:style-name="ce52"/>
          <table:table-cell table:style-name="ce29" table:number-columns-repeated="13"/>
          <table:table-cell table:style-name="ce48"/>
          <table:table-cell table:style-name="ce29" table:number-columns-repeated="100"/>
          <table:table-cell table:style-name="ce52"/>
          <table:table-cell table:style-name="ce29"/>
          <table:table-cell table:style-name="ce29" office:value-type="string" calcext:value-type="string">
            <text:p>sun8i-reference-design-tablet.dtsi</text:p>
          </table:table-cell>
          <table:table-cell table:style-name="ce29" table:number-columns-repeated="842"/>
          <table:table-cell table:number-columns-repeated="63"/>
        </table:table-row>
        <table:table-row table:style-name="ro5">
          <table:table-cell table:style-name="ce29"/>
          <table:table-cell table:style-name="ce52"/>
          <table:table-cell table:style-name="ce29" table:number-columns-repeated="13"/>
          <table:table-cell table:style-name="ce48"/>
          <table:table-cell table:style-name="ce29" table:number-columns-repeated="100"/>
          <table:table-cell table:style-name="ce52"/>
          <table:table-cell table:style-name="ce29" table:number-columns-repeated="2"/>
          <table:table-cell table:style-name="ce29" office:value-type="string" calcext:value-type="string">
            <text:p>sunxi-common-regulators.dtsi</text:p>
          </table:table-cell>
          <table:table-cell table:style-name="ce29" table:number-columns-repeated="841"/>
          <table:table-cell table:number-columns-repeated="63"/>
        </table:table-row>
        <table:table-row table:style-name="ro5">
          <table:table-cell table:style-name="ce29"/>
          <table:table-cell table:style-name="ce52"/>
          <table:table-cell table:style-name="ce29" table:number-columns-repeated="13"/>
          <table:table-cell table:style-name="ce48"/>
          <table:table-cell table:style-name="ce29" table:number-columns-repeated="100"/>
          <table:table-cell table:style-name="ce52"/>
          <table:table-cell table:style-name="ce29"/>
          <table:table-cell table:style-name="ce29" office:value-type="string" calcext:value-type="string">
            <text:p>sunxi-reference-design-tablet.dtsi</text:p>
          </table:table-cell>
          <table:table-cell table:style-name="ce29" table:number-columns-repeated="842"/>
          <table:table-cell table:number-columns-repeated="63"/>
        </table:table-row>
        <table:table-row table:style-name="ro5">
          <table:table-cell table:style-name="ce29"/>
          <table:table-cell table:style-name="ce52"/>
          <table:table-cell table:style-name="ce29" table:number-columns-repeated="13"/>
          <table:table-cell table:style-name="ce48"/>
          <table:table-cell table:style-name="ce29" table:number-columns-repeated="100"/>
          <table:table-cell table:style-name="ce52"/>
          <table:table-cell table:style-name="ce29" office:value-type="string" calcext:value-type="string">
            <text:p>sun8i-q8-common.dtsi</text:p>
          </table:table-cell>
          <table:table-cell table:style-name="ce29" table:number-columns-repeated="843"/>
          <table:table-cell table:number-columns-repeated="63"/>
        </table:table-row>
        <table:table-row table:style-name="ro5">
          <table:table-cell table:style-name="ce29"/>
          <table:table-cell table:style-name="ce52"/>
          <table:table-cell table:style-name="ce29" table:number-columns-repeated="13"/>
          <table:table-cell table:style-name="ce48"/>
          <table:table-cell table:style-name="ce29" table:number-columns-repeated="100"/>
          <table:table-cell table:style-name="ce52"/>
          <table:table-cell table:style-name="ce29" table:number-columns-repeated="2"/>
          <table:table-cell table:style-name="ce29" office:value-type="string" calcext:value-type="string">
            <text:p>skeleton.dtsi</text:p>
          </table:table-cell>
          <table:table-cell table:style-name="ce29" table:number-columns-repeated="841"/>
          <table:table-cell table:number-columns-repeated="63"/>
        </table:table-row>
        <table:table-row table:style-name="ro5">
          <table:table-cell table:style-name="ce29"/>
          <table:table-cell table:style-name="ce52"/>
          <table:table-cell table:style-name="ce29" table:number-columns-repeated="13"/>
          <table:table-cell table:style-name="ce48"/>
          <table:table-cell table:style-name="ce29" table:number-columns-repeated="100"/>
          <table:table-cell table:style-name="ce52"/>
          <table:table-cell table:style-name="ce29"/>
          <table:table-cell table:style-name="ce70" office:value-type="string" calcext:value-type="string">
            <text:p>sun8i-a23-a33.dtsi</text:p>
          </table:table-cell>
          <table:table-cell table:style-name="ce29" table:number-columns-repeated="842"/>
          <table:table-cell table:number-columns-repeated="63"/>
        </table:table-row>
        <table:table-row table:style-name="ro5">
          <table:table-cell table:style-name="ce29"/>
          <table:table-cell table:style-name="ce52"/>
          <table:table-cell table:style-name="ce29" table:number-columns-repeated="13"/>
          <table:table-cell table:style-name="ce48"/>
          <table:table-cell table:style-name="ce29" table:number-columns-repeated="100"/>
          <table:table-cell table:style-name="ce52"/>
          <table:table-cell table:style-name="ce70" office:value-type="string" calcext:value-type="string">
            <text:p>sun8i-a33.dtsi</text:p>
          </table:table-cell>
          <table:table-cell table:style-name="ce29" table:number-columns-repeated="843"/>
          <table:table-cell table:number-columns-repeated="63"/>
        </table:table-row>
        <table:table-row table:style-name="ro5">
          <table:table-cell table:style-name="ce29"/>
          <table:table-cell table:style-name="ce52"/>
          <table:table-cell table:style-name="ce29" table:number-columns-repeated="13"/>
          <table:table-cell table:style-name="ce48"/>
          <table:table-cell table:style-name="ce29" table:number-columns-repeated="100"/>
          <table:table-cell table:style-name="ce69" office:value-type="string" calcext:value-type="string">
            <text:p>sun8i-a33-inet-d978-rev2.dts</text:p>
          </table:table-cell>
          <table:table-cell table:style-name="ce71" table:number-columns-repeated="10"/>
          <table:table-cell table:style-name="ce29" table:number-columns-repeated="834"/>
          <table:table-cell table:number-columns-repeated="63"/>
        </table:table-row>
        <table:table-row table:style-name="ro5">
          <table:table-cell table:style-name="ce29"/>
          <table:table-cell table:style-name="ce52"/>
          <table:table-cell table:style-name="ce29" table:number-columns-repeated="13"/>
          <table:table-cell table:style-name="ce48"/>
          <table:table-cell table:style-name="ce29" table:number-columns-repeated="945"/>
          <table:table-cell table:number-columns-repeated="63"/>
        </table:table-row>
        <table:table-row table:style-name="ro5">
          <table:table-cell table:style-name="ce29"/>
          <table:table-cell table:style-name="ce52"/>
          <table:table-cell table:style-name="ce29" table:number-columns-repeated="13"/>
          <table:table-cell table:style-name="ce48"/>
          <table:table-cell table:style-name="ce29" table:number-columns-repeated="100"/>
          <table:table-cell table:style-name="ce52"/>
          <table:table-cell table:style-name="ce29"/>
          <table:table-cell table:style-name="ce29" office:value-type="string" calcext:value-type="string">
            <text:p>axp223.dtsi</text:p>
          </table:table-cell>
          <table:table-cell table:style-name="ce29" table:number-columns-repeated="842"/>
          <table:table-cell table:number-columns-repeated="63"/>
        </table:table-row>
        <table:table-row table:style-name="ro5">
          <table:table-cell table:style-name="ce29"/>
          <table:table-cell table:style-name="ce52"/>
          <table:table-cell table:style-name="ce29" table:number-columns-repeated="13"/>
          <table:table-cell table:style-name="ce48"/>
          <table:table-cell table:style-name="ce29" table:number-columns-repeated="100"/>
          <table:table-cell table:style-name="ce52"/>
          <table:table-cell table:style-name="ce29" table:number-columns-repeated="2"/>
          <table:table-cell table:style-name="ce29" office:value-type="string" calcext:value-type="string">
            <text:p>sunxi-common-regulators.dtsi</text:p>
          </table:table-cell>
          <table:table-cell table:style-name="ce29" table:number-columns-repeated="841"/>
          <table:table-cell table:number-columns-repeated="63"/>
        </table:table-row>
        <table:table-row table:style-name="ro5">
          <table:table-cell table:style-name="ce29"/>
          <table:table-cell table:style-name="ce52"/>
          <table:table-cell table:style-name="ce29" table:number-columns-repeated="13"/>
          <table:table-cell table:style-name="ce48"/>
          <table:table-cell table:style-name="ce29" table:number-columns-repeated="100"/>
          <table:table-cell table:style-name="ce52"/>
          <table:table-cell table:style-name="ce29"/>
          <table:table-cell table:style-name="ce29" office:value-type="string" calcext:value-type="string">
            <text:p>sunxi-reference-design-tablet.dtsi</text:p>
          </table:table-cell>
          <table:table-cell table:style-name="ce29" table:number-columns-repeated="842"/>
          <table:table-cell table:number-columns-repeated="63"/>
        </table:table-row>
        <table:table-row table:style-name="ro5">
          <table:table-cell table:style-name="ce29"/>
          <table:table-cell table:style-name="ce52"/>
          <table:table-cell table:style-name="ce29" table:number-columns-repeated="13"/>
          <table:table-cell table:style-name="ce48"/>
          <table:table-cell table:style-name="ce29" table:number-columns-repeated="100"/>
          <table:table-cell table:style-name="ce52"/>
          <table:table-cell table:style-name="ce29" office:value-type="string" calcext:value-type="string">
            <text:p>sun8i-reference-design-tablet.dtsi</text:p>
          </table:table-cell>
          <table:table-cell table:style-name="ce29" table:number-columns-repeated="843"/>
          <table:table-cell table:number-columns-repeated="63"/>
        </table:table-row>
        <table:table-row table:style-name="ro5">
          <table:table-cell table:style-name="ce29"/>
          <table:table-cell table:style-name="ce52"/>
          <table:table-cell table:style-name="ce29" table:number-columns-repeated="13"/>
          <table:table-cell table:style-name="ce48"/>
          <table:table-cell table:style-name="ce29" table:number-columns-repeated="100"/>
          <table:table-cell table:style-name="ce52"/>
          <table:table-cell table:style-name="ce29" table:number-columns-repeated="2"/>
          <table:table-cell table:style-name="ce29" office:value-type="string" calcext:value-type="string">
            <text:p>skeleton.dtsi</text:p>
          </table:table-cell>
          <table:table-cell table:style-name="ce29" table:number-columns-repeated="841"/>
          <table:table-cell table:number-columns-repeated="63"/>
        </table:table-row>
        <table:table-row table:style-name="ro5">
          <table:table-cell table:style-name="ce29"/>
          <table:table-cell table:style-name="ce52"/>
          <table:table-cell table:style-name="ce29" table:number-columns-repeated="13"/>
          <table:table-cell table:style-name="ce48"/>
          <table:table-cell table:style-name="ce29" table:number-columns-repeated="100"/>
          <table:table-cell table:style-name="ce52"/>
          <table:table-cell table:style-name="ce29"/>
          <table:table-cell table:style-name="ce70" office:value-type="string" calcext:value-type="string">
            <text:p>sun8i-a23-a33.dtsi</text:p>
          </table:table-cell>
          <table:table-cell table:style-name="ce29" table:number-columns-repeated="842"/>
          <table:table-cell table:number-columns-repeated="63"/>
        </table:table-row>
        <table:table-row table:style-name="ro5">
          <table:table-cell table:style-name="ce29"/>
          <table:table-cell table:style-name="ce52"/>
          <table:table-cell table:style-name="ce29" table:number-columns-repeated="13"/>
          <table:table-cell table:style-name="ce48"/>
          <table:table-cell table:style-name="ce29" table:number-columns-repeated="100"/>
          <table:table-cell table:style-name="ce52"/>
          <table:table-cell table:style-name="ce70" office:value-type="string" calcext:value-type="string">
            <text:p>sun8i-a33.dtsi</text:p>
          </table:table-cell>
          <table:table-cell table:style-name="ce70" table:number-columns-repeated="9"/>
          <table:table-cell table:style-name="ce29" table:number-columns-repeated="834"/>
          <table:table-cell table:number-columns-repeated="63"/>
        </table:table-row>
        <table:table-row table:style-name="ro5">
          <table:table-cell table:style-name="ce29"/>
          <table:table-cell table:style-name="ce52"/>
          <table:table-cell table:style-name="ce29" table:number-columns-repeated="13"/>
          <table:table-cell table:style-name="ce48"/>
          <table:table-cell table:style-name="ce29" table:number-columns-repeated="100"/>
          <table:table-cell table:style-name="ce69" office:value-type="string" calcext:value-type="string">
            <text:p>sun8i-a33-inet-d978-rev2.dts</text:p>
          </table:table-cell>
          <table:table-cell table:style-name="ce71" table:number-columns-repeated="10"/>
          <table:table-cell table:style-name="ce29" table:number-columns-repeated="834"/>
          <table:table-cell table:number-columns-repeated="63"/>
        </table:table-row>
        <table:table-row table:style-name="ro5">
          <table:table-cell table:style-name="ce30"/>
          <table:table-cell table:style-name="ce81"/>
          <table:table-cell table:style-name="ce30" table:number-columns-repeated="13"/>
          <table:table-cell table:style-name="ce49"/>
          <table:table-cell table:style-name="ce30" table:number-columns-repeated="100"/>
          <table:table-cell table:style-name="ce49"/>
          <table:table-cell table:style-name="ce30" table:number-columns-repeated="907"/>
        </table:table-row>
        <table:table-row table:style-name="ro5">
          <table:table-cell table:style-name="ce31" office:value-type="string" calcext:value-type="string">
            <text:p>skeleton.dtsi</text:p>
          </table:table-cell>
          <table:table-cell table:style-name="ce82"/>
          <table:table-cell table:style-name="ce31" table:number-columns-repeated="13"/>
          <table:table-cell table:style-name="ce82" office:value-type="string" calcext:value-type="string">
            <text:p>#address-cells = &lt;1&gt;;</text:p>
          </table:table-cell>
          <table:table-cell table:style-name="ce31" table:number-columns-repeated="100"/>
          <table:table-cell table:style-name="ce50"/>
          <table:table-cell table:style-name="ce31" table:number-columns-repeated="907"/>
        </table:table-row>
        <table:table-row table:style-name="ro5">
          <table:table-cell table:style-name="ce31" office:value-type="string" calcext:value-type="string">
            <text:p>skeleton.dtsi</text:p>
          </table:table-cell>
          <table:table-cell table:style-name="ce82"/>
          <table:table-cell table:style-name="ce31" table:number-columns-repeated="13"/>
          <table:table-cell table:style-name="ce82" office:value-type="string" calcext:value-type="string">
            <text:p>#size-cells = &lt;1&gt;;</text:p>
          </table:table-cell>
          <table:table-cell table:style-name="ce31" table:number-columns-repeated="100"/>
          <table:table-cell table:style-name="ce50"/>
          <table:table-cell table:style-name="ce31" table:number-columns-repeated="907"/>
        </table:table-row>
        <table:table-row table:style-name="ro5">
          <table:table-cell table:style-name="ce31" office:value-type="string" calcext:value-type="string">
            <text:p>skeleton.dtsi</text:p>
          </table:table-cell>
          <table:table-cell table:style-name="ce82"/>
          <table:table-cell table:style-name="ce31" table:number-columns-repeated="13"/>
          <table:table-cell table:style-name="ce82" office:value-type="string" calcext:value-type="string">
            <text:p>chosen { };</text:p>
          </table:table-cell>
          <table:table-cell table:style-name="ce31" table:number-columns-repeated="100"/>
          <table:table-cell table:style-name="ce50"/>
          <table:table-cell table:style-name="ce31" table:number-columns-repeated="907"/>
        </table:table-row>
        <table:table-row table:style-name="ro5">
          <table:table-cell table:style-name="ce31" office:value-type="string" calcext:value-type="string">
            <text:p>skeleton.dtsi</text:p>
          </table:table-cell>
          <table:table-cell table:style-name="ce82"/>
          <table:table-cell table:style-name="ce31" table:number-columns-repeated="13"/>
          <table:table-cell table:style-name="ce82" office:value-type="string" calcext:value-type="string">
            <text:p>aliases { };</text:p>
          </table:table-cell>
          <table:table-cell table:style-name="ce31" table:number-columns-repeated="100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 office:value-type="string" calcext:value-type="string">
            <text:p>interrupt-parent = &lt;&amp;gic&gt;;</text:p>
          </table:table-cell>
          <table:table-cell table:style-name="ce31" table:number-columns-repeated="100"/>
          <table:table-cell table:style-name="ce50"/>
          <table:table-cell table:style-name="ce31" table:number-columns-repeated="907"/>
        </table:table-row>
        <table:table-row table:style-name="ro5">
          <table:table-cell table:style-name="ce69" office:value-type="string" calcext:value-type="string">
            <text:p>sun8i-a33-inet-d978-rev2.dts</text:p>
          </table:table-cell>
          <table:table-cell table:style-name="ce82"/>
          <table:table-cell table:style-name="ce31" table:number-columns-repeated="13"/>
          <table:table-cell table:style-name="ce82" office:value-type="string" calcext:value-type="string">
            <text:p>model = "INet-D978 Rev 02";</text:p>
          </table:table-cell>
          <table:table-cell table:style-name="ce31" table:number-columns-repeated="100"/>
          <table:table-cell table:style-name="ce50"/>
          <table:table-cell table:style-name="ce31" table:number-columns-repeated="907"/>
        </table:table-row>
        <table:table-row table:style-name="ro5">
          <table:table-cell table:style-name="ce69" office:value-type="string" calcext:value-type="string">
            <text:p>sun8i-a33-inet-d978-rev2.dts</text:p>
          </table:table-cell>
          <table:table-cell table:style-name="ce82"/>
          <table:table-cell table:style-name="ce31" table:number-columns-repeated="13"/>
          <table:table-cell table:style-name="ce82" office:value-type="string" calcext:value-type="string">
            <text:p>compatible = "primux,inet-d978-rev2", "allwinner,sun8i-a33";</text:p>
          </table:table-cell>
          <table:table-cell table:style-name="ce31" table:number-columns-repeated="100"/>
          <table:table-cell table:style-name="ce50"/>
          <table:table-cell table:style-name="ce31" table:number-columns-repeated="907"/>
        </table:table-row>
        <table:table-row table:style-name="ro5">
          <table:table-cell table:style-name="ce30"/>
          <table:table-cell table:style-name="ce81"/>
          <table:table-cell table:style-name="ce30" table:number-columns-repeated="13"/>
          <table:table-cell table:style-name="ce81"/>
          <table:table-cell table:style-name="ce30" table:number-columns-repeated="100"/>
          <table:table-cell table:style-name="ce49"/>
          <table:table-cell table:style-name="ce30" table:number-columns-repeated="907"/>
        </table:table-row>
        <table:table-row table:style-name="ro5">
          <table:table-cell table:style-name="ce31" office:value-type="string" calcext:value-type="string">
            <text:p>skeleton.dtsi</text:p>
          </table:table-cell>
          <table:table-cell table:style-name="ce82"/>
          <table:table-cell table:style-name="ce31" table:number-columns-repeated="13"/>
          <table:table-cell table:style-name="ce91" office:value-type="string" calcext:value-type="string">
            <text:p>memory</text:p>
          </table:table-cell>
          <table:table-cell table:style-name="ce31" table:number-columns-repeated="100"/>
          <table:table-cell table:style-name="ce50"/>
          <table:table-cell table:style-name="ce31" table:number-columns-repeated="907"/>
        </table:table-row>
        <table:table-row table:style-name="ro5">
          <table:table-cell table:style-name="ce31" office:value-type="string" calcext:value-type="string">
            <text:p>skeleton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office:value-type="string" calcext:value-type="string">
            <text:p>device_type = "memory";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31" office:value-type="string" calcext:value-type="string">
            <text:p>skeleton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office:value-type="string" calcext:value-type="string">
            <text:p>reg = &lt;0 0&gt;;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office:value-type="string" calcext:value-type="string">
            <text:p>reg = &lt;0x40000000 0x80000000&gt;;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30"/>
          <table:table-cell table:style-name="ce81"/>
          <table:table-cell table:style-name="ce30" table:number-columns-repeated="13"/>
          <table:table-cell table:style-name="ce81"/>
          <table:table-cell table:style-name="ce30" table:number-columns-repeated="100"/>
          <table:table-cell table:style-name="ce49"/>
          <table:table-cell table:style-name="ce30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91" office:value-type="string" calcext:value-type="string">
            <text:p>chosen</text:p>
          </table:table-cell>
          <table:table-cell table:style-name="ce31" table:number-columns-repeated="100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office:value-type="string" calcext:value-type="string">
            <text:p>#address-cells = &lt;1&gt;;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office:value-type="string" calcext:value-type="string">
            <text:p>#size-cells = &lt;1&gt;;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office:value-type="string" calcext:value-type="string">
            <text:p>ranges;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simplefb_lcd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framebuffer@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allwinner,simple-framebuffer",</text:p>
          </table:table-cell>
          <table:table-cell table:style-name="ce31" table:number-columns-repeated="24"/>
          <table:table-cell table:style-name="ce31" office:value-type="string" calcext:value-type="string">
            <text:p>"simple-framebuffer";</text:p>
          </table:table-cell>
          <table:table-cell table:style-name="ce31" table:number-columns-repeated="73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allwinner,pipeline = "de_be0-lcd0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s = &lt;&amp;ccu CLK_BUS_LCD&gt;, &lt;&amp;ccu CLK_BUS_DE_BE&gt;,</text:p>
          </table:table-cell>
          <table:table-cell table:style-name="ce31" table:number-columns-repeated="34"/>
          <table:table-cell table:style-name="ce31" office:value-type="string" calcext:value-type="string">
            <text:p>&lt;&amp;ccu CLK_LCD_CH0&gt;, &lt;&amp;ccu CLK_DE_BE&gt;,</text:p>
          </table:table-cell>
          <table:table-cell table:style-name="ce31" table:number-columns-repeated="26"/>
          <table:table-cell table:style-name="ce31" office:value-type="string" calcext:value-type="string">
            <text:p>&lt;&amp;ccu CLK_DRAM_DE_BE&gt;, &lt;&amp;ccu CLK_DRC&gt;;</text:p>
          </table:table-cell>
          <table:table-cell table:style-name="ce31" table:number-columns-repeated="36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status = "disabled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vcc-lcd-supply = &lt;&amp;reg_dc1sw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office:value-type="string" calcext:value-type="string">
            <text:p>stdout-path = "serial0:115200n8";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/>
          <table:table-cell table:style-name="ce82"/>
          <table:table-cell table:style-name="ce31" table:number-columns-repeated="13"/>
          <table:table-cell table:style-name="ce82"/>
          <table:table-cell table:style-name="ce31" office:value-type="string" calcext:value-type="string">
            <text:p>/delete-property/stdout-path;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7"/>
          <table:table-cell table:style-name="ce81"/>
          <table:table-cell table:style-name="ce30" table:number-columns-repeated="13"/>
          <table:table-cell table:style-name="ce81"/>
          <table:table-cell table:style-name="ce30" table:number-columns-repeated="100"/>
          <table:table-cell table:style-name="ce49"/>
          <table:table-cell table:style-name="ce30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91" office:value-type="string" calcext:value-type="string">
            <text:p>aliases</text:p>
          </table:table-cell>
          <table:table-cell table:style-name="ce31" table:number-columns-repeated="100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office:value-type="string" calcext:value-type="string">
            <text:p>serial0 = &amp;r_uart;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69" office:value-type="string" calcext:value-type="string">
            <text:p>sun8i-a33-inet-d978-rev2.dts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95" office:value-type="string" calcext:value-type="string">
            <text:p>serial0 = &amp;uart1;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7"/>
          <table:table-cell table:style-name="ce81"/>
          <table:table-cell table:style-name="ce30" table:number-columns-repeated="13"/>
          <table:table-cell table:style-name="ce81"/>
          <table:table-cell table:style-name="ce30" table:number-columns-repeated="100"/>
          <table:table-cell table:style-name="ce49"/>
          <table:table-cell table:style-name="ce30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91" office:value-type="string" calcext:value-type="string">
            <text:p>timer</text:p>
          </table:table-cell>
          <table:table-cell table:style-name="ce31" table:number-columns-repeated="100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office:value-type="string" calcext:value-type="string">
            <text:p>compatible = "arm,armv7-timer";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office:value-type="string" calcext:value-type="string">
            <text:p>interrupts = &lt;GIC_PPI 13 (GIC_CPU_MASK_SIMPLE(4) | IRQ_TYPE_LEVEL_LOW)&gt;,</text:p>
          </table:table-cell>
          <table:table-cell table:style-name="ce31" table:number-columns-repeated="48"/>
          <table:table-cell table:style-name="ce31" office:value-type="string" calcext:value-type="string">
            <text:p>&lt;GIC_PPI 14 (GIC_CPU_MASK_SIMPLE(4) | IRQ_TYPE_LEVEL_LOW)&gt;,</text:p>
          </table:table-cell>
          <table:table-cell table:style-name="ce31" table:number-columns-repeated="50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7"/>
          <table:table-cell table:style-name="ce31" office:value-type="string" calcext:value-type="string">
            <text:p>&lt;GIC_PPI 11 (GIC_CPU_MASK_SIMPLE(4) | IRQ_TYPE_LEVEL_LOW)&gt;,</text:p>
          </table:table-cell>
          <table:table-cell table:style-name="ce31" table:number-columns-repeated="41"/>
          <table:table-cell table:style-name="ce31" office:value-type="string" calcext:value-type="string">
            <text:p>&lt;GIC_PPI 10 (GIC_CPU_MASK_SIMPLE(4) | IRQ_TYPE_LEVEL_LOW)&gt;;</text:p>
          </table:table-cell>
          <table:table-cell table:style-name="ce31" table:number-columns-repeated="50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office:value-type="string" calcext:value-type="string">
            <text:p>clock-frequency = &lt;24000000&gt;;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office:value-type="string" calcext:value-type="string">
            <text:p>arm,cpu-registers-not-fw-configured;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7"/>
          <table:table-cell table:style-name="ce81"/>
          <table:table-cell table:style-name="ce30" table:number-columns-repeated="13"/>
          <table:table-cell table:style-name="ce81"/>
          <table:table-cell table:style-name="ce30" table:number-columns-repeated="100"/>
          <table:table-cell table:style-name="ce49"/>
          <table:table-cell table:style-name="ce30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91" office:value-type="string" calcext:value-type="string">
            <text:p>cpus</text:p>
          </table:table-cell>
          <table:table-cell table:style-name="ce31" table:number-columns-repeated="100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office:value-type="string" calcext:value-type="string">
            <text:p>enable-method = "allwinner,sun8i-a23";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office:value-type="string" calcext:value-type="string">
            <text:p>#address-cells = &lt;1&gt;;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office:value-type="string" calcext:value-type="string">
            <text:p>#size-cells = &lt;0&gt;;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cpu0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cpu@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arm,cortex-a7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device_type = "cpu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s = &lt;&amp;ccu CLK_CPUX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-names = "cpu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operating-points-v2 = &lt;&amp;cpu0_opp_table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#cooling-cells = &lt;2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95" office:value-type="string" calcext:value-type="string">
            <text:p>cpu-supply = &lt;&amp;reg_dcdc2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94" office:value-type="string" calcext:value-type="string">
            <text:p>cpu@1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arm,cortex-a7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device_type = "cpu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1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operating-points-v2 = &lt;&amp;cpu0_opp_table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94" office:value-type="string" calcext:value-type="string">
            <text:p>cpu@2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arm,cortex-a7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device_type = "cpu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2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operating-points-v2 = &lt;&amp;cpu0_opp_table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94" office:value-type="string" calcext:value-type="string">
            <text:p>cpu@3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arm,cortex-a7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device_type = "cpu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3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operating-points-v2 = &lt;&amp;cpu0_opp_table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7"/>
          <table:table-cell table:style-name="ce81"/>
          <table:table-cell table:style-name="ce30" table:number-columns-repeated="13"/>
          <table:table-cell table:style-name="ce81"/>
          <table:table-cell table:style-name="ce30" table:number-columns-repeated="100"/>
          <table:table-cell table:style-name="ce49"/>
          <table:table-cell table:style-name="ce30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91" office:value-type="string" calcext:value-type="string">
            <text:p>clocks</text:p>
          </table:table-cell>
          <table:table-cell table:style-name="ce31" table:number-columns-repeated="100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office:value-type="string" calcext:value-type="string">
            <text:p>#address-cells = &lt;1&gt;;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office:value-type="string" calcext:value-type="string">
            <text:p>#size-cells = &lt;1&gt;;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office:value-type="string" calcext:value-type="string">
            <text:p>ranges;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osc24M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osc24M_clk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#clock-cells = &lt;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fixed-clock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-frequency = &lt;24000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-accuracy = &lt;50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-output-names = "osc24M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ext_osc32k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ext_osc32k_clk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#clock-cells = &lt;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fixed-clock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-frequency = &lt;32768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-accuracy = &lt;50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-output-names = "ext-osc32k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7"/>
          <table:table-cell table:style-name="ce81"/>
          <table:table-cell table:style-name="ce30" table:number-columns-repeated="13"/>
          <table:table-cell table:style-name="ce81"/>
          <table:table-cell table:style-name="ce30" table:number-columns-repeated="100"/>
          <table:table-cell table:style-name="ce49"/>
          <table:table-cell table:style-name="ce30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91" office:value-type="string" calcext:value-type="string">
            <text:p>soc@01c00000</text:p>
          </table:table-cell>
          <table:table-cell table:style-name="ce31" table:number-columns-repeated="100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office:value-type="string" calcext:value-type="string">
            <text:p>compatible = "simple-bus";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office:value-type="string" calcext:value-type="string">
            <text:p>#address-cells = &lt;1&gt;;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office:value-type="string" calcext:value-type="string">
            <text:p>#size-cells = &lt;1&gt;;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office:value-type="string" calcext:value-type="string">
            <text:p>ranges;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dma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dma-controller@01c020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allwinner,sun8i-a23-dma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x01c02000 0x1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interrupts = &lt;GIC_SPI 50 IRQ_TYPE_LEVEL_HIGH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s = &lt;&amp;ccu CLK_BUS_DMA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sets = &lt;&amp;ccu RST_BUS_DMA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#dma-cells = &lt;1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mmc0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mmc@01c0f0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allwinner,sun7i-a20-mmc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x01c0f000 0x1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s = &lt;&amp;ccu CLK_BUS_MMC0&gt;,</text:p>
          </table:table-cell>
          <table:table-cell table:style-name="ce31" table:number-columns-repeated="20"/>
          <table:table-cell table:style-name="ce31" office:value-type="string" calcext:value-type="string">
            <text:p>&lt;&amp;ccu CLK_MMC0&gt;,</text:p>
          </table:table-cell>
          <table:table-cell table:style-name="ce31" table:number-columns-repeated="12"/>
          <table:table-cell table:style-name="ce31" office:value-type="string" calcext:value-type="string">
            <text:p>&lt;&amp;ccu CLK_MMC0_OUTPUT&gt;,</text:p>
          </table:table-cell>
          <table:table-cell table:style-name="ce31" table:number-columns-repeated="18"/>
          <table:table-cell table:style-name="ce31" office:value-type="string" calcext:value-type="string">
            <text:p>&lt;&amp;ccu CLK_MMC0_SAMPLE&gt;;</text:p>
          </table:table-cell>
          <table:table-cell table:style-name="ce31" table:number-columns-repeated="4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-names = "ahb",</text:p>
          </table:table-cell>
          <table:table-cell table:style-name="ce31" table:number-columns-repeated="12"/>
          <table:table-cell table:style-name="ce31" office:value-type="string" calcext:value-type="string">
            <text:p>"mmc",</text:p>
          </table:table-cell>
          <table:table-cell table:style-name="ce31" table:number-columns-repeated="4"/>
          <table:table-cell table:style-name="ce31" office:value-type="string" calcext:value-type="string">
            <text:p>"output",</text:p>
          </table:table-cell>
          <table:table-cell table:style-name="ce31" table:number-columns-repeated="5"/>
          <table:table-cell table:style-name="ce31" office:value-type="string" calcext:value-type="string">
            <text:p>"sample";</text:p>
          </table:table-cell>
          <table:table-cell table:style-name="ce31" table:number-columns-repeated="74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sets = &lt;&amp;ccu RST_BUS_MMC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set-names = "ahb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interrupts = &lt;GIC_SPI 60 IRQ_TYPE_LEVEL_HIGH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status = "disabled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status = "okay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#address-cells = &lt;1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#size-cells = &lt;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pinctrl-names = "default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pinctrl-0 = &lt;&amp;mmc0_pins_a&gt;, &lt;&amp;mmc0_cd_pin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vmmc-supply = &lt;&amp;reg_dcdc1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bus-width = &lt;4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d-gpios = &lt;&amp;pio 1 4 GPIO_ACTIVE_HIGH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d-inverted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mmc1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mmc@01c100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allwinner,sun7i-a20-mmc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x01c10000 0x1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s = &lt;&amp;ccu CLK_BUS_MMC1&gt;,</text:p>
          </table:table-cell>
          <table:table-cell table:style-name="ce31" table:number-columns-repeated="20"/>
          <table:table-cell table:style-name="ce31" office:value-type="string" calcext:value-type="string">
            <text:p>&lt;&amp;ccu CLK_MMC1&gt;,</text:p>
          </table:table-cell>
          <table:table-cell table:style-name="ce31" table:number-columns-repeated="12"/>
          <table:table-cell table:style-name="ce31" office:value-type="string" calcext:value-type="string">
            <text:p>&lt;&amp;ccu CLK_MMC1_OUTPUT&gt;,</text:p>
          </table:table-cell>
          <table:table-cell table:style-name="ce31" table:number-columns-repeated="18"/>
          <table:table-cell table:style-name="ce31" office:value-type="string" calcext:value-type="string">
            <text:p>&lt;&amp;ccu CLK_MMC1_SAMPLE&gt;;</text:p>
          </table:table-cell>
          <table:table-cell table:style-name="ce31" table:number-columns-repeated="4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-names = "ahb",</text:p>
          </table:table-cell>
          <table:table-cell table:style-name="ce31" table:number-columns-repeated="12"/>
          <table:table-cell table:style-name="ce31" office:value-type="string" calcext:value-type="string">
            <text:p>"mmc",</text:p>
          </table:table-cell>
          <table:table-cell table:style-name="ce31" table:number-columns-repeated="4"/>
          <table:table-cell table:style-name="ce31" office:value-type="string" calcext:value-type="string">
            <text:p>"output",</text:p>
          </table:table-cell>
          <table:table-cell table:style-name="ce31" table:number-columns-repeated="5"/>
          <table:table-cell table:style-name="ce31" office:value-type="string" calcext:value-type="string">
            <text:p>"sample";</text:p>
          </table:table-cell>
          <table:table-cell table:style-name="ce31" table:number-columns-repeated="74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sets = &lt;&amp;ccu RST_BUS_MMC1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set-names = "ahb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interrupts = &lt;GIC_SPI 61 IRQ_TYPE_LEVEL_HIGH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status = "disabled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69" office:value-type="string" calcext:value-type="string">
            <text:p>sun8i-a33-inet-d978-rev2.dts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status = "okay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#address-cells = &lt;1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#size-cells = &lt;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69" office:value-type="string" calcext:value-type="string">
            <text:p>sun8i-a33-inet-d978-rev2.dts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pinctrl-names = "default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69" office:value-type="string" calcext:value-type="string">
            <text:p>sun8i-a33-inet-d978-rev2.dts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pinctrl-0 = &lt;&amp;mmc1_pins_a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69" office:value-type="string" calcext:value-type="string">
            <text:p>sun8i-a33-inet-d978-rev2.dts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vmmc-supply = &lt;&amp;reg_dldo1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69" office:value-type="string" calcext:value-type="string">
            <text:p>sun8i-a33-inet-d978-rev2.dts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bus-width = &lt;4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69" office:value-type="string" calcext:value-type="string">
            <text:p>sun8i-a33-inet-d978-rev2.dts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non-removable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69" office:value-type="string" calcext:value-type="string">
            <text:p>sun8i-a33-inet-d978-rev2.dts</text:p>
          </table:table-cell>
          <table:table-cell table:style-name="ce82" office:value-type="string" calcext:value-type="string">
            <text:p>rtl8723bs</text:p>
          </table:table-cell>
          <table:table-cell table:style-name="ce31" table:number-columns-repeated="13"/>
          <table:table-cell table:style-name="ce82"/>
          <table:table-cell table:style-name="ce31"/>
          <table:table-cell table:style-name="ce94" office:value-type="string" calcext:value-type="string">
            <text:p>sdio_wifi@1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69" office:value-type="string" calcext:value-type="string">
            <text:p>sun8i-a33-inet-d978-rev2.dts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reg = &lt;1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mmc2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mmc@01c110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allwinner,sun7i-a20-mmc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x01c11000 0x1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s = &lt;&amp;ccu CLK_BUS_MMC2&gt;,</text:p>
          </table:table-cell>
          <table:table-cell table:style-name="ce31" table:number-columns-repeated="20"/>
          <table:table-cell table:style-name="ce31" office:value-type="string" calcext:value-type="string">
            <text:p>&lt;&amp;ccu CLK_MMC2&gt;,</text:p>
          </table:table-cell>
          <table:table-cell table:style-name="ce31" table:number-columns-repeated="12"/>
          <table:table-cell table:style-name="ce31" office:value-type="string" calcext:value-type="string">
            <text:p>&lt;&amp;ccu CLK_MMC2_OUTPUT&gt;,</text:p>
          </table:table-cell>
          <table:table-cell table:style-name="ce31" table:number-columns-repeated="18"/>
          <table:table-cell table:style-name="ce31" office:value-type="string" calcext:value-type="string">
            <text:p>&lt;&amp;ccu CLK_MMC2_SAMPLE&gt;;</text:p>
          </table:table-cell>
          <table:table-cell table:style-name="ce31" table:number-columns-repeated="4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-names = "ahb",</text:p>
          </table:table-cell>
          <table:table-cell table:style-name="ce31" table:number-columns-repeated="12"/>
          <table:table-cell table:style-name="ce31" office:value-type="string" calcext:value-type="string">
            <text:p>"mmc",</text:p>
          </table:table-cell>
          <table:table-cell table:style-name="ce31" table:number-columns-repeated="4"/>
          <table:table-cell table:style-name="ce31" office:value-type="string" calcext:value-type="string">
            <text:p>"output",</text:p>
          </table:table-cell>
          <table:table-cell table:style-name="ce31" table:number-columns-repeated="5"/>
          <table:table-cell table:style-name="ce31" office:value-type="string" calcext:value-type="string">
            <text:p>"sample";</text:p>
          </table:table-cell>
          <table:table-cell table:style-name="ce31" table:number-columns-repeated="74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sets = &lt;&amp;ccu RST_BUS_MMC2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set-names = "ahb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interrupts = &lt;GIC_SPI 62 IRQ_TYPE_LEVEL_HIGH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status = "disabled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#address-cells = &lt;1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#size-cells = &lt;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nfc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nand@01c030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allwinner,sun4i-a10-nand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x01c03000 0x1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interrupts = &lt;GIC_SPI 70 IRQ_TYPE_LEVEL_HIGH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s = &lt;&amp;ccu CLK_BUS_NAND&gt;, &lt;&amp;ccu CLK_NAND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-names = "ahb", "mod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sets = &lt;&amp;ccu RST_BUS_NAND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set-names = "ahb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status = "disabled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#address-cells = &lt;1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#size-cells = &lt;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usb_otg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usb@01c190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x01c19000 0x04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s = &lt;&amp;ccu CLK_BUS_OTG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sets = &lt;&amp;ccu RST_BUS_OTG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interrupts = &lt;GIC_SPI 71 IRQ_TYPE_LEVEL_HIGH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interrupt-names = "mc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phys = &lt;&amp;usbphy 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phy-names = "usb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extcon = &lt;&amp;usbphy 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status = "disabled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status = "okay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dr_mode = "otg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allwinner,sun8i-a33-musb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usbphy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phy@01c194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s = &lt;&amp;ccu CLK_USB_PHY0&gt;,</text:p>
          </table:table-cell>
          <table:table-cell table:style-name="ce31" table:number-columns-repeated="20"/>
          <table:table-cell table:style-name="ce31" office:value-type="string" calcext:value-type="string">
            <text:p>&lt;&amp;ccu CLK_USB_PHY1&gt;;</text:p>
          </table:table-cell>
          <table:table-cell table:style-name="ce31" table:number-columns-repeated="7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-names = "usb0_phy",</text:p>
          </table:table-cell>
          <table:table-cell table:style-name="ce31" table:number-columns-repeated="15"/>
          <table:table-cell table:style-name="ce31" office:value-type="string" calcext:value-type="string">
            <text:p>"usb1_phy";</text:p>
          </table:table-cell>
          <table:table-cell table:style-name="ce31" table:number-columns-repeated="82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sets = &lt;&amp;ccu RST_USB_PHY0&gt;,</text:p>
          </table:table-cell>
          <table:table-cell table:style-name="ce31" table:number-columns-repeated="20"/>
          <table:table-cell table:style-name="ce31" office:value-type="string" calcext:value-type="string">
            <text:p>&lt;&amp;ccu RST_USB_PHY1&gt;;</text:p>
          </table:table-cell>
          <table:table-cell table:style-name="ce31" table:number-columns-repeated="7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set-names = "usb0_reset",</text:p>
          </table:table-cell>
          <table:table-cell table:style-name="ce31" table:number-columns-repeated="16"/>
          <table:table-cell table:style-name="ce31" office:value-type="string" calcext:value-type="string">
            <text:p><text:s/>"usb1_reset";</text:p>
          </table:table-cell>
          <table:table-cell table:style-name="ce31" table:number-columns-repeated="81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status = "disabled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status = "okay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#phy-cells = &lt;1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allwinner,sun8i-a33-usb-phy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x01c19400 0x14&gt;, &lt;0x01c1a800 0x4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-names = "phy_ctrl", "pmu1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pinctrl-names = "default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pinctrl-0 = &lt;&amp;usb0_id_detect_pin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usb0_id_det-gpio = &lt;&amp;pio 7 8 GPIO_ACTIVE_HIGH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usb0_vbus_power-supply = &lt;&amp;usb_power_supply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usb0_vbus-supply = &lt;&amp;reg_drivevbus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ehci0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usb@01c1a0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allwinner,sun8i-a23-ehci", "generic-ehci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x01c1a000 0x1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interrupts = &lt;GIC_SPI 72 IRQ_TYPE_LEVEL_HIGH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s = &lt;&amp;ccu CLK_BUS_EHCI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sets = &lt;&amp;ccu RST_BUS_EHCI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phys = &lt;&amp;usbphy 1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phy-names = "usb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status = "disabled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ohci0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usb@01c1a4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allwinner,sun8i-a23-ohci", "generic-ohci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x01c1a400 0x1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interrupts = &lt;GIC_SPI 73 IRQ_TYPE_LEVEL_HIGH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s = &lt;&amp;ccu CLK_BUS_OHCI&gt;, &lt;&amp;ccu CLK_USB_OHCI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sets = &lt;&amp;ccu RST_BUS_OHCI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phys = &lt;&amp;usbphy 1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phy-names = "usb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status = "disabled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ccu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clock@01c200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x01c20000 0x4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s = &lt;&amp;osc24M&gt;, &lt;&amp;rtc 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-names = "hosc", "losc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#clock-cells = &lt;1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#reset-cells = &lt;1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allwinner,sun8i-a33-ccu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pio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pinctrl@01c208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x01c20800 0x4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s = &lt;&amp;ccu CLK_BUS_PIO&gt;, &lt;&amp;osc24M&gt;, &lt;&amp;rtc 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-names = "apb", "hosc", "losc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gpio-controller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interrupt-controller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#interrupt-cells = &lt;3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#gpio-cells = &lt;3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allwinner,sun8i-a33-pinctrl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interrupts = &lt;GIC_SPI 15 IRQ_TYPE_LEVEL_HIGH&gt;,</text:p>
          </table:table-cell>
          <table:table-cell table:style-name="ce31" table:number-columns-repeated="30"/>
          <table:table-cell table:style-name="ce31" office:value-type="string" calcext:value-type="string">
            <text:p>&lt;GIC_SPI 17 IRQ_TYPE_LEVEL_HIGH&gt;;</text:p>
          </table:table-cell>
          <table:table-cell table:style-name="ce31" table:number-columns-repeated="6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uart0_pins_a</text:p>
          </table:table-cell>
          <table:table-cell table:style-name="ce31" table:number-columns-repeated="13"/>
          <table:table-cell table:style-name="ce82"/>
          <table:table-cell table:style-name="ce31"/>
          <table:table-cell table:style-name="ce94" office:value-type="string" calcext:value-type="string">
            <text:p>uart0@0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pins = "PF2", "PF4"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function = "uart0"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 office:value-type="string" calcext:value-type="string">
            <text:p>uart0_pins_b</text:p>
          </table:table-cell>
          <table:table-cell table:style-name="ce31" table:number-columns-repeated="13"/>
          <table:table-cell table:style-name="ce82"/>
          <table:table-cell table:style-name="ce31"/>
          <table:table-cell table:style-name="ce94" office:value-type="string" calcext:value-type="string">
            <text:p>uart0@1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pins = "PB0", "PB1"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function = "uart0"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uart1_pins_a</text:p>
          </table:table-cell>
          <table:table-cell table:style-name="ce31" table:number-columns-repeated="13"/>
          <table:table-cell table:style-name="ce82"/>
          <table:table-cell table:style-name="ce31"/>
          <table:table-cell table:style-name="ce94" office:value-type="string" calcext:value-type="string">
            <text:p>uart1@0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pins = "PG6", "PG7"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function = "uart1"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uart1_pins_cts_rts_a</text:p>
          </table:table-cell>
          <table:table-cell table:style-name="ce31" table:number-columns-repeated="13"/>
          <table:table-cell table:style-name="ce82"/>
          <table:table-cell table:style-name="ce31"/>
          <table:table-cell table:style-name="ce94" office:value-type="string" calcext:value-type="string">
            <text:p>uart1-cts-rts@0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pins = "PG8", "PG9"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function = "uart1"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3" office:value-type="string" calcext:value-type="string">
            <text:p>nand_pins_a</text:p>
          </table:table-cell>
          <table:table-cell table:style-name="ce31" table:number-columns-repeated="13"/>
          <table:table-cell table:style-name="ce82"/>
          <table:table-cell table:style-name="ce31"/>
          <table:table-cell table:style-name="ce98" office:value-type="string" calcext:value-type="string">
            <text:p>nand-base0@0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87" office:value-type="string" calcext:value-type="string">
            <text:p>pins = "PC0", "PC1", "PC2", "PC5",</text:p>
          </table:table-cell>
          <table:table-cell table:style-name="ce87" table:number-columns-repeated="19"/>
          <table:table-cell table:style-name="ce87" office:value-type="string" calcext:value-type="string">
            <text:p>"PC8", "PC9", "PC10", "PC11",</text:p>
          </table:table-cell>
          <table:table-cell table:style-name="ce87" table:number-columns-repeated="16"/>
          <table:table-cell table:style-name="ce87" office:value-type="string" calcext:value-type="string">
            <text:p>"PC12", "PC13", "PC14", "PC15";</text:p>
          </table:table-cell>
          <table:table-cell table:style-name="ce87" table:number-columns-repeated="17"/>
          <table:table-cell table:style-name="ce31" table:number-columns-repeated="43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87" office:value-type="string" calcext:value-type="string">
            <text:p>function = "nand0";</text:p>
          </table:table-cell>
          <table:table-cell table:style-name="ce87" table:number-columns-repeated="54"/>
          <table:table-cell table:style-name="ce31" table:number-columns-repeated="43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3" office:value-type="string" calcext:value-type="string">
            <text:p>nand_cs0_pins_a</text:p>
          </table:table-cell>
          <table:table-cell table:style-name="ce87" table:number-columns-repeated="13"/>
          <table:table-cell table:style-name="ce83"/>
          <table:table-cell table:style-name="ce87"/>
          <table:table-cell table:style-name="ce98" office:value-type="string" calcext:value-type="string">
            <text:p>nand-cs@0</text:p>
          </table:table-cell>
          <table:table-cell table:style-name="ce87" table:number-columns-repeated="9"/>
          <table:table-cell table:style-name="ce31" table:number-columns-repeated="8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3"/>
          <table:table-cell table:style-name="ce87" table:number-columns-repeated="13"/>
          <table:table-cell table:style-name="ce83"/>
          <table:table-cell table:style-name="ce87" table:number-columns-repeated="2"/>
          <table:table-cell table:style-name="ce87" office:value-type="string" calcext:value-type="string">
            <text:p>pins = "PC4";</text:p>
          </table:table-cell>
          <table:table-cell table:style-name="ce87" table:number-columns-repeated="8"/>
          <table:table-cell table:style-name="ce31" table:number-columns-repeated="8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3"/>
          <table:table-cell table:style-name="ce87" table:number-columns-repeated="13"/>
          <table:table-cell table:style-name="ce83"/>
          <table:table-cell table:style-name="ce87" table:number-columns-repeated="2"/>
          <table:table-cell table:style-name="ce87" office:value-type="string" calcext:value-type="string">
            <text:p>function = "nand0";</text:p>
          </table:table-cell>
          <table:table-cell table:style-name="ce87" table:number-columns-repeated="8"/>
          <table:table-cell table:style-name="ce31" table:number-columns-repeated="8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3" office:value-type="string" calcext:value-type="string">
            <text:p>nand_rb0_pins_a</text:p>
          </table:table-cell>
          <table:table-cell table:style-name="ce87" table:number-columns-repeated="13"/>
          <table:table-cell table:style-name="ce83"/>
          <table:table-cell table:style-name="ce87"/>
          <table:table-cell table:style-name="ce98" office:value-type="string" calcext:value-type="string">
            <text:p>nand-rb@0</text:p>
          </table:table-cell>
          <table:table-cell table:style-name="ce87" table:number-columns-repeated="6"/>
          <table:table-cell table:style-name="ce31" table:number-columns-repeated="92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3"/>
          <table:table-cell table:style-name="ce87" table:number-columns-repeated="13"/>
          <table:table-cell table:style-name="ce83"/>
          <table:table-cell table:style-name="ce87" table:number-columns-repeated="2"/>
          <table:table-cell table:style-name="ce87" office:value-type="string" calcext:value-type="string">
            <text:p>pins = "PC6";</text:p>
          </table:table-cell>
          <table:table-cell table:style-name="ce87" table:number-columns-repeated="5"/>
          <table:table-cell table:style-name="ce31" table:number-columns-repeated="92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3"/>
          <table:table-cell table:style-name="ce87" table:number-columns-repeated="13"/>
          <table:table-cell table:style-name="ce83"/>
          <table:table-cell table:style-name="ce87" table:number-columns-repeated="2"/>
          <table:table-cell table:style-name="ce87" office:value-type="string" calcext:value-type="string">
            <text:p>function = "nand0";</text:p>
          </table:table-cell>
          <table:table-cell table:style-name="ce87" table:number-columns-repeated="5"/>
          <table:table-cell table:style-name="ce31" table:number-columns-repeated="92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mmc0_pins_a</text:p>
          </table:table-cell>
          <table:table-cell table:style-name="ce31" table:number-columns-repeated="13"/>
          <table:table-cell table:style-name="ce82"/>
          <table:table-cell table:style-name="ce31"/>
          <table:table-cell table:style-name="ce94" office:value-type="string" calcext:value-type="string">
            <text:p>mmc0@0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pins = "PF0", "PF1", "PF2",</text:p>
          </table:table-cell>
          <table:table-cell table:style-name="ce31" table:number-columns-repeated="14"/>
          <table:table-cell table:style-name="ce31" office:value-type="string" calcext:value-type="string">
            <text:p>"PF3", "PF4", "PF5";</text:p>
          </table:table-cell>
          <table:table-cell table:style-name="ce31" table:number-columns-repeated="82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function = "mmc0"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drive-strength = &lt;30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bias-pull-up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 office:value-type="string" calcext:value-type="string">
            <text:p>mmc0_cd_pin</text:p>
          </table:table-cell>
          <table:table-cell table:style-name="ce31" table:number-columns-repeated="13"/>
          <table:table-cell table:style-name="ce82"/>
          <table:table-cell table:style-name="ce31"/>
          <table:table-cell table:style-name="ce94" office:value-type="string" calcext:value-type="string">
            <text:p>mmc0_cd_pin@0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95" office:value-type="string" calcext:value-type="string">
            <text:p><text:s/></text:p>
          </table:table-cell>
          <table:table-cell table:style-name="ce31" table:number-columns-repeated="19"/>
          <table:table-cell table:style-name="ce88" office:value-type="string" calcext:value-type="string">
            <text:p>allwinner,pins = "PB4";</text:p>
          </table:table-cell>
          <table:table-cell table:style-name="ce31" table:number-columns-repeated="7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95" office:value-type="string" calcext:value-type="string">
            <text:p>function = "gpio_in";</text:p>
          </table:table-cell>
          <table:table-cell table:style-name="ce31" table:number-columns-repeated="19"/>
          <table:table-cell table:style-name="ce88" office:value-type="string" calcext:value-type="string">
            <text:p>allwinner,function = "gpio_in";</text:p>
          </table:table-cell>
          <table:table-cell table:style-name="ce31" table:number-columns-repeated="7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95"/>
          <table:table-cell table:style-name="ce31" table:number-columns-repeated="19"/>
          <table:table-cell table:style-name="ce88" office:value-type="string" calcext:value-type="string">
            <text:p>allwinner,drive = &lt;SUN4I_PINCTRL_10_MA&gt;;</text:p>
          </table:table-cell>
          <table:table-cell table:style-name="ce31" table:number-columns-repeated="7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95" office:value-type="string" calcext:value-type="string">
            <text:p>bias-pull-up;</text:p>
          </table:table-cell>
          <table:table-cell table:style-name="ce31" table:number-columns-repeated="19"/>
          <table:table-cell table:style-name="ce88" office:value-type="string" calcext:value-type="string">
            <text:p>allwinner,pull = &lt;SUN4I_PINCTRL_PULL_UP&gt;;</text:p>
          </table:table-cell>
          <table:table-cell table:style-name="ce31" table:number-columns-repeated="7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mmc1_pins_a</text:p>
          </table:table-cell>
          <table:table-cell table:style-name="ce31" table:number-columns-repeated="13"/>
          <table:table-cell table:style-name="ce82"/>
          <table:table-cell table:style-name="ce31"/>
          <table:table-cell table:style-name="ce94" office:value-type="string" calcext:value-type="string">
            <text:p>mmc1@0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pins = "PG0", "PG1", "PG2",</text:p>
          </table:table-cell>
          <table:table-cell table:style-name="ce31" table:number-columns-repeated="15"/>
          <table:table-cell table:style-name="ce31" office:value-type="string" calcext:value-type="string">
            <text:p>"PG3", "PG4", "PG5";</text:p>
          </table:table-cell>
          <table:table-cell table:style-name="ce31" table:number-columns-repeated="81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function = "mmc1"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drive-strength = &lt;30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bias-pull-up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69" office:value-type="string" calcext:value-type="string">
            <text:p>sun8i-a33-inet-d978-rev2.dts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95" office:value-type="string" calcext:value-type="string">
            <text:p>bias-pull-up;</text:p>
          </table:table-cell>
          <table:table-cell table:style-name="ce31" table:number-columns-repeated="19"/>
          <table:table-cell table:style-name="ce88" office:value-type="string" calcext:value-type="string">
            <text:p>allwinner,pull = &lt;SUN4I_PINCTRL_PULL_UP&gt;;</text:p>
          </table:table-cell>
          <table:table-cell table:style-name="ce31" table:number-columns-repeated="7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mmc2_8bit_pins</text:p>
          </table:table-cell>
          <table:table-cell table:style-name="ce31" table:number-columns-repeated="13"/>
          <table:table-cell table:style-name="ce82"/>
          <table:table-cell table:style-name="ce31"/>
          <table:table-cell table:style-name="ce94" office:value-type="string" calcext:value-type="string">
            <text:p>mmc2_8bit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pins = "PC5", "PC6", "PC8",</text:p>
          </table:table-cell>
          <table:table-cell table:style-name="ce31" table:number-columns-repeated="15"/>
          <table:table-cell table:style-name="ce31" office:value-type="string" calcext:value-type="string">
            <text:p>"PC9", "PC10", "PC11",</text:p>
          </table:table-cell>
          <table:table-cell table:style-name="ce31" table:number-columns-repeated="13"/>
          <table:table-cell table:style-name="ce31" office:value-type="string" calcext:value-type="string">
            <text:p>"PC12", "PC13", "PC14",</text:p>
          </table:table-cell>
          <table:table-cell table:style-name="ce31" table:number-columns-repeated="13"/>
          <table:table-cell table:style-name="ce31" office:value-type="string" calcext:value-type="string">
            <text:p>"PC15", "PC16";</text:p>
          </table:table-cell>
          <table:table-cell table:style-name="ce31" table:number-columns-repeated="53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function = "mmc2"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drive-strength = &lt;30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bias-pull-up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pwm0_pins</text:p>
          </table:table-cell>
          <table:table-cell table:style-name="ce31" table:number-columns-repeated="13"/>
          <table:table-cell table:style-name="ce82"/>
          <table:table-cell table:style-name="ce31"/>
          <table:table-cell table:style-name="ce94" office:value-type="string" calcext:value-type="string">
            <text:p>pwm0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pins = "PH0"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function = "pwm0"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i2c0_pins_a</text:p>
          </table:table-cell>
          <table:table-cell table:style-name="ce31" table:number-columns-repeated="13"/>
          <table:table-cell table:style-name="ce82"/>
          <table:table-cell table:style-name="ce31"/>
          <table:table-cell table:style-name="ce94" office:value-type="string" calcext:value-type="string">
            <text:p>i2c0@0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pins = "PH2", "PH3"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function = "i2c0"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i2c1_pins_a</text:p>
          </table:table-cell>
          <table:table-cell table:style-name="ce31" table:number-columns-repeated="13"/>
          <table:table-cell table:style-name="ce82"/>
          <table:table-cell table:style-name="ce31"/>
          <table:table-cell table:style-name="ce94" office:value-type="string" calcext:value-type="string">
            <text:p>i2c1@0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pins = "PH4", "PH5"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function = "i2c1"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i2c2_pins_a</text:p>
          </table:table-cell>
          <table:table-cell table:style-name="ce31" table:number-columns-repeated="13"/>
          <table:table-cell table:style-name="ce82"/>
          <table:table-cell table:style-name="ce31"/>
          <table:table-cell table:style-name="ce94" office:value-type="string" calcext:value-type="string">
            <text:p>i2c2@0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pins = "PE12", "PE13"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function = "i2c2"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lcd_rgb666_pins</text:p>
          </table:table-cell>
          <table:table-cell table:style-name="ce31" table:number-columns-repeated="13"/>
          <table:table-cell table:style-name="ce82"/>
          <table:table-cell table:style-name="ce31"/>
          <table:table-cell table:style-name="ce94" office:value-type="string" calcext:value-type="string">
            <text:p>lcd-rgb666@0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pins = "PD2", "PD3", "PD4", "PD5", "PD6", "PD7",</text:p>
          </table:table-cell>
          <table:table-cell table:style-name="ce31" table:number-columns-repeated="27"/>
          <table:table-cell table:style-name="ce31" office:value-type="string" calcext:value-type="string">
            <text:p>"PD10", "PD11", "PD12", "PD13", "PD14", "PD15",</text:p>
          </table:table-cell>
          <table:table-cell table:style-name="ce31" table:number-columns-repeated="27"/>
          <table:table-cell table:style-name="ce31" office:value-type="string" calcext:value-type="string">
            <text:p>"PD18", "PD19", "PD20", "PD21", "PD22", "PD23",</text:p>
          </table:table-cell>
          <table:table-cell table:style-name="ce31" table:number-columns-repeated="27"/>
          <table:table-cell table:style-name="ce31" office:value-type="string" calcext:value-type="string">
            <text:p>"PD24", "PD25", "PD26", "PD27";</text:p>
          </table:table-cell>
          <table:table-cell table:style-name="ce31" table:number-columns-repeated="13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function = "lcd0"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style-name="ce84" office:value-type="string" calcext:value-type="string">
            <text:p>ahci_pwr_pin_a</text:p>
          </table:table-cell>
          <table:table-cell table:style-name="ce31" table:number-columns-repeated="13"/>
          <table:table-cell table:style-name="ce82"/>
          <table:table-cell table:style-name="ce31"/>
          <table:table-cell table:style-name="ce99" office:value-type="string" calcext:value-type="string">
            <text:p>ahci_pwr_pin@0</text:p>
          </table:table-cell>
          <table:table-cell table:style-name="ce88" table:number-columns-repeated="2"/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style-name="ce84"/>
          <table:table-cell table:style-name="ce31" table:number-columns-repeated="13"/>
          <table:table-cell table:style-name="ce82"/>
          <table:table-cell table:style-name="ce31"/>
          <table:table-cell table:style-name="ce88"/>
          <table:table-cell table:style-name="ce88" office:value-type="string" calcext:value-type="string">
            <text:p>allwinner,pins = "PB8";</text:p>
          </table:table-cell>
          <table:table-cell table:style-name="ce88"/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style-name="ce84"/>
          <table:table-cell table:style-name="ce31" table:number-columns-repeated="13"/>
          <table:table-cell table:style-name="ce82"/>
          <table:table-cell table:style-name="ce31"/>
          <table:table-cell table:style-name="ce88"/>
          <table:table-cell table:style-name="ce88" office:value-type="string" calcext:value-type="string">
            <text:p>allwinner,function = "gpio_out";</text:p>
          </table:table-cell>
          <table:table-cell table:style-name="ce88"/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style-name="ce84"/>
          <table:table-cell table:style-name="ce31" table:number-columns-repeated="13"/>
          <table:table-cell table:style-name="ce82"/>
          <table:table-cell table:style-name="ce31"/>
          <table:table-cell table:style-name="ce88"/>
          <table:table-cell table:style-name="ce88" office:value-type="string" calcext:value-type="string">
            <text:p>allwinner,drive = &lt;SUN4I_PINCTRL_10_MA&gt;;</text:p>
          </table:table-cell>
          <table:table-cell table:style-name="ce88"/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style-name="ce84"/>
          <table:table-cell table:style-name="ce31" table:number-columns-repeated="13"/>
          <table:table-cell table:style-name="ce82"/>
          <table:table-cell table:style-name="ce31"/>
          <table:table-cell table:style-name="ce88"/>
          <table:table-cell table:style-name="ce88" office:value-type="string" calcext:value-type="string">
            <text:p>allwinner,pull = &lt;SUN4I_PINCTRL_NO_PULL&gt;;</text:p>
          </table:table-cell>
          <table:table-cell table:style-name="ce88"/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style-name="ce84" office:value-type="string" calcext:value-type="string">
            <text:p>usb0_vbus_pin_a</text:p>
          </table:table-cell>
          <table:table-cell table:style-name="ce31" table:number-columns-repeated="13"/>
          <table:table-cell table:style-name="ce82"/>
          <table:table-cell table:style-name="ce31"/>
          <table:table-cell table:style-name="ce99" office:value-type="string" calcext:value-type="string">
            <text:p>usb0_vbus_pin@0</text:p>
          </table:table-cell>
          <table:table-cell table:style-name="ce88" table:number-columns-repeated="2"/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style-name="ce84"/>
          <table:table-cell table:style-name="ce31" table:number-columns-repeated="13"/>
          <table:table-cell table:style-name="ce82"/>
          <table:table-cell table:style-name="ce31"/>
          <table:table-cell table:style-name="ce88"/>
          <table:table-cell table:style-name="ce88" office:value-type="string" calcext:value-type="string">
            <text:p>allwinner,pins = "PB9";</text:p>
          </table:table-cell>
          <table:table-cell table:style-name="ce88"/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style-name="ce84"/>
          <table:table-cell table:style-name="ce31" table:number-columns-repeated="13"/>
          <table:table-cell table:style-name="ce82"/>
          <table:table-cell table:style-name="ce31"/>
          <table:table-cell table:style-name="ce88"/>
          <table:table-cell table:style-name="ce88" office:value-type="string" calcext:value-type="string">
            <text:p>allwinner,function = "gpio_out";</text:p>
          </table:table-cell>
          <table:table-cell table:style-name="ce88"/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style-name="ce84"/>
          <table:table-cell table:style-name="ce31" table:number-columns-repeated="13"/>
          <table:table-cell table:style-name="ce82"/>
          <table:table-cell table:style-name="ce31"/>
          <table:table-cell table:style-name="ce88"/>
          <table:table-cell table:style-name="ce88" office:value-type="string" calcext:value-type="string">
            <text:p>allwinner,drive = &lt;SUN4I_PINCTRL_10_MA&gt;;</text:p>
          </table:table-cell>
          <table:table-cell table:style-name="ce88"/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style-name="ce84"/>
          <table:table-cell table:style-name="ce31" table:number-columns-repeated="13"/>
          <table:table-cell table:style-name="ce82"/>
          <table:table-cell table:style-name="ce31"/>
          <table:table-cell table:style-name="ce88"/>
          <table:table-cell table:style-name="ce88" office:value-type="string" calcext:value-type="string">
            <text:p>allwinner,pull = &lt;SUN4I_PINCTRL_NO_PULL&gt;;</text:p>
          </table:table-cell>
          <table:table-cell table:style-name="ce88"/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style-name="ce84" office:value-type="string" calcext:value-type="string">
            <text:p>usb1_vbus_pin_a</text:p>
          </table:table-cell>
          <table:table-cell table:style-name="ce31" table:number-columns-repeated="13"/>
          <table:table-cell table:style-name="ce82"/>
          <table:table-cell table:style-name="ce31"/>
          <table:table-cell table:style-name="ce99" office:value-type="string" calcext:value-type="string">
            <text:p>usb1_vbus_pin@0</text:p>
          </table:table-cell>
          <table:table-cell table:style-name="ce88" table:number-columns-repeated="2"/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style-name="ce84"/>
          <table:table-cell table:style-name="ce31" table:number-columns-repeated="13"/>
          <table:table-cell table:style-name="ce82"/>
          <table:table-cell table:style-name="ce31"/>
          <table:table-cell table:style-name="ce88"/>
          <table:table-cell table:style-name="ce88" office:value-type="string" calcext:value-type="string">
            <text:p>allwinner,pins = "PH6";</text:p>
          </table:table-cell>
          <table:table-cell table:style-name="ce88"/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style-name="ce84"/>
          <table:table-cell table:style-name="ce31" table:number-columns-repeated="13"/>
          <table:table-cell table:style-name="ce82"/>
          <table:table-cell table:style-name="ce31"/>
          <table:table-cell table:style-name="ce88"/>
          <table:table-cell table:style-name="ce88" office:value-type="string" calcext:value-type="string">
            <text:p>allwinner,function = "gpio_out";</text:p>
          </table:table-cell>
          <table:table-cell table:style-name="ce88"/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style-name="ce84"/>
          <table:table-cell table:style-name="ce31" table:number-columns-repeated="13"/>
          <table:table-cell table:style-name="ce82"/>
          <table:table-cell table:style-name="ce31"/>
          <table:table-cell table:style-name="ce88"/>
          <table:table-cell table:style-name="ce88" office:value-type="string" calcext:value-type="string">
            <text:p>allwinner,drive = &lt;SUN4I_PINCTRL_10_MA&gt;;</text:p>
          </table:table-cell>
          <table:table-cell table:style-name="ce88"/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style-name="ce84"/>
          <table:table-cell table:style-name="ce31" table:number-columns-repeated="13"/>
          <table:table-cell table:style-name="ce82"/>
          <table:table-cell table:style-name="ce31"/>
          <table:table-cell table:style-name="ce88"/>
          <table:table-cell table:style-name="ce88" office:value-type="string" calcext:value-type="string">
            <text:p>allwinner,pull = &lt;SUN4I_PINCTRL_NO_PULL&gt;;</text:p>
          </table:table-cell>
          <table:table-cell table:style-name="ce88"/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style-name="ce84" office:value-type="string" calcext:value-type="string">
            <text:p>usb2_vbus_pin_a</text:p>
          </table:table-cell>
          <table:table-cell table:style-name="ce31" table:number-columns-repeated="13"/>
          <table:table-cell table:style-name="ce82"/>
          <table:table-cell table:style-name="ce31"/>
          <table:table-cell table:style-name="ce99" office:value-type="string" calcext:value-type="string">
            <text:p>usb2_vbus_pin@0</text:p>
          </table:table-cell>
          <table:table-cell table:style-name="ce88" table:number-columns-repeated="2"/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88"/>
          <table:table-cell table:style-name="ce88" office:value-type="string" calcext:value-type="string">
            <text:p>allwinner,pins = "PH3";</text:p>
          </table:table-cell>
          <table:table-cell table:style-name="ce88"/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88"/>
          <table:table-cell table:style-name="ce88" office:value-type="string" calcext:value-type="string">
            <text:p>allwinner,function = "gpio_out";</text:p>
          </table:table-cell>
          <table:table-cell table:style-name="ce88"/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88"/>
          <table:table-cell table:style-name="ce88" office:value-type="string" calcext:value-type="string">
            <text:p>allwinner,drive = &lt;SUN4I_PINCTRL_10_MA&gt;;</text:p>
          </table:table-cell>
          <table:table-cell table:style-name="ce88"/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88"/>
          <table:table-cell table:style-name="ce88" office:value-type="string" calcext:value-type="string">
            <text:p>allwinner,pull = &lt;SUN4I_PINCTRL_NO_PULL&gt;;</text:p>
          </table:table-cell>
          <table:table-cell table:style-name="ce88"/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4" office:value-type="string" calcext:value-type="string">
            <text:p>bl_en_pin</text:p>
          </table:table-cell>
          <table:table-cell table:style-name="ce31" table:number-columns-repeated="13"/>
          <table:table-cell table:style-name="ce82"/>
          <table:table-cell table:style-name="ce31"/>
          <table:table-cell table:style-name="ce99" office:value-type="string" calcext:value-type="string">
            <text:p>bl_en_pin@0</text:p>
          </table:table-cell>
          <table:table-cell table:style-name="ce88" table:number-columns-repeated="2"/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88"/>
          <table:table-cell table:style-name="ce88" office:value-type="string" calcext:value-type="string">
            <text:p>allwinner,pins = "PH6";</text:p>
          </table:table-cell>
          <table:table-cell table:style-name="ce88"/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88"/>
          <table:table-cell table:style-name="ce88" office:value-type="string" calcext:value-type="string">
            <text:p>allwinner,function = "gpio_in";</text:p>
          </table:table-cell>
          <table:table-cell table:style-name="ce88"/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88"/>
          <table:table-cell table:style-name="ce88" office:value-type="string" calcext:value-type="string">
            <text:p>allwinner,drive = &lt;SUN4I_PINCTRL_10_MA&gt;;</text:p>
          </table:table-cell>
          <table:table-cell table:style-name="ce88"/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88"/>
          <table:table-cell table:style-name="ce88" office:value-type="string" calcext:value-type="string">
            <text:p>allwinner,pull = &lt;SUN4I_PINCTRL_NO_PULL&gt;;</text:p>
          </table:table-cell>
          <table:table-cell table:style-name="ce88"/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 office:value-type="string" calcext:value-type="string">
            <text:p>ts_power_pin</text:p>
          </table:table-cell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ts_power_pin@0</text:p>
          </table:table-cell>
          <table:table-cell table:style-name="ce88" table:number-columns-repeated="2"/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88"/>
          <table:table-cell table:style-name="ce95" office:value-type="string" calcext:value-type="string">
            <text:p>pins = "PH1";</text:p>
          </table:table-cell>
          <table:table-cell table:style-name="ce88"/>
          <table:table-cell table:style-name="ce31" table:number-columns-repeated="18"/>
          <table:table-cell table:style-name="ce88" office:value-type="string" calcext:value-type="string">
            <text:p>allwinner,pins = "PH1";</text:p>
          </table:table-cell>
          <table:table-cell table:style-name="ce31" table:number-columns-repeated="7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88"/>
          <table:table-cell table:style-name="ce95" office:value-type="string" calcext:value-type="string">
            <text:p>function = "gpio_out";</text:p>
          </table:table-cell>
          <table:table-cell table:style-name="ce88"/>
          <table:table-cell table:style-name="ce31" table:number-columns-repeated="18"/>
          <table:table-cell table:style-name="ce88" office:value-type="string" calcext:value-type="string">
            <text:p>allwinner,function = "gpio_out";</text:p>
          </table:table-cell>
          <table:table-cell table:style-name="ce31" table:number-columns-repeated="7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88" table:number-columns-repeated="3"/>
          <table:table-cell table:style-name="ce31" table:number-columns-repeated="18"/>
          <table:table-cell table:style-name="ce88" office:value-type="string" calcext:value-type="string">
            <text:p>allwinner,drive = &lt;SUN4I_PINCTRL_10_MA&gt;;</text:p>
          </table:table-cell>
          <table:table-cell table:style-name="ce31" table:number-columns-repeated="7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88" table:number-columns-repeated="3"/>
          <table:table-cell table:style-name="ce31" table:number-columns-repeated="18"/>
          <table:table-cell table:style-name="ce88" office:value-type="string" calcext:value-type="string">
            <text:p>allwinner,pull = &lt;SUN4I_PINCTRL_NO_PULL&gt;;</text:p>
          </table:table-cell>
          <table:table-cell table:style-name="ce31" table:number-columns-repeated="7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 office:value-type="string" calcext:value-type="string">
            <text:p>usb0_id_detect_pin</text:p>
          </table:table-cell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usb0_id_detect_pin@0</text:p>
          </table:table-cell>
          <table:table-cell table:style-name="ce88" table:number-columns-repeated="2"/>
          <table:table-cell table:style-name="ce31" table:number-columns-repeated="18"/>
          <table:table-cell table:style-name="ce88"/>
          <table:table-cell table:style-name="ce31" table:number-columns-repeated="7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88"/>
          <table:table-cell table:style-name="ce95" office:value-type="string" calcext:value-type="string">
            <text:p>pins = "PH8";</text:p>
          </table:table-cell>
          <table:table-cell table:style-name="ce88"/>
          <table:table-cell table:style-name="ce31" table:number-columns-repeated="18"/>
          <table:table-cell table:style-name="ce88" office:value-type="string" calcext:value-type="string">
            <text:p>allwinner,pins = "PH8";</text:p>
          </table:table-cell>
          <table:table-cell table:style-name="ce31" table:number-columns-repeated="7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88"/>
          <table:table-cell table:style-name="ce95" office:value-type="string" calcext:value-type="string">
            <text:p>function = "gpio_in";</text:p>
          </table:table-cell>
          <table:table-cell table:style-name="ce88"/>
          <table:table-cell table:style-name="ce31" table:number-columns-repeated="18"/>
          <table:table-cell table:style-name="ce88" office:value-type="string" calcext:value-type="string">
            <text:p>allwinner,function = "gpio_in";</text:p>
          </table:table-cell>
          <table:table-cell table:style-name="ce31" table:number-columns-repeated="7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88"/>
          <table:table-cell table:style-name="ce95"/>
          <table:table-cell table:style-name="ce88"/>
          <table:table-cell table:style-name="ce31" table:number-columns-repeated="18"/>
          <table:table-cell table:style-name="ce88" office:value-type="string" calcext:value-type="string">
            <text:p>allwinner,drive = &lt;SUN4I_PINCTRL_10_MA&gt;;</text:p>
          </table:table-cell>
          <table:table-cell table:style-name="ce31" table:number-columns-repeated="7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88"/>
          <table:table-cell table:style-name="ce95" office:value-type="string" calcext:value-type="string">
            <text:p>bias-pull-up;</text:p>
          </table:table-cell>
          <table:table-cell table:style-name="ce88"/>
          <table:table-cell table:style-name="ce31" table:number-columns-repeated="18"/>
          <table:table-cell table:style-name="ce88" office:value-type="string" calcext:value-type="string">
            <text:p>allwinner,pull = &lt;SUN4I_PINCTRL_PULL_UP&gt;;</text:p>
          </table:table-cell>
          <table:table-cell table:style-name="ce31" table:number-columns-repeated="7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94" office:value-type="string" calcext:value-type="string">
            <text:p>timer@01c20c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allwinner,sun4i-a10-timer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x01c20c00 0xa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interrupts = &lt;GIC_SPI 18 IRQ_TYPE_LEVEL_HIGH&gt;,</text:p>
          </table:table-cell>
          <table:table-cell table:style-name="ce31" table:number-columns-repeated="30"/>
          <table:table-cell table:style-name="ce31" office:value-type="string" calcext:value-type="string">
            <text:p>&lt;GIC_SPI 19 IRQ_TYPE_LEVEL_HIGH&gt;;</text:p>
          </table:table-cell>
          <table:table-cell table:style-name="ce31" table:number-columns-repeated="6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s = &lt;&amp;osc24M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wdt0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watchdog@01c20ca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allwinner,sun6i-a31-wdt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x01c20ca0 0x2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interrupts = &lt;GIC_SPI 25 IRQ_TYPE_LEVEL_HIGH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pwm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pwm@01c214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allwinner,sun7i-a20-pwm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x01c21400 0xc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s = &lt;&amp;osc24M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#pwm-cells = &lt;3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status = "disabled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status = "okay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pinctrl-names = "default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pinctrl-0 = &lt;&amp;pwm0_pins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lradc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lradc@01c228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allwinner,sun4i-a10-lradc-keys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x01c22800 0x1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interrupts = &lt;GIC_SPI 30 IRQ_TYPE_LEVEL_HIGH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status = "disabled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status = "okay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vref-supply = &lt;&amp;reg_vcc3v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94" office:value-type="string" calcext:value-type="string">
            <text:p>button@200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label = "Volume Up"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linux,code = &lt;KEY_VOLUMEUP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channel = &lt;0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voltage = &lt;200000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94" office:value-type="string" calcext:value-type="string">
            <text:p>button@400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label = "Volume Down"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linux,code = &lt;KEY_VOLUMEDOWN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channel = &lt;0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voltage = &lt;400000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uart0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serial@01c280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snps,dw-apb-uart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x01c28000 0x4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interrupts = &lt;GIC_SPI 0 IRQ_TYPE_LEVEL_HIGH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-shift = &lt;2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-io-width = &lt;4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s = &lt;&amp;ccu CLK_BUS_UART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sets = &lt;&amp;ccu RST_BUS_UART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dmas = &lt;&amp;dma 6&gt;, &lt;&amp;dma 6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dma-names = "rx", "tx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status = "disabled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uart1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serial@01c284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snps,dw-apb-uart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x01c28400 0x4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interrupts = &lt;GIC_SPI 1 IRQ_TYPE_LEVEL_HIGH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-shift = &lt;2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-io-width = &lt;4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s = &lt;&amp;ccu CLK_BUS_UART1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sets = &lt;&amp;ccu RST_BUS_UART1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dmas = &lt;&amp;dma 7&gt;, &lt;&amp;dma 7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dma-names = "rx", "tx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status = "disabled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69" office:value-type="string" calcext:value-type="string">
            <text:p>sun8i-a33-inet-d978-rev2.dts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95" office:value-type="string" calcext:value-type="string">
            <text:p>status = "okay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69" office:value-type="string" calcext:value-type="string">
            <text:p>sun8i-a33-inet-d978-rev2.dts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95" office:value-type="string" calcext:value-type="string">
            <text:p>pinctrl-names = "default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69" office:value-type="string" calcext:value-type="string">
            <text:p>sun8i-a33-inet-d978-rev2.dts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95" office:value-type="string" calcext:value-type="string">
            <text:p>pinctrl-0 = &lt;&amp;uart1_pins_a&gt;,</text:p>
          </table:table-cell>
          <table:table-cell table:style-name="ce31" table:number-columns-repeated="15"/>
          <table:table-cell table:style-name="ce95" office:value-type="string" calcext:value-type="string">
            <text:p>&lt;&amp;uart1_pins_cts_rts_a&gt;;</text:p>
          </table:table-cell>
          <table:table-cell table:style-name="Default"/>
          <table:table-cell table:style-name="ce31" table:number-columns-repeated="81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uart2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serial@01c288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snps,dw-apb-uart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x01c28800 0x4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interrupts = &lt;GIC_SPI 2 IRQ_TYPE_LEVEL_HIGH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-shift = &lt;2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-io-width = &lt;4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s = &lt;&amp;ccu CLK_BUS_UART2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sets = &lt;&amp;ccu RST_BUS_UART2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dmas = &lt;&amp;dma 8&gt;, &lt;&amp;dma 8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dma-names = "rx", "tx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status = "disabled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uart3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serial@01c28c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snps,dw-apb-uart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x01c28c00 0x4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interrupts = &lt;GIC_SPI 3 IRQ_TYPE_LEVEL_HIGH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-shift = &lt;2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-io-width = &lt;4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s = &lt;&amp;ccu CLK_BUS_UART3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sets = &lt;&amp;ccu RST_BUS_UART3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dmas = &lt;&amp;dma 9&gt;, &lt;&amp;dma 9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dma-names = "rx", "tx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status = "disabled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uart4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serial@01c290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snps,dw-apb-uart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x01c29000 0x4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interrupts = &lt;GIC_SPI 4 IRQ_TYPE_LEVEL_HIGH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-shift = &lt;2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-io-width = &lt;4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s = &lt;&amp;ccu CLK_BUS_UART4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sets = &lt;&amp;ccu RST_BUS_UART4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dmas = &lt;&amp;dma 10&gt;, &lt;&amp;dma 1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dma-names = "rx", "tx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status = "disabled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i2c0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i2c@01c2ac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allwinner,sun6i-a31-i2c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x01c2ac00 0x4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interrupts = &lt;GIC_SPI 6 IRQ_TYPE_LEVEL_HIGH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s = &lt;&amp;ccu CLK_BUS_I2C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sets = &lt;&amp;ccu RST_BUS_I2C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status = "disabled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status = "okay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#address-cells = &lt;1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#size-cells = &lt;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pinctrl-names = "default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pinctrl-0 = &lt;&amp;i2c0_pins_a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-frequency = &lt;400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 office:value-type="string" calcext:value-type="string">
            <text:p>touchscreen</text:p>
          </table:table-cell>
          <table:table-cell table:style-name="ce31" table:number-columns-repeated="7"/>
          <table:table-cell table:style-name="ce88" office:value-type="string" calcext:value-type="string">
            <text:p>gsl1680</text:p>
          </table:table-cell>
          <table:table-cell table:style-name="ce31" table:number-columns-repeated="5"/>
          <table:table-cell table:style-name="ce82"/>
          <table:table-cell table:style-name="ce31"/>
          <table:table-cell table:style-name="ce94" office:value-type="string" calcext:value-type="string">
            <text:p>touchscreen@0</text:p>
          </table:table-cell>
          <table:table-cell table:style-name="ce31" table:number-columns-repeated="10"/>
          <table:table-cell table:style-name="ce99" office:value-type="string" calcext:value-type="string">
            <text:p>touchscreen@40</text:p>
          </table:table-cell>
          <table:table-cell table:style-name="ce31" table:number-columns-repeated="8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88" office:value-type="string" calcext:value-type="string">
            <text:p>compatible = "silead,gsl1680"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88" office:value-type="string" calcext:value-type="string">
            <text:p>reg = &lt;0x40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interrupt-parent = &lt;&amp;pio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interrupts = &lt;1 5 IRQ_TYPE_EDGE_FALLING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pinctrl-names = "default"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pinctrl-0 = &lt;&amp;ts_power_pin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power-gpios = &lt;&amp;pio 7 1 GPIO_ACTIVE_HIGH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status = "disabled"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i2c1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i2c@01c2b0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allwinner,sun6i-a31-i2c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x01c2b000 0x4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interrupts = &lt;GIC_SPI 7 IRQ_TYPE_LEVEL_HIGH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s = &lt;&amp;ccu CLK_BUS_I2C1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sets = &lt;&amp;ccu RST_BUS_I2C1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status = "disabled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status = "okay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#address-cells = &lt;1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#size-cells = &lt;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pinctrl-names = "default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pinctrl-0 = &lt;&amp;i2c1_pins_a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i2c2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i2c@01c2b4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allwinner,sun6i-a31-i2c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x01c2b400 0x4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interrupts = &lt;GIC_SPI 8 IRQ_TYPE_LEVEL_HIGH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s = &lt;&amp;ccu CLK_BUS_I2C2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sets = &lt;&amp;ccu RST_BUS_I2C2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status = "disabled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#address-cells = &lt;1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#size-cells = &lt;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mali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gpu@1c400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allwinner,sun8i-a23-mali",</text:p>
          </table:table-cell>
          <table:table-cell table:style-name="ce31" table:number-columns-repeated="21"/>
          <table:table-cell table:style-name="ce31" office:value-type="string" calcext:value-type="string">
            <text:p>"allwinner,sun7i-a20-mali", "arm,mali-400";</text:p>
          </table:table-cell>
          <table:table-cell table:style-name="ce31" table:number-columns-repeated="76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x01c40000 0x10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interrupts = &lt;GIC_SPI 97 IRQ_TYPE_LEVEL_HIGH&gt;,</text:p>
          </table:table-cell>
          <table:table-cell table:style-name="ce31" table:number-columns-repeated="30"/>
          <table:table-cell table:style-name="ce31" office:value-type="string" calcext:value-type="string">
            <text:p>&lt;GIC_SPI 98 IRQ_TYPE_LEVEL_HIGH&gt;,</text:p>
          </table:table-cell>
          <table:table-cell table:style-name="ce31" table:number-columns-repeated="23"/>
          <table:table-cell table:style-name="ce31" office:value-type="string" calcext:value-type="string">
            <text:p>&lt;GIC_SPI 99 IRQ_TYPE_LEVEL_HIGH&gt;,</text:p>
          </table:table-cell>
          <table:table-cell table:style-name="ce31" table:number-columns-repeated="43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8"/>
          <table:table-cell table:style-name="ce31" office:value-type="string" calcext:value-type="string">
            <text:p>&lt;GIC_SPI 100 IRQ_TYPE_LEVEL_HIGH&gt;,</text:p>
          </table:table-cell>
          <table:table-cell table:style-name="ce31" table:number-columns-repeated="24"/>
          <table:table-cell table:style-name="ce31" office:value-type="string" calcext:value-type="string">
            <text:p>&lt;GIC_SPI 102 IRQ_TYPE_LEVEL_HIGH&gt;,</text:p>
          </table:table-cell>
          <table:table-cell table:style-name="ce31" table:number-columns-repeated="24"/>
          <table:table-cell table:style-name="ce31" office:value-type="string" calcext:value-type="string">
            <text:p>&lt;GIC_SPI 103 IRQ_TYPE_LEVEL_HIGH&gt;,</text:p>
          </table:table-cell>
          <table:table-cell table:style-name="ce31" table:number-columns-repeated="24"/>
          <table:table-cell table:style-name="ce31" office:value-type="string" calcext:value-type="string">
            <text:p>&lt;GIC_SPI 101 IRQ_TYPE_LEVEL_HIGH&gt;;</text:p>
          </table:table-cell>
          <table:table-cell table:style-name="ce31" table:number-columns-repeated="16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interrupt-names = "gp",</text:p>
          </table:table-cell>
          <table:table-cell table:style-name="ce31" table:number-columns-repeated="12"/>
          <table:table-cell table:style-name="ce31" office:value-type="string" calcext:value-type="string">
            <text:p>"gpmmu",</text:p>
          </table:table-cell>
          <table:table-cell table:style-name="ce31" table:number-columns-repeated="5"/>
          <table:table-cell table:style-name="ce31" office:value-type="string" calcext:value-type="string">
            <text:p>"pp0",</text:p>
          </table:table-cell>
          <table:table-cell table:style-name="ce31" table:number-columns-repeated="3"/>
          <table:table-cell table:style-name="ce31" office:value-type="string" calcext:value-type="string">
            <text:p>"ppmmu0",</text:p>
          </table:table-cell>
          <table:table-cell table:style-name="ce31" table:number-columns-repeated="6"/>
          <table:table-cell table:style-name="ce31" office:value-type="string" calcext:value-type="string">
            <text:p>"pp1",</text:p>
          </table:table-cell>
          <table:table-cell table:style-name="ce31" table:number-columns-repeated="3"/>
          <table:table-cell table:style-name="ce31" office:value-type="string" calcext:value-type="string">
            <text:p>"ppmmu1",</text:p>
          </table:table-cell>
          <table:table-cell table:style-name="ce31" table:number-columns-repeated="6"/>
          <table:table-cell table:style-name="ce31" office:value-type="string" calcext:value-type="string">
            <text:p>"pmu";</text:p>
          </table:table-cell>
          <table:table-cell table:style-name="ce31" table:number-columns-repeated="5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s = &lt;&amp;ccu CLK_BUS_GPU&gt;, &lt;&amp;ccu CLK_GPU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-names = "bus", "core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sets = &lt;&amp;ccu RST_BUS_GPU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#cooling-cells = &lt;2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assigned-clocks = &lt;&amp;ccu CLK_GPU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assigned-clock-rates = &lt;384000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operating-points-v2 = &lt;&amp;mali_opp_table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gic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interrupt-controller@01c810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arm,cortex-a7-gic", "arm,cortex-a15-gic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x01c81000 0x1000&gt;,</text:p>
          </table:table-cell>
          <table:table-cell table:style-name="ce31" table:number-columns-repeated="16"/>
          <table:table-cell table:style-name="ce31" office:value-type="string" calcext:value-type="string">
            <text:p>&lt;0x01c82000 0x2000&gt;,</text:p>
          </table:table-cell>
          <table:table-cell table:style-name="ce31" table:number-columns-repeated="13"/>
          <table:table-cell table:style-name="ce31" office:value-type="string" calcext:value-type="string">
            <text:p>&lt;0x01c84000 0x2000&gt;,</text:p>
          </table:table-cell>
          <table:table-cell table:style-name="ce31" table:number-columns-repeated="13"/>
          <table:table-cell table:style-name="ce31" office:value-type="string" calcext:value-type="string">
            <text:p>&lt;0x01c86000 0x2000&gt;;</text:p>
          </table:table-cell>
          <table:table-cell table:style-name="ce31" table:number-columns-repeated="53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interrupt-controller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#interrupt-cells = &lt;3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interrupts = &lt;GIC_PPI 9 (GIC_CPU_MASK_SIMPLE(4) | IRQ_TYPE_LEVEL_HIGH)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rtc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rtc@01f000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allwinner,sun6i-a31-rtc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x01f00000 0x54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interrupts = &lt;GIC_SPI 40 IRQ_TYPE_LEVEL_HIGH&gt;,</text:p>
          </table:table-cell>
          <table:table-cell table:style-name="ce31" table:number-columns-repeated="30"/>
          <table:table-cell table:style-name="ce31" office:value-type="string" calcext:value-type="string">
            <text:p>&lt;GIC_SPI 41 IRQ_TYPE_LEVEL_HIGH&gt;;</text:p>
          </table:table-cell>
          <table:table-cell table:style-name="ce31" table:number-columns-repeated="6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-output-names = "osc32k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s = &lt;&amp;ext_osc32k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#clock-cells = &lt;1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nmi_intc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interrupt-controller@1f00c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allwinner,sun6i-a31-r-intc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interrupt-controller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#interrupt-cells = &lt;2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x01f00c00 0x4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interrupts = &lt;GIC_SPI 32 IRQ_TYPE_LEVEL_HIGH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94" office:value-type="string" calcext:value-type="string">
            <text:p>prcm@01f014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allwinner,sun8i-a23-prcm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x01f01400 0x2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ar100</text:p>
          </table:table-cell>
          <table:table-cell table:style-name="ce31" table:number-columns-repeated="13"/>
          <table:table-cell table:style-name="ce82"/>
          <table:table-cell table:style-name="ce31"/>
          <table:table-cell table:style-name="ce94" office:value-type="string" calcext:value-type="string">
            <text:p>ar100_clk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compatible = "fixed-factor-clock"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#clock-cells = &lt;0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clock-div = &lt;1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clock-mult = &lt;1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clocks = &lt;&amp;osc24M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clock-output-names = "ar100"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ahb0</text:p>
          </table:table-cell>
          <table:table-cell table:style-name="ce31" table:number-columns-repeated="13"/>
          <table:table-cell table:style-name="ce82"/>
          <table:table-cell table:style-name="ce31"/>
          <table:table-cell table:style-name="ce94" office:value-type="string" calcext:value-type="string">
            <text:p>ahb0_clk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compatible = "fixed-factor-clock"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#clock-cells = &lt;0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clock-div = &lt;1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clock-mult = &lt;1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clocks = &lt;&amp;ar100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clock-output-names = "ahb0"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apb0</text:p>
          </table:table-cell>
          <table:table-cell table:style-name="ce31" table:number-columns-repeated="13"/>
          <table:table-cell table:style-name="ce82"/>
          <table:table-cell table:style-name="ce31"/>
          <table:table-cell table:style-name="ce94" office:value-type="string" calcext:value-type="string">
            <text:p>apb0_clk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compatible = "allwinner,sun8i-a23-apb0-clk"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#clock-cells = &lt;0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clocks = &lt;&amp;ahb0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clock-output-names = "apb0"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apb0_gates</text:p>
          </table:table-cell>
          <table:table-cell table:style-name="ce31" table:number-columns-repeated="13"/>
          <table:table-cell table:style-name="ce82"/>
          <table:table-cell table:style-name="ce31"/>
          <table:table-cell table:style-name="ce94" office:value-type="string" calcext:value-type="string">
            <text:p>apb0_gates_clk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compatible = "allwinner,sun8i-a23-apb0-gates-clk"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#clock-cells = &lt;1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clocks = &lt;&amp;apb0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clock-output-names = "apb0_pio", "apb0_timer",</text:p>
          </table:table-cell>
          <table:table-cell table:style-name="ce31" table:number-columns-repeated="26"/>
          <table:table-cell table:style-name="ce31" office:value-type="string" calcext:value-type="string">
            <text:p>"apb0_rsb", "apb0_uart",</text:p>
          </table:table-cell>
          <table:table-cell table:style-name="ce31" table:number-columns-repeated="13"/>
          <table:table-cell table:style-name="ce31" office:value-type="string" calcext:value-type="string">
            <text:p>"apb0_i2c";</text:p>
          </table:table-cell>
          <table:table-cell table:style-name="ce31" table:number-columns-repeated="56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apb0_rst</text:p>
          </table:table-cell>
          <table:table-cell table:style-name="ce31" table:number-columns-repeated="13"/>
          <table:table-cell table:style-name="ce82"/>
          <table:table-cell table:style-name="ce31"/>
          <table:table-cell table:style-name="ce94" office:value-type="string" calcext:value-type="string">
            <text:p>apb0_rst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compatible = "allwinner,sun6i-a31-clock-reset"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#reset-cells = &lt;1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codec_analog</text:p>
          </table:table-cell>
          <table:table-cell table:style-name="ce31" table:number-columns-repeated="13"/>
          <table:table-cell table:style-name="ce82"/>
          <table:table-cell table:style-name="ce31"/>
          <table:table-cell table:style-name="ce94" office:value-type="string" calcext:value-type="string">
            <text:p>codec-analog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compatible = "allwinner,sun8i-a23-codec-analog"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94" office:value-type="string" calcext:value-type="string">
            <text:p>cpucfg@01f01c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allwinner,sun8i-a23-cpuconfig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x01f01c00 0x3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r_uart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serial@01f028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snps,dw-apb-uart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x01f02800 0x4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interrupts = &lt;GIC_SPI 38 IRQ_TYPE_LEVEL_HIGH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-shift = &lt;2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-io-width = &lt;4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s = &lt;&amp;apb0_gates 4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sets = &lt;&amp;apb0_rst 4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status = "disabled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status = "okay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69" office:value-type="string" calcext:value-type="string">
            <text:p>sun8i-a33-inet-d978-rev2.dts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95" office:value-type="string" calcext:value-type="string">
            <text:p>status = "disabled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pinctrl-names = "default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pinctrl-0 = &lt;&amp;r_uart_pins_a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r_pio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pinctrl@01f02c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allwinner,sun8i-a23-r-pinctrl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x01f02c00 0x4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interrupts = &lt;GIC_SPI 45 IRQ_TYPE_LEVEL_HIGH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s = &lt;&amp;apb0_gates 0&gt;, &lt;&amp;osc24M&gt;, &lt;&amp;rtc 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-names = "apb", "hosc", "losc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sets = &lt;&amp;apb0_rst 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gpio-controller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interrupt-controller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#interrupt-cells = &lt;3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#address-cells = &lt;1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#size-cells = &lt;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#gpio-cells = &lt;3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r_rsb_pins</text:p>
          </table:table-cell>
          <table:table-cell table:style-name="ce31" table:number-columns-repeated="13"/>
          <table:table-cell table:style-name="ce82"/>
          <table:table-cell table:style-name="ce31"/>
          <table:table-cell table:style-name="ce94" office:value-type="string" calcext:value-type="string">
            <text:p>r_rsb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pins = "PL0", "PL1"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function = "s_rsb"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drive-strength = &lt;20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bias-pull-up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r_uart_pins_a</text:p>
          </table:table-cell>
          <table:table-cell table:style-name="ce31" table:number-columns-repeated="13"/>
          <table:table-cell table:style-name="ce82"/>
          <table:table-cell table:style-name="ce31"/>
          <table:table-cell table:style-name="ce94" office:value-type="string" calcext:value-type="string">
            <text:p>r_uart@0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pins = "PL2", "PL3"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function = "s_uart"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69" office:value-type="string" calcext:value-type="string">
            <text:p>sun8i-a33-inet-d978-rev2.dts</text:p>
          </table:table-cell>
          <table:table-cell table:style-name="ce82" office:value-type="string" calcext:value-type="string">
            <text:p>led_pin_d978</text:p>
          </table:table-cell>
          <table:table-cell table:style-name="ce31" table:number-columns-repeated="13"/>
          <table:table-cell table:style-name="ce82"/>
          <table:table-cell table:style-name="ce31"/>
          <table:table-cell table:style-name="ce94" office:value-type="string" calcext:value-type="string">
            <text:p>led_pin_d978@0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69" office:value-type="string" calcext:value-type="string">
            <text:p>sun8i-a33-inet-d978-rev2.dts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95" office:value-type="string" calcext:value-type="string">
            <text:p>pins = "PL5";</text:p>
          </table:table-cell>
          <table:table-cell table:style-name="ce31" table:number-columns-repeated="19"/>
          <table:table-cell table:style-name="ce88" office:value-type="string" calcext:value-type="string">
            <text:p>allwinner,pins = "PL5";</text:p>
          </table:table-cell>
          <table:table-cell table:style-name="ce31" table:number-columns-repeated="77"/>
          <table:table-cell table:style-name="ce50"/>
          <table:table-cell table:style-name="ce31" table:number-columns-repeated="907"/>
        </table:table-row>
        <table:table-row table:style-name="ro5">
          <table:table-cell table:style-name="ce69" office:value-type="string" calcext:value-type="string">
            <text:p>sun8i-a33-inet-d978-rev2.dts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95" office:value-type="string" calcext:value-type="string">
            <text:p>function = "gpio_out";</text:p>
          </table:table-cell>
          <table:table-cell table:style-name="ce31" table:number-columns-repeated="19"/>
          <table:table-cell table:style-name="ce88" office:value-type="string" calcext:value-type="string">
            <text:p>allwinner,function = "gpio_out";</text:p>
          </table:table-cell>
          <table:table-cell table:style-name="ce31" table:number-columns-repeated="77"/>
          <table:table-cell table:style-name="ce50"/>
          <table:table-cell table:style-name="ce31" table:number-columns-repeated="907"/>
        </table:table-row>
        <table:table-row table:style-name="ro5">
          <table:table-cell table:style-name="ce69" office:value-type="string" calcext:value-type="string">
            <text:p>sun8i-a33-inet-d978-rev2.dts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95" office:value-type="string" calcext:value-type="string">
            <text:p>drive-strength = &lt;20&gt;;</text:p>
          </table:table-cell>
          <table:table-cell table:style-name="ce31" table:number-columns-repeated="19"/>
          <table:table-cell table:style-name="ce88" office:value-type="string" calcext:value-type="string">
            <text:p>allwinner,drive = &lt;SUN4I_PINCTRL_20_MA&gt;;</text:p>
          </table:table-cell>
          <table:table-cell table:style-name="ce31" table:number-columns-repeated="77"/>
          <table:table-cell table:style-name="ce50"/>
          <table:table-cell table:style-name="ce31" table:number-columns-repeated="907"/>
        </table:table-row>
        <table:table-row table:style-name="ro5">
          <table:table-cell table:style-name="ce69" office:value-type="string" calcext:value-type="string">
            <text:p>sun8i-a33-inet-d978-rev2.dts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2"/>
          <table:table-cell table:style-name="ce88" office:value-type="string" calcext:value-type="string">
            <text:p>allwinner,pull = &lt;SUN4I_PINCTRL_NO_PULL&gt;;</text:p>
          </table:table-cell>
          <table:table-cell table:style-name="ce31" table:number-columns-repeated="7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r_rsb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rsb@01f034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allwinner,sun8i-a23-rsb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x01f03400 0x4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interrupts = &lt;GIC_SPI 39 IRQ_TYPE_LEVEL_HIGH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s = &lt;&amp;apb0_gates 3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-frequency = &lt;3000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sets = &lt;&amp;apb0_rst 3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pinctrl-names = "default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pinctrl-0 = &lt;&amp;r_rsb_pins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status = "disabled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status = "okay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#address-cells = &lt;1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#size-cells = &lt;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 office:value-type="string" calcext:value-type="string">
            <text:p>axp22x</text:p>
          </table:table-cell>
          <table:table-cell table:style-name="ce31" table:number-columns-repeated="13"/>
          <table:table-cell table:style-name="ce82"/>
          <table:table-cell table:style-name="ce31"/>
          <table:table-cell table:style-name="ce94" office:value-type="string" calcext:value-type="string">
            <text:p>pmic@3a3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compatible = "x-powers,axp223"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reg = &lt;0x3a3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interrupt-parent = &lt;&amp;nmi_intc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interrupts = &lt;0 IRQ_TYPE_LEVEL_LOW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eldoin-supply = &lt;&amp;reg_dcdc1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drivevbus-supply = &lt;&amp;reg_vcc5v0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x-powers,drive-vbus-en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interrupt-controller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#interrupt-cells = &lt;1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 office:value-type="string" calcext:value-type="string">
            <text:p>ac_power_supply</text:p>
          </table:table-cell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94" office:value-type="string" calcext:value-type="string">
            <text:p>ac-power-supply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31" office:value-type="string" calcext:value-type="string">
            <text:p>compatible = "x-powers,axp221-ac-power-supply";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31" office:value-type="string" calcext:value-type="string">
            <text:p>status = "disabled";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 office:value-type="string" calcext:value-type="string">
            <text:p>battery_power_supply</text:p>
          </table:table-cell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94" office:value-type="string" calcext:value-type="string">
            <text:p>battery-power-supply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31" office:value-type="string" calcext:value-type="string">
            <text:p>compatible = "x-powers,axp221-battery-power-supply";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31" office:value-type="string" calcext:value-type="string">
            <text:p>status = "disabled";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94" office:value-type="string" calcext:value-type="string">
            <text:p>regulators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31" office:value-type="string" calcext:value-type="string">
            <text:p>x-powers,dcdc-freq = &lt;3000&gt;;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 office:value-type="string" calcext:value-type="string">
            <text:p>reg_dcdc1</text:p>
          </table:table-cell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94" office:value-type="string" calcext:value-type="string">
            <text:p>dcdc1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name = "dcdc1"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always-on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min-microvolt = &lt;3000000&gt;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max-microvolt = &lt;3000000&gt;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name = "vcc-3v0"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 office:value-type="string" calcext:value-type="string">
            <text:p>reg_dcdc2</text:p>
          </table:table-cell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94" office:value-type="string" calcext:value-type="string">
            <text:p>dcdc2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name = "dcdc2"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always-on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min-microvolt = &lt;900000&gt;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max-microvolt = &lt;1400000&gt;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name = "vdd-sys"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 office:value-type="string" calcext:value-type="string">
            <text:p>reg_dcdc3</text:p>
          </table:table-cell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94" office:value-type="string" calcext:value-type="string">
            <text:p>dcdc3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name = "dcdc3"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always-on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min-microvolt = &lt;900000&gt;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max-microvolt = &lt;1400000&gt;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name = "vdd-cpu"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 office:value-type="string" calcext:value-type="string">
            <text:p>reg_dcdc4</text:p>
          </table:table-cell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94" office:value-type="string" calcext:value-type="string">
            <text:p>dcdc4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name = "dcdc4"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 office:value-type="string" calcext:value-type="string">
            <text:p>reg_dcdc5</text:p>
          </table:table-cell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94" office:value-type="string" calcext:value-type="string">
            <text:p>dcdc5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name = "dcdc5"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always-on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min-microvolt = &lt;1500000&gt;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max-microvolt = &lt;1500000&gt;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name = "vcc-dram"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 office:value-type="string" calcext:value-type="string">
            <text:p>reg_dc1sw</text:p>
          </table:table-cell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94" office:value-type="string" calcext:value-type="string">
            <text:p>dc1sw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name = "dc1sw"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name = "vcc-lcd"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 office:value-type="string" calcext:value-type="string">
            <text:p>reg_dc5ldo</text:p>
          </table:table-cell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94" office:value-type="string" calcext:value-type="string">
            <text:p>dc5ldo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name = "dc5ldo"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always-on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min-microvolt = &lt;900000&gt;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max-microvolt = &lt;1400000&gt;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name = "vdd-cpus"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 office:value-type="string" calcext:value-type="string">
            <text:p>reg_aldo1</text:p>
          </table:table-cell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94" office:value-type="string" calcext:value-type="string">
            <text:p>aldo1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name = "aldo1"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always-on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min-microvolt = &lt;3000000&gt;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max-microvolt = &lt;3000000&gt;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name = "vcc-io"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 office:value-type="string" calcext:value-type="string">
            <text:p>reg_aldo2</text:p>
          </table:table-cell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94" office:value-type="string" calcext:value-type="string">
            <text:p>aldo2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name = "aldo2"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always-on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min-microvolt = &lt;2350000&gt;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max-microvolt = &lt;2650000&gt;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name = "vdd-dll"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 office:value-type="string" calcext:value-type="string">
            <text:p>reg_aldo3</text:p>
          </table:table-cell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94" office:value-type="string" calcext:value-type="string">
            <text:p>aldo3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name = "aldo3"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always-on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min-microvolt = &lt;2700000&gt;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max-microvolt = &lt;3300000&gt;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name = "vcc-pll-avcc"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 office:value-type="string" calcext:value-type="string">
            <text:p>reg_dldo1</text:p>
          </table:table-cell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94" office:value-type="string" calcext:value-type="string">
            <text:p>dldo1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name = "dldo1"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min-microvolt = &lt;3300000&gt;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max-microvolt = &lt;3300000&gt;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name = "vcc-wifi"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 office:value-type="string" calcext:value-type="string">
            <text:p>reg_dldo2</text:p>
          </table:table-cell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94" office:value-type="string" calcext:value-type="string">
            <text:p>dldo2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name = "dldo2"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 office:value-type="string" calcext:value-type="string">
            <text:p>reg_dldo3</text:p>
          </table:table-cell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94" office:value-type="string" calcext:value-type="string">
            <text:p>dldo3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name = "dldo3"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 office:value-type="string" calcext:value-type="string">
            <text:p>reg_dldo4</text:p>
          </table:table-cell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94" office:value-type="string" calcext:value-type="string">
            <text:p>dldo4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name = "dldo4"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 office:value-type="string" calcext:value-type="string">
            <text:p>reg_eldo1</text:p>
          </table:table-cell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94" office:value-type="string" calcext:value-type="string">
            <text:p>eldo1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name = "eldo1"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 office:value-type="string" calcext:value-type="string">
            <text:p>reg_eldo2</text:p>
          </table:table-cell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94" office:value-type="string" calcext:value-type="string">
            <text:p>eldo2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name = "eldo2"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 office:value-type="string" calcext:value-type="string">
            <text:p>reg_eldo3</text:p>
          </table:table-cell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94" office:value-type="string" calcext:value-type="string">
            <text:p>eldo3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name = "eldo3"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 office:value-type="string" calcext:value-type="string">
            <text:p>reg_ldo_io0</text:p>
          </table:table-cell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94" office:value-type="string" calcext:value-type="string">
            <text:p>ldo_io0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name = "ldo_io0"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status = "disabled"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 office:value-type="string" calcext:value-type="string">
            <text:p>reg_ldo_io1</text:p>
          </table:table-cell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94" office:value-type="string" calcext:value-type="string">
            <text:p>ldo_io1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name = "ldo_io1"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status = "disabled"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95" office:value-type="string" calcext:value-type="string">
            <text:p>status = "okay"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95" office:value-type="string" calcext:value-type="string">
            <text:p>regulator-min-microvolt = &lt;3300000&gt;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95" office:value-type="string" calcext:value-type="string">
            <text:p>regulator-max-microvolt = &lt;3300000&gt;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95" office:value-type="string" calcext:value-type="string">
            <text:p>regulator-name = "vcc-touchscreen"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 office:value-type="string" calcext:value-type="string">
            <text:p>reg_rtc_ldo</text:p>
          </table:table-cell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94" office:value-type="string" calcext:value-type="string">
            <text:p>rtc_ldo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always-on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min-microvolt = &lt;3000000&gt;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max-microvolt = &lt;3000000&gt;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name = "rtc_ldo"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name = "vcc-rtc"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 office:value-type="string" calcext:value-type="string">
            <text:p>reg_drivevbus</text:p>
          </table:table-cell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94" office:value-type="string" calcext:value-type="string">
            <text:p>drivevbus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name = "drivevbus"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status = "disabled"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status = "okay"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name = "usb0-vbus"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 office:value-type="string" calcext:value-type="string">
            <text:p>usb_power_supply</text:p>
          </table:table-cell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94" office:value-type="string" calcext:value-type="string">
            <text:p>usb_power_supply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31" office:value-type="string" calcext:value-type="string">
            <text:p>compatible = "x-powers,axp221-usb-power-supply";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31" office:value-type="string" calcext:value-type="string">
            <text:p>status = "disabled";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31" office:value-type="string" calcext:value-type="string">
            <text:p>status = "okay";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 office:value-type="string" calcext:value-type="string">
            <text:p>tcon0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lcd-controller@01c0c0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allwinner,sun8i-a33-tcon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x01c0c000 0x1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interrupts = &lt;GIC_SPI 86 IRQ_TYPE_LEVEL_HIGH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s = &lt;&amp;ccu CLK_BUS_LCD&gt;,</text:p>
          </table:table-cell>
          <table:table-cell table:style-name="ce31" table:number-columns-repeated="19"/>
          <table:table-cell table:style-name="ce31" office:value-type="string" calcext:value-type="string">
            <text:p>&lt;&amp;ccu CLK_LCD_CH0&gt;;</text:p>
          </table:table-cell>
          <table:table-cell table:style-name="ce31" table:number-columns-repeated="7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-names = "ahb",</text:p>
          </table:table-cell>
          <table:table-cell table:style-name="ce31" table:number-columns-repeated="11"/>
          <table:table-cell table:style-name="ce31" office:value-type="string" calcext:value-type="string">
            <text:p>"tcon-ch0";</text:p>
          </table:table-cell>
          <table:table-cell table:style-name="ce31" table:number-columns-repeated="86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-output-names = "tcon-pixel-clock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sets = &lt;&amp;ccu RST_BUS_LCD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set-names = "lcd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status = "disabled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94" office:value-type="string" calcext:value-type="string">
            <text:p>ports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#address-cells = &lt;1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#size-cells = &lt;0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 office:value-type="string" calcext:value-type="string">
            <text:p>tcon0_in</text:p>
          </table:table-cell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94" office:value-type="string" calcext:value-type="string">
            <text:p>port@0 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31" office:value-type="string" calcext:value-type="string">
            <text:p>#address-cells = &lt;1&gt;;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31" office:value-type="string" calcext:value-type="string">
            <text:p>#size-cells = &lt;0&gt;;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31" office:value-type="string" calcext:value-type="string">
            <text:p>reg = &lt;0&gt;;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 office:value-type="string" calcext:value-type="string">
            <text:p>tcon0_in_drc0</text:p>
          </table:table-cell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94" office:value-type="string" calcext:value-type="string">
            <text:p>endpoint@0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 = &lt;0&gt;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mote-endpoint = &lt;&amp;drc0_out_tcon0&gt;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 office:value-type="string" calcext:value-type="string">
            <text:p>tcon0_out</text:p>
          </table:table-cell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94" office:value-type="string" calcext:value-type="string">
            <text:p>port@1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31" office:value-type="string" calcext:value-type="string">
            <text:p>#address-cells = &lt;1&gt;;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31" office:value-type="string" calcext:value-type="string">
            <text:p>#size-cells = &lt;0&gt;;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31" office:value-type="string" calcext:value-type="string">
            <text:p>reg = &lt;1&gt;;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 office:value-type="string" calcext:value-type="string">
            <text:p>crypto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crypto-engine@01c150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allwinner,sun4i-a10-crypto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x01c15000 0x1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interrupts = &lt;GIC_SPI 80 IRQ_TYPE_LEVEL_HIGH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s = &lt;&amp;ccu CLK_BUS_SS&gt;, &lt;&amp;ccu CLK_SS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-names = "ahb", "mod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sets = &lt;&amp;ccu RST_BUS_SS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set-names = "ahb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 office:value-type="string" calcext:value-type="string">
            <text:p>dai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dai@01c22c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#sound-dai-cells = &lt;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allwinner,sun6i-a31-i2s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x01c22c00 0x2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interrupts = &lt;GIC_SPI 29 IRQ_TYPE_LEVEL_HIGH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s = &lt;&amp;ccu CLK_BUS_CODEC&gt;, &lt;&amp;ccu CLK_AC_DIG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-names = "apb", "mod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sets = &lt;&amp;ccu RST_BUS_CODEC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dmas = &lt;&amp;dma 15&gt;, &lt;&amp;dma 15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dma-names = "rx", "tx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status = "disabled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 office:value-type="string" calcext:value-type="string">
            <text:p>codec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codec@01c22e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#sound-dai-cells = &lt;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allwinner,sun8i-a33-codec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x01c22e00 0x4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interrupts = &lt;GIC_SPI 29 IRQ_TYPE_LEVEL_HIGH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s = &lt;&amp;ccu CLK_BUS_CODEC&gt;, &lt;&amp;ccu CLK_AC_DIG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-names = "bus", "mod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status = "disabled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 office:value-type="string" calcext:value-type="string">
            <text:p>ths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ths@01c250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allwinner,sun8i-a33-ths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x01c25000 0x1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#thermal-sensor-cells = &lt;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#io-channel-cells = &lt;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 office:value-type="string" calcext:value-type="string">
            <text:p>fe0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display-frontend@01e000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allwinner,sun8i-a33-display-frontend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x01e00000 0x20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interrupts = &lt;GIC_SPI 93 IRQ_TYPE_LEVEL_HIGH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s = &lt;&amp;ccu CLK_BUS_DE_FE&gt;, &lt;&amp;ccu CLK_DE_FE&gt;,</text:p>
          </table:table-cell>
          <table:table-cell table:style-name="ce31" table:number-columns-repeated="33"/>
          <table:table-cell table:style-name="ce31" office:value-type="string" calcext:value-type="string">
            <text:p>&lt;&amp;ccu CLK_DRAM_DE_FE&gt;;</text:p>
          </table:table-cell>
          <table:table-cell table:style-name="ce31" table:number-columns-repeated="64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-names = "ahb", "mod",</text:p>
          </table:table-cell>
          <table:table-cell table:style-name="ce31" table:number-columns-repeated="15"/>
          <table:table-cell table:style-name="ce31" office:value-type="string" calcext:value-type="string">
            <text:p>"ram";</text:p>
          </table:table-cell>
          <table:table-cell table:style-name="ce31" table:number-columns-repeated="82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sets = &lt;&amp;ccu RST_BUS_DE_FE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status = "disabled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94" office:value-type="string" calcext:value-type="string">
            <text:p>ports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#address-cells = &lt;1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#size-cells = &lt;0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 office:value-type="string" calcext:value-type="string">
            <text:p>fe0_out</text:p>
          </table:table-cell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port@1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31" office:value-type="string" calcext:value-type="string">
            <text:p>#address-cells = &lt;1&gt;;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31" office:value-type="string" calcext:value-type="string">
            <text:p>#size-cells = &lt;0&gt;;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31" office:value-type="string" calcext:value-type="string">
            <text:p>reg = &lt;1&gt;;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 office:value-type="string" calcext:value-type="string">
            <text:p>fe0_out_be0</text:p>
          </table:table-cell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94" office:value-type="string" calcext:value-type="string">
            <text:p>endpoint@0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 = &lt;0&gt;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mote-endpoint = &lt;&amp;be0_in_fe0&gt;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 office:value-type="string" calcext:value-type="string">
            <text:p>be0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display-backend@01e600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allwinner,sun8i-a33-display-backend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x01e60000 0x10000&gt;, &lt;0x01e80000 0x1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-names = "be", "sat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interrupts = &lt;GIC_SPI 95 IRQ_TYPE_LEVEL_HIGH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s = &lt;&amp;ccu CLK_BUS_DE_BE&gt;, &lt;&amp;ccu CLK_DE_BE&gt;,</text:p>
          </table:table-cell>
          <table:table-cell table:style-name="ce31" table:number-columns-repeated="33"/>
          <table:table-cell table:style-name="ce31" office:value-type="string" calcext:value-type="string">
            <text:p>&lt;&amp;ccu CLK_DRAM_DE_BE&gt;, &lt;&amp;ccu CLK_BUS_SAT&gt;;</text:p>
          </table:table-cell>
          <table:table-cell table:style-name="ce31" table:number-columns-repeated="64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-names = "ahb", "mod",</text:p>
          </table:table-cell>
          <table:table-cell table:style-name="ce31" table:number-columns-repeated="16"/>
          <table:table-cell table:style-name="ce31" office:value-type="string" calcext:value-type="string">
            <text:p>"ram", "sat";</text:p>
          </table:table-cell>
          <table:table-cell table:style-name="ce31" table:number-columns-repeated="81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sets = &lt;&amp;ccu RST_BUS_DE_BE&gt;, &lt;&amp;ccu RST_BUS_SAT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set-names = "be", "sat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assigned-clocks = &lt;&amp;ccu CLK_DE_BE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assigned-clock-rates = &lt;300000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94" office:value-type="string" calcext:value-type="string">
            <text:p>ports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#address-cells = &lt;1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#size-cells = &lt;0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 office:value-type="string" calcext:value-type="string">
            <text:p>be0_in</text:p>
          </table:table-cell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94" office:value-type="string" calcext:value-type="string">
            <text:p>port@0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31" office:value-type="string" calcext:value-type="string">
            <text:p>#address-cells = &lt;1&gt;;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31" office:value-type="string" calcext:value-type="string">
            <text:p>#size-cells = &lt;0&gt;;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31" office:value-type="string" calcext:value-type="string">
            <text:p>reg = &lt;0&gt;;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 office:value-type="string" calcext:value-type="string">
            <text:p>be0_in_fe0</text:p>
          </table:table-cell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94" office:value-type="string" calcext:value-type="string">
            <text:p>endpoint@0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 = &lt;0&gt;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mote-endpoint = &lt;&amp;fe0_out_be0&gt;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 office:value-type="string" calcext:value-type="string">
            <text:p>be0_out</text:p>
          </table:table-cell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94" office:value-type="string" calcext:value-type="string">
            <text:p>port@1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31" office:value-type="string" calcext:value-type="string">
            <text:p>#address-cells = &lt;1&gt;;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31" office:value-type="string" calcext:value-type="string">
            <text:p>#size-cells = &lt;0&gt;;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31" office:value-type="string" calcext:value-type="string">
            <text:p>reg = &lt;1&gt;;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 office:value-type="string" calcext:value-type="string">
            <text:p>be0_out_drc0</text:p>
          </table:table-cell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94" office:value-type="string" calcext:value-type="string">
            <text:p>endpoint@0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 = &lt;0&gt;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mote-endpoint = &lt;&amp;drc0_in_be0&gt;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 office:value-type="string" calcext:value-type="string">
            <text:p>drc0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drc@01e700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allwinner,sun8i-a33-drc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x01e70000 0x10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interrupts = &lt;GIC_SPI 91 IRQ_TYPE_LEVEL_HIGH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s = &lt;&amp;ccu CLK_BUS_DRC&gt;, &lt;&amp;ccu CLK_DRC&gt;,</text:p>
          </table:table-cell>
          <table:table-cell table:style-name="ce31" table:number-columns-repeated="30"/>
          <table:table-cell table:style-name="ce31" office:value-type="string" calcext:value-type="string">
            <text:p>&lt;&amp;ccu CLK_DRAM_DRC&gt;;</text:p>
          </table:table-cell>
          <table:table-cell table:style-name="ce31" table:number-columns-repeated="6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-names = "ahb", "mod", "ram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sets = &lt;&amp;ccu RST_BUS_DRC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assigned-clocks = &lt;&amp;ccu CLK_DRC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assigned-clock-rates = &lt;300000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94" office:value-type="string" calcext:value-type="string">
            <text:p>ports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#address-cells = &lt;1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#size-cells = &lt;0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 office:value-type="string" calcext:value-type="string">
            <text:p>drc0_in</text:p>
          </table:table-cell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94" office:value-type="string" calcext:value-type="string">
            <text:p>port@0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31" office:value-type="string" calcext:value-type="string">
            <text:p>#address-cells = &lt;1&gt;;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31" office:value-type="string" calcext:value-type="string">
            <text:p>#size-cells = &lt;0&gt;;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31" office:value-type="string" calcext:value-type="string">
            <text:p>reg = &lt;0&gt;;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 office:value-type="string" calcext:value-type="string">
            <text:p>drc0_in_be0</text:p>
          </table:table-cell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94" office:value-type="string" calcext:value-type="string">
            <text:p>endpoint@0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 = &lt;0&gt;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mote-endpoint = &lt;&amp;be0_out_drc0&gt;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 office:value-type="string" calcext:value-type="string">
            <text:p>drc0_out</text:p>
          </table:table-cell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94" office:value-type="string" calcext:value-type="string">
            <text:p>port@1</text:p>
          </table:table-cell>
          <table:table-cell table:style-name="ce31"/>
          <table:table-cell table:style-name="Default" table:number-columns-repeated="2"/>
          <table:table-cell table:style-name="ce31" table:number-columns-repeated="94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31" office:value-type="string" calcext:value-type="string">
            <text:p>#address-cells = &lt;1&gt;;</text:p>
          </table:table-cell>
          <table:table-cell table:style-name="Default" table:number-columns-repeated="2"/>
          <table:table-cell table:style-name="ce31" table:number-columns-repeated="94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31" office:value-type="string" calcext:value-type="string">
            <text:p>#size-cells = &lt;0&gt;;</text:p>
          </table:table-cell>
          <table:table-cell table:style-name="Default" table:number-columns-repeated="2"/>
          <table:table-cell table:style-name="ce31" table:number-columns-repeated="94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31" office:value-type="string" calcext:value-type="string">
            <text:p>reg = &lt;1&gt;;</text:p>
          </table:table-cell>
          <table:table-cell table:style-name="Default" table:number-columns-repeated="2"/>
          <table:table-cell table:style-name="ce31" table:number-columns-repeated="94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 office:value-type="string" calcext:value-type="string">
            <text:p>drc0_out_tcon0</text:p>
          </table:table-cell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94" office:value-type="string" calcext:value-type="string">
            <text:p>endpoint@0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 = &lt;0&gt;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mote-endpoint = &lt;&amp;tcon0_in_drc0&gt;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7"/>
          <table:table-cell table:style-name="ce81"/>
          <table:table-cell table:style-name="ce30" table:number-columns-repeated="13"/>
          <table:table-cell table:style-name="ce81"/>
          <table:table-cell table:style-name="ce30" table:number-columns-repeated="100"/>
          <table:table-cell table:style-name="ce49"/>
          <table:table-cell table:style-name="ce30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 office:value-type="string" calcext:value-type="string">
            <text:p>cpu0_opp_table</text:p>
          </table:table-cell>
          <table:table-cell table:style-name="ce31" table:number-columns-repeated="13"/>
          <table:table-cell table:style-name="ce91" office:value-type="string" calcext:value-type="string">
            <text:p>opp_table0</text:p>
          </table:table-cell>
          <table:table-cell table:style-name="ce31" table:number-columns-repeated="100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office:value-type="string" calcext:value-type="string">
            <text:p>compatible = "operating-points-v2";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office:value-type="string" calcext:value-type="string">
            <text:p>opp-shared;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94" office:value-type="string" calcext:value-type="string">
            <text:p>opp-1200000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opp-hz = /bits/ 64 &lt;120000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opp-microvolt = &lt;1040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-latency-ns = &lt;244144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94" office:value-type="string" calcext:value-type="string">
            <text:p>opp-2400000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opp-hz = /bits/ 64 &lt;240000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opp-microvolt = &lt;1040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-latency-ns = &lt;244144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94" office:value-type="string" calcext:value-type="string">
            <text:p>opp-3120000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opp-hz = /bits/ 64 &lt;312000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opp-microvolt = &lt;1040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-latency-ns = &lt;244144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94" office:value-type="string" calcext:value-type="string">
            <text:p>opp-4080000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opp-hz = /bits/ 64 &lt;408000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opp-microvolt = &lt;1040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-latency-ns = &lt;244144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94" office:value-type="string" calcext:value-type="string">
            <text:p>opp-4800000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opp-hz = /bits/ 64 &lt;480000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opp-microvolt = &lt;1040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-latency-ns = &lt;244144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94" office:value-type="string" calcext:value-type="string">
            <text:p>opp-5040000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opp-hz = /bits/ 64 &lt;504000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opp-microvolt = &lt;1040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-latency-ns = &lt;244144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94" office:value-type="string" calcext:value-type="string">
            <text:p>opp-6000000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opp-hz = /bits/ 64 &lt;600000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opp-microvolt = &lt;1040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-latency-ns = &lt;244144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94" office:value-type="string" calcext:value-type="string">
            <text:p>opp-6480000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opp-hz = /bits/ 64 &lt;648000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opp-microvolt = &lt;1040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-latency-ns = &lt;244144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94" office:value-type="string" calcext:value-type="string">
            <text:p>opp-7200000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opp-hz = /bits/ 64 &lt;720000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opp-microvolt = &lt;1100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-latency-ns = &lt;244144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94" office:value-type="string" calcext:value-type="string">
            <text:p>opp-8160000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opp-hz = /bits/ 64 &lt;816000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opp-microvolt = &lt;1100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-latency-ns = &lt;244144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94" office:value-type="string" calcext:value-type="string">
            <text:p>opp-9120000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opp-hz = /bits/ 64 &lt;912000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opp-microvolt = &lt;1200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-latency-ns = &lt;244144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94" office:value-type="string" calcext:value-type="string">
            <text:p>opp-10080000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opp-hz = /bits/ 64 &lt;1008000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opp-microvolt = &lt;1200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-latency-ns = &lt;244144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7"/>
          <table:table-cell table:style-name="ce81"/>
          <table:table-cell table:style-name="ce30" table:number-columns-repeated="13"/>
          <table:table-cell table:style-name="ce81"/>
          <table:table-cell table:style-name="ce30" table:number-columns-repeated="100"/>
          <table:table-cell table:style-name="ce49"/>
          <table:table-cell table:style-name="ce30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office:value-type="string" calcext:value-type="string">
            <text:p>de</text:p>
          </table:table-cell>
          <table:table-cell table:number-columns-repeated="13"/>
          <table:table-cell table:style-name="ce62" office:value-type="string" calcext:value-type="string">
            <text:p>display-engine</text:p>
          </table:table-cell>
          <table:table-cell table:number-columns-repeated="1008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5"/>
          <table:table-cell office:value-type="string" calcext:value-type="string">
            <text:p>compatible = "allwinner,sun8i-a33-display-engine";</text:p>
          </table:table-cell>
          <table:table-cell table:number-columns-repeated="10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5"/>
          <table:table-cell office:value-type="string" calcext:value-type="string">
            <text:p>allwinner,pipelines = &lt;&amp;fe0&gt;;</text:p>
          </table:table-cell>
          <table:table-cell table:number-columns-repeated="10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5"/>
          <table:table-cell office:value-type="string" calcext:value-type="string">
            <text:p>status = "disabled";</text:p>
          </table:table-cell>
          <table:table-cell table:number-columns-repeated="1007"/>
        </table:table-row>
        <table:table-row table:style-name="ro5">
          <table:table-cell table:style-name="ce77"/>
          <table:table-cell table:style-name="ce58"/>
          <table:table-cell table:style-name="ce63" table:number-columns-repeated="13"/>
          <table:table-cell table:style-name="ce93" office:value-type="string" calcext:value-type="string">
            <text:p>iio-hwmon</text:p>
          </table:table-cell>
          <table:table-cell table:style-name="ce63" table:number-columns-repeated="1008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5"/>
          <table:table-cell office:value-type="string" calcext:value-type="string">
            <text:p>compatible = "iio-hwmon";</text:p>
          </table:table-cell>
          <table:table-cell table:number-columns-repeated="10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5"/>
          <table:table-cell office:value-type="string" calcext:value-type="string">
            <text:p>io-channels = &lt;&amp;ths&gt;;</text:p>
          </table:table-cell>
          <table:table-cell table:number-columns-repeated="10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4"/>
          <table:table-cell table:style-name="ce62" office:value-type="string" calcext:value-type="string">
            <text:p>gpu-opp-table</text:p>
          </table:table-cell>
          <table:table-cell table:number-columns-repeated="1008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5"/>
          <table:table-cell office:value-type="string" calcext:value-type="string">
            <text:p>compatible = "operating-points-v2";</text:p>
          </table:table-cell>
          <table:table-cell table:number-columns-repeated="10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5"/>
          <table:table-cell table:style-name="ce96" office:value-type="string" calcext:value-type="string">
            <text:p>opp-144000000</text:p>
          </table:table-cell>
          <table:table-cell table:number-columns-repeated="10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6"/>
          <table:table-cell office:value-type="string" calcext:value-type="string">
            <text:p>opp-hz = /bits/ 64 &lt;144000000&gt;;</text:p>
          </table:table-cell>
          <table:table-cell table:number-columns-repeated="1006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5"/>
          <table:table-cell table:style-name="ce96" office:value-type="string" calcext:value-type="string">
            <text:p>opp-240000000</text:p>
          </table:table-cell>
          <table:table-cell table:number-columns-repeated="10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6"/>
          <table:table-cell office:value-type="string" calcext:value-type="string">
            <text:p>opp-hz = /bits/ 64 &lt;240000000&gt;;</text:p>
          </table:table-cell>
          <table:table-cell table:number-columns-repeated="1006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5"/>
          <table:table-cell table:style-name="ce96" office:value-type="string" calcext:value-type="string">
            <text:p>opp-384000000</text:p>
          </table:table-cell>
          <table:table-cell table:number-columns-repeated="10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6"/>
          <table:table-cell office:value-type="string" calcext:value-type="string">
            <text:p>opp-hz = /bits/ 64 &lt;384000000&gt;;</text:p>
          </table:table-cell>
          <table:table-cell table:number-columns-repeated="1006"/>
        </table:table-row>
        <table:table-row table:style-name="ro5">
          <table:table-cell table:style-name="ce77"/>
          <table:table-cell table:style-name="ce58"/>
          <table:table-cell table:style-name="ce63" table:number-columns-repeated="13"/>
          <table:table-cell table:style-name="ce58"/>
          <table:table-cell table:style-name="ce63" table:number-columns-repeated="1008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office:value-type="string" calcext:value-type="string">
            <text:p>sound</text:p>
          </table:table-cell>
          <table:table-cell table:number-columns-repeated="13"/>
          <table:table-cell table:style-name="ce62" office:value-type="string" calcext:value-type="string">
            <text:p>sound</text:p>
          </table:table-cell>
          <table:table-cell table:number-columns-repeated="1008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5"/>
          <table:table-cell office:value-type="string" calcext:value-type="string">
            <text:p>compatible = "simple-audio-card";</text:p>
          </table:table-cell>
          <table:table-cell table:number-columns-repeated="10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5"/>
          <table:table-cell office:value-type="string" calcext:value-type="string">
            <text:p>simple-audio-card,name = "sun8i-a33-audio";</text:p>
          </table:table-cell>
          <table:table-cell table:number-columns-repeated="10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5"/>
          <table:table-cell office:value-type="string" calcext:value-type="string">
            <text:p>simple-audio-card,format = "i2s";</text:p>
          </table:table-cell>
          <table:table-cell table:number-columns-repeated="10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5"/>
          <table:table-cell office:value-type="string" calcext:value-type="string">
            <text:p>simple-audio-card,frame-master = &lt;&amp;link_codec&gt;;</text:p>
          </table:table-cell>
          <table:table-cell table:number-columns-repeated="10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5"/>
          <table:table-cell office:value-type="string" calcext:value-type="string">
            <text:p>simple-audio-card,bitclock-master = &lt;&amp;link_codec&gt;;</text:p>
          </table:table-cell>
          <table:table-cell table:number-columns-repeated="10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5"/>
          <table:table-cell office:value-type="string" calcext:value-type="string">
            <text:p>simple-audio-card,mclk-fs = &lt;512&gt;;</text:p>
          </table:table-cell>
          <table:table-cell table:number-columns-repeated="10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5"/>
          <table:table-cell office:value-type="string" calcext:value-type="string">
            <text:p>simple-audio-card,aux-devs = &lt;&amp;codec_analog&gt;;</text:p>
          </table:table-cell>
          <table:table-cell table:number-columns-repeated="10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5"/>
          <table:table-cell office:value-type="string" calcext:value-type="string">
            <text:p>simple-audio-card,routing =</text:p>
          </table:table-cell>
          <table:table-cell table:number-columns-repeated="15"/>
          <table:table-cell office:value-type="string" calcext:value-type="string">
            <text:p>"Left DAC", "AIF1 Slot 0 Left",</text:p>
          </table:table-cell>
          <table:table-cell table:number-columns-repeated="16"/>
          <table:table-cell office:value-type="string" calcext:value-type="string">
            <text:p>"Right DAC", "AIF1 Slot 0 Right";</text:p>
          </table:table-cell>
          <table:table-cell table:number-columns-repeated="974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5"/>
          <table:table-cell office:value-type="string" calcext:value-type="string">
            <text:p>status = "disabled";</text:p>
          </table:table-cell>
          <table:table-cell table:number-columns-repeated="10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5"/>
          <table:table-cell table:style-name="ce96" office:value-type="string" calcext:value-type="string">
            <text:p>simple-audio-card,cpu</text:p>
          </table:table-cell>
          <table:table-cell table:number-columns-repeated="10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6"/>
          <table:table-cell office:value-type="string" calcext:value-type="string">
            <text:p>sound-dai = &lt;&amp;dai&gt;;</text:p>
          </table:table-cell>
          <table:table-cell table:number-columns-repeated="1006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office:value-type="string" calcext:value-type="string">
            <text:p>link_codec</text:p>
          </table:table-cell>
          <table:table-cell table:number-columns-repeated="14"/>
          <table:table-cell table:style-name="ce96" office:value-type="string" calcext:value-type="string">
            <text:p>simple-audio-card,codec</text:p>
          </table:table-cell>
          <table:table-cell table:number-columns-repeated="10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6"/>
          <table:table-cell office:value-type="string" calcext:value-type="string">
            <text:p>sound-dai = &lt;&amp;codec&gt;;</text:p>
          </table:table-cell>
          <table:table-cell table:number-columns-repeated="1006"/>
        </table:table-row>
        <table:table-row table:style-name="ro5">
          <table:table-cell table:style-name="ce77"/>
          <table:table-cell table:style-name="ce58"/>
          <table:table-cell table:style-name="ce63" table:number-columns-repeated="13"/>
          <table:table-cell table:style-name="ce58"/>
          <table:table-cell table:style-name="ce63" table:number-columns-repeated="1008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4"/>
          <table:table-cell table:style-name="ce62" office:value-type="string" calcext:value-type="string">
            <text:p>thermal-zones</text:p>
          </table:table-cell>
          <table:table-cell table:number-columns-repeated="1008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5"/>
          <table:table-cell table:style-name="ce96" office:value-type="string" calcext:value-type="string">
            <text:p>cpu_thermal</text:p>
          </table:table-cell>
          <table:table-cell table:number-columns-repeated="10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6"/>
          <table:table-cell office:value-type="string" calcext:value-type="string">
            <text:p>polling-delay-passive = &lt;250&gt;;</text:p>
          </table:table-cell>
          <table:table-cell table:number-columns-repeated="1006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6"/>
          <table:table-cell office:value-type="string" calcext:value-type="string">
            <text:p>polling-delay = &lt;1000&gt;;</text:p>
          </table:table-cell>
          <table:table-cell table:number-columns-repeated="1006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6"/>
          <table:table-cell office:value-type="string" calcext:value-type="string">
            <text:p>thermal-sensors = &lt;&amp;ths&gt;;</text:p>
          </table:table-cell>
          <table:table-cell table:number-columns-repeated="1006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6"/>
          <table:table-cell table:style-name="ce96" office:value-type="string" calcext:value-type="string">
            <text:p>cooling-maps</text:p>
          </table:table-cell>
          <table:table-cell table:number-columns-repeated="1006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7"/>
          <table:table-cell table:style-name="ce96" office:value-type="string" calcext:value-type="string">
            <text:p>map0</text:p>
          </table:table-cell>
          <table:table-cell table:number-columns-repeated="1005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8"/>
          <table:table-cell office:value-type="string" calcext:value-type="string">
            <text:p>trip = &lt;&amp;cpu_alert0&gt;;</text:p>
          </table:table-cell>
          <table:table-cell table:number-columns-repeated="1004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8"/>
          <table:table-cell office:value-type="string" calcext:value-type="string">
            <text:p>cooling-device = &lt;&amp;cpu0 THERMAL_NO_LIMIT THERMAL_NO_LIMIT&gt;;</text:p>
          </table:table-cell>
          <table:table-cell table:number-columns-repeated="1004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7"/>
          <table:table-cell table:style-name="ce96" office:value-type="string" calcext:value-type="string">
            <text:p>map1</text:p>
          </table:table-cell>
          <table:table-cell table:number-columns-repeated="1005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8"/>
          <table:table-cell office:value-type="string" calcext:value-type="string">
            <text:p>trip = &lt;&amp;cpu_alert1&gt;;</text:p>
          </table:table-cell>
          <table:table-cell table:number-columns-repeated="1004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8"/>
          <table:table-cell office:value-type="string" calcext:value-type="string">
            <text:p>cooling-device = &lt;&amp;cpu0 THERMAL_NO_LIMIT THERMAL_NO_LIMIT&gt;;</text:p>
          </table:table-cell>
          <table:table-cell table:number-columns-repeated="1004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7"/>
          <table:table-cell table:style-name="ce96" office:value-type="string" calcext:value-type="string">
            <text:p>map2</text:p>
          </table:table-cell>
          <table:table-cell table:number-columns-repeated="1005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8"/>
          <table:table-cell office:value-type="string" calcext:value-type="string">
            <text:p>trip = &lt;&amp;gpu_alert0&gt;;</text:p>
          </table:table-cell>
          <table:table-cell table:number-columns-repeated="1004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8"/>
          <table:table-cell office:value-type="string" calcext:value-type="string">
            <text:p>cooling-device = &lt;&amp;mali 1 THERMAL_NO_LIMIT&gt;;</text:p>
          </table:table-cell>
          <table:table-cell table:number-columns-repeated="1004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7"/>
          <table:table-cell table:style-name="ce96" office:value-type="string" calcext:value-type="string">
            <text:p>map3</text:p>
          </table:table-cell>
          <table:table-cell table:number-columns-repeated="1005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8"/>
          <table:table-cell office:value-type="string" calcext:value-type="string">
            <text:p>trip = &lt;&amp;gpu_alert1&gt;;</text:p>
          </table:table-cell>
          <table:table-cell table:number-columns-repeated="1004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8"/>
          <table:table-cell office:value-type="string" calcext:value-type="string">
            <text:p>cooling-device = &lt;&amp;mali 2 THERMAL_NO_LIMIT&gt;;</text:p>
          </table:table-cell>
          <table:table-cell table:number-columns-repeated="1004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6"/>
          <table:table-cell table:style-name="ce96" office:value-type="string" calcext:value-type="string">
            <text:p>trips</text:p>
          </table:table-cell>
          <table:table-cell table:number-columns-repeated="1006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office:value-type="string" calcext:value-type="string">
            <text:p>cpu_alert0</text:p>
          </table:table-cell>
          <table:table-cell table:number-columns-repeated="16"/>
          <table:table-cell table:style-name="ce96" office:value-type="string" calcext:value-type="string">
            <text:p>cpu_alert0</text:p>
          </table:table-cell>
          <table:table-cell table:number-columns-repeated="1005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8"/>
          <table:table-cell office:value-type="string" calcext:value-type="string">
            <text:p>temperature = &lt;75000&gt;;</text:p>
          </table:table-cell>
          <table:table-cell table:number-columns-repeated="1004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8"/>
          <table:table-cell office:value-type="string" calcext:value-type="string">
            <text:p>hysteresis = &lt;2000&gt;;</text:p>
          </table:table-cell>
          <table:table-cell table:number-columns-repeated="1004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8"/>
          <table:table-cell office:value-type="string" calcext:value-type="string">
            <text:p>type = "passive";</text:p>
          </table:table-cell>
          <table:table-cell table:number-columns-repeated="1004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office:value-type="string" calcext:value-type="string">
            <text:p>gpu_alert0</text:p>
          </table:table-cell>
          <table:table-cell table:number-columns-repeated="16"/>
          <table:table-cell table:style-name="ce96" office:value-type="string" calcext:value-type="string">
            <text:p>gpu_alert0</text:p>
          </table:table-cell>
          <table:table-cell table:number-columns-repeated="1005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8"/>
          <table:table-cell office:value-type="string" calcext:value-type="string">
            <text:p>temperature = &lt;85000&gt;;</text:p>
          </table:table-cell>
          <table:table-cell table:number-columns-repeated="1004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8"/>
          <table:table-cell office:value-type="string" calcext:value-type="string">
            <text:p>hysteresis = &lt;2000&gt;;</text:p>
          </table:table-cell>
          <table:table-cell table:number-columns-repeated="1004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8"/>
          <table:table-cell office:value-type="string" calcext:value-type="string">
            <text:p>type = "passive";</text:p>
          </table:table-cell>
          <table:table-cell table:number-columns-repeated="1004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office:value-type="string" calcext:value-type="string">
            <text:p>cpu_alert1</text:p>
          </table:table-cell>
          <table:table-cell table:number-columns-repeated="16"/>
          <table:table-cell table:style-name="ce96" office:value-type="string" calcext:value-type="string">
            <text:p>cpu_alert1</text:p>
          </table:table-cell>
          <table:table-cell table:number-columns-repeated="1005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8"/>
          <table:table-cell office:value-type="string" calcext:value-type="string">
            <text:p>temperature = &lt;90000&gt;;</text:p>
          </table:table-cell>
          <table:table-cell table:number-columns-repeated="1004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8"/>
          <table:table-cell office:value-type="string" calcext:value-type="string">
            <text:p>hysteresis = &lt;2000&gt;;</text:p>
          </table:table-cell>
          <table:table-cell table:number-columns-repeated="1004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8"/>
          <table:table-cell office:value-type="string" calcext:value-type="string">
            <text:p>type = "hot";</text:p>
          </table:table-cell>
          <table:table-cell table:number-columns-repeated="1004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office:value-type="string" calcext:value-type="string">
            <text:p>gpu_alert1</text:p>
          </table:table-cell>
          <table:table-cell table:number-columns-repeated="16"/>
          <table:table-cell table:style-name="ce96" office:value-type="string" calcext:value-type="string">
            <text:p>gpu_alert1</text:p>
          </table:table-cell>
          <table:table-cell table:number-columns-repeated="1005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8"/>
          <table:table-cell office:value-type="string" calcext:value-type="string">
            <text:p>temperature = &lt;95000&gt;;</text:p>
          </table:table-cell>
          <table:table-cell table:number-columns-repeated="1004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8"/>
          <table:table-cell office:value-type="string" calcext:value-type="string">
            <text:p>hysteresis = &lt;2000&gt;;</text:p>
          </table:table-cell>
          <table:table-cell table:number-columns-repeated="1004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8"/>
          <table:table-cell office:value-type="string" calcext:value-type="string">
            <text:p>type = "hot";</text:p>
          </table:table-cell>
          <table:table-cell table:number-columns-repeated="1004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office:value-type="string" calcext:value-type="string">
            <text:p>cpu_crit</text:p>
          </table:table-cell>
          <table:table-cell table:number-columns-repeated="16"/>
          <table:table-cell table:style-name="ce96" office:value-type="string" calcext:value-type="string">
            <text:p>cpu_crit</text:p>
          </table:table-cell>
          <table:table-cell table:number-columns-repeated="1005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8"/>
          <table:table-cell office:value-type="string" calcext:value-type="string">
            <text:p>temperature = &lt;110000&gt;;</text:p>
          </table:table-cell>
          <table:table-cell table:number-columns-repeated="1004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8"/>
          <table:table-cell office:value-type="string" calcext:value-type="string">
            <text:p>hysteresis = &lt;2000&gt;;</text:p>
          </table:table-cell>
          <table:table-cell table:number-columns-repeated="1004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8"/>
          <table:table-cell office:value-type="string" calcext:value-type="string">
            <text:p>type = "critical";</text:p>
          </table:table-cell>
          <table:table-cell table:number-columns-repeated="1004"/>
        </table:table-row>
        <table:table-row table:style-name="ro5">
          <table:table-cell table:style-name="ce63"/>
          <table:table-cell table:style-name="ce58"/>
          <table:table-cell table:style-name="ce63" table:number-columns-repeated="13"/>
          <table:table-cell table:style-name="ce58"/>
          <table:table-cell table:style-name="ce63" table:number-columns-repeated="1008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office:value-type="string" calcext:value-type="string">
            <text:p>reg_ahci_5v</text:p>
          </table:table-cell>
          <table:table-cell table:number-columns-repeated="13"/>
          <table:table-cell table:style-name="ce62" office:value-type="string" calcext:value-type="string">
            <text:p>ahci-5v</text:p>
          </table:table-cell>
          <table:table-cell table:number-columns-repeated="1008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compatible = "regulator-fixed"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table:style-name="ce39" office:value-type="string" calcext:value-type="string">
            <text:p>pinctrl-names = "default"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table:style-name="ce39" office:value-type="string" calcext:value-type="string">
            <text:p>pinctrl-0 = &lt;&amp;ahci_pwr_pin_a&gt;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regulator-name = "ahci-5v"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regulator-min-microvolt = &lt;5000000&gt;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regulator-max-microvolt = &lt;5000000&gt;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regulator-boot-on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enable-active-high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gpio = &lt;&amp;pio 1 8 GPIO_ACTIVE_HIGH&gt;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status = "disabled";</text:p>
          </table:table-cell>
          <table:table-cell table:number-columns-repeated="1007"/>
        </table:table-row>
        <table:table-row table:style-name="ro5">
          <table:table-cell table:style-name="ce63"/>
          <table:table-cell table:style-name="ce58"/>
          <table:table-cell table:style-name="ce63" table:number-columns-repeated="13"/>
          <table:table-cell table:style-name="ce58"/>
          <table:table-cell table:style-name="ce63" table:number-columns-repeated="1008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office:value-type="string" calcext:value-type="string">
            <text:p>reg_usb0_vbus</text:p>
          </table:table-cell>
          <table:table-cell table:number-columns-repeated="13"/>
          <table:table-cell table:style-name="ce62" office:value-type="string" calcext:value-type="string">
            <text:p>usb0-vbus</text:p>
          </table:table-cell>
          <table:table-cell table:number-columns-repeated="1008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compatible = "regulator-fixed"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table:style-name="ce39" office:value-type="string" calcext:value-type="string">
            <text:p>pinctrl-names = "default"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table:style-name="ce39" office:value-type="string" calcext:value-type="string">
            <text:p>pinctrl-0 = &lt;&amp;usb0_vbus_pin_a&gt;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regulator-name = "usb0-vbus"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regulator-min-microvolt = &lt;5000000&gt;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regulator-max-microvolt = &lt;5000000&gt;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enable-active-high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gpio = &lt;&amp;pio 1 9 GPIO_ACTIVE_HIGH&gt;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status = "disabled";</text:p>
          </table:table-cell>
          <table:table-cell table:number-columns-repeated="1007"/>
        </table:table-row>
        <table:table-row table:style-name="ro5">
          <table:table-cell table:style-name="ce63"/>
          <table:table-cell table:style-name="ce58"/>
          <table:table-cell table:style-name="ce63" table:number-columns-repeated="13"/>
          <table:table-cell table:style-name="ce58"/>
          <table:table-cell table:style-name="ce63" table:number-columns-repeated="1008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office:value-type="string" calcext:value-type="string">
            <text:p>reg_usb1_vbus</text:p>
          </table:table-cell>
          <table:table-cell table:number-columns-repeated="13"/>
          <table:table-cell table:style-name="ce62" office:value-type="string" calcext:value-type="string">
            <text:p>usb1-vbus</text:p>
          </table:table-cell>
          <table:table-cell table:number-columns-repeated="1008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compatible = "regulator-fixed"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table:style-name="ce39" office:value-type="string" calcext:value-type="string">
            <text:p>pinctrl-names = "default"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table:style-name="ce39" office:value-type="string" calcext:value-type="string">
            <text:p>pinctrl-0 = &lt;&amp;usb1_vbus_pin_a&gt;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regulator-name = "usb1-vbus"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regulator-min-microvolt = &lt;5000000&gt;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regulator-max-microvolt = &lt;5000000&gt;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regulator-boot-on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enable-active-high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gpio = &lt;&amp;pio 7 6 GPIO_ACTIVE_HIGH&gt;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status = "disabled";</text:p>
          </table:table-cell>
          <table:table-cell table:number-columns-repeated="1007"/>
        </table:table-row>
        <table:table-row table:style-name="ro5">
          <table:table-cell table:style-name="ce63"/>
          <table:table-cell table:style-name="ce58"/>
          <table:table-cell table:style-name="ce63" table:number-columns-repeated="13"/>
          <table:table-cell table:style-name="ce58"/>
          <table:table-cell table:style-name="ce63" table:number-columns-repeated="1008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office:value-type="string" calcext:value-type="string">
            <text:p>reg_usb2_vbus</text:p>
          </table:table-cell>
          <table:table-cell table:number-columns-repeated="13"/>
          <table:table-cell table:style-name="ce62" office:value-type="string" calcext:value-type="string">
            <text:p>usb2-vbus</text:p>
          </table:table-cell>
          <table:table-cell table:number-columns-repeated="1008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compatible = "regulator-fixed"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table:style-name="ce39" office:value-type="string" calcext:value-type="string">
            <text:p>pinctrl-names = "default"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table:style-name="ce39" office:value-type="string" calcext:value-type="string">
            <text:p>pinctrl-0 = &lt;&amp;usb2_vbus_pin_a&gt;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regulator-name = "usb2-vbus"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regulator-min-microvolt = &lt;5000000&gt;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regulator-max-microvolt = &lt;5000000&gt;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regulator-boot-on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enable-active-high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gpio = &lt;&amp;pio 7 3 GPIO_ACTIVE_HIGH&gt;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status = "disabled";</text:p>
          </table:table-cell>
          <table:table-cell table:number-columns-repeated="1007"/>
        </table:table-row>
        <table:table-row table:style-name="ro5">
          <table:table-cell table:style-name="ce63"/>
          <table:table-cell table:style-name="ce58"/>
          <table:table-cell table:style-name="ce63" table:number-columns-repeated="13"/>
          <table:table-cell table:style-name="ce58"/>
          <table:table-cell table:style-name="ce63" table:number-columns-repeated="1008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office:value-type="string" calcext:value-type="string">
            <text:p>reg_vcc3v0</text:p>
          </table:table-cell>
          <table:table-cell table:number-columns-repeated="13"/>
          <table:table-cell table:style-name="ce62" office:value-type="string" calcext:value-type="string">
            <text:p>vcc3v0</text:p>
          </table:table-cell>
          <table:table-cell table:number-columns-repeated="1008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compatible = "regulator-fixed"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regulator-name = "vcc3v0"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regulator-min-microvolt = &lt;3000000&gt;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regulator-max-microvolt = &lt;3000000&gt;;</text:p>
          </table:table-cell>
          <table:table-cell table:number-columns-repeated="1007"/>
        </table:table-row>
        <table:table-row table:style-name="ro5">
          <table:table-cell table:style-name="ce63"/>
          <table:table-cell table:style-name="ce58"/>
          <table:table-cell table:style-name="ce63" table:number-columns-repeated="13"/>
          <table:table-cell table:style-name="ce58"/>
          <table:table-cell table:style-name="ce63" table:number-columns-repeated="1008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office:value-type="string" calcext:value-type="string">
            <text:p>reg_vcc3v3</text:p>
          </table:table-cell>
          <table:table-cell table:number-columns-repeated="13"/>
          <table:table-cell table:style-name="ce62" office:value-type="string" calcext:value-type="string">
            <text:p>vcc3v3</text:p>
          </table:table-cell>
          <table:table-cell table:number-columns-repeated="1008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compatible = "regulator-fixed"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regulator-name = "vcc3v3"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regulator-min-microvolt = &lt;3300000&gt;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regulator-max-microvolt = &lt;3300000&gt;;</text:p>
          </table:table-cell>
          <table:table-cell table:number-columns-repeated="1007"/>
        </table:table-row>
        <table:table-row table:style-name="ro5">
          <table:table-cell table:style-name="ce63"/>
          <table:table-cell table:style-name="ce58"/>
          <table:table-cell table:style-name="ce63" table:number-columns-repeated="13"/>
          <table:table-cell table:style-name="ce58"/>
          <table:table-cell table:style-name="ce63" table:number-columns-repeated="1008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office:value-type="string" calcext:value-type="string">
            <text:p>reg_vcc5v0</text:p>
          </table:table-cell>
          <table:table-cell table:number-columns-repeated="13"/>
          <table:table-cell table:style-name="ce62" office:value-type="string" calcext:value-type="string">
            <text:p>vcc5v0</text:p>
          </table:table-cell>
          <table:table-cell table:number-columns-repeated="1008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compatible = "regulator-fixed"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regulator-name = "vcc5v0"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regulator-min-microvolt = &lt;5000000&gt;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regulator-max-microvolt = &lt;5000000&gt;;</text:p>
          </table:table-cell>
          <table:table-cell table:number-columns-repeated="1007"/>
        </table:table-row>
        <table:table-row table:style-name="ro5">
          <table:table-cell table:style-name="ce63"/>
          <table:table-cell table:style-name="ce58"/>
          <table:table-cell table:style-name="ce63" table:number-columns-repeated="13"/>
          <table:table-cell table:style-name="ce58"/>
          <table:table-cell table:style-name="ce63" table:number-columns-repeated="1008"/>
        </table:table-row>
        <table:table-row table:style-name="ro5">
          <table:table-cell table:style-name="ce79" office:value-type="string" calcext:value-type="string">
            <text:p>sun8i-reference-design-tablet.dtsi</text:p>
          </table:table-cell>
          <table:table-cell office:value-type="string" calcext:value-type="string">
            <text:p>backlight</text:p>
          </table:table-cell>
          <table:table-cell table:number-columns-repeated="13"/>
          <table:table-cell table:style-name="ce62" office:value-type="string" calcext:value-type="string">
            <text:p>backlight</text:p>
          </table:table-cell>
          <table:table-cell table:number-columns-repeated="1008"/>
        </table:table-row>
        <table:table-row table:style-name="ro5">
          <table:table-cell table:style-name="ce79" office:value-type="string" calcext:value-type="string">
            <text:p>sun8i-reference-design-tablet.dtsi</text:p>
          </table:table-cell>
          <table:table-cell table:number-columns-repeated="15"/>
          <table:table-cell office:value-type="string" calcext:value-type="string">
            <text:p>compatible = "pwm-backlight";</text:p>
          </table:table-cell>
          <table:table-cell table:number-columns-repeated="1007"/>
        </table:table-row>
        <table:table-row table:style-name="ro5">
          <table:table-cell table:style-name="ce79" office:value-type="string" calcext:value-type="string">
            <text:p>sun8i-reference-design-tablet.dtsi</text:p>
          </table:table-cell>
          <table:table-cell table:number-columns-repeated="15"/>
          <table:table-cell table:style-name="ce39" office:value-type="string" calcext:value-type="string">
            <text:p>pinctrl-names = "default";</text:p>
          </table:table-cell>
          <table:table-cell table:number-columns-repeated="1007"/>
        </table:table-row>
        <table:table-row table:style-name="ro5">
          <table:table-cell table:style-name="ce79" office:value-type="string" calcext:value-type="string">
            <text:p>sun8i-reference-design-tablet.dtsi</text:p>
          </table:table-cell>
          <table:table-cell table:number-columns-repeated="15"/>
          <table:table-cell table:style-name="ce39" office:value-type="string" calcext:value-type="string">
            <text:p>pinctrl-0 = &lt;&amp;bl_en_pin&gt;;</text:p>
          </table:table-cell>
          <table:table-cell table:number-columns-repeated="1007"/>
        </table:table-row>
        <table:table-row table:style-name="ro5">
          <table:table-cell table:style-name="ce79" office:value-type="string" calcext:value-type="string">
            <text:p>sun8i-reference-design-tablet.dtsi</text:p>
          </table:table-cell>
          <table:table-cell table:number-columns-repeated="15"/>
          <table:table-cell office:value-type="string" calcext:value-type="string">
            <text:p>pwms = &lt;&amp;pwm 0 50000 PWM_POLARITY_INVERTED&gt;;</text:p>
          </table:table-cell>
          <table:table-cell table:number-columns-repeated="1007"/>
        </table:table-row>
        <table:table-row table:style-name="ro5">
          <table:table-cell table:style-name="ce79" office:value-type="string" calcext:value-type="string">
            <text:p>sun8i-reference-design-tablet.dtsi</text:p>
          </table:table-cell>
          <table:table-cell table:number-columns-repeated="15"/>
          <table:table-cell office:value-type="string" calcext:value-type="string">
            <text:p>brightness-levels = &lt;0 10 20 30 40 50 60 70 80 90 100&gt;;</text:p>
          </table:table-cell>
          <table:table-cell table:number-columns-repeated="1007"/>
        </table:table-row>
        <table:table-row table:style-name="ro5">
          <table:table-cell table:style-name="ce79" office:value-type="string" calcext:value-type="string">
            <text:p>sun8i-reference-design-tablet.dtsi</text:p>
          </table:table-cell>
          <table:table-cell table:number-columns-repeated="15"/>
          <table:table-cell office:value-type="string" calcext:value-type="string">
            <text:p>default-brightness-level = &lt;8&gt;;</text:p>
          </table:table-cell>
          <table:table-cell table:number-columns-repeated="1007"/>
        </table:table-row>
        <table:table-row table:style-name="ro5">
          <table:table-cell table:style-name="ce79" office:value-type="string" calcext:value-type="string">
            <text:p>sun8i-reference-design-tablet.dtsi</text:p>
          </table:table-cell>
          <table:table-cell table:number-columns-repeated="15"/>
          <table:table-cell office:value-type="string" calcext:value-type="string">
            <text:p>enable-gpios = &lt;&amp;pio 7 6 GPIO_ACTIVE_HIGH&gt;;</text:p>
          </table:table-cell>
          <table:table-cell table:number-columns-repeated="1007"/>
        </table:table-row>
        <table:table-row table:style-name="ro5">
          <table:table-cell table:style-name="ce63"/>
          <table:table-cell table:style-name="ce58"/>
          <table:table-cell table:style-name="ce63" table:number-columns-repeated="13"/>
          <table:table-cell table:style-name="ce58"/>
          <table:table-cell table:style-name="ce63" table:number-columns-repeated="1008"/>
        </table:table-row>
        <table:table-row table:style-name="ro5">
          <table:table-cell table:number-columns-repeated="15"/>
          <table:table-cell table:style-name="ce62" office:value-type="string" calcext:value-type="string">
            <text:p>leds</text:p>
          </table:table-cell>
          <table:table-cell table:number-columns-repeated="1008"/>
        </table:table-row>
        <table:table-row table:style-name="ro5">
          <table:table-cell table:number-columns-repeated="16"/>
          <table:table-cell office:value-type="string" calcext:value-type="string">
            <text:p>compatible = "gpio-leds";</text:p>
          </table:table-cell>
          <table:table-cell table:number-columns-repeated="1007"/>
        </table:table-row>
        <table:table-row table:style-name="ro5">
          <table:table-cell table:number-columns-repeated="16"/>
          <table:table-cell office:value-type="string" calcext:value-type="string">
            <text:p>pinctrl-names = "default";</text:p>
          </table:table-cell>
          <table:table-cell table:number-columns-repeated="1007"/>
        </table:table-row>
        <table:table-row table:style-name="ro5">
          <table:table-cell table:number-columns-repeated="16"/>
          <table:table-cell office:value-type="string" calcext:value-type="string">
            <text:p>pinctrl-0 = &lt;&amp;led_pin_d978&gt;;</text:p>
          </table:table-cell>
          <table:table-cell table:number-columns-repeated="1007"/>
        </table:table-row>
        <table:table-row table:style-name="ro5">
          <table:table-cell table:number-columns-repeated="16"/>
          <table:table-cell table:style-name="ce96" office:value-type="string" calcext:value-type="string">
            <text:p>home</text:p>
          </table:table-cell>
          <table:table-cell table:number-columns-repeated="1007"/>
        </table:table-row>
        <table:table-row table:style-name="ro5">
          <table:table-cell table:number-columns-repeated="17"/>
          <table:table-cell office:value-type="string" calcext:value-type="string">
            <text:p>label = "d978:blue:home";</text:p>
          </table:table-cell>
          <table:table-cell table:number-columns-repeated="1006"/>
        </table:table-row>
        <table:table-row table:style-name="ro5">
          <table:table-cell table:number-columns-repeated="17"/>
          <table:table-cell office:value-type="string" calcext:value-type="string">
            <text:p>gpios = &lt;&amp;r_pio 0 5 GPIO_ACTIVE_HIGH&gt;;</text:p>
          </table:table-cell>
          <table:table-cell table:number-columns-repeated="1006"/>
        </table:table-row>
        <table:table-row table:style-name="ro5">
          <table:table-cell table:style-name="ce63"/>
          <table:table-cell table:style-name="ce58"/>
          <table:table-cell table:style-name="ce63" table:number-columns-repeated="13"/>
          <table:table-cell table:style-name="ce58"/>
          <table:table-cell table:style-name="ce63" table:number-columns-repeated="1008"/>
        </table:table-row>
        <table:table-row table:style-name="ro5" table:number-rows-repeated="1046714">
          <table:table-cell table:number-columns-repeated="1024"/>
        </table:table-row>
        <table:table-row table:style-name="ro4" table:number-rows-repeated="827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Mono" svg:font-family="FreeMono" style:font-family-generic="modern" style:font-pitch="fixed"/>
    <style:font-face style:name="Liberation Sans" svg:font-family="'Liberation Sans'" style:font-family-generic="swiss" style:font-pitch="variable"/>
    <style:font-face style:name="AR PL UMing CN" svg:font-family="'AR PL UMing CN'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Nimbus Sans" svg:font-family="'Nimbus Sans'" style:font-family-generic="system" style:font-pitch="variable"/>
  </office:font-face-decls>
  <office:styles>
    <style:default-style style:family="table-cell">
      <style:paragraph-properties style:tab-stop-distance="5.1mm"/>
      <style:text-properties style:font-name="Liberation Sans" fo:language="en" fo:country="US" style:font-name-asian="Nimbus Sans" style:language-asian="zh" style:country-asian="CN" style:font-name-complex="FreeSerif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UMing CN" style:font-family-asian="'AR PL UMing CN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16">00/00/0000</text:date>, <text:time style:data-style-name="N2" text:time-value="05:20:00.81445101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4T07:33:19.697089893</meta:creation-date>
    <meta:generator>LibreOffice/5.4.6.2$Linux_X86_64 LibreOffice_project/40m0$Build-2</meta:generator>
    <dc:date>2018-06-16T05:45:39.611477224</dc:date>
    <meta:editing-duration>PT17H19M8S</meta:editing-duration>
    <meta:editing-cycles>492</meta:editing-cycles>
    <meta:document-statistic meta:table-count="9" meta:cell-count="8718" meta:object-count="0"/>
  </office:meta>
</office:document-meta>
</file>